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gsana New" svg:font-family="'Angsana New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BatangChe" svg:font-family="BatangChe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adornments="Bold" style:font-family-generic="roman" style:font-pitch="variable"/>
    <style:font-face style:name="Cambria2" svg:font-family="Cambria" style:font-adornments="Regular" style:font-family-generic="roman" style:font-pitch="variable"/>
    <style:font-face style:name="Consolas" svg:font-family="Consolas" style:font-family-generic="roman" style:font-pitch="variable"/>
    <style:font-face style:name="Cordia New" svg:font-family="'Cordia New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anklin Gothic Heavy" svg:font-family="'Franklin Gothic Heavy'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Verdana" svg:font-family="Verdana" style:font-family-generic="roman" style:font-pitch="variable"/>
    <style:font-face style:name="宋体" svg:font-family="宋体" style:font-family-generic="system" style:font-pitch="variable"/>
  </office:font-face-decls>
  <office:automatic-styles>
    <style:style style:name="Table198" style:family="table">
      <style:table-properties style:width="14.049cm" fo:margin-left="0.026cm" fo:margin-top="0cm" fo:margin-bottom="0cm" table:align="left" style:writing-mode="page"/>
    </style:style>
    <style:style style:name="Table198.A" style:family="table-column">
      <style:table-column-properties style:column-width="1.806cm"/>
    </style:style>
    <style:style style:name="Table198.B" style:family="table-column">
      <style:table-column-properties style:column-width="3.805cm"/>
    </style:style>
    <style:style style:name="Table198.C" style:family="table-column">
      <style:table-column-properties style:column-width="8.438cm"/>
    </style:style>
    <style:style style:name="Table198.1" style:family="table-row">
      <style:table-row-properties fo:keep-together="auto"/>
    </style:style>
    <style:style style:name="Table198.A1" style:family="table-cell">
      <style:table-cell-properties fo:background-color="transparent" fo:padding-left="0.191cm" fo:padding-right="0.191cm" fo:padding-top="0cm" fo:padding-bottom="0cm" fo:border="1.5pt solid #000000">
        <style:background-image/>
      </style:table-cell-properties>
    </style:style>
    <style:style style:name="Table198.A3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1.5pt solid #000000" fo:border-bottom="0.75pt solid #000000">
        <style:background-image/>
      </style:table-cell-properties>
    </style:style>
    <style:style style:name="Table198.B3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1.5pt solid #000000" fo:border-bottom="0.75pt solid #000000">
        <style:background-image/>
      </style:table-cell-properties>
    </style:style>
    <style:style style:name="Table198.C3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1.5pt solid #000000" fo:border-bottom="0.75pt solid #000000">
        <style:background-image/>
      </style:table-cell-properties>
    </style:style>
    <style:style style:name="Table198.A4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0.75pt solid #000000">
        <style:background-image/>
      </style:table-cell-properties>
    </style:style>
    <style:style style:name="Table198.B4" style:family="table-cell">
      <style:table-cell-properties fo:background-color="transparent" fo:padding-left="0.191cm" fo:padding-right="0.191cm" fo:padding-top="0cm" fo:padding-bottom="0cm" fo:border="0.75pt solid #000000">
        <style:background-image/>
      </style:table-cell-properties>
    </style:style>
    <style:style style:name="Table198.C4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0.75pt solid #000000">
        <style:background-image/>
      </style:table-cell-properties>
    </style:style>
    <style:style style:name="Table198.A5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1.5pt solid #000000">
        <style:background-image/>
      </style:table-cell-properties>
    </style:style>
    <style:style style:name="Table198.B5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0.75pt solid #000000" fo:border-bottom="1.5pt solid #000000">
        <style:background-image/>
      </style:table-cell-properties>
    </style:style>
    <style:style style:name="Table198.C5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1.5pt solid #000000">
        <style:background-image/>
      </style:table-cell-properties>
    </style:style>
    <style:style style:name="Table206" style:family="table">
      <style:table-properties style:width="14.049cm" fo:margin-left="0.026cm" fo:margin-top="0cm" fo:margin-bottom="0cm" table:align="left" style:writing-mode="page"/>
    </style:style>
    <style:style style:name="Table206.A" style:family="table-column">
      <style:table-column-properties style:column-width="1.612cm"/>
    </style:style>
    <style:style style:name="Table206.B" style:family="table-column">
      <style:table-column-properties style:column-width="3.544cm"/>
    </style:style>
    <style:style style:name="Table206.C" style:family="table-column">
      <style:table-column-properties style:column-width="8.894cm"/>
    </style:style>
    <style:style style:name="Table206.1" style:family="table-row">
      <style:table-row-properties fo:keep-together="auto"/>
    </style:style>
    <style:style style:name="Table206.A1" style:family="table-cell">
      <style:table-cell-properties fo:background-color="transparent" fo:padding-left="0.191cm" fo:padding-right="0.191cm" fo:padding-top="0cm" fo:padding-bottom="0cm" fo:border="1.5pt solid #000000">
        <style:background-image/>
      </style:table-cell-properties>
    </style:style>
    <style:style style:name="Table206.A2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1.5pt solid #000000" fo:border-bottom="0.75pt solid #000000">
        <style:background-image/>
      </style:table-cell-properties>
    </style:style>
    <style:style style:name="Table206.B2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1.5pt solid #000000" fo:border-bottom="0.75pt solid #000000">
        <style:background-image/>
      </style:table-cell-properties>
    </style:style>
    <style:style style:name="Table206.C2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1.5pt solid #000000" fo:border-bottom="0.75pt solid #000000">
        <style:background-image/>
      </style:table-cell-properties>
    </style:style>
    <style:style style:name="Table206.A3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0.75pt solid #000000">
        <style:background-image/>
      </style:table-cell-properties>
    </style:style>
    <style:style style:name="Table206.B3" style:family="table-cell">
      <style:table-cell-properties fo:background-color="transparent" fo:padding-left="0.191cm" fo:padding-right="0.191cm" fo:padding-top="0cm" fo:padding-bottom="0cm" fo:border="0.75pt solid #000000">
        <style:background-image/>
      </style:table-cell-properties>
    </style:style>
    <style:style style:name="Table206.C3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0.75pt solid #000000">
        <style:background-image/>
      </style:table-cell-properties>
    </style:style>
    <style:style style:name="Table206.A4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1.5pt solid #000000">
        <style:background-image/>
      </style:table-cell-properties>
    </style:style>
    <style:style style:name="Table206.B4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0.75pt solid #000000" fo:border-bottom="1.5pt solid #000000">
        <style:background-image/>
      </style:table-cell-properties>
    </style:style>
    <style:style style:name="Table206.C4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1.5pt solid #000000">
        <style:background-image/>
      </style:table-cell-properties>
    </style:style>
    <style:style style:name="Table486" style:family="table">
      <style:table-properties style:width="16.08cm" fo:margin-left="0.026cm" fo:margin-top="0cm" fo:margin-bottom="0cm" table:align="left" style:writing-mode="page"/>
    </style:style>
    <style:style style:name="Table486.A" style:family="table-column">
      <style:table-column-properties style:column-width="3.38cm"/>
    </style:style>
    <style:style style:name="Table486.B" style:family="table-column">
      <style:table-column-properties style:column-width="6.316cm"/>
    </style:style>
    <style:style style:name="Table486.C" style:family="table-column">
      <style:table-column-properties style:column-width="6.384cm"/>
    </style:style>
    <style:style style:name="Table486.1" style:family="table-row">
      <style:table-row-properties fo:keep-together="auto"/>
    </style:style>
    <style:style style:name="Table486.A1" style:family="table-cell">
      <style:table-cell-properties fo:background-color="transparent" fo:padding-left="0.191cm" fo:padding-right="0.191cm" fo:padding-top="0cm" fo:padding-bottom="0cm" fo:border="1.5pt solid #000000">
        <style:background-image/>
      </style:table-cell-properties>
    </style:style>
    <style:style style:name="Table486.A2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1.5pt solid #000000" fo:border-bottom="0.75pt solid #000000">
        <style:background-image/>
      </style:table-cell-properties>
    </style:style>
    <style:style style:name="Table486.B2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1.5pt solid #000000" fo:border-bottom="0.75pt solid #000000">
        <style:background-image/>
      </style:table-cell-properties>
    </style:style>
    <style:style style:name="Table486.C2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1.5pt solid #000000" fo:border-bottom="0.75pt solid #000000">
        <style:background-image/>
      </style:table-cell-properties>
    </style:style>
    <style:style style:name="Table486.A3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0.75pt solid #000000">
        <style:background-image/>
      </style:table-cell-properties>
    </style:style>
    <style:style style:name="Table486.B3" style:family="table-cell">
      <style:table-cell-properties fo:background-color="transparent" fo:padding-left="0.191cm" fo:padding-right="0.191cm" fo:padding-top="0cm" fo:padding-bottom="0cm" fo:border="0.75pt solid #000000">
        <style:background-image/>
      </style:table-cell-properties>
    </style:style>
    <style:style style:name="Table486.C3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0.75pt solid #000000">
        <style:background-image/>
      </style:table-cell-properties>
    </style:style>
    <style:style style:name="Table486.A5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none" fo:border-bottom="0.75pt solid #000000">
        <style:background-image/>
      </style:table-cell-properties>
    </style:style>
    <style:style style:name="Table486.B5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none" fo:border-bottom="0.75pt solid #000000">
        <style:background-image/>
      </style:table-cell-properties>
    </style:style>
    <style:style style:name="Table486.C5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none" fo:border-bottom="0.75pt solid #000000">
        <style:background-image/>
      </style:table-cell-properties>
    </style:style>
    <style:style style:name="Table486.A7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1.5pt solid #000000">
        <style:background-image/>
      </style:table-cell-properties>
    </style:style>
    <style:style style:name="Table486.B7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0.75pt solid #000000" fo:border-bottom="1.5pt solid #000000">
        <style:background-image/>
      </style:table-cell-properties>
    </style:style>
    <style:style style:name="Table486.C7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1.5pt solid #000000">
        <style:background-image/>
      </style:table-cell-properties>
    </style:style>
    <style:style style:name="Table487" style:family="table">
      <style:table-properties style:width="15.356cm" fo:margin-left="0.026cm" fo:margin-top="0cm" fo:margin-bottom="0cm" table:align="left" style:writing-mode="page"/>
    </style:style>
    <style:style style:name="Table487.A" style:family="table-column">
      <style:table-column-properties style:column-width="1.912cm"/>
    </style:style>
    <style:style style:name="Table487.B" style:family="table-column">
      <style:table-column-properties style:column-width="2.985cm"/>
    </style:style>
    <style:style style:name="Table487.C" style:family="table-column">
      <style:table-column-properties style:column-width="10.46cm"/>
    </style:style>
    <style:style style:name="Table487.1" style:family="table-row">
      <style:table-row-properties fo:keep-together="auto"/>
    </style:style>
    <style:style style:name="Table487.A1" style:family="table-cell">
      <style:table-cell-properties fo:background-color="transparent" fo:padding-left="0.191cm" fo:padding-right="0.191cm" fo:padding-top="0cm" fo:padding-bottom="0cm" fo:border="1.5pt solid #000000">
        <style:background-image/>
      </style:table-cell-properties>
    </style:style>
    <style:style style:name="Table487.A2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1.5pt solid #000000" fo:border-bottom="0.75pt solid #000000">
        <style:background-image/>
      </style:table-cell-properties>
    </style:style>
    <style:style style:name="Table487.B2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1.5pt solid #000000" fo:border-bottom="0.75pt solid #000000">
        <style:background-image/>
      </style:table-cell-properties>
    </style:style>
    <style:style style:name="Table487.C2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1.5pt solid #000000" fo:border-bottom="0.75pt solid #000000">
        <style:background-image/>
      </style:table-cell-properties>
    </style:style>
    <style:style style:name="Table487.A3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1.5pt solid #000000">
        <style:background-image/>
      </style:table-cell-properties>
    </style:style>
    <style:style style:name="Table487.B3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0.75pt solid #000000" fo:border-bottom="1.5pt solid #000000">
        <style:background-image/>
      </style:table-cell-properties>
    </style:style>
    <style:style style:name="Table487.C3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1.5pt solid #000000">
        <style:background-image/>
      </style:table-cell-properties>
    </style:style>
    <style:style style:name="Table488" style:family="table">
      <style:table-properties style:width="15.356cm" fo:margin-left="0.026cm" fo:margin-top="0cm" fo:margin-bottom="0cm" table:align="left" style:writing-mode="page"/>
    </style:style>
    <style:style style:name="Table488.A" style:family="table-column">
      <style:table-column-properties style:column-width="3.586cm"/>
    </style:style>
    <style:style style:name="Table488.B" style:family="table-column">
      <style:table-column-properties style:column-width="3.933cm"/>
    </style:style>
    <style:style style:name="Table488.C" style:family="table-column">
      <style:table-column-properties style:column-width="7.837cm"/>
    </style:style>
    <style:style style:name="Table488.1" style:family="table-row">
      <style:table-row-properties fo:keep-together="auto"/>
    </style:style>
    <style:style style:name="Table488.A1" style:family="table-cell">
      <style:table-cell-properties fo:background-color="transparent" fo:padding-left="0.191cm" fo:padding-right="0.191cm" fo:padding-top="0cm" fo:padding-bottom="0cm" fo:border="1.5pt solid #000000">
        <style:background-image/>
      </style:table-cell-properties>
    </style:style>
    <style:style style:name="Table488.A2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1.5pt solid #000000" fo:border-bottom="0.75pt solid #000000">
        <style:background-image/>
      </style:table-cell-properties>
    </style:style>
    <style:style style:name="Table488.B2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1.5pt solid #000000" fo:border-bottom="0.75pt solid #000000">
        <style:background-image/>
      </style:table-cell-properties>
    </style:style>
    <style:style style:name="Table488.C2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1.5pt solid #000000" fo:border-bottom="0.75pt solid #000000">
        <style:background-image/>
      </style:table-cell-properties>
    </style:style>
    <style:style style:name="Table488.A3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0.75pt solid #000000">
        <style:background-image/>
      </style:table-cell-properties>
    </style:style>
    <style:style style:name="Table488.B3" style:family="table-cell">
      <style:table-cell-properties fo:background-color="transparent" fo:padding-left="0.191cm" fo:padding-right="0.191cm" fo:padding-top="0cm" fo:padding-bottom="0cm" fo:border="0.75pt solid #000000">
        <style:background-image/>
      </style:table-cell-properties>
    </style:style>
    <style:style style:name="Table488.C3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0.75pt solid #000000">
        <style:background-image/>
      </style:table-cell-properties>
    </style:style>
    <style:style style:name="Table488.A5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1.5pt solid #000000">
        <style:background-image/>
      </style:table-cell-properties>
    </style:style>
    <style:style style:name="Table488.B5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0.75pt solid #000000" fo:border-bottom="1.5pt solid #000000">
        <style:background-image/>
      </style:table-cell-properties>
    </style:style>
    <style:style style:name="Table488.C5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1.5pt solid #000000">
        <style:background-image/>
      </style:table-cell-properties>
    </style:style>
    <style:style style:name="Table490" style:family="table">
      <style:table-properties style:width="15.356cm" fo:margin-left="0.026cm" fo:margin-top="0cm" fo:margin-bottom="0cm" table:align="left" style:writing-mode="page"/>
    </style:style>
    <style:style style:name="Table490.A" style:family="table-column">
      <style:table-column-properties style:column-width="1.609cm"/>
    </style:style>
    <style:style style:name="Table490.B" style:family="table-column">
      <style:table-column-properties style:column-width="5.302cm"/>
    </style:style>
    <style:style style:name="Table490.C" style:family="table-column">
      <style:table-column-properties style:column-width="8.446cm"/>
    </style:style>
    <style:style style:name="Table490.1" style:family="table-row">
      <style:table-row-properties fo:keep-together="auto"/>
    </style:style>
    <style:style style:name="Table490.A1" style:family="table-cell">
      <style:table-cell-properties fo:background-color="transparent" fo:padding-left="0.191cm" fo:padding-right="0.191cm" fo:padding-top="0cm" fo:padding-bottom="0cm" fo:border="1.5pt solid #000000">
        <style:background-image/>
      </style:table-cell-properties>
    </style:style>
    <style:style style:name="Table490.A2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1.5pt solid #000000" fo:border-bottom="0.75pt solid #000000">
        <style:background-image/>
      </style:table-cell-properties>
    </style:style>
    <style:style style:name="Table490.B2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1.5pt solid #000000" fo:border-bottom="0.75pt solid #000000">
        <style:background-image/>
      </style:table-cell-properties>
    </style:style>
    <style:style style:name="Table490.C2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1.5pt solid #000000" fo:border-bottom="0.75pt solid #000000">
        <style:background-image/>
      </style:table-cell-properties>
    </style:style>
    <style:style style:name="Table490.A3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1.5pt solid #000000">
        <style:background-image/>
      </style:table-cell-properties>
    </style:style>
    <style:style style:name="Table490.B3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0.75pt solid #000000" fo:border-bottom="1.5pt solid #000000">
        <style:background-image/>
      </style:table-cell-properties>
    </style:style>
    <style:style style:name="Table490.C3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1.5pt solid #000000">
        <style:background-image/>
      </style:table-cell-properties>
    </style:style>
    <style:style style:name="P1" style:family="paragraph" style:parent-style-name="Header">
      <style:text-properties officeooo:paragraph-rsid="0261e9c1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rmal_20__28_Web_29_">
      <style:text-properties officeooo:rsid="036d7c84" officeooo:paragraph-rsid="036d7c84"/>
    </style:style>
    <style:style style:name="P4" style:family="paragraph" style:parent-style-name="Change">
      <style:text-properties officeooo:paragraph-rsid="05138e69"/>
    </style:style>
    <style:style style:name="P5" style:family="paragraph" style:parent-style-name="Table_20_Header">
      <style:text-properties officeooo:paragraph-rsid="05138e69"/>
    </style:style>
    <style:style style:name="P6" style:family="paragraph" style:parent-style-name="Table_20_Paragraph">
      <style:text-properties officeooo:paragraph-rsid="05138e69"/>
    </style:style>
    <style:style style:name="P7" style:family="paragraph" style:parent-style-name="Change">
      <style:text-properties officeooo:paragraph-rsid="0519efe9"/>
    </style:style>
    <style:style style:name="P8" style:family="paragraph" style:parent-style-name="NOTE">
      <style:paragraph-properties fo:margin-top="0.494cm" fo:margin-bottom="0.494cm" style:contextual-spacing="false"/>
      <style:text-properties officeooo:paragraph-rsid="0524b1dc"/>
    </style:style>
    <style:style style:name="P9" style:family="paragraph" style:parent-style-name="Normal_20__28_Web_29_">
      <style:paragraph-properties fo:margin-top="0.494cm" fo:margin-bottom="0.494cm" style:contextual-spacing="false"/>
      <style:text-properties officeooo:paragraph-rsid="0515ed4b"/>
    </style:style>
    <style:style style:name="P10" style:family="paragraph" style:parent-style-name="Normal_20__28_Web_29_">
      <style:paragraph-properties fo:margin-top="0.494cm" fo:margin-bottom="0.494cm" style:contextual-spacing="false" fo:keep-with-next="always"/>
      <style:text-properties officeooo:paragraph-rsid="0515ed4b"/>
    </style:style>
    <style:style style:name="P11" style:family="paragraph" style:parent-style-name="Table_20_Header">
      <style:text-properties officeooo:paragraph-rsid="0515ed4b"/>
    </style:style>
    <style:style style:name="P12" style:family="paragraph" style:parent-style-name="Table_20_Paragraph">
      <style:text-properties officeooo:paragraph-rsid="0515ed4b"/>
    </style:style>
    <style:style style:name="P13" style:family="paragraph" style:parent-style-name="Normal_20__28_Web_29_">
      <style:paragraph-properties fo:margin-top="0.212cm" fo:margin-bottom="0.494cm" style:contextual-spacing="false"/>
      <style:text-properties officeooo:paragraph-rsid="051c097d"/>
    </style:style>
    <style:style style:name="P14" style:family="paragraph" style:parent-style-name="Table_20_Header">
      <style:text-properties officeooo:paragraph-rsid="051c097d"/>
    </style:style>
    <style:style style:name="P15" style:family="paragraph" style:parent-style-name="Table_20_Paragraph">
      <style:text-properties officeooo:paragraph-rsid="051c097d"/>
    </style:style>
    <style:style style:name="P16" style:family="paragraph" style:parent-style-name="Normal_20__28_Web_29_">
      <style:paragraph-properties fo:margin-top="0.494cm" fo:margin-bottom="0.494cm" style:contextual-spacing="false"/>
      <style:text-properties officeooo:paragraph-rsid="05217f78"/>
    </style:style>
    <style:style style:name="P17" style:family="paragraph" style:parent-style-name="Table_20_Header">
      <style:text-properties officeooo:paragraph-rsid="05217f78"/>
    </style:style>
    <style:style style:name="P18" style:family="paragraph" style:parent-style-name="Table_20_Paragraph">
      <style:text-properties officeooo:paragraph-rsid="05217f78"/>
    </style:style>
    <style:style style:name="P19" style:family="paragraph" style:parent-style-name="Normal_20__28_Web_29_">
      <style:paragraph-properties fo:margin-top="0.212cm" fo:margin-bottom="0.494cm" style:contextual-spacing="false"/>
      <style:text-properties officeooo:paragraph-rsid="05248aa9"/>
    </style:style>
    <style:style style:name="P20" style:family="paragraph" style:parent-style-name="Standard">
      <style:text-properties officeooo:paragraph-rsid="04fb6251"/>
    </style:style>
    <style:style style:name="P21" style:family="paragraph" style:parent-style-name="Standard">
      <style:text-properties officeooo:rsid="04fc22ad" officeooo:paragraph-rsid="04fc22ad"/>
    </style:style>
    <style:style style:name="P22" style:family="paragraph" style:parent-style-name="Standard">
      <style:text-properties officeooo:rsid="04ff283e" officeooo:paragraph-rsid="04ff283e"/>
    </style:style>
    <style:style style:name="P23" style:family="paragraph" style:parent-style-name="Table_20_Header">
      <style:text-properties officeooo:paragraph-rsid="05125ea9"/>
    </style:style>
    <style:style style:name="P24" style:family="paragraph" style:parent-style-name="Table_20_Paragraph">
      <style:text-properties officeooo:paragraph-rsid="05125ea9"/>
    </style:style>
    <style:style style:name="P25" style:family="paragraph" style:parent-style-name="Standard">
      <style:text-properties officeooo:rsid="05142267" officeooo:paragraph-rsid="05142267"/>
    </style:style>
    <style:style style:name="P26" style:family="paragraph" style:parent-style-name="Table_20_Paragraph">
      <style:text-properties officeooo:paragraph-rsid="0515ed4b" fo:background-color="#ffff00"/>
    </style:style>
    <style:style style:name="P27" style:family="paragraph" style:parent-style-name="Table_20_Paragraph">
      <style:text-properties officeooo:paragraph-rsid="05217f78" fo:background-color="#ffff00"/>
    </style:style>
    <style:style style:name="P28" style:family="paragraph" style:parent-style-name="Table_20_Paragraph">
      <style:text-properties officeooo:paragraph-rsid="05138e69" fo:background-color="#ffff00"/>
    </style:style>
    <style:style style:name="P29" style:family="paragraph" style:parent-style-name="Standard">
      <style:text-properties fo:language="en" fo:country="GB" officeooo:rsid="04fc22ad" officeooo:paragraph-rsid="04fc22ad" style:language-asian="zh" style:country-asian="CN"/>
    </style:style>
    <style:style style:name="P30" style:family="paragraph" style:parent-style-name="Standard">
      <style:text-properties officeooo:rsid="04fb6251" officeooo:paragraph-rsid="04fb6251"/>
    </style:style>
    <style:style style:name="P31" style:family="paragraph" style:parent-style-name="Change">
      <style:text-properties officeooo:paragraph-rsid="05418127"/>
    </style:style>
    <style:style style:name="P32" style:family="paragraph" style:parent-style-name="Footer">
      <style:paragraph-properties fo:text-align="center" style:justify-single-word="false"/>
    </style:style>
    <style:style style:name="P33" style:family="paragraph" style:parent-style-name="Header_20_left">
      <style:text-properties officeooo:rsid="04838f07" officeooo:paragraph-rsid="04838f07"/>
    </style:style>
    <style:style style:name="P34" style:family="paragraph" style:parent-style-name="Heading_20_1">
      <style:paragraph-properties fo:margin-left="0cm" fo:margin-right="0cm" fo:text-indent="0cm" style:auto-text-indent="false" fo:break-before="page"/>
      <style:text-properties style:font-name="Times New Roman" fo:font-size="14pt" fo:font-weight="bold" officeooo:rsid="0024e1d4" officeooo:paragraph-rsid="009146a0" style:font-name-asian="SimSun" style:font-size-asian="14pt" style:language-asian="zh" style:country-asian="CN" style:font-weight-asian="bold" style:font-name-complex="Times New Roman1" style:font-size-complex="12pt"/>
    </style:style>
    <style:style style:name="P35" style:family="paragraph" style:parent-style-name="Normal_20__28_Web_29_">
      <style:paragraph-properties fo:margin-top="0.494cm" fo:margin-bottom="0.494cm" style:contextual-spacing="false"/>
      <style:text-properties officeooo:paragraph-rsid="05418127"/>
    </style:style>
    <style:style style:name="P36" style:family="paragraph" style:parent-style-name="Standard">
      <style:paragraph-properties fo:text-align="center" style:justify-single-word="false" fo:orphans="2" fo:widows="2"/>
    </style:style>
    <style:style style:name="P37" style:family="paragraph" style:parent-style-name="Standard">
      <style:text-properties fo:language="en" fo:country="GB"/>
    </style:style>
    <style:style style:name="P38" style:family="paragraph" style:parent-style-name="Standard">
      <style:paragraph-properties fo:text-align="end" style:justify-single-word="false" fo:orphans="2" fo:widows="2"/>
    </style:style>
    <style:style style:name="P39" style:family="paragraph" style:parent-style-name="Standard">
      <style:text-properties style:font-name="Times New Roman" fo:font-size="12pt" style:font-size-asian="12pt" style:font-name-complex="Times New Roman1"/>
    </style:style>
    <style:style style:name="P40" style:family="paragraph" style:parent-style-name="Standard">
      <style:paragraph-properties fo:orphans="2" fo:widows="2"/>
      <style:text-properties style:font-name="Times New Roman" fo:font-size="14pt" fo:font-weight="bold" style:font-name-asian="SimSun" style:font-size-asian="14pt" style:language-asian="zh" style:country-asian="CN" style:font-weight-asian="bold" style:font-name-complex="Times New Roman1" style:font-size-complex="12pt"/>
    </style:style>
    <style:style style:name="P41" style:family="paragraph" style:parent-style-name="Standard">
      <style:paragraph-properties fo:orphans="2" fo:widows="2"/>
    </style:style>
    <style:style style:name="P42" style:family="paragraph" style:parent-style-name="Standard">
      <style:paragraph-properties fo:orphans="2" fo:widows="2"/>
      <style:text-properties fo:color="#202124" loext:opacity="100%" style:font-name="Times New Roman" fo:font-size="14pt" fo:font-weight="bold" style:font-name-asian="SimSun" style:font-size-asian="14pt" style:language-asian="zh" style:country-asian="CN" style:font-weight-asian="bold" style:font-name-complex="Times New Roman1" style:font-size-complex="12pt"/>
    </style:style>
    <style:style style:name="P43" style:family="paragraph" style:parent-style-name="Standard">
      <style:paragraph-properties fo:margin-top="0.494cm" fo:margin-bottom="0.423cm" style:contextual-spacing="false"/>
      <style:text-properties officeooo:paragraph-rsid="05125ea9"/>
    </style:style>
    <style:style style:name="P44" style:family="paragraph" style:parent-style-name="Standard">
      <style:text-properties officeooo:paragraph-rsid="05125ea9"/>
    </style:style>
    <style:style style:name="P45" style:family="paragraph" style:parent-style-name="Standard">
      <style:paragraph-properties fo:margin-top="0.494cm" fo:margin-bottom="0.423cm" style:contextual-spacing="false"/>
      <style:text-properties officeooo:paragraph-rsid="05138e69"/>
    </style:style>
    <style:style style:name="P46" style:family="paragraph" style:parent-style-name="Standard">
      <style:paragraph-properties fo:margin-top="0.494cm" fo:margin-bottom="0.423cm" style:contextual-spacing="false"/>
      <style:text-properties officeooo:paragraph-rsid="0524b1dc"/>
    </style:style>
    <style:style style:name="T1" style:family="text">
      <style:text-properties style:font-name="Times New Roman" fo:font-size="14pt" fo:language="fr" fo:country="FR" fo:font-weight="bold" style:font-name-asian="SimSun" style:font-size-asian="14pt" style:language-asian="zh" style:country-asian="CN" style:font-weight-asian="bold" style:font-name-complex="Times New Roman1" style:font-size-complex="12pt"/>
    </style:style>
    <style:style style:name="T2" style:family="text">
      <style:text-properties style:font-name="Times New Roman" fo:font-size="14pt" fo:language="en" fo:country="GB" fo:font-weight="bold" style:font-name-asian="SimSun" style:font-size-asian="14pt" style:language-asian="zh" style:country-asian="CN" style:font-weight-asian="bold" style:font-name-complex="Times New Roman1" style:font-size-complex="12pt"/>
    </style:style>
    <style:style style:name="T3" style:family="text">
      <style:text-properties style:font-name="Times New Roman" fo:font-size="14pt" fo:language="en" fo:country="GB" fo:font-weight="bold" officeooo:rsid="04473574" style:font-name-asian="SimSun" style:font-size-asian="14pt" style:language-asian="zh" style:country-asian="CN" style:font-weight-asian="bold" style:font-name-complex="Times New Roman1" style:font-size-complex="12pt"/>
    </style:style>
    <style:style style:name="T4" style:family="text">
      <style:text-properties style:font-name="Times New Roman" fo:font-size="14pt" fo:language="en" fo:country="GB" fo:font-weight="bold" officeooo:rsid="053efe8d" style:font-name-asian="SimSun" style:font-size-asian="14pt" style:language-asian="zh" style:country-asian="CN" style:font-weight-asian="bold" style:font-name-complex="Times New Roman1" style:font-size-complex="12pt"/>
    </style:style>
    <style:style style:name="T5" style:family="text">
      <style:text-properties style:font-name="Times New Roman" fo:font-size="14pt" fo:language="en" fo:country="GB" fo:font-weight="bold" officeooo:rsid="0541e25b" style:font-name-asian="SimSun" style:font-size-asian="14pt" style:language-asian="zh" style:country-asian="CN" style:font-weight-asian="bold" style:font-name-complex="Times New Roman1" style:font-size-complex="12pt"/>
    </style:style>
    <style:style style:name="T6" style:family="text">
      <style:text-properties style:font-name="Times New Roman" fo:font-size="14pt" fo:font-weight="bold" style:font-name-asian="SimSun" style:font-size-asian="14pt" style:language-asian="zh" style:country-asian="CN" style:font-weight-asian="bold" style:font-name-complex="Times New Roman1" style:font-size-complex="12pt"/>
    </style:style>
    <style:style style:name="T7" style:family="text">
      <style:text-properties style:font-name="Times New Roman" fo:font-size="14pt" fo:font-weight="bold" officeooo:rsid="0045f4a6" style:font-name-asian="SimSun" style:font-size-asian="14pt" style:language-asian="zh" style:country-asian="CN" style:font-weight-asian="bold" style:font-name-complex="Times New Roman1" style:font-size-complex="12pt"/>
    </style:style>
    <style:style style:name="T8" style:family="text">
      <style:text-properties style:font-name="Times New Roman" fo:font-size="24pt" fo:language="en" fo:country="GB" fo:font-weight="bold" style:font-name-asian="SimSun" style:font-size-asian="24pt" style:language-asian="zh" style:country-asian="CN" style:font-weight-asian="bold" style:font-name-complex="Times New Roman1" style:font-size-complex="12pt"/>
    </style:style>
    <style:style style:name="T9" style:family="text">
      <style:text-properties style:font-name="Times New Roman" fo:font-size="24pt" fo:language="en" fo:country="GB" fo:font-weight="bold" officeooo:rsid="04fb6251" style:font-name-asian="SimSun" style:font-size-asian="24pt" style:language-asian="zh" style:country-asian="CN" style:font-weight-asian="bold" style:font-name-complex="Times New Roman1" style:font-size-complex="12pt"/>
    </style:style>
    <style:style style:name="T10" style:family="text">
      <style:text-properties style:font-name="Times New Roman" fo:language="en" fo:country="GB" style:font-name-complex="Times New Roman1"/>
    </style:style>
    <style:style style:name="T11" style:family="text">
      <style:text-properties style:font-name="Times New Roman" fo:font-size="12pt" style:font-size-asian="12pt" style:font-name-complex="Times New Roman1"/>
    </style:style>
    <style:style style:name="T12" style:family="text">
      <style:text-properties fo:language="en" fo:country="GB"/>
    </style:style>
    <style:style style:name="T13" style:family="text">
      <style:text-properties fo:language="en" fo:country="GB" fo:font-style="normal" officeooo:rsid="0509b412" style:font-style-asian="normal" style:font-style-complex="normal" style:font-weight-complex="normal"/>
    </style:style>
    <style:style style:name="T14" style:family="text">
      <style:text-properties fo:language="en" fo:country="GB" style:language-asian="zh" style:country-asian="CN"/>
    </style:style>
    <style:style style:name="T15" style:family="text">
      <style:text-properties fo:language="en" fo:country="GB" officeooo:rsid="04fb6251" style:language-asian="zh" style:country-asian="CN"/>
    </style:style>
    <style:style style:name="T16" style:family="text">
      <style:text-properties fo:language="en" fo:country="GB" officeooo:rsid="04fc22ad" style:language-asian="zh" style:country-asian="CN"/>
    </style:style>
    <style:style style:name="T17" style:family="text">
      <style:text-properties fo:language="en" fo:country="GB" officeooo:rsid="0519efe9"/>
    </style:style>
    <style:style style:name="T18" style:family="text">
      <style:text-properties fo:language="en" fo:country="GB" officeooo:rsid="05305e78"/>
    </style:style>
    <style:style style:name="T19" style:family="text">
      <style:text-properties fo:language="en" fo:country="GB" officeooo:rsid="0533e7ae"/>
    </style:style>
    <style:style style:name="T20" style:family="text">
      <style:text-properties fo:language="en" fo:country="GB" officeooo:rsid="05418127"/>
    </style:style>
    <style:style style:name="T21" style:family="text">
      <style:text-properties fo:language="en" fo:country="GB" fo:font-weight="normal" officeooo:rsid="05418127" style:font-weight-asian="normal" style:font-weight-complex="normal"/>
    </style:style>
    <style:style style:name="T22" style:family="text">
      <style:text-properties fo:color="#202124" loext:opacity="100%" style:font-name="Times New Roman" fo:font-size="14pt" fo:font-weight="bold" style:font-name-asian="SimSun" style:font-size-asian="14pt" style:language-asian="zh" style:country-asian="CN" style:font-weight-asian="bold" style:font-name-complex="Times New Roman1" style:font-size-complex="12pt"/>
    </style:style>
    <style:style style:name="T23" style:family="text">
      <style:text-properties fo:color="#202124" loext:opacity="100%" style:font-name="Times New Roman" fo:font-size="14pt" fo:font-weight="bold" officeooo:rsid="04fb6251" style:font-name-asian="SimSun" style:font-size-asian="14pt" style:language-asian="zh" style:country-asian="CN" style:font-weight-asian="bold" style:font-name-complex="Times New Roman1" style:font-size-complex="12pt"/>
    </style:style>
    <style:style style:name="T24" style:family="text">
      <style:text-properties fo:font-style="italic" officeooo:rsid="05248aa9" style:font-style-asian="italic" style:font-style-complex="italic"/>
    </style:style>
    <style:style style:name="T25" style:family="text">
      <style:text-properties fo:font-style="normal" officeooo:rsid="0519efe9" style:font-style-asian="normal" style:font-style-complex="normal"/>
    </style:style>
    <style:style style:name="T26" style:family="text">
      <style:text-properties fo:font-style="normal" officeooo:rsid="051c097d" style:font-style-asian="normal" style:font-style-complex="normal"/>
    </style:style>
    <style:style style:name="T27" style:family="text">
      <style:text-properties fo:font-style="normal" officeooo:rsid="05248aa9" style:font-style-asian="normal" style:font-style-complex="normal"/>
    </style:style>
    <style:style style:name="T28" style:family="text">
      <style:text-properties fo:font-style="normal" officeooo:rsid="05418127" style:font-style-asian="normal" style:font-style-complex="normal"/>
    </style:style>
    <style:style style:name="T29" style:family="text">
      <style:text-properties fo:font-style="normal" officeooo:rsid="0542b9b8" style:font-style-asian="normal" style:font-style-complex="normal"/>
    </style:style>
    <style:style style:name="T30" style:family="text">
      <style:text-properties fo:background-color="#ffff00" loext:char-shading-value="0"/>
    </style:style>
    <style:style style:name="T31" style:family="text">
      <style:text-properties officeooo:rsid="05125ea9" fo:background-color="#ffff00" loext:char-shading-value="0"/>
    </style:style>
    <style:style style:name="T32" style:family="text">
      <style:text-properties officeooo:rsid="0515ed4b" fo:background-color="#ffff00" loext:char-shading-value="0"/>
    </style:style>
    <style:style style:name="T33" style:family="text">
      <style:text-properties officeooo:rsid="0518d283" fo:background-color="#ffff00" loext:char-shading-value="0"/>
    </style:style>
    <style:style style:name="T34" style:family="text">
      <style:text-properties officeooo:rsid="051e8b96" fo:background-color="#ffff00" loext:char-shading-value="0"/>
    </style:style>
    <style:style style:name="T35" style:family="text">
      <style:text-properties officeooo:rsid="0523d137" fo:background-color="#ffff00" loext:char-shading-value="0"/>
    </style:style>
    <style:style style:name="T36" style:family="text">
      <style:text-properties officeooo:rsid="05248aa9" fo:background-color="#ffff00" loext:char-shading-value="0"/>
    </style:style>
    <style:style style:name="T37" style:family="text">
      <style:text-properties officeooo:rsid="0530f70d" fo:background-color="#ffff00" loext:char-shading-value="0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5217f78" style:font-weight-asian="normal" style:font-weight-complex="normal"/>
    </style:style>
    <style:style style:name="T40" style:family="text">
      <style:text-properties officeooo:rsid="04fb6251"/>
    </style:style>
    <style:style style:name="T41" style:family="text">
      <style:text-properties officeooo:rsid="04fe169c"/>
    </style:style>
    <style:style style:name="T42" style:family="text">
      <style:text-properties officeooo:rsid="04ff283e"/>
    </style:style>
    <style:style style:name="T43" style:family="text">
      <style:text-properties officeooo:rsid="05138e69"/>
    </style:style>
    <style:style style:name="T44" style:family="text">
      <style:text-properties officeooo:rsid="05142267"/>
    </style:style>
    <style:style style:name="T45" style:family="text">
      <style:text-properties officeooo:rsid="05154b7a"/>
    </style:style>
    <style:style style:name="T46" style:family="text">
      <style:text-properties officeooo:rsid="0515ed4b"/>
    </style:style>
    <style:style style:name="T47" style:family="text">
      <style:text-properties officeooo:rsid="05163513"/>
    </style:style>
    <style:style style:name="T48" style:family="text">
      <style:text-properties officeooo:rsid="0516d7df"/>
    </style:style>
    <style:style style:name="T49" style:family="text">
      <style:text-properties officeooo:rsid="0518d283"/>
    </style:style>
    <style:style style:name="T50" style:family="text">
      <style:text-properties officeooo:rsid="0519efe9"/>
    </style:style>
    <style:style style:name="T51" style:family="text">
      <style:text-properties officeooo:rsid="05217f78"/>
    </style:style>
    <style:style style:name="T52" style:family="text">
      <style:text-properties officeooo:rsid="05305e78"/>
    </style:style>
    <style:style style:name="T53" style:family="text">
      <style:text-properties officeooo:rsid="0530f70d"/>
    </style:style>
    <style:style style:name="T54" style:family="text">
      <style:text-properties officeooo:rsid="0536575d"/>
    </style:style>
    <style:style style:name="T55" style:family="text">
      <style:text-properties officeooo:rsid="053bc5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 loext:marker-style-name="T1"><text:span text:style-name="T1">INTERNATIONAL ORGANISATION FOR STANDARDISATION</text:span></text:p>
      <text:p text:style-name="P36" loext:marker-style-name="T1"><text:span text:style-name="T1">ORGANISATION INTERNATIONALE DE NORMALISATION</text:span></text:p>
      <text:p text:style-name="P36" loext:marker-style-name="T1"><text:span text:style-name="T1">ISO/IEC JTC 1/SC 29/WG 3</text:span></text:p>
      <text:p text:style-name="P36" loext:marker-style-name="T1"><text:span text:style-name="T1">CODING OF MOVING PICTURES AND AUDIO</text:span></text:p>
      <text:p text:style-name="P37" loext:marker-style-name="T12"/>
      <text:p text:style-name="P38" loext:marker-style-name="T8"><text:span text:style-name="T2">ISO/IEC JTC 1/SC 29/WG 3 </text:span><text:span text:style-name="T8">m</text:span><text:span text:style-name="T10"> </text:span><text:span text:style-name="T9">NNNN</text:span></text:p>
      <text:p text:style-name="P38" loext:marker-style-name="T2"><text:span text:style-name="T5">Mirkwood Service Station</text:span><text:span text:style-name="T2"> – </text:span><text:span text:style-name="T4">March</text:span><text:span text:style-name="T2"> 202</text:span><text:span text:style-name="T3">4</text:span></text:p>
      <text:p text:style-name="P39" loext:marker-style-name="T11"/>
      <text:p text:style-name="P41" loext:marker-style-name="T6"><text:span text:style-name="T6">Title: </text:span><text:span text:style-name="T23">Updates based on Public Feedback to Changes to the OFF Font Format</text:span></text:p>
      <text:p text:style-name="P42" loext:marker-style-name="T22"/>
      <text:p text:style-name="P41" loext:marker-style-name="T6"><text:span text:style-name="T6">Author: Dave Crossland (Google Inc., dcrossland@google.com), Behdad Esfahbod (behdad@behdad.org), Laurence Penn</text:span><text:span text:style-name="T7">e</text:span><text:span text:style-name="T6">y (lorp@lorp.org), Liam Quin (Delightful Computing, liam@delightfulcomputing.com), Rod Sheeter (Google Inc., rsheeter@google.com)</text:span></text:p>
      <text:p text:style-name="P40" loext:marker-style-name="T6"/>
      <text:p text:style-name="P40" loext:marker-style-name="T6"/>
      <text:h text:style-name="P34" text:outline-level="1" text:is-list-header="true"><text:bookmark-start text:name="__RefHeading___Toc117689_1712311476"/>Introduction<text:bookmark-end text:name="__RefHeading___Toc117689_1712311476"/></text:h>
      <text:p text:style-name="P30">This introduction is to give context and is not itself proposed text.</text:p>
      <text:p text:style-name="P20"><text:span text:style-name="T40">A recent proposal to the ISO MPEG OpenFont committee,</text:span> <text:a xlink:type="simple" xlink:href="https://github.com/harfbuzz/boring-expansion-spec/blob/main/iso_docs/WG03-beyond-64k-glyphs-2024-01e.pdf" text:style-name="Internet_20_link" text:visited-style-name="Visited_20_Internet_20_Link"><text:span text:style-name="T40">m</text:span><text:span text:style-name="T14">66260</text:span></text:a><text:span text:style-name="T14">, </text:span><text:span text:style-name="T15">was accepted in January of 2024. </text:span><text:span text:style-name="T16">Since that time there have been a number of comments on the proposal.</text:span></text:p>
      <text:p text:style-name="P29">Some of these pointed out small typographical errors, and these are included in this Proposal.</text:p>
      <text:p text:style-name="P29">Some of the comments made technical suggestions, and, where appropriate, these are also incorporated in this proposal.</text:p>
      <text:p text:style-name="P21">The primary goal is to enable font producers to create fonts containing more than 65535 glyphs, and to guide implement<text:span text:style-name="T42">o</text:span>r<text:span text:style-name="T41">s</text:span>, technical writers, trainers, and others, <text:s/>in their use.</text:p>
      <text:p text:style-name="P22">Technical discussion of most the items proposed here may be found in Github issues, as noted for each change.</text:p>
      <text:h text:style-name="Heading_20_1" text:outline-level="1" text:is-list-header="true"><text:span text:style-name="T44">h</text:span>dmx</text:h>
      <text:p text:style-name="Standard"><text:a xlink:type="simple" xlink:href="https://github.com/harfbuzz/boring-expansion-spec/issues/131" text:style-name="Internet_20_link" text:visited-style-name="Visited_20_Internet_20_Link"/></text:p>
      <text:p text:style-name="Standard"><text:a xlink:type="simple" xlink:href="https://github.com/harfbuzz/boring-expansion-spec/issues/131" text:style-name="Internet_20_link" text:visited-style-name="Visited_20_Internet_20_Link">https://github.com/harfbuzz/boring-expansion-spec/issues/131</text:a></text:p>
      <text:p text:style-name="Change">In 5.6.2 hdmx—Horizontal device metrics, in the Device Record table headed <text:span text:style-name="T12">Each DeviceRecord for format 0 looks like this, change the table as follows:</text:span></text:p>
      <text:p text:style-name="P43" loext:marker-style-name="T12"><text:span text:style-name="T12">Each DeviceRecord for format 0 looks like this. </text:span></text:p>
      <table:table table:name="Table198" table:style-name="Table198">
        <table:table-column table:style-name="Table198.A"/>
        <table:table-column table:style-name="Table198.B"/>
        <table:table-column table:style-name="Table198.C"/>
        <table:table-row table:style-name="Table198.1">
          <table:table-cell table:style-name="Table198.A1" table:number-columns-spanned="3" office:value-type="string">
            <text:p text:style-name="P23">Device Record</text:p>
          </table:table-cell>
          <table:covered-table-cell/>
          <table:covered-table-cell/>
        </table:table-row>
        <table:table-row table:style-name="Table198.1">
          <table:table-cell table:style-name="Table198.A1" office:value-type="string">
            <text:p text:style-name="P23">Type</text:p>
          </table:table-cell>
          <table:table-cell table:style-name="Table198.A1" office:value-type="string">
            <text:p text:style-name="P23">Name</text:p>
          </table:table-cell>
          <table:table-cell table:style-name="Table198.A1" office:value-type="string">
            <text:p text:style-name="P23">Description</text:p>
          </table:table-cell>
        </table:table-row>
        <table:table-row table:style-name="Table198.1">
          <table:table-cell table:style-name="Table198.A3" office:value-type="string">
            <text:p text:style-name="P24">uint8</text:p>
          </table:table-cell>
          <table:table-cell table:style-name="Table198.B3" office:value-type="string">
            <text:p text:style-name="P24">pixelSize</text:p>
          </table:table-cell>
          <table:table-cell table:style-name="Table198.C3" office:value-type="string">
            <text:p text:style-name="P24">Pixel size for following widths (as ppem).</text:p>
          </table:table-cell>
        </table:table-row>
        <table:table-row table:style-name="Table198.1">
          <table:table-cell table:style-name="Table198.A4" office:value-type="string">
            <text:p text:style-name="P24">uint8</text:p>
          </table:table-cell>
          <table:table-cell table:style-name="Table198.B4" office:value-type="string">
            <text:p text:style-name="P24">maxWidth</text:p>
          </table:table-cell>
          <table:table-cell table:style-name="Table198.C4" office:value-type="string">
            <text:p text:style-name="P24">Maximum width.</text:p>
          </table:table-cell>
        </table:table-row>
        <table:table-row table:style-name="Table198.1">
          <table:table-cell table:style-name="Table198.A5" office:value-type="string">
            <text:p text:style-name="P24">uint8</text:p>
          </table:table-cell>
          <table:table-cell table:style-name="Table198.B5" office:value-type="string">
            <text:p text:style-name="P24">widths[numGlyphs]</text:p>
          </table:table-cell>
          <table:table-cell table:style-name="Table198.C5" office:value-type="string">
            <text:p text:style-name="P24">Array of widths <text:span text:style-name="T30">(numGlyphs is from the '</text:span><text:span text:style-name="T31">MAXP</text:span><text:span text:style-name="T30">' table </text:span><text:span text:style-name="T31">if present, otherwise ‘maxp’</text:span><text:span text:style-name="T30">).</text:span></text:p>
          </table:table-cell>
        </table:table-row>
      </table:table>
      <text:p text:style-name="P44" loext:marker-style-name="T12"><text:span text:style-name="T12"/></text:p>
      <text:h text:style-name="Heading_20_1" text:outline-level="1">LTSH</text:h>
      <text:p text:style-name="P25"><text:a xlink:type="simple" xlink:href="https://github.com/harfbuzz/boring-expansion-spec/issues/132" text:style-name="Internet_20_link" text:visited-style-name="Visited_20_Internet_20_Link">https://github.com/harfbuzz/boring-expansion-spec/issues/132</text:a></text:p>
      <text:p text:style-name="P25"/>
      <text:p text:style-name="P4">In 5.6.<text:span text:style-name="T43">4</text:span> <text:span text:style-name="T43">LTSH</text:span>—<text:span text:style-name="T43">Linear threshold, </text:span><text:span text:style-name="T52">at the end of the section, add Format 1 as follows</text:span><text:span text:style-name="T12">:</text:span></text:p>
      <text:p text:style-name="P45" loext:marker-style-name="T12"><text:span text:style-name="T18">Format 1 of the ‘LTSH’ table supports more than 65</text:span><text:span text:style-name="T19">5</text:span><text:span text:style-name="T18">35 glyphs in a font:</text:span><text:span text:style-name="T12"> </text:span></text:p>
      <table:table table:name="Table206" table:style-name="Table206">
        <table:table-column table:style-name="Table206.A"/>
        <table:table-column table:style-name="Table206.B"/>
        <table:table-column table:style-name="Table206.C"/>
        <table:table-row table:style-name="Table206.1">
          <table:table-cell table:style-name="Table206.A1" office:value-type="string">
            <text:p text:style-name="P5">Type</text:p>
          </table:table-cell>
          <table:table-cell table:style-name="Table206.A1" office:value-type="string">
            <text:p text:style-name="P5">Name</text:p>
          </table:table-cell>
          <table:table-cell table:style-name="Table206.A1" office:value-type="string">
            <text:p text:style-name="P5">Description</text:p>
          </table:table-cell>
        </table:table-row>
        <table:table-row table:style-name="Table206.1">
          <table:table-cell table:style-name="Table206.A2" office:value-type="string">
            <text:p text:style-name="P6">uint16</text:p>
          </table:table-cell>
          <table:table-cell table:style-name="Table206.B2" office:value-type="string">
            <text:p text:style-name="P6">version</text:p>
          </table:table-cell>
          <table:table-cell table:style-name="Table206.C2" office:value-type="string">
            <text:p text:style-name="P6">Version number <text:span text:style-name="T30">(</text:span><text:span text:style-name="T37">set to 1</text:span><text:span text:style-name="T30">).</text:span><text:soft-page-break/></text:p>
          </table:table-cell>
        </table:table-row>
        <table:table-row table:style-name="Table206.1">
          <table:table-cell table:style-name="Table206.A3" office:value-type="string">
            <text:p text:style-name="P28">uint<text:span text:style-name="T53">24</text:span></text:p>
          </table:table-cell>
          <table:table-cell table:style-name="Table206.B3" office:value-type="string">
            <text:p text:style-name="P6">numGlyphs</text:p>
          </table:table-cell>
          <table:table-cell table:style-name="Table206.C3" office:value-type="string">
            <text:p text:style-name="P6">Number of glyphs <text:span text:style-name="T30">(numGlyphs is from the '</text:span><text:span text:style-name="T31">MAXP</text:span><text:span text:style-name="T30">' table </text:span><text:span text:style-name="T31">if present, otherwise ‘maxp’</text:span><text:span text:style-name="T30">).</text:span></text:p>
          </table:table-cell>
        </table:table-row>
        <table:table-row table:style-name="Table206.1">
          <table:table-cell table:style-name="Table206.A4" office:value-type="string">
            <text:p text:style-name="P6">uint8</text:p>
          </table:table-cell>
          <table:table-cell table:style-name="Table206.B4" office:value-type="string">
            <text:p text:style-name="P6">yPels[numGlyphs]</text:p>
          </table:table-cell>
          <table:table-cell table:style-name="Table206.C4" office:value-type="string">
            <text:p text:style-name="P6">The vertical pel height at which the glyph can be assumed to scale linearly. On a per glyph basis.</text:p>
          </table:table-cell>
        </table:table-row>
      </table:table>
      <text:p text:style-name="P45" loext:marker-style-name="T12"/>
      <text:p text:style-name="P7">In <text:span text:style-name="T45">6.3.5.1 JSTF—The justification table, </text:span><text:span text:style-name="T46">after JsfScriptRecord and before Justification script table, insert the following new subsection, </text:span><text:span text:style-name="T50">just after “</text:span><text:span text:style-name="T17">Example 1 at the end of this clause shows a JSTF Header table and JstfScriptRecord.”</text:span></text:p>
      <text:p text:style-name="P9"><text:span text:style-name="Emphasis"><text:span text:style-name="T30">JSTF header </text:span></text:span><text:span text:style-name="Emphasis"><text:span text:style-name="T32">1.1</text:span></text:span></text:p>
      <table:table table:name="Table486" table:style-name="Table486">
        <table:table-column table:style-name="Table486.A"/>
        <table:table-column table:style-name="Table486.B"/>
        <table:table-column table:style-name="Table486.C"/>
        <table:table-row table:style-name="Table486.1">
          <table:table-cell table:style-name="Table486.A1" office:value-type="string">
            <text:p text:style-name="P11">Type</text:p>
          </table:table-cell>
          <table:table-cell table:style-name="Table486.A1" office:value-type="string">
            <text:p text:style-name="P11">Name</text:p>
          </table:table-cell>
          <table:table-cell table:style-name="Table486.A1" office:value-type="string">
            <text:p text:style-name="P11">Description</text:p>
          </table:table-cell>
        </table:table-row>
        <table:table-row table:style-name="Table486.1">
          <table:table-cell table:style-name="Table486.A2" office:value-type="string">
            <text:p text:style-name="P12">uint16</text:p>
          </table:table-cell>
          <table:table-cell table:style-name="Table486.B2" office:value-type="string">
            <text:p text:style-name="P12">majorVersion</text:p>
          </table:table-cell>
          <table:table-cell table:style-name="Table486.C2" office:value-type="string">
            <text:p text:style-name="P12">Major version of the JSTF table, = 1</text:p>
          </table:table-cell>
        </table:table-row>
        <table:table-row table:style-name="Table486.1">
          <table:table-cell table:style-name="Table486.A3" office:value-type="string">
            <text:p text:style-name="P12">uint16</text:p>
          </table:table-cell>
          <table:table-cell table:style-name="Table486.B3" office:value-type="string">
            <text:p text:style-name="P12">minorVersion</text:p>
          </table:table-cell>
          <table:table-cell table:style-name="Table486.C3" office:value-type="string">
            <text:p text:style-name="P12">Minor version of the JSTF table, = <text:span text:style-name="T32">1</text:span></text:p>
          </table:table-cell>
        </table:table-row>
        <table:table-row table:style-name="Table486.1">
          <table:table-cell table:style-name="Table486.A3" office:value-type="string">
            <text:p text:style-name="P12">uint16</text:p>
          </table:table-cell>
          <table:table-cell table:style-name="Table486.B3" office:value-type="string">
            <text:p text:style-name="P12">jstfScriptCount</text:p>
          </table:table-cell>
          <table:table-cell table:style-name="Table486.C3" office:value-type="string">
            <text:p text:style-name="P12">Number of JstfScriptRecords in this table</text:p>
          </table:table-cell>
        </table:table-row>
        <table:table-row table:style-name="Table486.1">
          <table:table-cell table:style-name="Table486.A5" office:value-type="string">
            <text:p text:style-name="P12">JstfScriptRecord</text:p>
          </table:table-cell>
          <table:table-cell table:style-name="Table486.B5" office:value-type="string">
            <text:p text:style-name="P12">jstfScriptRecords[jstfScriptCount]</text:p>
          </table:table-cell>
          <table:table-cell table:style-name="Table486.C5" office:value-type="string">
            <text:p text:style-name="P12">Array of JstfScriptRecords, in alphabetical order by jstfScriptTag</text:p>
          </table:table-cell>
        </table:table-row>
        <table:table-row table:style-name="Table486.1">
          <table:table-cell table:style-name="Table486.A5" office:value-type="string">
            <text:p text:style-name="P26">uint16</text:p>
          </table:table-cell>
          <table:table-cell table:style-name="Table486.B5" office:value-type="string">
            <text:p text:style-name="P26">jstfScriptCount<text:span text:style-name="T48">2</text:span></text:p>
          </table:table-cell>
          <table:table-cell table:style-name="Table486.C5" office:value-type="string">
            <text:p text:style-name="P26">Number of JstfScriptRecords<text:span text:style-name="T48">2</text:span> in this table</text:p>
          </table:table-cell>
        </table:table-row>
        <table:table-row table:style-name="Table486.1">
          <table:table-cell table:style-name="Table486.A7" office:value-type="string">
            <text:p text:style-name="P26">JstfScriptRecord<text:span text:style-name="T47">2</text:span></text:p>
          </table:table-cell>
          <table:table-cell table:style-name="Table486.B7" office:value-type="string">
            <text:p text:style-name="P26">jstfScriptRecords<text:span text:style-name="T47">2</text:span>[jstfScriptCount]</text:p>
          </table:table-cell>
          <table:table-cell table:style-name="Table486.C7" office:value-type="string">
            <text:p text:style-name="P26">Array of JstfScriptRecords<text:span text:style-name="T48">2</text:span>, in alphabetical order by jstfScriptTag</text:p>
          </table:table-cell>
        </table:table-row>
      </table:table>
      <text:p text:style-name="P10"><text:span text:style-name="Emphasis"><text:span text:style-name="T30">JstfScriptRecord</text:span></text:span><text:span text:style-name="Emphasis"><text:span text:style-name="T33">2</text:span></text:span></text:p>
      <table:table table:name="Table487" table:style-name="Table487">
        <table:table-column table:style-name="Table487.A"/>
        <table:table-column table:style-name="Table487.B"/>
        <table:table-column table:style-name="Table487.C"/>
        <table:table-row table:style-name="Table487.1">
          <table:table-cell table:style-name="Table487.A1" office:value-type="string">
            <text:p text:style-name="P11">Type</text:p>
          </table:table-cell>
          <table:table-cell table:style-name="Table487.A1" office:value-type="string">
            <text:p text:style-name="P11">Name</text:p>
          </table:table-cell>
          <table:table-cell table:style-name="Table487.A1" office:value-type="string">
            <text:p text:style-name="P11">Description</text:p>
          </table:table-cell>
        </table:table-row>
        <table:table-row table:style-name="Table487.1">
          <table:table-cell table:style-name="Table487.A2" office:value-type="string">
            <text:p text:style-name="P12">Tag</text:p>
          </table:table-cell>
          <table:table-cell table:style-name="Table487.B2" office:value-type="string">
            <text:p text:style-name="P12">jstfScriptTag</text:p>
          </table:table-cell>
          <table:table-cell table:style-name="Table487.C2" office:value-type="string">
            <text:p text:style-name="P12">4-byte JstfScript identification</text:p>
          </table:table-cell>
        </table:table-row>
        <table:table-row table:style-name="Table487.1">
          <table:table-cell table:style-name="Table487.A3" office:value-type="string">
            <text:p text:style-name="P26">Offset<text:span text:style-name="T49">32</text:span></text:p>
          </table:table-cell>
          <table:table-cell table:style-name="Table487.B3" office:value-type="string">
            <text:p text:style-name="P12">jstfScriptOffset</text:p>
          </table:table-cell>
          <table:table-cell table:style-name="Table487.C3" office:value-type="string">
            <text:p text:style-name="P12">Offset to <text:span text:style-name="T30">JstfScript</text:span><text:span text:style-name="T33">2</text:span> table, from beginning of JSTF Header</text:p>
          </table:table-cell>
        </table:table-row>
      </table:table>
      <text:p text:style-name="P9"><text:span text:style-name="Strong_20_Emphasis"><text:span text:style-name="T38"/></text:span></text:p>
      <text:p text:style-name="Change"><text:span text:style-name="Strong_20_Emphasis">After the JstfScript table, add:</text:span></text:p>
      <text:p text:style-name="P16"><text:span text:style-name="Strong_20_Emphasis"><text:span text:style-name="T39">The JstfScript2 table is based on the JstfScript table, but has 32-bit offsets:</text:span></text:span></text:p>
      <text:p text:style-name="P16"><text:span text:style-name="Emphasis"><text:span text:style-name="T30">JstfScript</text:span></text:span><text:span text:style-name="Emphasis"><text:span text:style-name="T35">2</text:span></text:span><text:span text:style-name="Emphasis"> table </text:span></text:p>
      <table:table table:name="Table488" table:style-name="Table488">
        <table:table-column table:style-name="Table488.A"/>
        <table:table-column table:style-name="Table488.B"/>
        <table:table-column table:style-name="Table488.C"/>
        <text:soft-page-break/>
        <table:table-row table:style-name="Table488.1">
          <table:table-cell table:style-name="Table488.A1" office:value-type="string">
            <text:p text:style-name="P17">Type</text:p>
          </table:table-cell>
          <table:table-cell table:style-name="Table488.A1" office:value-type="string">
            <text:p text:style-name="P17">Name</text:p>
          </table:table-cell>
          <table:table-cell table:style-name="Table488.A1" office:value-type="string">
            <text:p text:style-name="P17">Description</text:p>
          </table:table-cell>
        </table:table-row>
        <table:table-row table:style-name="Table488.1">
          <table:table-cell table:style-name="Table488.A2" office:value-type="string">
            <text:p text:style-name="P27">Offset<text:span text:style-name="T51">32</text:span></text:p>
          </table:table-cell>
          <table:table-cell table:style-name="Table488.B2" office:value-type="string">
            <text:p text:style-name="P18">extenderGlyphOffset</text:p>
          </table:table-cell>
          <table:table-cell table:style-name="Table488.C2" office:value-type="string">
            <text:p text:style-name="P18">Offset to ExtenderGlyph table, from beginning of JstfScript table (may be NULL)</text:p>
          </table:table-cell>
        </table:table-row>
        <table:table-row table:style-name="Table488.1">
          <table:table-cell table:style-name="Table488.A3" office:value-type="string">
            <text:p text:style-name="P27">Offset<text:span text:style-name="T51">32</text:span></text:p>
          </table:table-cell>
          <table:table-cell table:style-name="Table488.B3" office:value-type="string">
            <text:p text:style-name="P18">defJstfLangSysOffset</text:p>
          </table:table-cell>
          <table:table-cell table:style-name="Table488.C3" office:value-type="string">
            <text:p text:style-name="P18">Offset to Default JstfLangSys table, from beginning of <text:span text:style-name="T30">JstfScript</text:span><text:span text:style-name="T36">2</text:span> table (may be NULL)</text:p>
          </table:table-cell>
        </table:table-row>
        <table:table-row table:style-name="Table488.1">
          <table:table-cell table:style-name="Table488.A3" office:value-type="string">
            <text:p text:style-name="P18">uint16</text:p>
          </table:table-cell>
          <table:table-cell table:style-name="Table488.B3" office:value-type="string">
            <text:p text:style-name="P18">jstfLangSysCount</text:p>
          </table:table-cell>
          <table:table-cell table:style-name="Table488.C3" office:value-type="string">
            <text:p text:style-name="P18">Number of JstfLangSysRecords in this table, may be zero (0)</text:p>
          </table:table-cell>
        </table:table-row>
        <table:table-row table:style-name="Table488.1">
          <table:table-cell table:style-name="Table488.A5" office:value-type="string">
            <text:p text:style-name="P18">JstfLangSysRecord</text:p>
          </table:table-cell>
          <table:table-cell table:style-name="Table488.B5" office:value-type="string">
            <text:p text:style-name="P18">jstfLangSysRecords<text:line-break/>[jstfLangSysCount]</text:p>
          </table:table-cell>
          <table:table-cell table:style-name="Table488.C5" office:value-type="string">
            <text:p text:style-name="P18">Array of JstfLangSysRecords, in alphabetical order by jstfLangSysTag</text:p>
          </table:table-cell>
        </table:table-row>
      </table:table>
      <text:p text:style-name="P16"/>
      <text:p text:style-name="Change"><text:span text:style-name="T25">After </text:span><text:span text:style-name="Emphasis"><text:span text:style-name="T26">the Extender Glyph table, just before Justification Language System table, insert:</text:span></text:span></text:p>
      <text:p text:style-name="P13"><text:span text:style-name="Emphasis"><text:span text:style-name="T30">ExtenderGlyph</text:span></text:span><text:span text:style-name="Emphasis"><text:span text:style-name="T34">2</text:span></text:span><text:span text:style-name="Emphasis"> table</text:span></text:p>
      <text:p text:style-name="P19"><text:span text:style-name="Emphasis"><text:span text:style-name="T27">The </text:span></text:span><text:span text:style-name="Emphasis"><text:span text:style-name="T24">ExtenderGlyph2</text:span></text:span><text:span text:style-name="Emphasis"><text:span text:style-name="T27"> table supports fonts containing more than 65535 glyphs.</text:span></text:span></text:p>
      <table:table table:name="Table490" table:style-name="Table490">
        <table:table-column table:style-name="Table490.A"/>
        <table:table-column table:style-name="Table490.B"/>
        <table:table-column table:style-name="Table490.C"/>
        <table:table-row table:style-name="Table490.1">
          <table:table-cell table:style-name="Table490.A1" office:value-type="string">
            <text:p text:style-name="P14">Type</text:p>
          </table:table-cell>
          <table:table-cell table:style-name="Table490.A1" office:value-type="string">
            <text:p text:style-name="P14">Name</text:p>
          </table:table-cell>
          <table:table-cell table:style-name="Table490.A1" office:value-type="string">
            <text:p text:style-name="P14">Description</text:p>
          </table:table-cell>
        </table:table-row>
        <table:table-row table:style-name="Table490.1">
          <table:table-cell table:style-name="Table490.A2" office:value-type="string">
            <text:p text:style-name="P15">uint<text:span text:style-name="T54">16</text:span></text:p>
          </table:table-cell>
          <table:table-cell table:style-name="Table490.B2" office:value-type="string">
            <text:p text:style-name="P15">glyphCount</text:p>
          </table:table-cell>
          <table:table-cell table:style-name="Table490.C2" office:value-type="string">
            <text:p text:style-name="P15">Number of extender glyphs in this script</text:p>
          </table:table-cell>
        </table:table-row>
        <table:table-row table:style-name="Table490.1">
          <table:table-cell table:style-name="Table490.A3" office:value-type="string">
            <text:p text:style-name="P15">uint<text:span text:style-name="T54">24</text:span></text:p>
          </table:table-cell>
          <table:table-cell table:style-name="Table490.B3" office:value-type="string">
            <text:p text:style-name="P15">extenderGlyphs[glyphCount]</text:p>
          </table:table-cell>
          <table:table-cell table:style-name="Table490.C3" office:value-type="string">
            <text:p text:style-name="P15">Extender glyph IDs – in increasing numerical order</text:p>
          </table:table-cell>
        </table:table-row>
      </table:table>
      <text:p text:style-name="P46" loext:marker-style-name="T12"><text:span text:style-name="T12"><text:s/></text:span></text:p>
      <text:p text:style-name="P31"><text:span text:style-name="Emphasis"><text:span text:style-name="T28">In the MultiItemVariationData table</text:span></text:span></text:p>
      <text:p text:style-name="P35"><text:a xlink:type="simple" xlink:href="https://github.com/harfbuzz/boring-expansion-spec/commit/3a911400bdd0ab5b9f1816a542a6202d048394f0" text:style-name="Internet_20_link" text:visited-style-name="Visited_20_Internet_20_Link"><text:span text:style-name="Strong_20_Emphasis"><text:span text:style-name="T21">https://github.com/harfbuzz/boring-expansion-spec/commit/3a911400bdd0ab5b9f1816a542a6202d048394f0</text:span></text:span></text:a></text:p>
      <text:p text:style-name="P35"><text:span text:style-name="Strong_20_Emphasis"><text:span text:style-name="T20">Change the format from uint16 to uint8.</text:span></text:span></text:p>
      <text:p text:style-name="P35"><text:span text:style-name="Strong_20_Emphasis"><text:span text:style-name="T20">Add a note immediately after the table:</text:span></text:span></text:p>
      <text:p text:style-name="NOTE"><text:span text:style-name="Strong_20_Emphasis"><text:span text:style-name="T38">NOTE 1<text:tab/>The format is encoded as an 8-bit value to save space.</text:span></text:span></text:p>
      <text:p text:style-name="Change">NOTE: <text:span text:style-name="T55">dmap and fvar changes were moved to separate documents.</text:span></text:p>
      <text:p text:style-name="P8"><text:span text:style-name="Strong_20_Emphasis"><text:span text:style-name="T13"/></text:span></text:p>
      <text:p text:style-name="P3">[end]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gsana New" svg:font-family="'Angsana New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BatangChe" svg:font-family="BatangChe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adornments="Bold" style:font-family-generic="roman" style:font-pitch="variable"/>
    <style:font-face style:name="Cambria2" svg:font-family="Cambria" style:font-adornments="Regular" style:font-family-generic="roman" style:font-pitch="variable"/>
    <style:font-face style:name="Consolas" svg:font-family="Consolas" style:font-family-generic="roman" style:font-pitch="variable"/>
    <style:font-face style:name="Cordia New" svg:font-family="'Cordia New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anklin Gothic Heavy" svg:font-family="'Franklin Gothic Heavy'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Verdana" svg:font-family="Verdana" style:font-family-generic="roman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MS Mincho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MS Mincho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cm" style:contextual-spacing="false" style:line-height-at-least="0.42cm" fo:text-align="start" style:justify-single-word="false" fo:orphans="0" fo:widows="0" fo:hyphenation-ladder-count="no-limit" style:page-number="auto" style:writing-mode="lr-tb"/>
      <style:text-properties style:font-name="Cambria2" fo:font-family="Cambria" style:font-style-name="Regular" style:font-family-generic="roman" style:font-pitch="variable" style:letter-kerning="tru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SC" style:font-family-asian="'Noto Sans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42cm" style:contextual-spacing="false" style:line-height-at-least="0.42cm"/>
      <style:text-properties style:font-name="Cambria2" fo:font-family="Cambria" style:font-style-name="Regular" style:font-family-generic="roman" style:font-pitch="variable" fo:font-size="11pt" style:font-size-asian="12pt" style:font-size-complex="12pt"/>
    </style:style>
    <style:style style:name="List" style:family="paragraph" style:parent-style-name="Text_20_body" style:class="list">
      <style:text-properties style:font-name-complex="Mangal1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system" style:font-pitch-complex="variable"/>
    </style:style>
    <style:style style:name="Heading_20_1" style:display-name="Heading 1" style:family="paragraph" style:parent-style-name="Standard" style:default-outline-level="1" style:class="text">
      <style:paragraph-properties fo:margin-left="0cm" fo:margin-right="0cm" fo:margin-top="0.63cm" fo:margin-bottom="0cm" style:contextual-spacing="false" fo:line-height="115%" fo:text-indent="0cm" style:auto-text-indent="false"/>
      <style:text-properties fo:font-size="14pt" fo:font-weight="bold" style:font-size-asian="18pt" style:font-weight-asian="bold" style:font-size-complex="12pt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.76cm" fo:margin-right="0cm" fo:margin-top="0.49cm" fo:margin-bottom="0.42cm" style:contextual-spacing="false" style:line-height-at-least="0.439cm" fo:text-indent="-0.76cm" style:auto-text-indent="false" style:page-number="auto">
        <style:tab-stops>
          <style:tab-stop style:position="1.27cm"/>
        </style:tab-stops>
      </style:paragraph-properties>
      <style:text-properties style:font-name="Cambria1" fo:font-family="Cambria" style:font-style-name="Bold" style:font-family-generic="roman" style:font-pitch="variable" fo:font-size="13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Cambria1" fo:font-family="Cambria" style:font-style-name="Bold" style:font-family-generic="roman" style:font-pitch="variable" fo:font-size="12pt"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1.91cm" fo:margin-right="0cm" fo:margin-top="0.49cm" fo:margin-bottom="0.42cm" style:contextual-spacing="false" style:line-height-at-least="0.42cm" fo:text-indent="-1.91cm" style:auto-text-indent="false" style:page-number="auto">
        <style:tab-stops/>
      </style:paragraph-properties>
      <style:text-properties style:font-name="Cambria1" fo:font-family="Cambria" style:font-style-name="Bold" style:font-family-generic="roman" style:font-pitch="variable" fo:font-size="11pt" fo:font-weight="bold" style:letter-kerning="true" style:font-name-asian="Segoe UI1" style:font-family-asian="'Segoe UI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system" style:font-pitch-complex="variable" style:font-size-complex="12pt" style:font-style-complex="italic"/>
    </style:style>
    <style:style style:name="Title" style:family="paragraph" style:parent-style-name="Standard" style:class="chapter">
      <style:paragraph-properties fo:margin-left="2.106cm" fo:margin-right="0cm" fo:margin-top="0.159cm" fo:margin-bottom="0cm" style:contextual-spacing="false" fo:text-indent="0cm" style:auto-text-indent="false"/>
      <style:text-properties fo:font-size="14.5pt" style:text-underline-style="solid" style:text-underline-width="auto" style:text-underline-color="#000000" fo:font-weight="bold" style:font-size-asian="14.5pt" style:font-weight-asian="bold" style:font-size-complex="14.5pt" style:font-weight-complex="bold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15%"/>
      <style:text-properties style:font-name="Times New Roman2" fo:font-family="'Times New Roman'" style:font-style-name="Regular" style:font-family-generic="roman" style:font-pitch="variable" fo:font-size="12pt" style:font-name-asian="Times New Roman1" style:font-family-asian="'Times New Roman'" style:font-family-generic-asian="system" style:font-pitch-asian="variable" style:language-asian="zh" style:country-asian="TW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index_20_heading" style:display-name="index heading" style:family="paragraph" style:parent-style-name="Heading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index_20_heading" style:class="index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4.42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List_20_3" style:display-name="List 3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ing_20_5" style:display-name="Heading 5" style:family="paragraph" style:parent-style-name="Heading_20_4" style:next-style-name="Standard" loext:linked-style-name="Heading_20_5_20_Char" style:default-outline-level="5" style:class="text">
      <style:paragraph-properties>
        <style:tab-stops>
          <style:tab-stop style:position="1.905cm"/>
        </style:tab-stops>
      </style:paragraph-properties>
    </style:style>
    <style:style style:name="Heading_20_6" style:display-name="Heading 6" style:family="paragraph" style:parent-style-name="Heading_20_5" style:next-style-name="Standard" loext:linked-style-name="Heading_20_6_20_Char" style:default-outline-level="6" style:class="text">
      <style:paragraph-properties fo:margin-left="2.54cm" fo:margin-right="0cm" fo:text-indent="-2.54cm" style:auto-text-indent="false">
        <style:tab-stops>
          <style:tab-stop style:position="2.54cm"/>
        </style:tab-stops>
      </style:paragraph-properties>
    </style:style>
    <style:style style:name="Heading_20_7" style:display-name="Heading 7" style:family="paragraph" style:parent-style-name="Standard" style:next-style-name="Text_20_body" loext:linked-style-name="Heading_20_7_20_Char" style:default-outline-level="7" style:list-style-name="" style:class="text">
      <style:paragraph-properties fo:margin-top="0.353cm" fo:margin-bottom="0cm" style:contextual-spacing="false" fo:line-height="100%" fo:text-align="start" style:justify-single-word="false" fo:keep-together="always" fo:keep-with-next="always">
        <style:tab-stops/>
      </style:paragraph-properties>
      <style:text-properties fo:color="#5b9bd5" loext:opacity="100%" style:font-name="Calibri Light" fo:font-family="'Calibri Light'" style:font-family-generic="roman" style:font-pitch="variable" fo:font-size="12pt" fo:language="en" fo:country="US" style:font-name-asian="宋体" style:font-family-asian="宋体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Text_20_body" loext:linked-style-name="Heading_20_8_20_Char" style:default-outline-level="8" style:list-style-name="" style:class="text">
      <style:paragraph-properties fo:margin-top="0.353cm" fo:margin-bottom="0cm" style:contextual-spacing="false" fo:line-height="100%" fo:text-align="start" style:justify-single-word="false" fo:keep-together="always" fo:keep-with-next="always">
        <style:tab-stops/>
      </style:paragraph-properties>
      <style:text-properties fo:color="#5b9bd5" loext:opacity="100%" style:font-name="Calibri Light" fo:font-family="'Calibri Light'" style:font-family-generic="roman" style:font-pitch="variable" fo:font-size="12pt" fo:language="en" fo:country="US" style:font-name-asian="宋体" style:font-family-asian="宋体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Text_20_body" loext:linked-style-name="Heading_20_9_20_Char" style:default-outline-level="9" style:list-style-name="" style:class="text">
      <style:paragraph-properties fo:margin-top="0.353cm" fo:margin-bottom="0cm" style:contextual-spacing="false" fo:line-height="100%" fo:text-align="start" style:justify-single-word="false" fo:keep-together="always" fo:keep-with-next="always">
        <style:tab-stops/>
      </style:paragraph-properties>
      <style:text-properties fo:color="#5b9bd5" loext:opacity="100%" style:font-name="Calibri Light" fo:font-family="'Calibri Light'" style:font-family-generic="roman" style:font-pitch="variable" fo:font-size="12pt" fo:language="en" fo:country="US" style:font-name-asian="宋体" style:font-family-asian="宋体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2pt"/>
    </style:style>
    <style:style style:name="a2" style:family="paragraph" style:parent-style-name="Standard" style:next-style-name="Standard" style:default-outline-level="1" style:list-style-name="WWNum3" style:list-level="2">
      <style:paragraph-properties fo:margin-top="0.476cm" fo:margin-bottom="0.423cm" style:contextual-spacing="false" style:line-height-at-least="0.476cm" fo:text-align="start" style:justify-single-word="false" fo:keep-with-next="always">
        <style:tab-stops>
          <style:tab-stop style:position="1cm"/>
          <style:tab-stop style:position="1.27cm"/>
        </style:tab-stops>
      </style:paragraph-properties>
      <style:text-properties fo:font-size="13pt" fo:font-weight="bold" style:font-name-asian="MS Mincho" style:font-family-asian="'MS Mincho'" style:font-family-generic-asian="system" style:font-pitch-asian="variable" style:font-size-asian="13pt" style:language-asian="ja" style:country-asian="JP" style:font-weight-asian="bold"/>
    </style:style>
    <style:style style:name="a3" style:family="paragraph" style:parent-style-name="Standard" style:next-style-name="Standard" style:default-outline-level="1" style:list-style-name="WWNum3" style:list-level="3">
      <style:paragraph-properties fo:margin-top="0.106cm" fo:margin-bottom="0.423cm" style:contextual-spacing="false" style:line-height-at-least="0.441cm" fo:text-align="start" style:justify-single-word="false" fo:keep-with-next="always"/>
      <style:text-properties fo:font-size="12pt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/>
    </style:style>
    <style:style style:name="a4" style:family="paragraph" style:parent-style-name="Standard" style:next-style-name="Standard" style:default-outline-level="1" style:list-style-name="WWNum3" style:list-level="4">
      <style:paragraph-properties fo:margin-top="0.106cm" fo:margin-bottom="0.423cm" style:contextual-spacing="false" fo:text-align="start" style:justify-single-word="false" fo:keep-with-next="always">
        <style:tab-stops>
          <style:tab-stop style:position="0.711cm"/>
          <style:tab-stop style:position="1.552cm"/>
        </style:tab-stops>
      </style:paragraph-properties>
      <style:text-properties fo:font-weight="bold" style:font-name-asian="MS Mincho" style:font-family-asian="'MS Mincho'" style:font-family-generic-asian="system" style:font-pitch-asian="variable" style:language-asian="ja" style:country-asian="JP" style:font-weight-asian="bold" style:font-style-complex="italic" style:font-weight-complex="bold"/>
    </style:style>
    <style:style style:name="a5" style:family="paragraph" style:parent-style-name="Standard" style:next-style-name="Standard" style:default-outline-level="1" style:list-style-name="WWNum3" style:list-level="5">
      <style:paragraph-properties fo:margin-top="0.106cm" fo:margin-bottom="0.423cm" style:contextual-spacing="false" fo:text-align="start" style:justify-single-word="false" fo:keep-with-next="always">
        <style:tab-stops>
          <style:tab-stop style:position="0.711cm"/>
          <style:tab-stop style:position="2.2cm"/>
          <style:tab-stop style:position="2.399cm"/>
        </style:tab-stops>
      </style:paragraph-properties>
      <style:text-properties fo:font-weight="bold" style:font-name-asian="MS Mincho" style:font-family-asian="'MS Mincho'" style:font-family-generic-asian="system" style:font-pitch-asian="variable" style:language-asian="ja" style:country-asian="JP" style:font-weight-asian="bold" style:font-style-complex="italic" style:font-weight-complex="bold"/>
    </style:style>
    <style:style style:name="a6" style:family="paragraph" style:parent-style-name="Standard" style:next-style-name="Standard" style:default-outline-level="1" style:list-style-name="WWNum3" style:list-level="6">
      <style:paragraph-properties fo:margin-top="0.106cm" fo:margin-bottom="0.423cm" style:contextual-spacing="false" fo:text-align="start" style:justify-single-word="false" fo:keep-with-next="always">
        <style:tab-stops>
          <style:tab-stop style:position="0.711cm"/>
          <style:tab-stop style:position="2.2cm"/>
          <style:tab-stop style:position="2.399cm"/>
        </style:tab-stops>
      </style:paragraph-properties>
      <style:text-properties fo:font-weight="bold" style:font-name-asian="MS Mincho" style:font-family-asian="'MS Mincho'" style:font-family-generic-asian="system" style:font-pitch-asian="variable" style:language-asian="ja" style:country-asian="JP" style:font-weight-asian="bold" style:font-weight-complex="bold"/>
    </style:style>
    <style:style style:name="ANNEX" style:family="paragraph" style:parent-style-name="Standard" style:next-style-name="Standard" style:default-outline-level="1" style:list-style-name="">
      <style:paragraph-properties fo:margin-top="0cm" fo:margin-bottom="0.847cm" style:contextual-spacing="false" fo:line-height="0.547cm" fo:text-align="center" style:justify-single-word="false" fo:break-before="page" fo:keep-with-next="always"/>
      <style:text-properties fo:font-size="14pt" fo:font-weight="bold" style:font-name-asian="MS Mincho" style:font-family-asian="'MS Mincho'" style:font-family-generic-asian="system" style:font-pitch-asian="variable" style:font-size-asian="14pt" style:language-asian="ja" style:country-asian="JP" style:font-weight-asian="bold"/>
    </style:style>
    <style:style style:name="Biblio_20_Title" style:display-name="Biblio Title" style:family="paragraph" style:parent-style-name="Standard" style:default-outline-level="1" style:list-style-name="">
      <style:paragraph-properties fo:margin-top="0cm" fo:margin-bottom="0.547cm" style:contextual-spacing="false" style:line-height-at-least="0.547cm" fo:text-align="center" style:justify-single-word="false"/>
      <style:text-properties fo:font-size="14pt" fo:font-weight="bold" style:font-size-asian="14pt" style:font-weight-asian="bold"/>
    </style:style>
    <style:style style:name="Definition" style:family="paragraph" style:parent-style-name="Standard"/>
    <style:style style:name="Foreword_20_Title" style:display-name="Foreword Title" style:family="paragraph" style:parent-style-name="Standard" style:default-outline-level="1" style:list-style-name="">
      <style:paragraph-properties fo:margin-top="0cm" fo:margin-bottom="0.547cm" style:contextual-spacing="false" style:line-height-at-least="0.547cm" fo:hyphenation-ladder-count="no-limit" fo:break-before="page" fo:keep-with-next="always"/>
      <style:text-properties fo:font-size="14pt" fo:font-weight="bold" style:font-size-asian="14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tro_20_Title" style:display-name="Intro Title" style:family="paragraph" style:parent-style-name="Foreword_20_Title">
      <style:paragraph-properties fo:break-before="auto" fo:break-after="auto"/>
    </style:style>
    <style:style style:name="Term_28_s_29_" style:display-name="Term(s)" style:family="paragraph" style:parent-style-name="Standard" style:next-style-name="Definition">
      <style:paragraph-properties fo:margin-top="0cm" fo:margin-bottom="0cm" style:contextual-spacing="false" fo:text-align="start" style:justify-single-word="false" fo:hyphenation-ladder-count="no-limit" fo:keep-with-next="always"/>
      <style:text-properties fo:font-weight="bold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rmNum" style:family="paragraph" style:parent-style-name="Standard" style:next-style-name="Term_28_s_29_">
      <style:paragraph-properties fo:margin-top="0cm" fo:margin-bottom="0cm" style:contextual-spacing="false" fo:text-align="start" style:justify-single-word="false" fo:keep-with-next="always"/>
      <style:text-properties fo:font-weight="bold" style:font-weight-asian="bold"/>
    </style:style>
    <style:style style:name="zzContents" style:family="paragraph" style:parent-style-name="Standard" style:next-style-name="Contents_20_1">
      <style:paragraph-properties fo:margin-top="1.693cm" fo:margin-bottom="0.547cm" style:contextual-spacing="false" fo:line-height="0.547cm" fo:text-align="start" style:justify-single-word="false" fo:hyphenation-ladder-count="no-limit" fo:break-before="page" fo:keep-with-next="always"/>
      <style:text-properties fo:font-size="14pt" fo:font-weight="bold" style:font-size-asian="14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zzCopyright" style:family="paragraph" style:parent-style-name="Standard" style:next-style-name="Standard">
      <style:paragraph-properties fo:margin-left="0.501cm" fo:margin-right="0.501cm" fo:text-indent="0cm" style:auto-text-indent="false" fo:padding-left="0.141cm" fo:padding-right="0.141cm" fo:padding-top="0.035cm" fo:padding-bottom="0.035cm" fo:border="0.51pt solid #0000ff" style:shadow="none">
        <style:tab-stops>
          <style:tab-stop style:position="0.711cm"/>
          <style:tab-stop style:position="0.907cm"/>
          <style:tab-stop style:position="16.974cm"/>
        </style:tab-stops>
      </style:paragraph-properties>
      <style:text-properties fo:color="#0000ff" loext:opacity="100%"/>
    </style:style>
    <style:style style:name="zzSTDTitle" style:family="paragraph" style:parent-style-name="Standard" style:next-style-name="Standard">
      <style:paragraph-properties fo:margin-top="0.706cm" fo:margin-bottom="1.341cm" style:contextual-spacing="false" fo:line-height="0.617cm" fo:text-align="start" style:justify-single-word="false" fo:hyphenation-ladder-count="no-limit"/>
      <style:text-properties fo:color="#0000ff" loext:opacity="100%" fo:font-size="16pt" fo:font-weight="bold" style:font-size-asian="16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de" style:family="paragraph" style:parent-style-name="Standard">
      <style:paragraph-properties fo:margin-top="0cm" fo:margin-bottom="0cm" style:contextual-spacing="false" style:line-height-at-least="0.353cm" fo:text-align="start" style:justify-single-word="false"/>
      <style:text-properties style:font-name="Courier New" fo:font-family="'Courier New'" style:font-family-generic="roman" style:font-pitch="variable" fo:font-size="10pt" style:font-size-asian="10pt"/>
    </style:style>
    <style:style style:name="Formula" style:family="paragraph" style:parent-style-name="Standard">
      <style:paragraph-properties fo:margin-left="0.711cm" fo:margin-right="0cm" fo:margin-top="0cm" fo:margin-bottom="0.388cm" style:contextual-spacing="false" fo:text-align="start" style:justify-single-word="false" fo:text-indent="0cm" style:auto-text-indent="false">
        <style:tab-stops>
          <style:tab-stop style:position="17.196cm" style:type="right"/>
        </style:tab-stops>
      </style:paragraph-properties>
      <style:text-properties style:font-name-asian="Times New Roman1" style:font-family-asian="'Times New Roman'" style:font-family-generic-asian="system" style:font-pitch-asian="variable"/>
    </style:style>
    <style:style style:name="Table_20_body" style:display-name="Table body" style:family="paragraph" style:parent-style-name="Standard">
      <style:paragraph-properties fo:margin-top="0.106cm" fo:margin-bottom="0.106cm" style:contextual-spacing="false" style:line-height-at-least="0.37cm" fo:text-align="start" style:justify-single-word="false">
        <style:tab-stops/>
      </style:paragraph-properties>
      <style:text-properties fo:font-size="10pt" style:font-name-asian="Times New Roman1" style:font-family-asian="'Times New Roman'" style:font-family-generic-asian="system" style:font-pitch-asian="variable" style:font-size-asian="10pt"/>
    </style:style>
    <style:style style:name="Foreword_20_Text" style:display-name="Foreword Text" style:family="paragraph" style:parent-style-name="Standard" loext:linked-style-name="Foreword_20_Text_20_Char">
      <style:paragraph-properties>
        <style:tab-stops/>
      </style:paragraph-properties>
      <style:text-properties fo:language="fr" fo:country="FR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irst_20_Paragraph" style:display-name="First Paragraph" style:family="paragraph" style:parent-style-name="Standard" style:next-style-name="Text_20_body">
      <style:paragraph-properties fo:margin-top="0.494cm" fo:margin-bottom="0.423cm" style:contextual-spacing="false"/>
    </style:style>
    <style:style style:name="Captioned_20_Figure" style:display-name="Captioned Figure" style:family="paragraph" style:parent-style-name="Standard">
      <style:paragraph-properties fo:margin-top="0cm" fo:margin-bottom="0.353cm" style:contextual-spacing="false" fo:line-height="100%" fo:text-align="start" style:justify-single-word="false" fo:keep-with-next="always">
        <style:tab-stops/>
      </style:paragraph-properties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ordia New" style:font-family-complex="'Cordia New'" style:font-family-generic-complex="system" style:font-pitch-complex="variable" style:font-size-complex="12pt"/>
    </style:style>
    <style:style style:name="Compact" style:family="paragraph" style:parent-style-name="Text_20_body">
      <style:paragraph-properties fo:margin-top="0.064cm" fo:margin-bottom="0.064cm" style:contextual-spacing="false" fo:line-height="100%" fo:text-align="start" style:justify-single-word="false"/>
      <style:text-properties style:font-name-asian="Calibri1" style:font-family-asian="Calibri" style:font-family-generic-asian="system" style:font-pitch-asian="variable" style:font-name-complex="Cordia New" style:font-family-complex="'Cordia New'" style:font-family-generic-complex="system" style:font-pitch-complex="variable" style:font-size-complex="12pt"/>
    </style:style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 fo:line-height="100%" fo:text-align="start" style:justify-single-word="false" fo:text-indent="0cm" style:auto-text-indent="false"/>
      <style:text-properties style:font-name-asian="Calibri1" style:font-family-asian="Calibri" style:font-family-generic-asian="system" style:font-pitch-asian="variable" style:font-name-complex="Cordia New" style:font-family-complex="'Cordia New'" style:font-family-generic-complex="system" style:font-pitch-complex="variable" style:font-size-complex="12pt"/>
    </style:style>
    <style:style style:name="Source_20_Code" style:display-name="Source Code" style:family="paragraph" style:parent-style-name="Standard" loext:linked-style-name="Verbatim_20_Char">
      <style:paragraph-properties fo:margin-top="0cm" fo:margin-bottom="0.353cm" style:contextual-spacing="false" fo:line-height="100%" fo:text-align="start" style:justify-single-word="false">
        <style:tab-stops/>
      </style:paragraph-properties>
      <style:text-properties style:font-name="Consolas" fo:font-family="Consolas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annotation_20_text" style:display-name="annotation text" style:family="paragraph" style:parent-style-name="Standard" loext:linked-style-name="Comment_20_Text_20_Char">
      <style:paragraph-properties fo:margin-top="0cm" fo:margin-bottom="0cm" style:contextual-spacing="false" fo:line-height="100%" fo:text-align="start" style:justify-single-word="false" fo:orphans="0" fo:widows="0">
        <style:tab-stops/>
      </style:paragraph-properties>
      <style:text-properties style:font-name="Arial" fo:font-family="Arial" style:font-family-generic="roman" style:font-pitch="variable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Subtitle" style:family="paragraph" style:parent-style-name="Title" style:next-style-name="Text_20_body" loext:linked-style-name="Subtitle_20_Char" style:class="chapter">
      <style:paragraph-properties fo:margin-left="0cm" fo:margin-right="0cm" fo:margin-top="0.423cm" fo:margin-bottom="0.423cm" style:contextual-spacing="false" fo:text-align="center" style:justify-single-word="false" fo:keep-together="always" fo:orphans="2" fo:widows="2" fo:text-indent="0cm" style:auto-text-indent="false" fo:keep-with-next="always"/>
      <style:text-properties fo:color="#2c6eab" loext:opacity="100%" style:font-name="Calibri Light" fo:font-family="'Calibri Light'" style:font-family-generic="roman" style:font-pitch="variable" fo:font-size="15pt" fo:language="en" fo:country="US" style:text-underline-style="none" style:font-name-asian="宋体" style:font-family-asian="宋体" style:font-family-generic-asian="system" style:font-pitch-asian="variable" style:font-size-asian="15pt" style:font-name-complex="Angsana New" style:font-family-complex="'Angsana New'" style:font-family-generic-complex="system" style:font-pitch-complex="variable" style:font-size-complex="15pt"/>
    </style:style>
    <style:style style:name="Author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  <style:text-properties style:font-name="Calibri" fo:font-family="Calibri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font-name-complex="Cordia New" style:font-family-complex="'Cordia New'" style:font-family-generic-complex="system" style:font-pitch-complex="variable" style:font-size-complex="12pt"/>
    </style:style>
    <style:style style:name="Date" style:family="paragraph" style:next-style-name="Text_20_body" loext:linked-style-name="Date_20_Char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  <style:text-properties fo:font-size="11pt" fo:language="en" fo:country="US" style:font-name-asian="Calibri1" style:font-family-asian="Calibri" style:font-family-generic-asian="system" style:font-pitch-asian="variable" style:font-size-asian="11pt" style:font-name-complex="Cordia New" style:font-family-complex="'Cordia New'" style:font-family-generic-complex="system" style:font-pitch-complex="variable" style:font-size-complex="12pt"/>
    </style:style>
    <style:style style:name="Abstract" style:family="paragraph" style:parent-style-name="Standard" style:next-style-name="Text_20_body">
      <style:paragraph-properties fo:margin-top="0.529cm" fo:margin-bottom="0.529cm" style:contextual-spacing="false" fo:line-height="100%" fo:text-align="start" style:justify-single-word="false" fo:keep-together="always" fo:keep-with-next="always">
        <style:tab-stops/>
      </style:paragraph-properties>
      <style:text-properties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font-name-complex="Cordia New" style:font-family-complex="'Cordia New'" style:font-family-generic-complex="system" style:font-pitch-complex="variable" style:font-size-complex="10pt"/>
    </style:style>
    <style:style style:name="Bibliography" style:family="paragraph" style:parent-style-name="Standard">
      <style:paragraph-properties fo:margin-top="0cm" fo:margin-bottom="0.353cm" style:contextual-spacing="false" fo:line-height="100%" fo:text-align="start" style:justify-single-word="false">
        <style:tab-stops/>
      </style:paragraph-properties>
      <style:text-properties fo:language="en" fo:country="US" style:font-name-asian="Calibri1" style:font-family-asian="Calibri" style:font-family-generic-asian="system" style:font-pitch-asian="variable" style:font-name-complex="Cordia New" style:font-family-complex="'Cordia New'" style:font-family-generic-complex="system" style:font-pitch-complex="variable" style:font-size-complex="12pt"/>
    </style:style>
    <style:style style:name="Definition_20_Term" style:display-name="Definition Term" style:family="paragraph" style:parent-style-name="Standard" style:next-style-name="Definition">
      <style:paragraph-properties fo:margin-top="0cm" fo:margin-bottom="0cm" style:contextual-spacing="false" fo:line-height="100%" fo:text-align="start" style:justify-single-word="false" fo:keep-together="always" fo:keep-with-next="always">
        <style:tab-stops/>
      </style:paragraph-properties>
      <style:text-properties style:font-name="Calibri" fo:font-family="Calibri" style:font-family-generic="roman" style:font-pitch="variable" fo:font-size="12pt" fo:language="en" fo:country="US" fo:font-weight="bold" style:font-name-asian="Calibri1" style:font-family-asian="Calibri" style:font-family-generic-asian="system" style:font-pitch-asian="variable" style:font-size-asian="12pt" style:font-weight-asian="bold" style:font-name-complex="Cordia New" style:font-family-complex="'Cordia New'" style:font-family-generic-complex="system" style:font-pitch-complex="variable" style:font-size-complex="12pt"/>
    </style:style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>
      <style:paragraph-properties fo:margin-top="0cm" fo:margin-bottom="0.353cm" style:contextual-spacing="false" fo:line-height="100%" fo:text-align="start" style:justify-single-word="false">
        <style:tab-stops/>
      </style:paragraph-properties>
      <style:text-properties style:font-name="Calibri" fo:font-family="Calibri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font-name-complex="Cordia New" style:font-family-complex="'Cordia New'" style:font-family-generic-complex="system" style:font-pitch-complex="variable" style:font-size-complex="12pt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font-size="11pt" style:font-size-asian="11pt" style:font-size-complex="11pt"/>
    </style:style>
    <style:style style:name="Foreword" style:family="paragraph" style:parent-style-name="Standard" style:next-style-name="Standard">
      <style:paragraph-properties style:line-height-at-least="0.406cm">
        <style:tab-stops/>
      </style:paragraph-properties>
      <style:text-properties fo:color="#0000ff" loext:opacity="100%"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Continue_20_1" style:display-name="List Continue 1" style:family="paragraph" style:parent-style-name="Standard">
      <style:paragraph-properties fo:margin-left="0.711cm" fo:margin-right="0cm" fo:text-indent="-0.711cm" style:auto-text-indent="false">
        <style:tab-stops/>
      </style:paragraph-properties>
      <style:text-properties fo:language="en" fo:country="GB" style:font-name-asian="Times New Roman1" style:font-family-asian="'Times New Roman'" style:font-family-generic-asian="system" style:font-pitch-asian="variable"/>
    </style:style>
    <style:style style:name="ANNEXN" style:family="paragraph" style:parent-style-name="ANNEX" style:next-style-name="Standard">
      <style:paragraph-properties fo:margin-top="0cm" fo:margin-bottom="1.341cm" style:contextual-spacing="false">
        <style:tab-stops/>
      </style:paragraph-properties>
      <style:text-properties style:font-name="Arial" fo:font-family="Arial" style:font-family-generic="roman" style:font-pitch="variable" fo:language="en" fo:country="GB" style:font-size-complex="10pt"/>
    </style:style>
    <style:style style:name="ANNEXZ" style:family="paragraph" style:parent-style-name="ANNEX" style:next-style-name="Standard">
      <style:paragraph-properties fo:margin-top="0cm" fo:margin-bottom="1.341cm" style:contextual-spacing="false">
        <style:tab-stops/>
      </style:paragraph-properties>
      <style:text-properties style:font-name="Arial" fo:font-family="Arial" style:font-family-generic="roman" style:font-pitch="variable" fo:language="en" fo:country="GB" style:font-size-complex="10pt"/>
    </style:style>
    <style:style style:name="Bibliography1" style:family="paragraph" style:parent-style-name="Standard" style:list-style-name="WWNum5">
      <style:paragraph-properties fo:margin-left="1.164cm" fo:margin-right="0cm" style:line-height-at-least="0.406cm" fo:text-indent="-1.164cm" style:auto-text-indent="false">
        <style:tab-stops>
          <style:tab-stop style:position="1.164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Body_20_Text_20_2" style:display-name="Body Text 2" style:family="paragraph" style:parent-style-name="Standard" loext:linked-style-name="Body_20_Text_20_2_20_Char">
      <style:paragraph-properties fo:margin-top="0.106cm" fo:margin-bottom="0.106cm" style:contextual-spacing="false" style:line-height-at-least="0.335cm">
        <style:tab-stops/>
      </style:paragraph-properties>
      <style:text-properties style:font-name="Arial" fo:font-family="Arial" style:font-family-generic="roman" style:font-pitch="variable" fo:font-size="8pt" fo:language="en" fo:country="GB" style:font-name-asian="MS Mincho" style:font-family-asian="'MS Mincho'" style:font-family-generic-asian="system" style:font-pitch-asian="variable" style:font-size-asian="8pt" style:language-asian="ja" style:country-asian="JP" style:font-size-complex="10pt"/>
    </style:style>
    <style:style style:name="Body_20_Text_20_3" style:display-name="Body Text 3" style:family="paragraph" style:parent-style-name="Standard" loext:linked-style-name="Body_20_Text_20_3_20_Char">
      <style:paragraph-properties fo:margin-top="0.106cm" fo:margin-bottom="0.106cm" style:contextual-spacing="false" style:line-height-at-least="0.3cm">
        <style:tab-stops/>
      </style:paragraph-properties>
      <style:text-properties style:font-name="Arial" fo:font-family="Arial" style:font-family-generic="roman" style:font-pitch="variable" fo:font-size="7pt" fo:language="en" fo:country="GB" style:font-name-asian="MS Mincho" style:font-family-asian="'MS Mincho'" style:font-family-generic-asian="system" style:font-pitch-asian="variable" style:font-size-asian="7pt" style:language-asian="ja" style:country-asian="JP" style:font-size-complex="10pt"/>
    </style:style>
    <style:style style:name="Body_20_Text_20_Indent" style:display-name="Body Text Indent" style:family="paragraph" style:parent-style-name="Text_20_body" loext:linked-style-name="Body_20_Text_20_First_20_Indent_20_Char">
      <style:paragraph-properties fo:margin-left="0cm" fo:margin-right="0cm" style:line-height-at-least="0.37cm" fo:text-indent="0.37cm" style:auto-text-indent="false"/>
      <style:text-properties style:font-name="Arial" fo:font-family="Arial" style:font-family-generic="roman" style:font-pitch="variable" fo:font-size="9pt" fo:language="en" fo:country="GB" style:font-name-asian="MS Mincho" style:font-family-asian="'MS Mincho'" style:font-family-generic-asian="system" style:font-pitch-asian="variable" style:font-size-asian="9pt" style:language-asian="ja" style:country-asian="JP" style:font-size-complex="10pt"/>
    </style:style>
    <style:style style:name="Text_20_body_20_indent" style:display-name="Text body indent" style:family="paragraph" style:parent-style-name="Standard" loext:linked-style-name="Body_20_Text_20_Indent_20_Char" style:class="text">
      <style:paragraph-properties fo:margin-left="0.499cm" fo:margin-right="0cm" fo:margin-top="0cm" fo:margin-bottom="0.212cm" style:contextual-spacing="false" style:line-height-at-least="0.406cm" fo:text-indent="0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Body_20_Text_20_First_20_Indent_20_2" style:display-name="Body Text First Indent 2" style:family="paragraph" style:parent-style-name="Standard" loext:linked-style-name="Body_20_Text_20_First_20_Indent_20_2_20_Char">
      <style:paragraph-properties fo:margin-left="0cm" fo:margin-right="0cm" style:line-height-at-least="0.406cm" fo:text-indent="0.37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.499cm" fo:margin-right="0cm" fo:margin-top="0cm" fo:margin-bottom="0.212cm" style:contextual-spacing="false" fo:line-height="200%" fo:text-indent="0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Body_20_Text_20_Indent_20_3" style:display-name="Body Text Indent 3" style:family="paragraph" style:parent-style-name="Standard" loext:linked-style-name="Body_20_Text_20_Indent_20_3_20_Char">
      <style:paragraph-properties fo:margin-left="0.499cm" fo:margin-right="0cm" fo:margin-top="0cm" fo:margin-bottom="0.212cm" style:contextual-spacing="false" style:line-height-at-least="0.406cm" fo:text-indent="0cm" style:auto-text-indent="false">
        <style:tab-stops/>
      </style:paragraph-properties>
      <style:text-properties style:font-name="Arial" fo:font-family="Arial" style:font-family-generic="roman" style:font-pitch="variable" fo:font-size="8pt" fo:language="en" fo:country="GB" style:font-name-asian="MS Mincho" style:font-family-asian="'MS Mincho'" style:font-family-generic-asian="system" style:font-pitch-asian="variable" style:font-size-asian="8pt" style:language-asian="ja" style:country-asian="JP" style:font-size-complex="10pt"/>
    </style:style>
    <style:style style:name="Closing" style:family="paragraph" style:parent-style-name="Standard" loext:linked-style-name="Closing_20_Char">
      <style:paragraph-properties fo:margin-left="7.5cm" fo:margin-right="0cm" style:line-height-at-least="0.406cm" fo:text-indent="0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dl" style:family="paragraph" style:parent-style-name="Standard">
      <style:paragraph-properties fo:margin-left="1.411cm" fo:margin-right="0cm" style:line-height-at-least="0.406cm" fo:text-indent="-0.706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Document_20_Map" style:display-name="Document Map" style:family="paragraph" style:parent-style-name="Standard" loext:linked-style-name="Document_20_Map_20_Char">
      <loext:graphic-properties draw:fill="solid" draw:fill-color="#000080"/>
      <style:paragraph-properties style:line-height-at-least="0.406cm" fo:background-color="#000080">
        <style:tab-stops/>
      </style:paragraph-properties>
      <style:text-properties style:font-name="Tahoma" fo:font-family="Tahoma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Endnote" style:family="paragraph" style:parent-style-name="Standard" loext:linked-style-name="Endnote_20_Text_20_Char" style:class="extra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envelope_20_address" style:display-name="envelope address" style:family="paragraph" style:parent-style-name="Standard">
      <style:paragraph-properties fo:margin-left="5.001cm" fo:margin-right="0cm" style:line-height-at-least="0.406cm" fo:text-indent="0cm" style:auto-text-indent="false">
        <style:tab-stops/>
      </style:paragraph-properties>
      <style:text-properties style:font-name="Arial" fo:font-family="Arial" style:font-family-generic="roman" style:font-pitch="variable" fo:font-size="12pt" fo:language="en" fo:country="GB" style:font-name-asian="MS Mincho" style:font-family-asian="'MS Mincho'" style:font-family-generic-asian="system" style:font-pitch-asian="variable" style:font-size-asian="12pt" style:language-asian="ja" style:country-asian="JP" style:font-size-complex="10pt"/>
    </style:style>
    <style:style style:name="envelope_20_return" style:display-name="envelope return" style:family="paragraph" style:parent-style-name="Standard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Example" style:family="paragraph" style:parent-style-name="Standard" style:next-style-name="Standard">
      <style:paragraph-properties style:line-height-at-least="0.37cm">
        <style:tab-stops>
          <style:tab-stop style:position="2.399cm"/>
        </style:tab-stops>
      </style:paragraph-properties>
      <style:text-properties style:font-name="Arial" fo:font-family="Arial" style:font-family-generic="roman" style:font-pitch="variable" fo:font-size="9pt" fo:language="en" fo:country="GB" style:font-name-asian="MS Mincho" style:font-family-asian="'MS Mincho'" style:font-family-generic-asian="system" style:font-pitch-asian="variable" style:font-size-asian="9pt" style:language-asian="ja" style:country-asian="JP" style:font-size-complex="10pt"/>
    </style:style>
    <style:style style:name="Figure_20_footnote" style:display-name="Figure footnote" style:family="paragraph" style:parent-style-name="Standard">
      <style:paragraph-properties fo:margin-top="0cm" fo:margin-bottom="0.106cm" style:contextual-spacing="false" style:line-height-at-least="0.37cm" fo:keep-with-next="always">
        <style:tab-stops>
          <style:tab-stop style:position="0.6cm"/>
        </style:tab-stops>
      </style:paragraph-properties>
      <style:text-properties style:font-name="Arial" fo:font-family="Arial" style:font-family-generic="roman" style:font-pitch="variable" fo:font-size="9pt" fo:language="en" fo:country="GB" style:font-name-asian="MS Mincho" style:font-family-asian="'MS Mincho'" style:font-family-generic-asian="system" style:font-pitch-asian="variable" style:font-size-asian="9pt" style:language-asian="ja" style:country-asian="JP" style:font-size-complex="10pt"/>
    </style:style>
    <style:style style:name="Figure_20_title" style:display-name="Figure title" style:family="paragraph" style:parent-style-name="Standard" style:next-style-name="Standard">
      <style:paragraph-properties fo:margin-top="0.388cm" fo:margin-bottom="0.388cm" style:contextual-spacing="false" style:line-height-at-least="0.406cm" fo:text-align="center" style:justify-single-word="false" fo:hyphenation-ladder-count="no-limit">
        <style:tab-stops/>
      </style:paragraph-properties>
      <style:text-properties style:font-name="Arial" fo:font-family="Arial" style:font-family-generic="roman" style:font-pitch="variable" fo:font-size="10pt" fo:language="en" fo:country="GB" fo:font-weight="bold" style:font-name-asian="MS Mincho" style:font-family-asian="'MS Mincho'" style:font-family-generic-asian="system" style:font-pitch-asian="variable" style:font-size-asian="10pt" style:language-asian="ja" style:country-asian="JP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troduction" style:family="paragraph" style:parent-style-name="Standard" style:next-style-name="Standard">
      <style:paragraph-properties fo:margin-top="1.693cm" fo:margin-bottom="0.547cm" style:contextual-spacing="false" fo:line-height="0.547cm" fo:text-align="start" style:justify-single-word="false" fo:hyphenation-ladder-count="no-limit" fo:break-before="page" fo:keep-with-next="always">
        <style:tab-stops>
          <style:tab-stop style:position="0.706cm"/>
        </style:tab-stops>
      </style:paragraph-properties>
      <style:text-properties style:font-name="Arial" fo:font-family="Arial" style:font-family-generic="roman" style:font-pitch="variable" fo:font-size="14pt" fo:language="en" fo:country="GB" fo:font-weight="bold" style:font-name-asian="MS Mincho" style:font-family-asian="'MS Mincho'" style:font-family-generic-asian="system" style:font-pitch-asian="variable" style:font-size-asian="14pt" style:language-asian="ja" style:country-asian="JP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2" style:display-name="List 2" style:family="paragraph" style:parent-style-name="Standard" style:class="list">
      <style:paragraph-properties fo:margin-left="0.998cm" fo:margin-right="0cm" style:line-height-at-least="0.406cm" fo:text-indent="-0.499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4" style:display-name="List 4" style:family="paragraph" style:parent-style-name="Standard" style:class="list">
      <style:paragraph-properties fo:margin-left="1.997cm" fo:margin-right="0cm" style:line-height-at-least="0.406cm" fo:text-indent="-0.499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5" style:display-name="List 5" style:family="paragraph" style:parent-style-name="Standard" style:class="list">
      <style:paragraph-properties fo:margin-left="2.496cm" fo:margin-right="0cm" style:line-height-at-least="0.406cm" fo:text-indent="-0.499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Bullet" style:display-name="List Bullet" style:family="paragraph" style:parent-style-name="Standard" style:auto-update="true" style:list-style-name="WWNum6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Bullet_20_2" style:display-name="List Bullet 2" style:family="paragraph" style:parent-style-name="Standard" style:auto-update="true" style:list-style-name="WWNum7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Bullet_20_3" style:display-name="List Bullet 3" style:family="paragraph" style:parent-style-name="Standard" style:auto-update="true" style:list-style-name="WWNum8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Bullet_20_4" style:display-name="List Bullet 4" style:family="paragraph" style:parent-style-name="Standard" style:auto-update="true" style:list-style-name="WWNum9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Bullet_20_5" style:display-name="List Bullet 5" style:family="paragraph" style:parent-style-name="Standard" style:auto-update="true" style:list-style-name="WWNum10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Continue" style:display-name="List Continue" style:family="paragraph" style:parent-style-name="Standard" style:list-style-name="WWNum11">
      <style:paragraph-properties style:line-height-at-least="0.406cm">
        <style:tab-stops>
          <style:tab-stop style:position="0.706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Continue_20_2" style:display-name="List Continue 2" style:family="paragraph" style:parent-style-name="List_20_Continue">
      <style:paragraph-properties>
        <style:tab-stops>
          <style:tab-stop style:position="1.411cm"/>
        </style:tab-stops>
      </style:paragraph-properties>
    </style:style>
    <style:style style:name="List_20_Continue_20_3" style:display-name="List Continue 3" style:family="paragraph" style:parent-style-name="List_20_Continue">
      <style:paragraph-properties>
        <style:tab-stops>
          <style:tab-stop style:position="2.117cm"/>
        </style:tab-stops>
      </style:paragraph-properties>
    </style:style>
    <style:style style:name="List_20_Continue_20_4" style:display-name="List Continue 4" style:family="paragraph" style:parent-style-name="List_20_Continue">
      <style:paragraph-properties>
        <style:tab-stops>
          <style:tab-stop style:position="2.822cm"/>
        </style:tab-stops>
      </style:paragraph-properties>
    </style:style>
    <style:style style:name="List_20_Continue_20_5" style:display-name="List Continue 5" style:family="paragraph" style:parent-style-name="Standard">
      <style:paragraph-properties fo:margin-left="2.496cm" fo:margin-right="0cm" fo:margin-top="0cm" fo:margin-bottom="0.212cm" style:contextual-spacing="false" style:line-height-at-least="0.406cm" fo:text-indent="0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Number" style:display-name="List Number" style:family="paragraph" style:parent-style-name="Standard" style:list-style-name="WWNum12">
      <style:paragraph-properties style:line-height-at-least="0.406cm">
        <style:tab-stops>
          <style:tab-stop style:position="0.706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Number_20_2" style:display-name="List Number 2" style:family="paragraph" style:parent-style-name="Standard" style:list-style-name="WWNum12" style:list-level="2">
      <style:paragraph-properties style:line-height-at-least="0.406cm">
        <style:tab-stops>
          <style:tab-stop style:position="1.411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Number_20_3" style:display-name="List Number 3" style:family="paragraph" style:parent-style-name="Standard" style:list-style-name="WWNum12" style:list-level="3">
      <style:paragraph-properties style:line-height-at-least="0.406cm">
        <style:tab-stops>
          <style:tab-stop style:position="2.117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Number_20_4" style:display-name="List Number 4" style:family="paragraph" style:parent-style-name="Standard" style:auto-update="true" style:list-style-name="WWNum12" style:list-level="4">
      <style:paragraph-properties style:line-height-at-least="0.406cm">
        <style:tab-stops>
          <style:tab-stop style:position="2.822cm"/>
        </style:tab-stops>
      </style:paragraph-properties>
      <style:text-properties style:font-name="Cambria2" fo:font-family="Cambria" style:font-style-name="Regular" style:font-family-generic="roman" style:font-pitch="variable" fo:font-size="11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Number_20_5" style:display-name="List Number 5" style:family="paragraph" style:parent-style-name="Standard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macro" style:family="paragraph" loext:linked-style-name="Macro_20_Text_20_Char">
      <style:paragraph-properties fo:margin-top="0cm" fo:margin-bottom="0.423cm" style:contextual-spacing="false" style:line-height-at-least="0.406cm" fo:text-align="justify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urier New" fo:font-family="'Courier New'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Message_20_Header" style:display-name="Message Header" style:family="paragraph" style:parent-style-name="Standard" loext:linked-style-name="Message_20_Header_20_Char">
      <loext:graphic-properties draw:fill="solid" draw:fill-color="#cccccc"/>
      <style:paragraph-properties fo:margin-left="2cm" fo:margin-right="0cm" style:line-height-at-least="0.406cm" fo:text-indent="-2cm" style:auto-text-indent="false" fo:background-color="#cccccc" fo:padding="0.035cm" fo:border="0.74pt solid #000000" style:shadow="none">
        <style:tab-stops/>
      </style:paragraph-properties>
      <style:text-properties style:font-name="Arial" fo:font-family="Arial" style:font-family-generic="roman" style:font-pitch="variable" fo:font-size="12pt" fo:language="en" fo:country="GB" style:font-name-asian="MS Mincho" style:font-family-asian="'MS Mincho'" style:font-family-generic-asian="system" style:font-pitch-asian="variable" style:font-size-asian="12pt" style:language-asian="ja" style:country-asian="JP" style:font-size-complex="10pt"/>
    </style:style>
    <style:style style:name="MSDNFR" style:family="paragraph" style:parent-style-name="Standard" style:next-style-name="Standard">
      <style:paragraph-properties style:line-height-at-least="0.388cm">
        <style:tab-stops/>
      </style:paragraph-properties>
      <style:text-properties fo:color="#0000ff" loext:opacity="100%"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na2" style:family="paragraph" style:parent-style-name="a2" style:next-style-name="Standard" style:default-outline-level="2">
      <style:paragraph-properties fo:line-height="0.476cm" fo:hyphenation-ladder-count="no-limit">
        <style:tab-stops>
          <style:tab-stop style:position="0.882cm"/>
          <style:tab-stop style:position="1.27cm"/>
        </style:tab-stops>
      </style:paragraph-properties>
      <style:text-properties style:font-name="Arial" fo:font-family="Arial" style:font-family-generic="roman" style:font-pitch="variable" fo:font-size="12pt" fo:language="en" fo:country="GB" style:font-size-asian="12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a3" style:family="paragraph" style:parent-style-name="a3" style:next-style-name="Standard" style:default-outline-level="3">
      <style:paragraph-properties fo:line-height="0.441cm" fo:hyphenation-ladder-count="no-limit">
        <style:tab-stops>
          <style:tab-stop style:position="1.129cm"/>
          <style:tab-stop style:position="1.552cm"/>
        </style:tab-stops>
      </style:paragraph-properties>
      <style:text-properties style:font-name="Arial" fo:font-family="Arial" style:font-family-generic="roman" style:font-pitch="variable" fo:font-size="11pt" fo:language="en" fo:country="GB" style:font-size-asian="11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a4" style:family="paragraph" style:parent-style-name="a4" style:next-style-name="Standard" style:default-outline-level="4">
      <style:paragraph-properties fo:line-height="0.406cm" fo:hyphenation-ladder-count="no-limit">
        <style:tab-stops>
          <style:tab-stop style:position="1.552cm"/>
          <style:tab-stop style:position="1.87cm"/>
        </style:tab-stops>
      </style:paragraph-properties>
      <style:text-properties style:font-name="Arial" fo:font-family="Arial" style:font-family-generic="roman" style:font-pitch="variable" fo:font-size="10pt" fo:language="en" fo:country="GB" style:font-size-asian="10pt" style:font-size-complex="10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a5" style:family="paragraph" style:parent-style-name="a5" style:next-style-name="Standard" style:default-outline-level="5">
      <style:paragraph-properties fo:line-height="0.406cm" fo:hyphenation-ladder-count="no-limit">
        <style:tab-stops>
          <style:tab-stop style:position="2.011cm"/>
          <style:tab-stop style:position="2.399cm"/>
        </style:tab-stops>
      </style:paragraph-properties>
      <style:text-properties style:font-name="Arial" fo:font-family="Arial" style:font-family-generic="roman" style:font-pitch="variable" fo:font-size="10pt" fo:language="en" fo:country="GB" style:font-size-asian="10pt" style:font-size-complex="10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a6" style:family="paragraph" style:parent-style-name="a6" style:next-style-name="Standard" style:default-outline-level="6">
      <style:paragraph-properties fo:line-height="0.406cm" fo:hyphenation-ladder-count="no-limit">
        <style:tab-stops>
          <style:tab-stop style:position="2.011cm"/>
          <style:tab-stop style:position="2.399cm"/>
        </style:tab-stops>
      </style:paragraph-properties>
      <style:text-properties style:font-name="Arial" fo:font-family="Arial" style:font-family-generic="roman" style:font-pitch="variable" fo:font-size="10pt" fo:language="en" fo:country="GB" style:font-size-asian="10pt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Indent" style:display-name="Normal Indent" style:family="paragraph" style:parent-style-name="Standard">
      <style:paragraph-properties fo:margin-left="1.249cm" fo:margin-right="0cm" style:line-height-at-least="0.406cm" fo:text-indent="0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Note" style:family="paragraph" style:parent-style-name="Standard" style:next-style-name="Standard">
      <style:paragraph-properties style:line-height-at-least="0.37cm">
        <style:tab-stops>
          <style:tab-stop style:position="1.693cm"/>
        </style:tab-stops>
      </style:paragraph-properties>
      <style:text-properties style:font-name="Arial" fo:font-family="Arial" style:font-family-generic="roman" style:font-pitch="variable" fo:font-size="9pt" fo:language="en" fo:country="GB" style:font-name-asian="MS Mincho" style:font-family-asian="'MS Mincho'" style:font-family-generic-asian="system" style:font-pitch-asian="variable" style:font-size-asian="9pt" style:language-asian="ja" style:country-asian="JP" style:font-size-complex="10pt"/>
    </style:style>
    <style:style style:name="Note_20_Heading" style:display-name="Note Heading" style:family="paragraph" style:parent-style-name="Standard" style:next-style-name="Standard" loext:linked-style-name="Note_20_Heading_20_Char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p2" style:family="paragraph" style:parent-style-name="Standard" style:next-style-name="Standard">
      <style:paragraph-properties style:line-height-at-least="0.406cm">
        <style:tab-stops>
          <style:tab-stop style:position="0.988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p3" style:family="paragraph" style:parent-style-name="Standard" style:next-style-name="Standard">
      <style:paragraph-properties style:line-height-at-least="0.406cm">
        <style:tab-stops>
          <style:tab-stop style:position="1.27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p4" style:family="paragraph" style:parent-style-name="Standard" style:next-style-name="Standard">
      <style:paragraph-properties style:line-height-at-least="0.406cm">
        <style:tab-stops>
          <style:tab-stop style:position="1.94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p5" style:family="paragraph" style:parent-style-name="Standard" style:next-style-name="Standard">
      <style:paragraph-properties style:line-height-at-least="0.406cm">
        <style:tab-stops>
          <style:tab-stop style:position="1.94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p6" style:family="paragraph" style:parent-style-name="Standard" style:next-style-name="Standard">
      <style:paragraph-properties style:line-height-at-least="0.406cm">
        <style:tab-stops>
          <style:tab-stop style:position="2.54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Plain_20_Text" style:display-name="Plain Text" style:family="paragraph" style:parent-style-name="Standard" loext:linked-style-name="Plain_20_Text_20_Char">
      <style:paragraph-properties style:line-height-at-least="0.406cm">
        <style:tab-stops/>
      </style:paragraph-properties>
      <style:text-properties style:font-name="Courier New" fo:font-family="'Courier New'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RefNorm" style:family="paragraph" style:parent-style-name="Standard" style:next-style-name="Standard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Salutation" style:family="paragraph" style:parent-style-name="Standard" style:next-style-name="Standard" loext:linked-style-name="Salutation_20_Char" style:class="text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Signature" style:family="paragraph" style:parent-style-name="Standard" loext:linked-style-name="Signature_20_Char" style:class="text">
      <style:paragraph-properties fo:margin-left="7.5cm" fo:margin-right="0cm" style:line-height-at-least="0.406cm" fo:text-indent="0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Special" style:family="paragraph" style:parent-style-name="Standard" style:next-style-name="Standard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Table_20_footnote" style:display-name="Table footnote" style:family="paragraph" style:parent-style-name="Standard">
      <style:paragraph-properties fo:margin-top="0.106cm" fo:margin-bottom="0.106cm" style:contextual-spacing="false" style:line-height-at-least="0.335cm">
        <style:tab-stops>
          <style:tab-stop style:position="0.6cm"/>
        </style:tab-stops>
      </style:paragraph-properties>
      <style:text-properties style:font-name="Arial" fo:font-family="Arial" style:font-family-generic="roman" style:font-pitch="variable" fo:font-size="8pt" fo:language="en" fo:country="GB" style:font-name-asian="MS Mincho" style:font-family-asian="'MS Mincho'" style:font-family-generic-asian="system" style:font-pitch-asian="variable" style:font-size-asian="8pt" style:language-asian="ja" style:country-asian="JP" style:font-size-complex="10pt"/>
    </style:style>
    <style:style style:name="Table_20_title" style:display-name="Table title" style:family="paragraph" style:parent-style-name="Standard" style:next-style-name="Standard" loext:linked-style-name="Table_20_title_20_Char">
      <style:paragraph-properties fo:margin-top="0.212cm" fo:margin-bottom="0.212cm" style:contextual-spacing="false" fo:line-height="0.406cm" fo:text-align="center" style:justify-single-word="false" fo:hyphenation-ladder-count="no-limit" fo:keep-with-next="always">
        <style:tab-stops/>
      </style:paragraph-properties>
      <style:text-properties style:font-name="Arial" fo:font-family="Arial" style:font-family-generic="roman" style:font-pitch="variable" fo:font-size="10pt" fo:language="en" fo:country="GB" fo:font-weight="bold" style:font-name-asian="MS Mincho" style:font-family-asian="'MS Mincho'" style:font-family-generic-asian="system" style:font-pitch-asian="variable" style:font-size-asian="10pt" style:language-asian="ja" style:country-asian="JP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5" style:display-name="Contents 5" style:family="paragraph" style:parent-style-name="Contents_20_4" style:next-style-name="Standard" style:class="index"/>
    <style:style style:name="Contents_20_6" style:display-name="Contents 6" style:family="paragraph" style:parent-style-name="Contents_20_4" style:next-style-name="Standard" style:class="index">
      <style:paragraph-properties fo:margin-left="2.54cm" fo:margin-right="0.882cm" fo:text-indent="-2.54cm" style:auto-text-indent="false">
        <style:tab-stops>
          <style:tab-stop style:position="2.54cm"/>
          <style:tab-stop style:position="17.20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Contents_20_4" style:next-style-name="Standard" style:class="index">
      <style:paragraph-properties fo:margin-left="2.54cm" fo:margin-right="0.882cm" fo:text-indent="-2.54cm" style:auto-text-indent="false">
        <style:tab-stops>
          <style:tab-stop style:position="2.54cm"/>
          <style:tab-stop style:position="17.20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Contents_20_4" style:next-style-name="Standard" style:class="index">
      <style:paragraph-properties fo:margin-left="2.54cm" fo:margin-right="0.882cm" fo:text-indent="-2.54cm" style:auto-text-indent="false">
        <style:tab-stops>
          <style:tab-stop style:position="2.54cm"/>
          <style:tab-stop style:position="17.20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Contents_20_1" style:next-style-name="Standard" style:class="index">
      <style:paragraph-properties fo:margin-left="0cm" fo:margin-right="0.882cm" style:line-height-at-least="0.406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zzBiblio" style:family="paragraph" style:parent-style-name="Standard" style:next-style-name="Bibliography1">
      <style:paragraph-properties fo:margin-top="0cm" fo:margin-bottom="1.341cm" style:contextual-spacing="false" fo:line-height="0.547cm" fo:text-align="center" style:justify-single-word="false" fo:break-before="page">
        <style:tab-stops/>
      </style:paragraph-properties>
      <style:text-properties style:font-name="Arial" fo:font-family="Arial" style:font-family-generic="roman" style:font-pitch="variable" fo:font-size="14pt" fo:language="en" fo:country="GB" fo:font-weight="bold" style:font-name-asian="MS Mincho" style:font-family-asian="'MS Mincho'" style:font-family-generic-asian="system" style:font-pitch-asian="variable" style:font-size-asian="14pt" style:language-asian="ja" style:country-asian="JP" style:font-weight-asian="bold" style:font-size-complex="10pt"/>
    </style:style>
    <style:style style:name="zzCover" style:family="paragraph" style:parent-style-name="Standard">
      <style:paragraph-properties fo:margin-top="0cm" fo:margin-bottom="0.388cm" style:contextual-spacing="false" style:line-height-at-least="0.406cm" fo:text-align="end" style:justify-single-word="false">
        <style:tab-stops/>
      </style:paragraph-properties>
      <style:text-properties fo:color="#000000" loext:opacity="100%" style:font-name="Arial" fo:font-family="Arial" style:font-family-generic="roman" style:font-pitch="variable" fo:font-size="12pt" fo:language="en" fo:country="GB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 style:font-size-complex="10pt"/>
    </style:style>
    <style:style style:name="zzForeword" style:family="paragraph" style:parent-style-name="Introduction" style:next-style-name="Standard">
      <style:paragraph-properties>
        <style:tab-stops/>
      </style:paragraph-properties>
      <style:text-properties fo:color="#0000ff" loext:opacity="100%"/>
    </style:style>
    <style:style style:name="zzHelp" style:family="paragraph" style:parent-style-name="Standard">
      <style:paragraph-properties style:line-height-at-least="0.406cm">
        <style:tab-stops/>
      </style:paragraph-properties>
      <style:text-properties fo:color="#008000" loext:opacity="100%"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zzIndex" style:family="paragraph" style:parent-style-name="zzBiblio" style:next-style-name="index_20_heading"/>
    <style:style style:name="index_20_1" style:display-name="index 1" style:family="paragraph" style:parent-style-name="Standard">
      <style:paragraph-properties fo:margin-left="0.25cm" fo:margin-right="0cm" fo:margin-top="0cm" fo:margin-bottom="0cm" style:contextual-spacing="false" style:line-height-at-least="0.37cm" fo:text-align="start" style:justify-single-word="false" fo:text-indent="-0.25cm" style:auto-text-indent="false">
        <style:tab-stops/>
      </style:paragraph-properties>
      <style:text-properties style:font-name="Arial" fo:font-family="Arial" style:font-family-generic="roman" style:font-pitch="variable" fo:font-size="9pt" fo:language="en" fo:country="GB" fo:font-weight="bold" style:font-name-asian="MS Mincho" style:font-family-asian="'MS Mincho'" style:font-family-generic-asian="system" style:font-pitch-asian="variable" style:font-size-asian="9pt" style:language-asian="ja" style:country-asian="JP" style:font-weight-asian="bold" style:font-size-complex="10pt"/>
    </style:style>
    <style:style style:name="zzLc5" style:family="paragraph" style:parent-style-name="Standard" style:next-style-name="Standard">
      <style:paragraph-properties style:line-height-at-least="0.406cm" fo:text-align="start" style:justify-single-word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zzLc6" style:family="paragraph" style:parent-style-name="Standard" style:next-style-name="Standard">
      <style:paragraph-properties style:line-height-at-least="0.406cm" fo:text-align="start" style:justify-single-word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zzLn5" style:family="paragraph" style:parent-style-name="Standard" style:next-style-name="Standard">
      <style:paragraph-properties style:line-height-at-least="0.406cm" fo:text-align="start" style:justify-single-word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zzLn6" style:family="paragraph" style:parent-style-name="Standard" style:next-style-name="Standard">
      <style:paragraph-properties style:line-height-at-least="0.406cm" fo:text-align="start" style:justify-single-word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Table_20_text_20__28_10_29_" style:display-name="Table text (10)" style:family="paragraph" style:parent-style-name="Standard">
      <style:paragraph-properties fo:margin-top="0.106cm" fo:margin-bottom="0.106cm" style:contextual-spacing="false"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Table_20_text_20__28_9_29_" style:display-name="Table text (9)" style:family="paragraph" style:parent-style-name="Standard">
      <style:paragraph-properties fo:margin-top="0.106cm" fo:margin-bottom="0.106cm" style:contextual-spacing="false" style:line-height-at-least="0.37cm">
        <style:tab-stops/>
      </style:paragraph-properties>
      <style:text-properties style:font-name="Arial" fo:font-family="Arial" style:font-family-generic="roman" style:font-pitch="variable" fo:font-size="9pt" fo:language="en" fo:country="GB" style:font-name-asian="MS Mincho" style:font-family-asian="'MS Mincho'" style:font-family-generic-asian="system" style:font-pitch-asian="variable" style:font-size-asian="9pt" style:language-asian="ja" style:country-asian="JP" style:font-size-complex="10pt"/>
    </style:style>
    <style:style style:name="Table_20_text_20__28_8_29_" style:display-name="Table text (8)" style:family="paragraph" style:parent-style-name="Standard">
      <style:paragraph-properties fo:margin-top="0.106cm" fo:margin-bottom="0.106cm" style:contextual-spacing="false" style:line-height-at-least="0.335cm">
        <style:tab-stops/>
      </style:paragraph-properties>
      <style:text-properties style:font-name="Arial" fo:font-family="Arial" style:font-family-generic="roman" style:font-pitch="variable" fo:font-size="8pt" fo:language="en" fo:country="GB" style:font-name-asian="MS Mincho" style:font-family-asian="'MS Mincho'" style:font-family-generic-asian="system" style:font-pitch-asian="variable" style:font-size-asian="8pt" style:language-asian="ja" style:country-asian="JP" style:font-size-complex="10pt"/>
    </style:style>
    <style:style style:name="Table_20_text_20__28_7_29_" style:display-name="Table text (7)" style:family="paragraph" style:parent-style-name="Standard">
      <style:paragraph-properties fo:margin-top="0.106cm" fo:margin-bottom="0.106cm" style:contextual-spacing="false" style:line-height-at-least="0.3cm">
        <style:tab-stops/>
      </style:paragraph-properties>
      <style:text-properties style:font-name="Arial" fo:font-family="Arial" style:font-family-generic="roman" style:font-pitch="variable" fo:font-size="7pt" fo:language="en" fo:country="GB" style:font-name-asian="MS Mincho" style:font-family-asian="'MS Mincho'" style:font-family-generic-asian="system" style:font-pitch-asian="variable" style:font-size-asian="7pt" style:language-asian="ja" style:country-asian="JP" style:font-size-complex="10pt"/>
    </style:style>
    <style:style style:name="_31_text" style:display-name="1text" style:family="paragraph">
      <style:paragraph-properties fo:margin-left="0cm" fo:margin-right="1.693cm" fo:margin-top="0.282cm" fo:margin-bottom="0cm" style:contextual-spacing="false" style:line-height-at-least="0.494cm" fo:text-align="start" style:justify-single-word="false" fo:keep-together="always" fo:orphans="2" fo:widows="2" fo:text-indent="0cm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detail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style:font-name="Verdana" fo:font-family="Verdana" style:font-family-generic="roman" style:font-pitch="variable" fo:font-size="6pt" style:font-name-asian="MS Mincho" style:font-family-asian="'MS Mincho'" style:font-family-generic-asian="system" style:font-pitch-asian="variable" style:font-size-asian="6pt" style:language-asian="ja" style:country-asian="JP" style:font-size-complex="6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name-complex="Courier New1" style:font-family-complex="'Courier New'" style:font-family-generic-complex="system" style:font-pitch-complex="variable" style:font-size-complex="10pt"/>
    </style:style>
    <style:style style:name="Caption1" style:family="paragraph" style:parent-style-name="Standard" loext:linked-style-name="Caption1_20_Char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fo:color="#888888" loext:opacity="100%" style:font-name="Verdana" fo:font-family="Verdana" style:font-family-generic="roman" style:font-pitch="variable" fo:font-size="6.5pt" style:font-name-asian="MS Mincho" style:font-family-asian="'MS Mincho'" style:font-family-generic-asian="system" style:font-pitch-asian="variable" style:font-size-asian="6.5pt" style:language-asian="ja" style:country-asian="JP" style:font-size-complex="6.5pt"/>
    </style:style>
    <style:style style:name="masthead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style:font-name="Franklin Gothic Heavy" fo:font-family="'Franklin Gothic Heavy'" style:font-family-generic="roman" style:font-pitch="variable" fo:font-size="36pt" style:font-name-asian="MS Mincho" style:font-family-asian="'MS Mincho'" style:font-family-generic-asian="system" style:font-pitch-asian="variable" style:font-size-asian="36pt" style:language-asian="ja" style:country-asian="JP" style:font-size-complex="36pt"/>
    </style:style>
    <style:style style:name="heading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style:font-name="Verdana" fo:font-family="Verdana" style:font-family-generic="roman" style:font-pitch="variable" fo:font-size="18pt" style:font-name-asian="MS Mincho" style:font-family-asian="'MS Mincho'" style:font-family-generic-asian="system" style:font-pitch-asian="variable" style:font-size-asian="18pt" style:language-asian="ja" style:country-asian="JP" style:font-size-complex="18pt"/>
    </style:style>
    <style:style style:name="flag" style:family="paragraph" style:parent-style-name="Standard">
      <loext:graphic-properties draw:fill="solid" draw:fill-color="#ff3100"/>
      <style:paragraph-properties fo:margin-top="0.494cm" fo:margin-bottom="0.494cm" style:contextual-spacing="false" fo:line-height="100%" fo:text-align="start" style:justify-single-word="false" fo:background-color="#ff3100">
        <style:tab-stops/>
      </style:paragraph-properties>
      <style:text-properties fo:color="#ffffff" loext:opacity="100%" style:font-name="Arial" fo:font-family="Arial" style:font-family-generic="roman" style:font-pitch="variable" fo:font-size="7pt" fo:font-weight="bold" style:font-name-asian="MS Mincho" style:font-family-asian="'MS Mincho'" style:font-family-generic-asian="system" style:font-pitch-asian="variable" style:font-size-asian="7pt" style:language-asian="ja" style:country-asian="JP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tiny" style:family="paragraph" style:parent-style-name="Standard">
      <style:paragraph-properties fo:margin-left="0.847cm" fo:margin-right="0cm" fo:margin-top="0.494cm" fo:margin-bottom="0.494cm" style:contextual-spacing="false" fo:line-height="100%" fo:text-align="start" style:justify-single-word="false" fo:text-indent="0cm" style:auto-text-indent="false">
        <style:tab-stops/>
      </style:paragraph-properties>
      <style:text-properties style:font-name="Courier New" fo:font-family="'Courier New'" style:font-family-generic="roman" style:font-pitch="variable" fo:font-size="9.5pt" style:font-name-asian="MS Mincho" style:font-family-asian="'MS Mincho'" style:font-family-generic-asian="system" style:font-pitch-asian="variable" style:font-size-asian="9.5pt" style:language-asian="ja" style:country-asian="JP" style:font-name-complex="Courier New1" style:font-family-complex="'Courier New'" style:font-family-generic-complex="system" style:font-pitch-complex="variable" style:font-size-complex="9.5pt"/>
    </style:style>
    <style:style style:name="smaller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style:font-name="Verdana" fo:font-family="Verdana" style:font-family-generic="roman" style:font-pitch="variable" fo:font-size="5.5pt" style:font-name-asian="MS Mincho" style:font-family-asian="'MS Mincho'" style:font-family-generic-asian="system" style:font-pitch-asian="variable" style:font-size-asian="5.5pt" style:language-asian="ja" style:country-asian="JP" style:font-size-complex="5.5pt"/>
    </style:style>
    <style:style style:name="smallcode" style:family="paragraph" style:parent-style-name="Standard">
      <style:paragraph-properties fo:margin-left="0.847cm" fo:margin-right="0cm" fo:margin-top="0.494cm" fo:margin-bottom="0.494cm" style:contextual-spacing="false" fo:line-height="100%" fo:text-align="start" style:justify-single-word="false" fo:text-indent="0cm" style:auto-text-indent="false">
        <style:tab-stops/>
      </style:paragraph-properties>
      <style:text-properties style:font-name="Courier New" fo:font-family="'Courier New'" style:font-family-generic="roman" style:font-pitch="variable" fo:font-size="9.5pt" style:font-name-asian="MS Mincho" style:font-family-asian="'MS Mincho'" style:font-family-generic-asian="system" style:font-pitch-asian="variable" style:font-size-asian="9.5pt" style:language-asian="ja" style:country-asian="JP" style:font-name-complex="Courier New1" style:font-family-complex="'Courier New'" style:font-family-generic-complex="system" style:font-pitch-complex="variable" style:font-size-complex="9.5pt"/>
    </style:style>
    <style:style style:name="foot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style:font-name="Times New Roman" fo:font-family="'Times New Roman'" style:font-family-generic="roman" style:font-pitch="variable" fo:font-size="9pt" style:font-name-asian="MS Mincho" style:font-family-asian="'MS Mincho'" style:font-family-generic-asian="system" style:font-pitch-asian="variable" style:font-size-asian="9pt" style:language-asian="ja" style:country-asian="JP" style:font-size-complex="9pt"/>
    </style:style>
    <style:style style:name="add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red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fo:color="#ff3030" loext:opacity="100%" style:font-name="Times New Roman" fo:font-family="'Times New Roman'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green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fo:color="#30a030" loext:opacity="100%" style:font-name="Times New Roman" fo:font-family="'Times New Roman'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blue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fo:color="#3030ff" loext:opacity="100%" style:font-name="Times New Roman" fo:font-family="'Times New Roman'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cssspec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fo:color="#303090" loext:opacity="100%" style:font-name="Times New Roman" fo:font-family="'Times New Roman'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tab" style:family="paragraph" style:parent-style-name="Standard">
      <style:paragraph-properties fo:margin-left="0.085cm" fo:margin-right="0.042cm" fo:margin-top="0.494cm" fo:margin-bottom="0.494cm" style:contextual-spacing="false" fo:line-height="100%" fo:text-align="start" style:justify-single-word="false" fo:text-indent="0cm" style:auto-text-indent="false">
        <style:tab-stops/>
      </style:paragraph-properties>
      <style:text-properties style:font-name="Verdana" fo:font-family="Verdana" style:font-family-generic="roman" style:font-pitch="variable" fo:font-size="5.5pt" style:font-name-asian="MS Mincho" style:font-family-asian="'MS Mincho'" style:font-family-generic-asian="system" style:font-pitch-asian="variable" style:font-size-asian="5.5pt" style:language-asian="ja" style:country-asian="JP" style:font-size-complex="5.5pt"/>
    </style:style>
    <style:style style:name="caution" style:family="paragraph" style:parent-style-name="_31_text" style:next-style-name="_31_text">
      <style:paragraph-properties fo:margin-left="2.963cm" fo:margin-right="1.693cm" fo:margin-top="0.776cm" fo:margin-bottom="0.494cm" style:contextual-spacing="false" fo:text-indent="-2.963cm" style:auto-text-indent="false">
        <style:tab-stops>
          <style:tab-stop style:position="0.635cm"/>
        </style:tab-stops>
      </style:paragraph-properties>
    </style:style>
    <style:style style:name="tinfo" style:family="paragraph" style:parent-style-name="Standard">
      <style:paragraph-properties fo:margin-top="0cm" fo:margin-bottom="0cm" style:contextual-spacing="false" style:line-height-at-least="0.494cm" fo:text-align="start" style:justify-single-word="false">
        <style:tab-stops>
          <style:tab-stop style:position="9.102cm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thead" style:family="paragraph" style:parent-style-name="Standard">
      <style:paragraph-properties fo:margin-top="0cm" fo:margin-bottom="0cm" style:contextual-spacing="false" style:line-height-at-least="0.494cm" fo:text-align="start" style:justify-single-word="false">
        <style:tab-stops>
          <style:tab-stop style:position="9.102cm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 style:font-size-complex="12pt" style:font-weight-complex="bold"/>
    </style:style>
    <style:style style:name="graphic" style:family="paragraph" style:parent-style-name="_31_text">
      <style:paragraph-properties fo:margin-left="0cm" fo:margin-right="0cm" fo:margin-top="0.282cm" fo:margin-bottom="0.282cm" style:contextual-spacing="false" fo:text-indent="0cm" style:auto-text-indent="false"/>
    </style:style>
    <style:style style:name="List1" style:family="paragraph" style:parent-style-name="_31_text">
      <style:paragraph-properties fo:margin-left="0.494cm" fo:margin-right="1.693cm" fo:margin-top="0.141cm" fo:margin-bottom="0cm" style:contextual-spacing="false" fo:text-indent="-0.494cm" style:auto-text-indent="false"/>
    </style:style>
    <style:style style:name="note" style:family="paragraph" style:parent-style-name="Standard" style:next-style-name="_31_text">
      <style:paragraph-properties fo:margin-left="0cm" fo:margin-right="1.693cm" fo:margin-top="0.282cm" fo:margin-bottom="0cm" style:contextual-spacing="false" fo:text-align="start" style:justify-single-word="false" fo:keep-together="always" fo:text-indent="0cm" style:auto-text-indent="false">
        <style:tab-stops>
          <style:tab-stop style:position="0.635cm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0pt" fo:font-style="italic" style:font-name-asian="MS Mincho" style:font-family-asian="'MS Mincho'" style:font-family-generic-asian="system" style:font-pitch-asian="variable" style:font-size-asian="10pt" style:language-asian="ja" style:country-asian="JP" style:font-style-asian="italic" style:font-size-complex="10pt" style:font-style-complex="italic"/>
    </style:style>
    <style:style style:name="t3info" style:family="paragraph" style:parent-style-name="tinfo">
      <style:paragraph-properties fo:margin-top="0.106cm" fo:margin-bottom="0.106cm" style:contextual-spacing="false" fo:text-align="center" style:justify-single-word="false" style:punctuation-wrap="hanging" style:vertical-align="baseline"/>
      <style:text-properties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list2" style:family="paragraph" style:parent-style-name="List1">
      <style:paragraph-properties fo:margin-left="1.023cm" fo:margin-right="1.693cm" fo:text-indent="-0.494cm" style:auto-text-indent="false">
        <style:tab-stops>
          <style:tab-stop style:position="2.54cm"/>
          <style:tab-stop style:position="2.999cm"/>
        </style:tab-stops>
      </style:paragraph-properties>
      <style:text-properties fo:font-size="10pt" style:font-name-asian="Times New Roman1" style:font-family-asian="'Times New Roman'" style:font-family-generic-asian="system" style:font-pitch-asian="variable" style:font-size-asian="10pt" style:language-asian="en" style:country-asian="US" style:font-size-complex="10pt"/>
    </style:style>
    <style:style style:name="_32_text" style:display-name="2text" style:family="paragraph" style:parent-style-name="_31_text">
      <style:text-properties fo:font-size="10pt" style:font-name-asian="Times New Roman1" style:font-family-asian="'Times New Roman'" style:font-family-generic-asian="system" style:font-pitch-asian="variable" style:font-size-asian="10pt" style:language-asian="en" style:country-asian="US" style:font-size-complex="10pt"/>
    </style:style>
    <style:style style:name="example" style:family="paragraph" style:parent-style-name="_31_text">
      <style:paragraph-properties fo:margin-top="0.423cm" fo:margin-bottom="0cm" style:contextual-spacing="false" fo:keep-with-next="always"/>
      <style:text-properties fo:font-size="10pt" fo:font-style="italic" style:font-name-asian="Times New Roman1" style:font-family-asian="'Times New Roman'" style:font-family-generic-asian="system" style:font-pitch-asian="variable" style:font-size-asian="10pt" style:language-asian="en" style:country-asian="US" style:font-style-asian="italic" style:font-style-complex="italic"/>
    </style:style>
    <style:style style:name="note1" style:family="paragraph" style:parent-style-name="_31_text">
      <style:paragraph-properties>
        <style:tab-stops>
          <style:tab-stop style:position="0.635cm"/>
        </style:tab-stops>
      </style:paragraph-properties>
      <style:text-properties fo:font-size="10pt" fo:font-style="italic" style:font-name-asian="Times New Roman1" style:font-family-asian="'Times New Roman'" style:font-family-generic-asian="system" style:font-pitch-asian="variable" style:font-size-asian="10pt" style:language-asian="en" style:country-asian="US" style:font-style-asian="italic" style:font-style-complex="italic"/>
    </style:style>
    <style:style style:name="equation" style:family="paragraph">
      <style:paragraph-properties fo:margin-left="0cm" fo:margin-right="1.693cm" fo:margin-top="0.106cm" fo:margin-bottom="0.106cm" style:contextual-spacing="false" style:line-height-at-least="0.459cm" fo:text-align="start" style:justify-single-word="false" fo:keep-together="always" fo:orphans="2" fo:widows="2" fo:text-indent="0cm" style:auto-text-indent="false" fo:keep-with-next="always" style:writing-mode="lr-tb">
        <style:tab-stops>
          <style:tab-stop style:position="0.564cm"/>
          <style:tab-stop style:position="2.469cm"/>
        </style:tab-stops>
      </style:paragraph-properties>
      <style:text-properties fo:color="#000000" loext:opacity="100%"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body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style:font-name="Times New Roman" fo:font-family="'Times New Roman'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3" style:family="paragraph" style:parent-style-name="list2">
      <style:paragraph-properties fo:margin-left="0.529cm" fo:margin-right="1.693cm" fo:text-indent="0cm" style:auto-text-indent="false" style:punctuation-wrap="hanging" style:vertical-align="baseline">
        <style:tab-stops>
          <style:tab-stop style:position="1.094cm"/>
        </style:tab-stops>
      </style:paragraph-properties>
      <style:text-properties style:language-asian="zh" style:country-asian="CN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paragraph-properties fo:orphans="2" fo:widows="2"/>
      <style:text-properties style:font-name="Times New Roman" fo:font-family="'Times New Roman'" style:font-family-generic="roman" style:font-pitch="variable" fo:font-weight="bold" style:font-name-asian="MS Mincho" style:font-family-asian="'MS Mincho'" style:font-family-generic-asian="system" style:font-pitch-asian="variable" style:language-asian="ja" style:country-asian="JP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Style_20_Heading_20_2_20__2b__20_Before_3a__20__20_0_20_pt" style:display-name="Style Heading 2 + Before:  0 pt" style:family="paragraph" style:parent-style-name="Heading_20_2" style:default-outline-level="2" style:list-style-name="">
      <style:paragraph-properties fo:margin-left="0.635cm" fo:margin-right="0cm" fo:margin-top="0cm" fo:margin-bottom="0.127cm" style:contextual-spacing="false" fo:line-height="100%" fo:keep-together="always" fo:hyphenation-ladder-count="no-limit" fo:text-indent="-0.635cm" style:auto-text-indent="false">
        <style:tab-stops>
          <style:tab-stop style:position="0.635cm"/>
        </style:tab-stops>
      </style:paragraph-properties>
      <style:text-properties style:font-name="Verdana" fo:font-family="Verdana" style:font-family-generic="roman" style:font-pitch="variable" fo:font-size="11pt" fo:font-style="italic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2pt" style:font-style-complex="italic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41" style:display-name="Heading 41" style:family="paragraph" style:parent-style-name="Standard" style:next-style-name="Standard">
      <style:paragraph-properties fo:margin-left="1.27cm" fo:margin-right="0cm" fo:margin-top="0.423cm" fo:margin-bottom="0.106cm" style:contextual-spacing="false" fo:line-height="100%" fo:text-align="start" style:justify-single-word="false" fo:text-indent="-1.27cm" style:auto-text-indent="false" fo:keep-with-next="always">
        <style:tab-stops>
          <style:tab-stop style:position="1.27cm"/>
        </style:tab-stops>
      </style:paragraph-properties>
      <style:text-properties style:font-name="Verdana" fo:font-family="Verdana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 style:font-size-complex="14pt" style:font-weight-complex="bold"/>
    </style:style>
    <style:style style:name="Heading_20_42" style:display-name="Heading 42" style:family="paragraph" style:parent-style-name="Standard" style:next-style-name="Standard">
      <style:paragraph-properties fo:margin-left="1.27cm" fo:margin-right="0cm" fo:margin-top="0.423cm" fo:margin-bottom="0.106cm" style:contextual-spacing="false" fo:line-height="100%" fo:text-align="start" style:justify-single-word="false" fo:text-indent="-1.27cm" style:auto-text-indent="false" fo:keep-with-next="always">
        <style:tab-stops>
          <style:tab-stop style:position="1.27cm"/>
        </style:tab-stops>
      </style:paragraph-properties>
      <style:text-properties style:font-name="Verdana" fo:font-family="Verdana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 style:font-size-complex="14pt" style:font-weight-complex="bold"/>
    </style:style>
    <style:style style:name="Heading_20_43" style:display-name="Heading 43" style:family="paragraph" style:parent-style-name="Standard" style:next-style-name="Standard">
      <style:paragraph-properties fo:margin-left="1.27cm" fo:margin-right="0cm" fo:margin-top="0.423cm" fo:margin-bottom="0.106cm" style:contextual-spacing="false" fo:line-height="100%" fo:text-align="start" style:justify-single-word="false" fo:text-indent="-1.27cm" style:auto-text-indent="false" fo:keep-with-next="always">
        <style:tab-stops>
          <style:tab-stop style:position="1.27cm"/>
        </style:tab-stops>
      </style:paragraph-properties>
      <style:text-properties style:font-name="Verdana" fo:font-family="Verdana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 style:font-size-complex="14pt" style:font-weight-complex="bold"/>
    </style:style>
    <style:style style:name="Style_20_Heading_20_1_20__2b__20__28_Complex_29__20_16_20_pt" style:display-name="Style Heading 1 + (Complex) 16 pt" style:family="paragraph" style:parent-style-name="Heading_20_1" loext:linked-style-name="Style_20_Heading_20_1_20__2b__20__28_Complex_29__20_16_20_pt_20_Char" style:default-outline-level="1" style:list-style-name="">
      <style:paragraph-properties fo:margin-left="1.27cm" fo:margin-right="0cm" fo:margin-top="1.693cm" fo:margin-bottom="0.353cm" style:contextual-spacing="false" style:line-height-at-least="0.847cm" fo:keep-together="always" fo:hyphenation-ladder-count="no-limit" fo:text-indent="-1.27cm" style:auto-text-indent="false">
        <style:tab-stops>
          <style:tab-stop style:position="1.27cm"/>
        </style:tab-stops>
      </style:paragraph-properties>
      <style:text-properties fo:language="en" fo:country="GB" style:font-name-complex="Arial1" style:font-family-complex="Arial" style:font-family-generic-complex="system" style:font-pitch-complex="variable" style:font-size-complex="16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tyle1" style:family="paragraph" style:parent-style-name="Standard" style:auto-update="true">
      <style:paragraph-properties fo:margin-top="0cm" fo:margin-bottom="0cm" style:contextual-spacing="false" fo:line-height="100%" fo:text-align="start" style:justify-single-word="false">
        <style:tab-stops/>
      </style:paragraph-properties>
      <style:text-properties fo:color="#000080" loext:opacity="100%" style:font-name="Verdana" fo:font-family="Verdan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Style2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fo:color="#000080" loext:opacity="100%" style:font-name="Verdana" fo:font-family="Verdan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NBComment" style:family="paragraph" style:parent-style-name="Standard">
      <style:paragraph-properties fo:margin-top="0cm" fo:margin-bottom="0cm" style:contextual-spacing="false" fo:line-height="100%" fo:text-align="start" style:justify-single-word="false">
        <style:tab-stops/>
      </style:paragraph-properties>
      <style:text-properties fo:color="#0000ff" loext:opacity="100%"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size-complex="10pt"/>
    </style:style>
    <style:style style:name="Example_20_BIFStextual" style:display-name="Example BIFStextual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  <style:tab-stop style:position="9.502cm"/>
          <style:tab-stop style:position="10.001cm"/>
          <style:tab-stop style:position="10.502cm"/>
          <style:tab-stop style:position="11.001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2cm"/>
          <style:tab-stop style:position="14.503cm"/>
          <style:tab-stop style:position="15.002cm"/>
          <style:tab-stop style:position="15.503cm"/>
          <style:tab-stop style:position="16.002cm"/>
          <style:tab-stop style:position="16.503cm"/>
          <style:tab-stop style:position="17.002cm"/>
          <style:tab-stop style:position="17.503cm"/>
          <style:tab-stop style:position="18.002cm"/>
          <style:tab-stop style:position="18.503cm"/>
          <style:tab-stop style:position="19.002cm"/>
          <style:tab-stop style:position="19.503cm"/>
          <style:tab-stop style:position="20.003cm"/>
        </style:tab-stops>
      </style:paragraph-properties>
      <style:text-properties style:font-name="Courier New" fo:font-family="'Courier New'" style:font-family-generic="roman" style:font-pitch="variable" fo:font-size="9pt" style:font-name-asian="Batang" style:font-family-asian="Batang" style:font-family-generic-asian="system" style:font-pitch-asian="variable" style:font-size-asian="9pt" style:language-asian="ko" style:country-asian="KR" style:font-size-complex="10pt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Editor_27_s_20_Note" style:display-name="Editor's Note" style:family="paragraph" style:parent-style-name="Standard" loext:linked-style-name="Editor_27_s_20_Note_20_Char">
      <loext:graphic-properties draw:fill="solid" draw:fill-color="#cccccc"/>
      <style:paragraph-properties fo:margin-top="0.106cm" fo:margin-bottom="0.318cm" style:contextual-spacing="false" fo:line-height="100%" fo:text-align="start" style:justify-single-word="false" fo:keep-together="always" fo:background-color="#cccccc" fo:padding="0.035cm" fo:border="0.74pt solid #000000" style:shadow="none">
        <style:tab-stops/>
      </style:paragraph-properties>
      <style:text-properties fo:color="#ff0000" loext:opacity="100%" style:font-name="Times New Roman" fo:font-family="'Times New Roman'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font-size-complex="10pt"/>
    </style:style>
    <style:style style:name="doc_5f_header_5f_info" style:display-name="doc_header_info" style:family="paragraph" style:parent-style-name="Standard">
      <style:paragraph-properties fo:margin-top="0.106cm" fo:margin-bottom="0cm" style:contextual-spacing="false" fo:line-height="100%" fo:hyphenation-ladder-count="no-limit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fo:font-size="12pt" fo:font-weight="bold" style:font-name-asian="BatangChe" style:font-family-asian="BatangChe" style:font-family-generic-asian="system" style:font-pitch-asian="variable" style:font-size-asian="12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tyle_20_MTDisplayEquation_20__2b__20_Centered" style:display-name="Style MTDisplayEquation + Centered" style:family="paragraph" style:parent-style-name="Standard">
      <style:paragraph-properties fo:margin-left="1.27cm" fo:margin-right="0cm" fo:margin-top="0cm" fo:margin-bottom="0.176cm" style:contextual-spacing="false" fo:line-height="150%" fo:text-align="center" style:justify-single-word="false" fo:text-indent="-0.635cm" style:auto-text-indent="false">
        <style:tab-stops>
          <style:tab-stop style:position="8.89cm" style:type="center"/>
          <style:tab-stop style:position="16.51cm" style:type="right"/>
        </style:tab-stops>
      </style:paragraph-properties>
      <style:text-properties style:font-name="Georgia" fo:font-family="Georgia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ISO_5f_Change" style:display-name="ISO_Change" style:family="paragraph" style:parent-style-name="Standard">
      <style:paragraph-properties fo:margin-top="0.37cm" fo:margin-bottom="0cm" style:contextual-spacing="false" fo:line-height="0.37cm" fo:text-align="start" style:justify-single-word="false">
        <style:tab-stops/>
      </style:paragraph-properties>
      <style:text-properties style:font-name="Arial" fo:font-family="Arial" style:font-family-generic="roman" style:font-pitch="variable" fo:font-size="9pt" fo:language="en" fo:country="GB" style:font-name-asian="Times New Roman1" style:font-family-asian="'Times New Roman'" style:font-family-generic-asian="system" style:font-pitch-asian="variable" style:font-size-asian="9pt" style:font-size-complex="10pt"/>
    </style:style>
    <style:style style:name="Table_20_Header" style:display-name="Table Header" style:family="paragraph" style:parent-style-name="Table_20_title" loext:linked-style-name="Table_20_Header_20_Char">
      <style:paragraph-properties fo:margin-top="0.106cm" fo:margin-bottom="0.212cm" style:contextual-spacing="false" style:line-height-at-least="0.423cm"/>
      <style:text-properties style:font-name="Cambria" fo:font-family="Cambria" style:font-family-generic="roman" style:font-pitch="variable" fo:font-size="11pt" style:font-size-asian="11pt"/>
    </style:style>
    <style:style style:name="NOTE" style:family="paragraph" style:parent-style-name="Normal_20__28_Web_29_" loext:linked-style-name="NOTE_20_Char">
      <style:paragraph-properties fo:margin-left="1.588cm" fo:margin-right="0cm" fo:text-indent="-1.588cm" style:auto-text-indent="false"/>
      <style:text-properties style:font-name="Cambria" fo:font-family="Cambria" style:font-family-generic="roman" style:font-pitch="variable" fo:font-size="11pt" fo:language="en" fo:country="GB" style:font-size-asian="11pt" style:font-name-complex="Arial1" style:font-family-complex="Arial" style:font-family-generic-complex="system" style:font-pitch-complex="variable" style:font-size-complex="11pt" style:font-style-complex="italic"/>
    </style:style>
    <style:style style:name="Figure_20_caption" style:display-name="Figure caption" style:family="paragraph" style:parent-style-name="Standard" loext:linked-style-name="Figure_20_caption_20_Char">
      <style:paragraph-properties fo:text-align="center" style:justify-single-word="false"/>
      <style:text-properties fo:language="en" fo:country="GB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Frame_20_contents" style:display-name="Frame contents" style:family="paragraph" style:parent-style-name="Standard" style:class="extra"/>
    <style:style style:name="Change" style:family="paragraph" style:parent-style-name="Text_20_body">
      <style:paragraph-properties style:border-line-width-top="0.053cm 0.004cm 0.026cm" style:border-line-width-bottom="0.053cm 0.004cm 0.026cm" fo:padding="0.101cm" fo:border-left="none" fo:border-right="none" fo:border-top="2.35pt double #7c007c" fo:border-bottom="2.35pt double #7c007c"/>
      <style:text-properties fo:color="#9c009c" loext:opacity="100%" fo:font-size="13pt" fo:language="en" fo:country="GB" officeooo:rsid="0478433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Body_20_Text_20_Char" style:display-name="Body Text Char" style:family="text" style:parent-style-name="Default_20_Paragraph_20_Font">
      <style:text-properties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rong" style:family="text">
      <style:text-properties fo:font-weight="bold" style:font-weight-asian="bold" style:font-weight-complex="bold"/>
    </style:style>
    <style:style style:name="Unresolved_20_Mention1" style:display-name="Unresolved Mention1" style:family="text" style:parent-style-name="Default_20_Paragraph_20_Font">
      <style:text-properties fo:color="#605e5c" loext:opacity="100%" fo:background-color="#e1dfdd"/>
    </style:style>
    <style:style style:name="Header_20_Char" style:display-name="Header Char" style:family="text" style:parent-style-name="Default_20_Paragraph_20_Font" loext:linked-style-name="Header">
      <style:text-properties style:font-name="Cambria2" fo:font-family="Cambria" style:font-style-name="Regular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Footer_20_Char" style:display-name="Footer Char" style:family="text" style:parent-style-name="Default_20_Paragraph_20_Font" loext:linked-style-name="Footer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dex_20_Link" style:display-name="Index Link" style:family="text"/>
    <style:style style:name="Number_20_H_20_1" style:display-name="Number H 1" style:family="text"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Number_20_H_20_3" style:display-name="Number H 3" style:family="text">
      <style:text-properties style:font-name="Arial" fo:font-family="Arial" style:font-family-generic="roman" style:font-pitch="variable" fo:font-size="14pt" fo:font-weight="bold" style:font-size-asian="14pt" style:font-weight-asian="bold"/>
    </style:style>
    <style:style style:name="Number_20_H_20_2" style:display-name="Number H 2" style:family="text">
      <style:text-properties style:font-name="Arial" fo:font-family="Arial" style:font-family-generic="roman" style:font-pitch="variable" fo:font-size="16pt" fo:font-weight="bold" style:font-size-asian="16pt" style:font-weight-asian="bold"/>
    </style:style>
    <style:style style:name="Number_20_H_20_4" style:display-name="Number H 4" style:family="text"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Cambria1" fo:font-family="Cambria" style:font-style-name="Bold" style:font-family-generic="roman" style:font-pitch="variable" fo:font-size="14pt" fo:font-weight="bold" style:font-size-asian="18pt" style:font-weight-asian="bold"/>
    </style:style>
    <style:style style:name="ListLabel_20_2" style:display-name="ListLabel 2" style:family="text">
      <style:text-properties style:font-name="Cambria1" fo:font-family="Cambria" style:font-style-name="Bold" style:font-family-generic="roman" style:font-pitch="variable" fo:font-size="13pt" fo:font-weight="bold" style:font-size-asian="16pt" style:font-weight-asian="bold"/>
    </style:style>
    <style:style style:name="ListLabel_20_3" style:display-name="ListLabel 3" style:family="text">
      <style:text-properties style:font-name="Cambria1" fo:font-family="Cambria" style:font-style-name="Bold" style:font-family-generic="roman" style:font-pitch="variable" fo:font-size="12pt" fo:font-weight="bold" style:font-size-asian="14pt" style:font-weight-asian="bold"/>
    </style:style>
    <style:style style:name="ListLabel_20_4" style:display-name="ListLabel 4" style:family="text">
      <style:text-properties style:font-name="Cambria1" fo:font-family="Cambria" style:font-style-name="Bold" style:font-family-generic="roman" style:font-pitch="variable" fo:font-size="11pt" fo:font-weight="bold" style:font-size-asian="12pt" style:font-weight-asian="bold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Symbol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Symbol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Symbol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Symbol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Symbol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Symbol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Symbol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Symbol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Symbol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Symbol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Symbol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Symbol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Symbol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Symbol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Symbol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Symbol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Symbol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Symbol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Symbol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Symbol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Symbol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Symbol" style:font-family-complex="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eading_20_1_20_Char" style:display-name="Heading 1 Char" style:family="text" loext:linked-style-name="Heading_20_1">
      <style:text-properties style:font-name="Cambria1" fo:font-family="Cambria" style:font-style-name="Bold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language-asian="ja" style:country-asian="JP" style:font-weight-asian="bold" style:font-size-complex="11pt"/>
    </style:style>
    <style:style style:name="Heading_20_2_20_Char" style:display-name="Heading 2 Char" style:family="text" loext:linked-style-name="Heading_20_2">
      <style:text-properties style:font-name="Cambria1" fo:font-family="Cambria" style:font-style-name="Bold" style:font-family-generic="roman" style:font-pitch="variable" fo:font-size="13pt" fo:font-weight="bold" style:font-name-asian="MS Mincho" style:font-family-asian="'MS Mincho'" style:font-family-generic-asian="system" style:font-pitch-asian="variable" style:font-size-asian="13pt" style:language-asian="ja" style:country-asian="JP" style:font-weight-asian="bold" style:font-size-complex="11pt"/>
    </style:style>
    <style:style style:name="Heading_20_3_20_Char" style:display-name="Heading 3 Char" style:family="text" loext:linked-style-name="Heading_20_3">
      <style:text-properties fo:font-size="12pt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 style:font-size-complex="11pt"/>
    </style:style>
    <style:style style:name="Heading_20_4_20_Char" style:display-name="Heading 4 Char" style:family="text" loext:linked-style-name="Heading_20_4">
      <style:text-properties fo:font-size="11pt" fo:font-weight="bold" style:font-name-asian="MS Mincho" style:font-family-asian="'MS Mincho'" style:font-family-generic-asian="system" style:font-pitch-asian="variable" style:font-size-asian="11pt" style:language-asian="ja" style:country-asian="JP" style:font-weight-asian="bold" style:font-size-complex="11pt"/>
    </style:style>
    <style:style style:name="Heading_20_5_20_Char" style:display-name="Heading 5 Char" style:family="text" loext:linked-style-name="Heading_20_5">
      <style:text-properties fo:font-size="11pt" fo:font-weight="bold" style:font-name-asian="MS Mincho" style:font-family-asian="'MS Mincho'" style:font-family-generic-asian="system" style:font-pitch-asian="variable" style:font-size-asian="11pt" style:language-asian="ja" style:country-asian="JP" style:font-weight-asian="bold" style:font-size-complex="11pt"/>
    </style:style>
    <style:style style:name="Heading_20_6_20_Char" style:display-name="Heading 6 Char" style:family="text" loext:linked-style-name="Heading_20_6">
      <style:text-properties fo:font-size="11pt" fo:font-weight="bold" style:font-name-asian="MS Mincho" style:font-family-asian="'MS Mincho'" style:font-family-generic-asian="system" style:font-pitch-asian="variable" style:font-size-asian="11pt" style:language-asian="ja" style:country-asian="JP" style:font-weight-asian="bold" style:font-size-complex="11pt"/>
    </style:style>
    <style:style style:name="Heading_20_7_20_Char" style:display-name="Heading 7 Char" style:family="text" style:parent-style-name="Default_20_Paragraph_20_Font" loext:linked-style-name="Heading_20_7">
      <style:text-properties fo:color="#5b9bd5" loext:opacity="100%" style:font-name="Calibri Light" fo:font-family="'Calibri Light'" style:font-family-generic="roman" style:font-pitch="variable" fo:font-size="12pt" fo:language="en" fo:country="US" style:font-name-asian="宋体" style:font-family-asian="宋体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 loext:linked-style-name="Heading_20_8">
      <style:text-properties fo:color="#5b9bd5" loext:opacity="100%" style:font-name="Calibri Light" fo:font-family="'Calibri Light'" style:font-family-generic="roman" style:font-pitch="variable" fo:font-size="12pt" fo:language="en" fo:country="US" style:font-name-asian="宋体" style:font-family-asian="宋体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2pt"/>
    </style:style>
    <style:style style:name="Heading_20_9_20_Char" style:display-name="Heading 9 Char" style:family="text" style:parent-style-name="Default_20_Paragraph_20_Font" loext:linked-style-name="Heading_20_9">
      <style:text-properties fo:color="#5b9bd5" loext:opacity="100%" style:font-name="Calibri Light" fo:font-family="'Calibri Light'" style:font-family-generic="roman" style:font-pitch="variable" fo:font-size="12pt" fo:language="en" fo:country="US" style:font-name-asian="宋体" style:font-family-asian="宋体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Foreword_20_Text_20_Char" style:display-name="Foreword Text Char" style:family="text" loext:linked-style-name="Foreword_20_Text">
      <style:text-properties fo:font-size="11pt" fo:language="fr" fo:country="FR" style:font-size-asian="11pt" style:font-size-complex="11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fo:language="en" fo:country="GB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_20_Char" style:display-name="Normal (Web) Char" style:family="text" loext:linked-style-name="Normal_20__28_Web_29_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itle_20_Char" style:display-name="Title Char" style:family="text" style:parent-style-name="Default_20_Paragraph_20_Font" loext:linked-style-name="Title">
      <style:text-properties fo:font-size="16pt" style:text-underline-style="solid" style:text-underline-width="auto" style:text-underline-color="#000000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4.5pt" style:font-weight-complex="bold"/>
    </style:style>
    <style:style style:name="Verbatim_20_Char" style:display-name="Verbatim Char" style:family="text" style:parent-style-name="Default_20_Paragraph_20_Font" loext:linked-style-name="Source_20_Code">
      <style:text-properties style:font-name="Consolas" fo:font-family="Consolas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Subtitle_20_Char" style:display-name="Subtitle Char" style:family="text" style:parent-style-name="Default_20_Paragraph_20_Font" loext:linked-style-name="Subtitle">
      <style:text-properties fo:color="#2c6eab" loext:opacity="100%" style:font-name="Calibri Light" fo:font-family="'Calibri Light'" style:font-family-generic="roman" style:font-pitch="variable" fo:font-size="15pt" fo:language="en" fo:country="US" style:text-underline-style="none" fo:font-weight="bold" style:font-name-asian="宋体" style:font-family-asian="宋体" style:font-family-generic-asian="system" style:font-pitch-asian="variable" style:font-size-asian="15pt" style:font-weight-asian="bold" style:font-name-complex="Angsana New" style:font-family-complex="'Angsana New'" style:font-family-generic-complex="system" style:font-pitch-complex="variable" style:font-size-complex="15pt" style:font-weight-complex="bold"/>
    </style:style>
    <style:style style:name="Date_20_Char" style:display-name="Date Char" style:family="text" style:parent-style-name="Default_20_Paragraph_20_Font" loext:linked-style-name="Date">
      <style:text-properties fo:font-size="11pt" fo:language="en" fo:country="US" style:font-name-asian="Calibri1" style:font-family-asian="Calibri" style:font-family-generic-asian="system" style:font-pitch-asian="variable" style:font-size-asian="11pt" style:font-name-complex="Cordia New" style:font-family-complex="'Cordia New'" style:font-family-generic-complex="system" style:font-pitch-complex="variable" style:font-size-complex="12pt"/>
    </style:style>
    <style:style style:name="Footnote_20_Text_20_Char" style:display-name="Footnote Text Char" style:family="text" style:parent-style-name="Default_20_Paragraph_20_Font" loext:linked-style-name="Footnote">
      <style:text-properties fo:language="en" fo:country="US" style:font-name-asian="Calibri1" style:font-family-asian="Calibri" style:font-family-generic-asian="system" style:font-pitch-asian="variable" style:font-name-complex="Cordia New" style:font-family-complex="'Cordia New'" style:font-family-generic-complex="system" style:font-pitch-complex="variable" style:font-size-complex="12pt"/>
    </style:style>
    <style:style style:name="Caption_20_Char" style:display-name="Caption Char" style:family="text" style:parent-style-name="Default_20_Paragraph_20_Font" loext:linked-style-name="caption">
      <style:text-properties fo:font-size="11pt" fo:language="en" fo:country="US" fo:font-style="italic" style:font-name-asian="Calibri1" style:font-family-asian="Calibri" style:font-family-generic-asian="system" style:font-pitch-asian="variable" style:font-size-asian="11pt" style:font-style-asian="italic" style:font-name-complex="Cordia New" style:font-family-complex="'Cordia New'" style:font-family-generic-complex="system" style:font-pitch-complex="variable" style:font-size-complex="12pt"/>
    </style:style>
    <style:style style:name="Section_20_Number" style:display-name="Section Number" style:family="text" style:parent-style-name="Caption_20_Char">
      <style:text-properties style:font-name="Calibri" fo:font-family="Calibri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name-complex="Cordia New" style:font-family-complex="'Cordia New'" style:font-family-generic-complex="system" style:font-pitch-complex="variable" style:font-size-complex="12pt"/>
    </style:style>
    <style:style style:name="KeywordTok" style:family="text" style:parent-style-name="Verbatim_20_Char">
      <style:text-properties fo:color="#007020" loext:opacity="100%" style:font-name="Consolas" fo:font-family="Consolas" style:font-family-generic="roman" style:font-pitch="variable" fo:font-size="12pt" fo:language="en" fo:country="US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size-complex="12pt"/>
    </style:style>
    <style:style style:name="DataTypeTok" style:family="text" style:parent-style-name="Verbatim_20_Char">
      <style:text-properties fo:color="#90200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DecValTok" style:family="text" style:parent-style-name="Verbatim_20_Char">
      <style:text-properties fo:color="#40a07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BaseNTok" style:family="text" style:parent-style-name="Verbatim_20_Char">
      <style:text-properties fo:color="#40a07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FloatTok" style:family="text" style:parent-style-name="Verbatim_20_Char">
      <style:text-properties fo:color="#40a07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ConstantTok" style:family="text" style:parent-style-name="Verbatim_20_Char">
      <style:text-properties fo:color="#88000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CharTok" style:family="text" style:parent-style-name="Verbatim_20_Char">
      <style:text-properties fo:color="#4070a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SpecialCharTok" style:family="text" style:parent-style-name="Verbatim_20_Char">
      <style:text-properties fo:color="#4070a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StringTok" style:family="text" style:parent-style-name="Verbatim_20_Char">
      <style:text-properties fo:color="#4070a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VerbatimStringTok" style:family="text" style:parent-style-name="Verbatim_20_Char">
      <style:text-properties fo:color="#4070a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SpecialStringTok" style:family="text" style:parent-style-name="Verbatim_20_Char">
      <style:text-properties fo:color="#bb6688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ImportTok" style:family="text" style:parent-style-name="Verbatim_20_Char">
      <style:text-properties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CommentTok" style:family="text" style:parent-style-name="Verbatim_20_Char">
      <style:text-properties fo:color="#60a0b0" loext:opacity="100%" style:font-name="Consolas" fo:font-family="Consolas" style:font-family-generic="roman" style:font-pitch="variable" fo:font-size="12pt" fo:language="en" fo:country="US" fo:font-style="normal" style:font-name-asian="Calibri1" style:font-family-asian="Calibri" style:font-family-generic-asian="system" style:font-pitch-asian="variable" style:font-size-asian="12pt" style:font-style-asian="normal" style:font-size-complex="12pt"/>
    </style:style>
    <style:style style:name="DocumentationTok" style:family="text" style:parent-style-name="Verbatim_20_Char">
      <style:text-properties fo:color="#ba2121" loext:opacity="100%" style:font-name="Consolas" fo:font-family="Consolas" style:font-family-generic="roman" style:font-pitch="variable" fo:font-size="12pt" fo:language="en" fo:country="US" fo:font-style="normal" style:font-name-asian="Calibri1" style:font-family-asian="Calibri" style:font-family-generic-asian="system" style:font-pitch-asian="variable" style:font-size-asian="12pt" style:font-style-asian="normal" style:font-size-complex="12pt"/>
    </style:style>
    <style:style style:name="AnnotationTok" style:family="text" style:parent-style-name="Verbatim_20_Char">
      <style:text-properties fo:color="#60a0b0" loext:opacity="100%" style:font-name="Consolas" fo:font-family="Consolas" style:font-family-generic="roman" style:font-pitch="variable" fo:font-size="12pt" fo:language="en" fo:country="US" fo:font-style="normal" fo:font-weight="bold" style:font-name-asian="Calibri1" style:font-family-asian="Calibri" style:font-family-generic-asian="system" style:font-pitch-asian="variable" style:font-size-asian="12pt" style:font-style-asian="normal" style:font-weight-asian="bold" style:font-size-complex="12pt"/>
    </style:style>
    <style:style style:name="CommentVarTok" style:family="text" style:parent-style-name="Verbatim_20_Char">
      <style:text-properties fo:color="#60a0b0" loext:opacity="100%" style:font-name="Consolas" fo:font-family="Consolas" style:font-family-generic="roman" style:font-pitch="variable" fo:font-size="12pt" fo:language="en" fo:country="US" fo:font-style="normal" fo:font-weight="bold" style:font-name-asian="Calibri1" style:font-family-asian="Calibri" style:font-family-generic-asian="system" style:font-pitch-asian="variable" style:font-size-asian="12pt" style:font-style-asian="normal" style:font-weight-asian="bold" style:font-size-complex="12pt"/>
    </style:style>
    <style:style style:name="OtherTok" style:family="text" style:parent-style-name="Verbatim_20_Char">
      <style:text-properties fo:color="#00702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FunctionTok" style:family="text" style:parent-style-name="Verbatim_20_Char">
      <style:text-properties fo:color="#06287e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VariableTok" style:family="text" style:parent-style-name="Verbatim_20_Char">
      <style:text-properties fo:color="#19177c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ControlFlowTok" style:family="text" style:parent-style-name="Verbatim_20_Char">
      <style:text-properties fo:color="#007020" loext:opacity="100%" style:font-name="Consolas" fo:font-family="Consolas" style:font-family-generic="roman" style:font-pitch="variable" fo:font-size="12pt" fo:language="en" fo:country="US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size-complex="12pt"/>
    </style:style>
    <style:style style:name="OperatorTok" style:family="text" style:parent-style-name="Verbatim_20_Char">
      <style:text-properties fo:color="#666666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BuiltInTok" style:family="text" style:parent-style-name="Verbatim_20_Char">
      <style:text-properties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ExtensionTok" style:family="text" style:parent-style-name="Verbatim_20_Char">
      <style:text-properties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PreprocessorTok" style:family="text" style:parent-style-name="Verbatim_20_Char">
      <style:text-properties fo:color="#bc7a0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AttributeTok" style:family="text" style:parent-style-name="Verbatim_20_Char">
      <style:text-properties fo:color="#7d9029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RegionMarkerTok" style:family="text" style:parent-style-name="Verbatim_20_Char">
      <style:text-properties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InformationTok" style:family="text" style:parent-style-name="Verbatim_20_Char">
      <style:text-properties fo:color="#60a0b0" loext:opacity="100%" style:font-name="Consolas" fo:font-family="Consolas" style:font-family-generic="roman" style:font-pitch="variable" fo:font-size="12pt" fo:language="en" fo:country="US" fo:font-style="normal" fo:font-weight="bold" style:font-name-asian="Calibri1" style:font-family-asian="Calibri" style:font-family-generic-asian="system" style:font-pitch-asian="variable" style:font-size-asian="12pt" style:font-style-asian="normal" style:font-weight-asian="bold" style:font-size-complex="12pt"/>
    </style:style>
    <style:style style:name="WarningTok" style:family="text" style:parent-style-name="Verbatim_20_Char">
      <style:text-properties fo:color="#60a0b0" loext:opacity="100%" style:font-name="Consolas" fo:font-family="Consolas" style:font-family-generic="roman" style:font-pitch="variable" fo:font-size="12pt" fo:language="en" fo:country="US" fo:font-style="normal" fo:font-weight="bold" style:font-name-asian="Calibri1" style:font-family-asian="Calibri" style:font-family-generic-asian="system" style:font-pitch-asian="variable" style:font-size-asian="12pt" style:font-style-asian="normal" style:font-weight-asian="bold" style:font-size-complex="12pt"/>
    </style:style>
    <style:style style:name="AlertTok" style:family="text" style:parent-style-name="Verbatim_20_Char">
      <style:text-properties fo:color="#ff0000" loext:opacity="100%" style:font-name="Consolas" fo:font-family="Consolas" style:font-family-generic="roman" style:font-pitch="variable" fo:font-size="12pt" fo:language="en" fo:country="US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size-complex="12pt"/>
    </style:style>
    <style:style style:name="ErrorTok" style:family="text" style:parent-style-name="Verbatim_20_Char">
      <style:text-properties fo:color="#ff0000" loext:opacity="100%" style:font-name="Consolas" fo:font-family="Consolas" style:font-family-generic="roman" style:font-pitch="variable" fo:font-size="12pt" fo:language="en" fo:country="US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size-complex="12pt"/>
    </style:style>
    <style:style style:name="NormalTok" style:family="text" style:parent-style-name="Verbatim_20_Char">
      <style:text-properties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Body_20_Text_20_2_20_Char" style:display-name="Body Text 2 Char" style:family="text" style:parent-style-name="Default_20_Paragraph_20_Font" loext:linked-style-name="Body_20_Text_20_2">
      <style:text-properties style:font-name="Arial" fo:font-family="Arial" style:font-family-generic="roman" style:font-pitch="variable" fo:font-size="8pt" fo:language="en" fo:country="GB" style:font-name-asian="MS Mincho" style:font-family-asian="'MS Mincho'" style:font-family-generic-asian="system" style:font-pitch-asian="variable" style:font-size-asian="8pt" style:language-asian="ja" style:country-asian="JP"/>
    </style:style>
    <style:style style:name="Body_20_Text_20_3_20_Char" style:display-name="Body Text 3 Char" style:family="text" style:parent-style-name="Default_20_Paragraph_20_Font" loext:linked-style-name="Body_20_Text_20_3">
      <style:text-properties style:font-name="Arial" fo:font-family="Arial" style:font-family-generic="roman" style:font-pitch="variable" fo:font-size="7pt" fo:language="en" fo:country="GB" style:font-name-asian="MS Mincho" style:font-family-asian="'MS Mincho'" style:font-family-generic-asian="system" style:font-pitch-asian="variable" style:font-size-asian="7pt" style:language-asian="ja" style:country-asian="JP"/>
    </style:style>
    <style:style style:name="Body_20_Text_20_First_20_Indent_20_Char" style:display-name="Body Text First Indent Char" style:family="text" style:parent-style-name="Body_20_Text_20_Char" loext:linked-style-name="Body_20_Text_20_Indent">
      <style:text-properties style:font-name="Arial" fo:font-family="Arial" style:font-family-generic="roman" style:font-pitch="variable" fo:font-size="9pt" fo:language="en" fo:country="GB" style:font-name-asian="MS Mincho" style:font-family-asian="'MS Mincho'" style:font-family-generic-asian="system" style:font-pitch-asian="variable" style:font-size-asian="9pt" style:language-asian="ja" style:country-asian="JP" style:font-size-complex="11pt"/>
    </style:style>
    <style:style style:name="Body_20_Text_20_Indent_20_Char" style:display-name="Body Text Indent Char" style:family="text" style:parent-style-name="Default_20_Paragraph_20_Font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Body_20_Text_20_First_20_Indent_20_2_20_Char" style:display-name="Body Text First Indent 2 Char" style:family="text" style:parent-style-name="Body_20_Text_20_Indent_20_Char" loext:linked-style-name="Body_20_Text_20_First_20_Indent_20_2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Body_20_Text_20_Indent_20_2_20_Char" style:display-name="Body Text Indent 2 Char" style:family="text" style:parent-style-name="Default_20_Paragraph_20_Font" loext:linked-style-name="Body_20_Text_20_Indent_20_2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Body_20_Text_20_Indent_20_3_20_Char" style:display-name="Body Text Indent 3 Char" style:family="text" style:parent-style-name="Default_20_Paragraph_20_Font" loext:linked-style-name="Body_20_Text_20_Indent_20_3">
      <style:text-properties style:font-name="Arial" fo:font-family="Arial" style:font-family-generic="roman" style:font-pitch="variable" fo:font-size="8pt" fo:language="en" fo:country="GB" style:font-name-asian="MS Mincho" style:font-family-asian="'MS Mincho'" style:font-family-generic-asian="system" style:font-pitch-asian="variable" style:font-size-asian="8pt" style:language-asian="ja" style:country-asian="JP"/>
    </style:style>
    <style:style style:name="Closing_20_Char" style:display-name="Closing Char" style:family="text" style:parent-style-name="Default_20_Paragraph_20_Font" loext:linked-style-name="Closing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Defterms" style:family="text">
      <style:text-properties style:use-window-font-color="true" loext:opacity="0%" fo:language="fr" fo:country="FR"/>
    </style:style>
    <style:style style:name="Document_20_Map_20_Char" style:display-name="Document Map Char" style:family="text" style:parent-style-name="Default_20_Paragraph_20_Font" loext:linked-style-name="Document_20_Map">
      <style:text-properties style:font-name="Tahoma" fo:font-family="Tahoma" style:font-family-generic="roman" style:font-pitch="variable" fo:language="en" fo:country="GB" fo:background-color="#000080" style:font-name-asian="MS Mincho" style:font-family-asian="'MS Mincho'" style:font-family-generic-asian="system" style:font-pitch-asian="variable" style:language-asian="ja" style:country-asian="JP"/>
    </style:style>
    <style:style style:name="Endnote_20_Text_20_Char" style:display-name="Endnote Text Char" style:family="text" style:parent-style-name="Default_20_Paragraph_20_Font" loext:linked-style-name="Endnote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ExtXref" style:family="text">
      <style:text-properties style:use-window-font-color="true" loext:opacity="0%" fo:language="fr" fo:country="FR"/>
    </style:style>
    <style:style style:name="line_20_number" style:display-name="line number" style:family="text">
      <style:text-properties fo:language="fr" fo:country="FR"/>
    </style:style>
    <style:style style:name="Macro_20_Text_20_Char" style:display-name="Macro Text Char" style:family="text" style:parent-style-name="Default_20_Paragraph_20_Font" loext:linked-style-name="macro">
      <style:text-properties style:font-name="Courier New" fo:font-family="'Courier New'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Message_20_Header_20_Char" style:display-name="Message Header Char" style:family="text" style:parent-style-name="Default_20_Paragraph_20_Font" loext:linked-style-name="Message_20_Header">
      <style:text-properties style:font-name="Arial" fo:font-family="Arial" style:font-family-generic="roman" style:font-pitch="variable" fo:font-size="12pt" fo:language="en" fo:country="GB" fo:background-color="#cccccc" style:font-name-asian="MS Mincho" style:font-family-asian="'MS Mincho'" style:font-family-generic-asian="system" style:font-pitch-asian="variable" style:font-size-asian="12pt" style:language-asian="ja" style:country-asian="JP"/>
    </style:style>
    <style:style style:name="Note_20_Heading_20_Char" style:display-name="Note Heading Char" style:family="text" style:parent-style-name="Default_20_Paragraph_20_Font" loext:linked-style-name="Note_20_Heading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page_20_number" style:display-name="page number" style:family="text">
      <style:text-properties fo:language="fr" fo:country="FR"/>
    </style:style>
    <style:style style:name="Plain_20_Text_20_Char" style:display-name="Plain Text Char" style:family="text" style:parent-style-name="Default_20_Paragraph_20_Font" loext:linked-style-name="Plain_20_Text">
      <style:text-properties style:font-name="Courier New" fo:font-family="'Courier New'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Salutation_20_Char" style:display-name="Salutation Char" style:family="text" style:parent-style-name="Default_20_Paragraph_20_Font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Signature_20_Char" style:display-name="Signature Char" style:family="text" style:parent-style-name="Default_20_Paragraph_20_Font" loext:linked-style-name="Signature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TableFootNoteXref" style:family="text">
      <style:text-properties style:text-position="super 58%" fo:font-size="7pt" fo:language="fr" fo:country="FR" style:font-size-asian="7pt"/>
    </style:style>
    <style:style style:name="caption1" style:family="text">
      <style:text-properties fo:color="#888888" loext:opacity="100%" style:font-name="Verdana" fo:font-family="Verdana" style:font-family-generic="roman" style:font-pitch="variable" fo:font-size="6.5pt" style:font-size-asian="6.5pt" style:font-size-complex="6.5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style:font-name-asian="MS Mincho" style:font-family-asian="'MS Mincho'" style:font-family-generic-asian="system" style:font-pitch-asian="variable" style:language-asian="ja" style:country-asian="JP" style:font-name-complex="Courier New1" style:font-family-complex="'Courier New'" style:font-family-generic-complex="system" style:font-pitch-complex="variable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name-asian="MS Mincho" style:font-family-asian="'MS Mincho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1" style:family="text">
      <style:text-properties style:font-name="Verdana" fo:font-family="Verdana" style:font-family-generic="roman" style:font-pitch="variable" fo:font-size="5.5pt" style:font-size-asian="5.5pt" style:font-size-complex="5.5pt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Times New Roman" fo:font-family="'Times New Roman'" style:font-family-generic="roman" style:font-pitch="variable" fo:font-weight="bold" style:font-name-asian="MS Mincho" style:font-family-asian="'MS Mincho'" style:font-family-generic-asian="system" style:font-pitch-asian="variable" style:language-asian="ja" style:country-asian="JP" style:font-weight-asian="bold" style:font-name-complex="Arial1" style:font-family-complex="Arial" style:font-family-generic-complex="system" style:font-pitch-complex="variable" style:font-weight-complex="bold"/>
    </style:style>
    <style:style style:name="Style_20_Heading_20_1_20__2b__20__28_Complex_29__20_16_20_pt_20_Char" style:display-name="Style Heading 1 + (Complex) 16 pt Char" style:family="text" loext:linked-style-name="Style_20_Heading_20_1_20__2b__20__28_Complex_29__20_16_20_pt">
      <style:text-properties style:font-name="Arial" fo:font-family="Arial" style:font-family-generic="roman" style:font-pitch="variable" fo:font-size="12pt" fo:language="en" fo:country="GB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Style_20__28_Latin_29__20_Arial_20__28_Complex_29__20_Arial_20_10_20_pt_20_Dark_20_Blue" style:display-name="Style (Latin) Arial (Complex) Arial 10 pt Dark Blue" style:family="text">
      <style:text-properties fo:color="#000080" loext:opacity="100%" style:font-name="Verdana" fo:font-family="Verdana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Char_20_SDLcode" style:display-name="Char SDLcode" style:family="text">
      <style:text-properties style:use-window-font-color="true" loext:opacity="0%" style:font-name="Courier New" fo:font-family="'Courier New'" style:font-family-generic="roman" style:font-pitch="variable"/>
    </style:style>
    <style:style style:name="Editor_27_s_20_Note_20_Char" style:display-name="Editor's Note Char" style:family="text" loext:linked-style-name="Editor_27_s_20_Note">
      <style:text-properties fo:color="#ff0000" loext:opacity="100%" style:font-name="Times New Roman" fo:font-family="'Times New Roman'" style:font-family-generic="roman" style:font-pitch="variable" fo:language="en" fo:country="GB" fo:background-color="#cccccc" style:font-name-asian="Times New Roman1" style:font-family-asian="'Times New Roman'" style:font-family-generic-asian="system" style:font-pitch-asian="variable"/>
    </style:style>
    <style:style style:name="highlight1" style:family="text">
      <style:text-properties fo:color="#008000" loext:opacity="100%" fo:background-color="#ffff00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title_20_Char" style:display-name="Table title Char" style:family="text" style:parent-style-name="Default_20_Paragraph_20_Font" loext:linked-style-name="Table_20_title">
      <style:text-properties style:font-name="Arial" fo:font-family="Arial" style:font-family-generic="roman" style:font-pitch="variable" fo:language="en" fo:country="GB" fo:font-weight="bold" style:font-name-asian="MS Mincho" style:font-family-asian="'MS Mincho'" style:font-family-generic-asian="system" style:font-pitch-asian="variable" style:language-asian="ja" style:country-asian="JP" style:font-weight-asian="bold"/>
    </style:style>
    <style:style style:name="Table_20_Header_20_Char" style:display-name="Table Header Char" style:family="text" style:parent-style-name="Table_20_title_20_Char" loext:linked-style-name="Table_20_Header">
      <style:text-properties style:font-name="Arial" fo:font-family="Arial" style:font-family-generic="roman" style:font-pitch="variable" fo:font-size="11pt" fo:language="en" fo:country="GB" fo:font-weight="bold" style:font-name-asian="MS Mincho" style:font-family-asian="'MS Mincho'" style:font-family-generic-asian="system" style:font-pitch-asian="variable" style:font-size-asian="11pt" style:language-asian="ja" style:country-asian="JP" style:font-weight-asian="bold"/>
    </style:style>
    <style:style style:name="NOTE_20_Char" style:display-name="NOTE Char" style:family="text" style:parent-style-name="Normal_20__28_Web_29__20_Char" loext:linked-style-name="NOTE">
      <style:text-properties style:font-name="Times New Roman" fo:font-family="'Times New Roman'" style:font-family-generic="roman" style:font-pitch="variable" fo:font-size="11pt" fo:language="en" fo:country="GB" style:font-name-asian="Times New Roman1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 style:font-style-complex="italic"/>
    </style:style>
    <style:style style:name="Caption1_20_Char" style:display-name="Caption1 Char" style:family="text" style:parent-style-name="Default_20_Paragraph_20_Font" loext:linked-style-name="Caption1">
      <style:text-properties fo:color="#888888" loext:opacity="100%" style:font-name="Verdana" fo:font-family="Verdana" style:font-family-generic="roman" style:font-pitch="variable" fo:font-size="6.5pt" style:font-name-asian="MS Mincho" style:font-family-asian="'MS Mincho'" style:font-family-generic-asian="system" style:font-pitch-asian="variable" style:font-size-asian="6.5pt" style:language-asian="ja" style:country-asian="JP" style:font-size-complex="6.5pt"/>
    </style:style>
    <style:style style:name="Figure_20_caption_20_Char" style:display-name="Figure caption Char" style:family="text" style:parent-style-name="Caption1_20_Char" loext:linked-style-name="Figure_20_caption">
      <style:text-properties fo:color="#888888" loext:opacity="100%" style:font-name="Verdana" fo:font-family="Verdana" style:font-family-generic="roman" style:font-pitch="variable" fo:font-size="11pt" fo:language="en" fo:country="GB" fo:font-weight="bold" style:font-name-asian="MS Mincho" style:font-family-asian="'MS Mincho'" style:font-family-generic-asian="system" style:font-pitch-asian="variable" style:font-size-asian="11pt" style:language-asian="ja" style:country-asian="JP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>
      <style:text-properties fo:font-size="10pt" style:font-size-asian="10pt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ListLabel_20_253" style:display-name="ListLabel 253" style:family="text">
      <style:text-properties fo:font-size="10pt" style:font-size-asian="10pt"/>
    </style:style>
    <style:style style:name="ListLabel_20_254" style:display-name="ListLabel 254" style:family="text">
      <style:text-properties fo:font-size="10pt" style:font-size-asian="10pt"/>
    </style:style>
    <style:style style:name="ListLabel_20_255" style:display-name="ListLabel 255" style:family="text">
      <style:text-properties fo:font-size="10pt" style:font-size-asian="10pt"/>
    </style:style>
    <style:style style:name="ListLabel_20_256" style:display-name="ListLabel 256" style:family="text">
      <style:text-properties fo:font-size="10pt" style:font-size-asian="10pt"/>
    </style:style>
    <style:style style:name="ListLabel_20_257" style:display-name="ListLabel 257" style:family="text">
      <style:text-properties fo:font-size="10pt" style:font-size-asian="10pt"/>
    </style:style>
    <style:style style:name="ListLabel_20_258" style:display-name="ListLabel 258" style:family="text">
      <style:text-properties fo:font-size="10pt" style:font-size-asian="10pt"/>
    </style:style>
    <style:style style:name="ListLabel_20_259" style:display-name="ListLabel 259" style:family="text">
      <style:text-properties fo:font-size="10pt" style:font-size-asian="10pt"/>
    </style:style>
    <style:style style:name="ListLabel_20_260" style:display-name="ListLabel 260" style:family="text">
      <style:text-properties fo:font-size="10pt" style:font-size-asian="10pt"/>
    </style:style>
    <style:style style:name="ListLabel_20_261" style:display-name="ListLabel 261" style:family="text">
      <style:text-properties fo:font-size="10pt" style:font-size-asian="10pt"/>
    </style:style>
    <style:style style:name="ListLabel_20_262" style:display-name="ListLabel 262" style:family="text">
      <style:text-properties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>
      <style:text-properties fo:font-size="10pt" style:font-size-asian="10pt"/>
    </style:style>
    <style:style style:name="ListLabel_20_272" style:display-name="ListLabel 272" style:family="text">
      <style:text-properties fo:font-size="10pt" style:font-size-asian="10pt"/>
    </style:style>
    <style:style style:name="ListLabel_20_273" style:display-name="ListLabel 273" style:family="text">
      <style:text-properties fo:font-size="10pt" style:font-size-asian="10pt"/>
    </style:style>
    <style:style style:name="ListLabel_20_274" style:display-name="ListLabel 274" style:family="text">
      <style:text-properties fo:font-size="10pt" style:font-size-asian="10pt"/>
    </style:style>
    <style:style style:name="ListLabel_20_275" style:display-name="ListLabel 275" style:family="text">
      <style:text-properties fo:font-size="10pt" style:font-size-asian="10pt"/>
    </style:style>
    <style:style style:name="ListLabel_20_276" style:display-name="ListLabel 276" style:family="text">
      <style:text-properties fo:font-size="10pt" style:font-size-asian="10pt"/>
    </style:style>
    <style:style style:name="ListLabel_20_277" style:display-name="ListLabel 277" style:family="text">
      <style:text-properties fo:font-size="10pt" style:font-size-asian="10pt"/>
    </style:style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>
      <style:text-properties fo:font-size="10pt" style:font-size-asian="10pt"/>
    </style:style>
    <style:style style:name="ListLabel_20_288" style:display-name="ListLabel 288" style:family="text">
      <style:text-properties fo:font-size="10pt" style:font-size-asian="10pt"/>
    </style:style>
    <style:style style:name="ListLabel_20_289" style:display-name="ListLabel 289" style:family="text">
      <style:text-properties fo:font-size="10pt" style:font-size-asian="10pt"/>
    </style:style>
    <style:style style:name="ListLabel_20_290" style:display-name="ListLabel 290" style:family="text">
      <style:text-properties fo:font-size="10pt" style:font-size-asian="10pt"/>
    </style:style>
    <style:style style:name="ListLabel_20_291" style:display-name="ListLabel 291" style:family="text">
      <style:text-properties fo:font-size="10pt" style:font-size-asian="10pt"/>
    </style:style>
    <style:style style:name="ListLabel_20_292" style:display-name="ListLabel 292" style:family="text">
      <style:text-properties fo:font-size="10pt" style:font-size-asian="10pt"/>
    </style:style>
    <style:style style:name="ListLabel_20_293" style:display-name="ListLabel 293" style:family="text">
      <style:text-properties fo:font-size="10pt" style:font-size-asian="10pt"/>
    </style:style>
    <style:style style:name="ListLabel_20_294" style:display-name="ListLabel 294" style:family="text">
      <style:text-properties fo:font-size="10pt" style:font-size-asian="10pt"/>
    </style:style>
    <style:style style:name="ListLabel_20_295" style:display-name="ListLabel 295" style:family="text">
      <style:text-properties fo:font-size="10pt" style:font-size-asian="10pt"/>
    </style:style>
    <style:style style:name="ListLabel_20_296" style:display-name="ListLabel 296" style:family="text">
      <style:text-properties fo:font-size="10pt" style:font-size-asian="10pt"/>
    </style:style>
    <style:style style:name="ListLabel_20_297" style:display-name="ListLabel 297" style:family="text">
      <style:text-properties fo:font-size="10pt" style:font-size-asian="10pt"/>
    </style:style>
    <style:style style:name="ListLabel_20_298" style:display-name="ListLabel 298" style:family="text">
      <style:text-properties fo:font-size="10pt" style:font-size-asian="10pt"/>
    </style:style>
    <style:style style:name="ListLabel_20_299" style:display-name="ListLabel 299" style:family="text">
      <style:text-properties fo:font-size="10pt" style:font-size-asian="10pt"/>
    </style:style>
    <style:style style:name="ListLabel_20_300" style:display-name="ListLabel 300" style:family="text">
      <style:text-properties fo:font-size="10pt" style:font-size-asian="10pt"/>
    </style:style>
    <style:style style:name="ListLabel_20_301" style:display-name="ListLabel 301" style:family="text">
      <style:text-properties fo:font-size="10pt" style:font-size-asian="10pt"/>
    </style:style>
    <style:style style:name="ListLabel_20_302" style:display-name="ListLabel 302" style:family="text">
      <style:text-properties fo:font-size="10pt" style:font-size-asian="10pt"/>
    </style:style>
    <style:style style:name="ListLabel_20_303" style:display-name="ListLabel 303" style:family="text">
      <style:text-properties fo:font-size="10pt" style:font-size-asian="10pt"/>
    </style:style>
    <style:style style:name="ListLabel_20_304" style:display-name="ListLabel 304" style:family="text">
      <style:text-properties fo:font-size="10pt" style:font-size-asian="10pt"/>
    </style:style>
    <style:style style:name="ListLabel_20_305" style:display-name="ListLabel 305" style:family="text">
      <style:text-properties fo:font-size="10pt" style:font-size-asian="10pt"/>
    </style:style>
    <style:style style:name="ListLabel_20_306" style:display-name="ListLabel 306" style:family="text">
      <style:text-properties fo:font-size="10pt" style:font-size-asian="10pt"/>
    </style:style>
    <style:style style:name="ListLabel_20_307" style:display-name="ListLabel 307" style:family="text">
      <style:text-properties fo:font-size="10pt" style:font-size-asian="10pt"/>
    </style:style>
    <style:style style:name="ListLabel_20_308" style:display-name="ListLabel 308" style:family="text">
      <style:text-properties fo:font-size="10pt" style:font-size-asian="10pt"/>
    </style:style>
    <style:style style:name="ListLabel_20_309" style:display-name="ListLabel 309" style:family="text">
      <style:text-properties fo:font-size="10pt" style:font-size-asian="10pt"/>
    </style:style>
    <style:style style:name="ListLabel_20_310" style:display-name="ListLabel 310" style:family="text">
      <style:text-properties fo:font-size="10pt" style:font-size-asian="10pt"/>
    </style:style>
    <style:style style:name="ListLabel_20_311" style:display-name="ListLabel 311" style:family="text">
      <style:text-properties fo:font-size="10pt" style:font-size-asian="10pt"/>
    </style:style>
    <style:style style:name="ListLabel_20_312" style:display-name="ListLabel 312" style:family="text">
      <style:text-properties fo:font-size="10pt" style:font-size-asian="10pt"/>
    </style:style>
    <style:style style:name="ListLabel_20_313" style:display-name="ListLabel 313" style:family="text">
      <style:text-properties fo:font-size="10pt" style:font-size-asian="10pt"/>
    </style:style>
    <style:style style:name="ListLabel_20_314" style:display-name="ListLabel 314" style:family="text">
      <style:text-properties fo:font-size="10pt" style:font-size-asian="10pt"/>
    </style:style>
    <style:style style:name="ListLabel_20_315" style:display-name="ListLabel 315" style:family="text">
      <style:text-properties fo:font-size="10pt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ListLabel_20_324" style:display-name="ListLabel 324" style:family="text">
      <style:text-properties fo:font-size="10pt" style:font-size-asian="10pt"/>
    </style:style>
    <style:style style:name="ListLabel_20_325" style:display-name="ListLabel 325" style:family="text">
      <style:text-properties fo:font-size="10pt" style:font-size-asian="10pt"/>
    </style:style>
    <style:style style:name="ListLabel_20_326" style:display-name="ListLabel 326" style:family="text">
      <style:text-properties fo:font-size="10pt" style:font-size-asian="10pt"/>
    </style:style>
    <style:style style:name="ListLabel_20_327" style:display-name="ListLabel 327" style:family="text">
      <style:text-properties fo:font-size="10pt" style:font-size-asian="10pt"/>
    </style:style>
    <style:style style:name="ListLabel_20_328" style:display-name="ListLabel 328" style:family="text">
      <style:text-properties fo:font-size="10pt" style:font-size-asian="10pt"/>
    </style:style>
    <style:style style:name="ListLabel_20_329" style:display-name="ListLabel 329" style:family="text">
      <style:text-properties fo:font-size="10pt" style:font-size-asian="10pt"/>
    </style:style>
    <style:style style:name="ListLabel_20_330" style:display-name="ListLabel 330" style:family="text">
      <style:text-properties fo:font-size="10pt" style:font-size-asian="10pt"/>
    </style:style>
    <style:style style:name="ListLabel_20_331" style:display-name="ListLabel 331" style:family="text">
      <style:text-properties fo:font-size="10pt" style:font-size-asian="10pt"/>
    </style:style>
    <style:style style:name="ListLabel_20_332" style:display-name="ListLabel 332" style:family="text">
      <style:text-properties fo:font-size="10pt" style:font-size-asian="10pt"/>
    </style:style>
    <style:style style:name="ListLabel_20_333" style:display-name="ListLabel 333" style:family="text">
      <style:text-properties fo:font-size="10pt" style:font-size-asian="10pt"/>
    </style:style>
    <style:style style:name="ListLabel_20_334" style:display-name="ListLabel 334" style:family="text">
      <style:text-properties fo:font-size="10pt" style:font-size-asian="10pt"/>
    </style:style>
    <style:style style:name="ListLabel_20_335" style:display-name="ListLabel 335" style:family="text">
      <style:text-properties fo:font-size="10pt" style:font-size-asian="10pt"/>
    </style:style>
    <style:style style:name="ListLabel_20_336" style:display-name="ListLabel 336" style:family="text">
      <style:text-properties fo:font-size="10pt" style:font-size-asian="10pt"/>
    </style:style>
    <style:style style:name="ListLabel_20_337" style:display-name="ListLabel 337" style:family="text">
      <style:text-properties fo:font-size="10pt" style:font-size-asian="10pt"/>
    </style:style>
    <style:style style:name="ListLabel_20_338" style:display-name="ListLabel 338" style:family="text">
      <style:text-properties fo:font-size="10pt" style:font-size-asian="10pt"/>
    </style:style>
    <style:style style:name="ListLabel_20_339" style:display-name="ListLabel 339" style:family="text">
      <style:text-properties fo:font-size="10pt" style:font-size-asian="10pt"/>
    </style:style>
    <style:style style:name="ListLabel_20_340" style:display-name="ListLabel 340" style:family="text">
      <style:text-properties fo:font-size="10pt" style:font-size-asian="10pt"/>
    </style:style>
    <style:style style:name="ListLabel_20_341" style:display-name="ListLabel 341" style:family="text">
      <style:text-properties fo:font-size="10pt" style:font-size-asian="10pt"/>
    </style:style>
    <style:style style:name="ListLabel_20_342" style:display-name="ListLabel 342" style:family="text">
      <style:text-properties fo:font-size="10pt" style:font-size-asian="10pt"/>
    </style:style>
    <style:style style:name="ListLabel_20_343" style:display-name="ListLabel 343" style:family="text">
      <style:text-properties fo:font-size="10pt" style:font-size-asian="10pt"/>
    </style:style>
    <style:style style:name="ListLabel_20_344" style:display-name="ListLabel 344" style:family="text">
      <style:text-properties fo:font-size="10pt" style:font-size-asian="10pt"/>
    </style:style>
    <style:style style:name="ListLabel_20_345" style:display-name="ListLabel 345" style:family="text">
      <style:text-properties fo:font-size="10pt" style:font-size-asian="10pt"/>
    </style:style>
    <style:style style:name="ListLabel_20_346" style:display-name="ListLabel 346" style:family="text">
      <style:text-properties fo:font-size="10pt" style:font-size-asian="10pt"/>
    </style:style>
    <style:style style:name="ListLabel_20_347" style:display-name="ListLabel 347" style:family="text">
      <style:text-properties fo:font-size="10pt" style:font-size-asian="10pt"/>
    </style:style>
    <style:style style:name="ListLabel_20_348" style:display-name="ListLabel 348" style:family="text">
      <style:text-properties fo:font-size="10pt" style:font-size-asian="10pt"/>
    </style:style>
    <style:style style:name="ListLabel_20_349" style:display-name="ListLabel 349" style:family="text">
      <style:text-properties fo:font-size="10pt" style:font-size-asian="10pt"/>
    </style:style>
    <style:style style:name="ListLabel_20_350" style:display-name="ListLabel 350" style:family="text">
      <style:text-properties fo:font-size="10pt" style:font-size-asian="10pt"/>
    </style:style>
    <style:style style:name="ListLabel_20_351" style:display-name="ListLabel 351" style:family="text">
      <style:text-properties fo:font-size="10pt" style:font-size-asian="10pt"/>
    </style:style>
    <style:style style:name="ListLabel_20_352" style:display-name="ListLabel 352" style:family="text">
      <style:text-properties fo:font-size="10pt" style:font-size-asian="10pt"/>
    </style:style>
    <style:style style:name="ListLabel_20_353" style:display-name="ListLabel 353" style:family="text">
      <style:text-properties fo:font-size="10pt" style:font-size-asian="10pt"/>
    </style:style>
    <style:style style:name="ListLabel_20_354" style:display-name="ListLabel 354" style:family="text">
      <style:text-properties fo:font-size="10pt" style:font-size-asian="10pt"/>
    </style:style>
    <style:style style:name="ListLabel_20_355" style:display-name="ListLabel 355" style:family="text">
      <style:text-properties fo:font-size="10pt" style:font-size-asian="10pt"/>
    </style:style>
    <style:style style:name="ListLabel_20_356" style:display-name="ListLabel 356" style:family="text">
      <style:text-properties fo:font-size="10pt" style:font-size-asian="10pt"/>
    </style:style>
    <style:style style:name="ListLabel_20_357" style:display-name="ListLabel 357" style:family="text">
      <style:text-properties fo:font-size="10pt" style:font-size-asian="10pt"/>
    </style:style>
    <style:style style:name="ListLabel_20_358" style:display-name="ListLabel 358" style:family="text">
      <style:text-properties fo:font-size="10pt" style:font-size-asian="10pt"/>
    </style:style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>
      <style:text-properties fo:font-size="10pt" style:font-size-asian="10pt"/>
    </style:style>
    <style:style style:name="ListLabel_20_369" style:display-name="ListLabel 369" style:family="text">
      <style:text-properties fo:font-size="10pt" style:font-size-asian="10pt"/>
    </style:style>
    <style:style style:name="ListLabel_20_370" style:display-name="ListLabel 370" style:family="text">
      <style:text-properties fo:font-size="10pt" style:font-size-asian="10pt"/>
    </style:style>
    <style:style style:name="ListLabel_20_371" style:display-name="ListLabel 371" style:family="text">
      <style:text-properties fo:font-size="10pt" style:font-size-asian="10pt"/>
    </style:style>
    <style:style style:name="ListLabel_20_372" style:display-name="ListLabel 372" style:family="text">
      <style:text-properties fo:font-size="10pt" style:font-size-asian="10pt"/>
    </style:style>
    <style:style style:name="ListLabel_20_373" style:display-name="ListLabel 373" style:family="text">
      <style:text-properties fo:font-size="10pt" style:font-size-asian="10pt"/>
    </style:style>
    <style:style style:name="ListLabel_20_374" style:display-name="ListLabel 374" style:family="text">
      <style:text-properties fo:font-size="10pt" style:font-size-asian="10pt"/>
    </style:style>
    <style:style style:name="ListLabel_20_375" style:display-name="ListLabel 375" style:family="text">
      <style:text-properties fo:font-size="10pt" style:font-size-asian="10pt"/>
    </style:style>
    <style:style style:name="ListLabel_20_376" style:display-name="ListLabel 376" style:family="text">
      <style:text-properties fo:font-size="10pt" style:font-size-asian="10pt"/>
    </style:style>
    <style:style style:name="ListLabel_20_377" style:display-name="ListLabel 377" style:family="text">
      <style:text-properties fo:font-size="10pt" style:font-size-asian="10pt"/>
    </style:style>
    <style:style style:name="ListLabel_20_378" style:display-name="ListLabel 378" style:family="text">
      <style:text-properties fo:font-size="10pt" style:font-size-asian="10pt"/>
    </style:style>
    <style:style style:name="ListLabel_20_379" style:display-name="ListLabel 379" style:family="text">
      <style:text-properties fo:font-size="10pt" style:font-size-asian="10pt"/>
    </style:style>
    <style:style style:name="ListLabel_20_380" style:display-name="ListLabel 380" style:family="text">
      <style:text-properties fo:font-size="10pt" style:font-size-asian="10pt"/>
    </style:style>
    <style:style style:name="ListLabel_20_381" style:display-name="ListLabel 381" style:family="text">
      <style:text-properties fo:font-size="10pt" style:font-size-asian="10pt"/>
    </style:style>
    <style:style style:name="ListLabel_20_382" style:display-name="ListLabel 382" style:family="text">
      <style:text-properties fo:font-size="10pt" style:font-size-asian="10pt"/>
    </style:style>
    <style:style style:name="ListLabel_20_383" style:display-name="ListLabel 383" style:family="text">
      <style:text-properties fo:font-size="10pt" style:font-size-asian="10pt"/>
    </style:style>
    <style:style style:name="ListLabel_20_384" style:display-name="ListLabel 384" style:family="text">
      <style:text-properties fo:font-size="10pt" style:font-size-asian="10pt"/>
    </style:style>
    <style:style style:name="ListLabel_20_385" style:display-name="ListLabel 385" style:family="text">
      <style:text-properties fo:font-size="10pt" style:font-size-asian="10pt"/>
    </style:style>
    <style:style style:name="ListLabel_20_386" style:display-name="ListLabel 386" style:family="text">
      <style:text-properties fo:font-size="10pt" style:font-size-asian="10pt"/>
    </style:style>
    <style:style style:name="ListLabel_20_387" style:display-name="ListLabel 387" style:family="text">
      <style:text-properties fo:font-size="10pt" style:font-size-asian="10pt"/>
    </style:style>
    <style:style style:name="ListLabel_20_388" style:display-name="ListLabel 388" style:family="text">
      <style:text-properties fo:font-size="10pt" style:font-size-asian="10pt"/>
    </style:style>
    <style:style style:name="ListLabel_20_389" style:display-name="ListLabel 389" style:family="text">
      <style:text-properties fo:font-size="10pt" style:font-size-asian="10pt"/>
    </style:style>
    <style:style style:name="ListLabel_20_390" style:display-name="ListLabel 390" style:family="text">
      <style:text-properties fo:font-size="10pt" style:font-size-asian="10pt"/>
    </style:style>
    <style:style style:name="ListLabel_20_391" style:display-name="ListLabel 391" style:family="text">
      <style:text-properties fo:font-size="10pt" style:font-size-asian="10pt"/>
    </style:style>
    <style:style style:name="ListLabel_20_392" style:display-name="ListLabel 392" style:family="text">
      <style:text-properties fo:font-size="10pt" style:font-size-asian="10pt"/>
    </style:style>
    <style:style style:name="ListLabel_20_393" style:display-name="ListLabel 393" style:family="text">
      <style:text-properties fo:font-size="10pt" style:font-size-asian="10pt"/>
    </style:style>
    <style:style style:name="ListLabel_20_394" style:display-name="ListLabel 394" style:family="text">
      <style:text-properties fo:font-size="10pt" style:font-size-asian="10pt"/>
    </style:style>
    <style:style style:name="ListLabel_20_395" style:display-name="ListLabel 395" style:family="text">
      <style:text-properties fo:font-size="10pt" style:font-size-asian="10pt"/>
    </style:style>
    <style:style style:name="ListLabel_20_396" style:display-name="ListLabel 396" style:family="text">
      <style:text-properties fo:font-size="10pt" style:font-size-asian="10pt"/>
    </style:style>
    <style:style style:name="ListLabel_20_397" style:display-name="ListLabel 397" style:family="text">
      <style:text-properties fo:font-size="10pt" style:font-size-asian="10pt"/>
    </style:style>
    <style:style style:name="ListLabel_20_398" style:display-name="ListLabel 398" style:family="text">
      <style:text-properties fo:font-size="10pt" style:font-size-asian="10pt"/>
    </style:style>
    <style:style style:name="ListLabel_20_399" style:display-name="ListLabel 399" style:family="text">
      <style:text-properties fo:font-size="10pt" style:font-size-asian="10pt"/>
    </style:style>
    <style:style style:name="ListLabel_20_400" style:display-name="ListLabel 400" style:family="text">
      <style:text-properties fo:font-size="10pt" style:font-size-asian="10pt"/>
    </style:style>
    <style:style style:name="ListLabel_20_401" style:display-name="ListLabel 401" style:family="text">
      <style:text-properties fo:font-size="10pt" style:font-size-asian="10pt"/>
    </style:style>
    <style:style style:name="ListLabel_20_402" style:display-name="ListLabel 402" style:family="text">
      <style:text-properties fo:font-size="10pt" style:font-size-asian="10pt"/>
    </style:style>
    <style:style style:name="ListLabel_20_403" style:display-name="ListLabel 403" style:family="text">
      <style:text-properties fo:font-size="10pt" style:font-size-asian="10pt"/>
    </style:style>
    <style:style style:name="ListLabel_20_404" style:display-name="ListLabel 404" style:family="text">
      <style:text-properties fo:font-size="10pt" style:font-size-asian="10pt"/>
    </style:style>
    <style:style style:name="ListLabel_20_405" style:display-name="ListLabel 405" style:family="text">
      <style:text-properties fo:font-size="10pt" style:font-size-asian="10pt"/>
    </style:style>
    <style:style style:name="ListLabel_20_406" style:display-name="ListLabel 406" style:family="text">
      <style:text-properties fo:font-size="10pt" style:font-size-asian="10pt"/>
    </style:style>
    <style:style style:name="ListLabel_20_407" style:display-name="ListLabel 407" style:family="text">
      <style:text-properties fo:font-size="10pt" style:font-size-asian="10pt"/>
    </style:style>
    <style:style style:name="ListLabel_20_408" style:display-name="ListLabel 408" style:family="text">
      <style:text-properties fo:font-size="10pt" style:font-size-asian="10pt"/>
    </style:style>
    <style:style style:name="ListLabel_20_409" style:display-name="ListLabel 409" style:family="text">
      <style:text-properties fo:font-size="10pt" style:font-size-asian="10pt"/>
    </style:style>
    <style:style style:name="ListLabel_20_410" style:display-name="ListLabel 410" style:family="text">
      <style:text-properties fo:font-size="10pt" style:font-size-asian="10pt"/>
    </style:style>
    <style:style style:name="ListLabel_20_411" style:display-name="ListLabel 411" style:family="text">
      <style:text-properties fo:font-size="10pt" style:font-size-asian="10pt"/>
    </style:style>
    <style:style style:name="ListLabel_20_412" style:display-name="ListLabel 412" style:family="text">
      <style:text-properties fo:font-size="10pt" style:font-size-asian="10pt"/>
    </style:style>
    <style:style style:name="ListLabel_20_413" style:display-name="ListLabel 413" style:family="text">
      <style:text-properties fo:font-size="10pt" style:font-size-asian="10pt"/>
    </style:style>
    <style:style style:name="ListLabel_20_414" style:display-name="ListLabel 414" style:family="text">
      <style:text-properties fo:font-size="10pt" style:font-size-asian="10pt"/>
    </style:style>
    <style:style style:name="ListLabel_20_415" style:display-name="ListLabel 415" style:family="text">
      <style:text-properties fo:font-size="10pt" style:font-size-asian="10pt"/>
    </style:style>
    <style:style style:name="ListLabel_20_416" style:display-name="ListLabel 416" style:family="text">
      <style:text-properties fo:font-size="10pt" style:font-size-asian="10pt"/>
    </style:style>
    <style:style style:name="ListLabel_20_417" style:display-name="ListLabel 417" style:family="text">
      <style:text-properties fo:font-size="10pt" style:font-size-asian="10pt"/>
    </style:style>
    <style:style style:name="ListLabel_20_418" style:display-name="ListLabel 418" style:family="text">
      <style:text-properties fo:font-size="10pt" style:font-size-asian="10pt"/>
    </style:style>
    <style:style style:name="ListLabel_20_419" style:display-name="ListLabel 419" style:family="text">
      <style:text-properties fo:font-size="10pt" style:font-size-asian="10pt"/>
    </style:style>
    <style:style style:name="ListLabel_20_420" style:display-name="ListLabel 420" style:family="text">
      <style:text-properties fo:font-size="10pt" style:font-size-asian="10pt"/>
    </style:style>
    <style:style style:name="ListLabel_20_421" style:display-name="ListLabel 421" style:family="text">
      <style:text-properties fo:font-size="10pt" style:font-size-asian="10pt"/>
    </style:style>
    <style:style style:name="ListLabel_20_422" style:display-name="ListLabel 422" style:family="text">
      <style:text-properties fo:font-size="10pt" style:font-size-asian="10pt"/>
    </style:style>
    <style:style style:name="ListLabel_20_423" style:display-name="ListLabel 423" style:family="text">
      <style:text-properties fo:font-size="10pt" style:font-size-asian="10pt"/>
    </style:style>
    <style:style style:name="ListLabel_20_424" style:display-name="ListLabel 424" style:family="text">
      <style:text-properties fo:font-size="10pt" style:font-size-asian="10pt"/>
    </style:style>
    <style:style style:name="ListLabel_20_425" style:display-name="ListLabel 425" style:family="text">
      <style:text-properties fo:font-size="10pt" style:font-size-asian="10pt"/>
    </style:style>
    <style:style style:name="ListLabel_20_426" style:display-name="ListLabel 426" style:family="text">
      <style:text-properties fo:font-size="10pt" style:font-size-asian="10pt"/>
    </style:style>
    <style:style style:name="ListLabel_20_427" style:display-name="ListLabel 427" style:family="text">
      <style:text-properties fo:font-size="10pt" style:font-size-asian="10pt"/>
    </style:style>
    <style:style style:name="ListLabel_20_428" style:display-name="ListLabel 428" style:family="text">
      <style:text-properties fo:font-size="10pt" style:font-size-asian="10pt"/>
    </style:style>
    <style:style style:name="ListLabel_20_429" style:display-name="ListLabel 429" style:family="text">
      <style:text-properties fo:font-size="10pt" style:font-size-asian="10pt"/>
    </style:style>
    <style:style style:name="ListLabel_20_430" style:display-name="ListLabel 430" style:family="text">
      <style:text-properties fo:font-size="10pt" style:font-size-asian="10pt"/>
    </style:style>
    <style:style style:name="ListLabel_20_431" style:display-name="ListLabel 431" style:family="text">
      <style:text-properties fo:font-size="10pt" style:font-size-asian="10pt"/>
    </style:style>
    <style:style style:name="ListLabel_20_432" style:display-name="ListLabel 432" style:family="text">
      <style:text-properties fo:font-size="10pt" style:font-size-asian="10pt"/>
    </style:style>
    <style:style style:name="ListLabel_20_433" style:display-name="ListLabel 433" style:family="text">
      <style:text-properties fo:font-size="10pt" style:font-size-asian="10pt"/>
    </style:style>
    <style:style style:name="ListLabel_20_434" style:display-name="ListLabel 434" style:family="text">
      <style:text-properties fo:font-size="10pt" style:font-size-asian="10pt"/>
    </style:style>
    <style:style style:name="ListLabel_20_435" style:display-name="ListLabel 435" style:family="text">
      <style:text-properties fo:font-size="10pt" style:font-size-asian="10pt"/>
    </style:style>
    <style:style style:name="ListLabel_20_436" style:display-name="ListLabel 436" style:family="text">
      <style:text-properties fo:font-size="10pt" style:font-size-asian="10pt"/>
    </style:style>
    <style:style style:name="ListLabel_20_437" style:display-name="ListLabel 437" style:family="text">
      <style:text-properties fo:font-size="10pt" style:font-size-asian="10pt"/>
    </style:style>
    <style:style style:name="ListLabel_20_438" style:display-name="ListLabel 438" style:family="text">
      <style:text-properties fo:font-size="10pt" style:font-size-asian="10pt"/>
    </style:style>
    <style:style style:name="ListLabel_20_439" style:display-name="ListLabel 439" style:family="text">
      <style:text-properties fo:font-size="10pt" style:font-size-asian="10pt"/>
    </style:style>
    <style:style style:name="ListLabel_20_440" style:display-name="ListLabel 440" style:family="text">
      <style:text-properties fo:font-size="10pt" style:font-size-asian="10pt"/>
    </style:style>
    <style:style style:name="ListLabel_20_441" style:display-name="ListLabel 441" style:family="text">
      <style:text-properties fo:font-size="10pt" style:font-size-asian="10pt"/>
    </style:style>
    <style:style style:name="ListLabel_20_442" style:display-name="ListLabel 442" style:family="text">
      <style:text-properties fo:font-size="10pt" style:font-size-asian="10pt"/>
    </style:style>
    <style:style style:name="ListLabel_20_443" style:display-name="ListLabel 443" style:family="text">
      <style:text-properties fo:font-size="10pt" style:font-size-asian="10pt"/>
    </style:style>
    <style:style style:name="ListLabel_20_444" style:display-name="ListLabel 444" style:family="text">
      <style:text-properties fo:font-size="10pt" style:font-size-asian="10pt"/>
    </style:style>
    <style:style style:name="ListLabel_20_445" style:display-name="ListLabel 445" style:family="text">
      <style:text-properties fo:font-size="10pt" style:font-size-asian="10pt"/>
    </style:style>
    <style:style style:name="ListLabel_20_446" style:display-name="ListLabel 446" style:family="text">
      <style:text-properties fo:font-size="10pt" style:font-size-asian="10pt"/>
    </style:style>
    <style:style style:name="ListLabel_20_447" style:display-name="ListLabel 447" style:family="text">
      <style:text-properties fo:font-size="10pt" style:font-size-asian="10pt"/>
    </style:style>
    <style:style style:name="ListLabel_20_448" style:display-name="ListLabel 448" style:family="text">
      <style:text-properties fo:font-size="10pt" style:font-size-asian="10pt"/>
    </style:style>
    <style:style style:name="ListLabel_20_449" style:display-name="ListLabel 449" style:family="text">
      <style:text-properties fo:font-size="10pt" style:font-size-asian="10pt"/>
    </style:style>
    <style:style style:name="ListLabel_20_450" style:display-name="ListLabel 450" style:family="text">
      <style:text-properties fo:font-size="10pt" style:font-size-asian="10pt"/>
    </style:style>
    <style:style style:name="ListLabel_20_451" style:display-name="ListLabel 451" style:family="text">
      <style:text-properties fo:font-size="10pt" style:font-size-asian="10pt"/>
    </style:style>
    <style:style style:name="ListLabel_20_452" style:display-name="ListLabel 452" style:family="text">
      <style:text-properties fo:font-size="10pt" style:font-size-asian="10pt"/>
    </style:style>
    <style:style style:name="ListLabel_20_453" style:display-name="ListLabel 453" style:family="text">
      <style:text-properties fo:font-size="10pt" style:font-size-asian="10pt"/>
    </style:style>
    <style:style style:name="ListLabel_20_454" style:display-name="ListLabel 454" style:family="text">
      <style:text-properties fo:font-size="10pt" style:font-size-asian="10pt"/>
    </style:style>
    <style:style style:name="ListLabel_20_455" style:display-name="ListLabel 455" style:family="text">
      <style:text-properties fo:font-size="10pt" style:font-size-asian="10pt"/>
    </style:style>
    <style:style style:name="ListLabel_20_456" style:display-name="ListLabel 456" style:family="text">
      <style:text-properties fo:font-size="10pt" style:font-size-asian="10pt"/>
    </style:style>
    <style:style style:name="ListLabel_20_457" style:display-name="ListLabel 457" style:family="text">
      <style:text-properties fo:font-size="10pt" style:font-size-asian="10pt"/>
    </style:style>
    <style:style style:name="ListLabel_20_458" style:display-name="ListLabel 458" style:family="text">
      <style:text-properties fo:font-size="10pt" style:font-size-asian="10pt"/>
    </style:style>
    <style:style style:name="ListLabel_20_459" style:display-name="ListLabel 459" style:family="text">
      <style:text-properties fo:font-size="10pt" style:font-size-asian="10pt"/>
    </style:style>
    <style:style style:name="ListLabel_20_460" style:display-name="ListLabel 460" style:family="text">
      <style:text-properties fo:font-size="10pt" style:font-size-asian="10pt"/>
    </style:style>
    <style:style style:name="ListLabel_20_461" style:display-name="ListLabel 461" style:family="text">
      <style:text-properties fo:font-size="10pt" style:font-size-asian="10pt"/>
    </style:style>
    <style:style style:name="ListLabel_20_462" style:display-name="ListLabel 462" style:family="text">
      <style:text-properties fo:font-size="10pt" style:font-size-asian="10pt"/>
    </style:style>
    <style:style style:name="ListLabel_20_463" style:display-name="ListLabel 463" style:family="text">
      <style:text-properties fo:font-size="10pt" style:font-size-asian="10pt"/>
    </style:style>
    <style:style style:name="ListLabel_20_464" style:display-name="ListLabel 464" style:family="text">
      <style:text-properties fo:font-size="10pt" style:font-size-asian="10pt"/>
    </style:style>
    <style:style style:name="ListLabel_20_465" style:display-name="ListLabel 465" style:family="text">
      <style:text-properties fo:font-size="10pt" style:font-size-asian="10pt"/>
    </style:style>
    <style:style style:name="ListLabel_20_466" style:display-name="ListLabel 466" style:family="text">
      <style:text-properties fo:font-size="10pt" style:font-size-asian="10pt"/>
    </style:style>
    <style:style style:name="ListLabel_20_467" style:display-name="ListLabel 467" style:family="text">
      <style:text-properties fo:font-size="10pt" style:font-size-asian="10pt"/>
    </style:style>
    <style:style style:name="ListLabel_20_468" style:display-name="ListLabel 468" style:family="text">
      <style:text-properties fo:font-size="10pt" style:font-size-asian="10pt"/>
    </style:style>
    <style:style style:name="ListLabel_20_469" style:display-name="ListLabel 469" style:family="text">
      <style:text-properties fo:font-size="10pt" style:font-size-asian="10pt"/>
    </style:style>
    <style:style style:name="ListLabel_20_470" style:display-name="ListLabel 470" style:family="text">
      <style:text-properties fo:font-size="10pt" style:font-size-asian="10pt"/>
    </style:style>
    <style:style style:name="ListLabel_20_471" style:display-name="ListLabel 471" style:family="text">
      <style:text-properties fo:font-size="10pt" style:font-size-asian="10pt"/>
    </style:style>
    <style:style style:name="ListLabel_20_472" style:display-name="ListLabel 472" style:family="text">
      <style:text-properties fo:font-size="10pt" style:font-size-asian="10pt"/>
    </style:style>
    <style:style style:name="ListLabel_20_473" style:display-name="ListLabel 473" style:family="text">
      <style:text-properties fo:font-size="10pt" style:font-size-asian="10pt"/>
    </style:style>
    <style:style style:name="ListLabel_20_474" style:display-name="ListLabel 474" style:family="text">
      <style:text-properties fo:font-size="10pt" style:font-size-asian="10pt"/>
    </style:style>
    <style:style style:name="ListLabel_20_475" style:display-name="ListLabel 475" style:family="text">
      <style:text-properties fo:font-size="10pt" style:font-size-asian="10pt"/>
    </style:style>
    <style:style style:name="ListLabel_20_476" style:display-name="ListLabel 476" style:family="text">
      <style:text-properties fo:font-size="10pt" style:font-size-asian="10pt"/>
    </style:style>
    <style:style style:name="ListLabel_20_477" style:display-name="ListLabel 477" style:family="text">
      <style:text-properties fo:font-size="10pt" style:font-size-asian="10pt"/>
    </style:style>
    <style:style style:name="ListLabel_20_478" style:display-name="ListLabel 478" style:family="text">
      <style:text-properties fo:font-size="10pt" style:font-size-asian="10pt"/>
    </style:style>
    <style:style style:name="ListLabel_20_479" style:display-name="ListLabel 479" style:family="text">
      <style:text-properties fo:font-size="10pt" style:font-size-asian="10pt"/>
    </style:style>
    <style:style style:name="ListLabel_20_480" style:display-name="ListLabel 480" style:family="text">
      <style:text-properties fo:font-size="10pt" style:font-size-asian="10pt"/>
    </style:style>
    <style:style style:name="ListLabel_20_481" style:display-name="ListLabel 481" style:family="text">
      <style:text-properties fo:font-size="10pt" style:font-size-asian="10pt"/>
    </style:style>
    <style:style style:name="ListLabel_20_482" style:display-name="ListLabel 482" style:family="text">
      <style:text-properties fo:font-size="10pt" style:font-size-asian="10pt"/>
    </style:style>
    <style:style style:name="ListLabel_20_483" style:display-name="ListLabel 483" style:family="text">
      <style:text-properties fo:font-size="10pt" style:font-size-asian="10pt"/>
    </style:style>
    <style:style style:name="ListLabel_20_484" style:display-name="ListLabel 484" style:family="text">
      <style:text-properties fo:font-size="10pt" style:font-size-asian="10pt"/>
    </style:style>
    <style:style style:name="ListLabel_20_485" style:display-name="ListLabel 485" style:family="text">
      <style:text-properties fo:font-size="10pt" style:font-size-asian="10pt"/>
    </style:style>
    <style:style style:name="ListLabel_20_486" style:display-name="ListLabel 486" style:family="text">
      <style:text-properties fo:font-size="10pt" style:font-size-asian="10pt"/>
    </style:style>
    <style:style style:name="ListLabel_20_487" style:display-name="ListLabel 487" style:family="text">
      <style:text-properties fo:font-size="10pt" style:font-size-asian="10pt"/>
    </style:style>
    <style:style style:name="ListLabel_20_488" style:display-name="ListLabel 488" style:family="text">
      <style:text-properties fo:font-size="10pt" style:font-size-asian="10pt"/>
    </style:style>
    <style:style style:name="ListLabel_20_489" style:display-name="ListLabel 489" style:family="text">
      <style:text-properties fo:font-size="10pt" style:font-size-asian="10pt"/>
    </style:style>
    <style:style style:name="ListLabel_20_490" style:display-name="ListLabel 490" style:family="text">
      <style:text-properties fo:font-size="10pt" style:font-size-asian="10pt"/>
    </style:style>
    <style:style style:name="ListLabel_20_491" style:display-name="ListLabel 491" style:family="text">
      <style:text-properties fo:font-size="10pt" style:font-size-asian="10pt"/>
    </style:style>
    <style:style style:name="ListLabel_20_492" style:display-name="ListLabel 492" style:family="text">
      <style:text-properties fo:font-size="10pt" style:font-size-asian="10pt"/>
    </style:style>
    <style:style style:name="ListLabel_20_493" style:display-name="ListLabel 493" style:family="text">
      <style:text-properties fo:font-size="10pt" style:font-size-asian="10pt"/>
    </style:style>
    <style:style style:name="ListLabel_20_494" style:display-name="ListLabel 494" style:family="text"/>
    <style:style style:name="ListLabel_20_495" style:display-name="ListLabel 495" style:family="text">
      <style:text-properties style:font-name-complex="Courier New1" style:font-family-complex="'Courier New'" style:font-family-generic-complex="system" style:font-pitch-complex="variable"/>
    </style:style>
    <style:style style:name="ListLabel_20_496" style:display-name="ListLabel 496" style:family="text"/>
    <style:style style:name="ListLabel_20_497" style:display-name="ListLabel 497" style:family="text"/>
    <style:style style:name="ListLabel_20_498" style:display-name="ListLabel 498" style:family="text">
      <style:text-properties style:font-name-complex="Courier New1" style:font-family-complex="'Courier New'" style:font-family-generic-complex="system" style:font-pitch-complex="variable"/>
    </style:style>
    <style:style style:name="ListLabel_20_499" style:display-name="ListLabel 499" style:family="text"/>
    <style:style style:name="ListLabel_20_500" style:display-name="ListLabel 500" style:family="text"/>
    <style:style style:name="ListLabel_20_501" style:display-name="ListLabel 501" style:family="text">
      <style:text-properties style:font-name-complex="Courier New1" style:font-family-complex="'Courier New'" style:font-family-generic-complex="system" style:font-pitch-complex="variable"/>
    </style:style>
    <style:style style:name="ListLabel_20_502" style:display-name="ListLabel 502" style:family="text"/>
    <style:style style:name="ListLabel_20_503" style:display-name="ListLabel 503" style:family="text"/>
    <style:style style:name="ListLabel_20_504" style:display-name="ListLabel 504" style:family="text"/>
    <style:style style:name="ListLabel_20_505" style:display-name="ListLabel 505" style:family="text"/>
    <style:style style:name="ListLabel_20_506" style:display-name="ListLabel 506" style:family="text"/>
    <style:style style:name="ListLabel_20_507" style:display-name="ListLabel 507" style:family="text"/>
    <style:style style:name="ListLabel_20_508" style:display-name="ListLabel 508" style:family="text"/>
    <style:style style:name="ListLabel_20_509" style:display-name="ListLabel 509" style:family="text"/>
    <style:style style:name="ListLabel_20_510" style:display-name="ListLabel 510" style:family="text"/>
    <style:style style:name="ListLabel_20_511" style:display-name="ListLabel 511" style:family="text"/>
    <style:style style:name="ListLabel_20_512" style:display-name="ListLabel 512" style:family="text">
      <style:text-properties fo:font-size="10pt" style:font-size-asian="10pt"/>
    </style:style>
    <style:style style:name="ListLabel_20_513" style:display-name="ListLabel 513" style:family="text">
      <style:text-properties fo:font-size="10pt" style:font-size-asian="10pt"/>
    </style:style>
    <style:style style:name="ListLabel_20_514" style:display-name="ListLabel 514" style:family="text">
      <style:text-properties fo:font-size="10pt" style:font-size-asian="10pt"/>
    </style:style>
    <style:style style:name="ListLabel_20_515" style:display-name="ListLabel 515" style:family="text">
      <style:text-properties fo:font-size="10pt" style:font-size-asian="10pt"/>
    </style:style>
    <style:style style:name="ListLabel_20_516" style:display-name="ListLabel 516" style:family="text">
      <style:text-properties fo:font-size="10pt" style:font-size-asian="10pt"/>
    </style:style>
    <style:style style:name="ListLabel_20_517" style:display-name="ListLabel 517" style:family="text">
      <style:text-properties fo:font-size="10pt" style:font-size-asian="10pt"/>
    </style:style>
    <style:style style:name="ListLabel_20_518" style:display-name="ListLabel 518" style:family="text">
      <style:text-properties fo:font-size="10pt" style:font-size-asian="10pt"/>
    </style:style>
    <style:style style:name="ListLabel_20_519" style:display-name="ListLabel 519" style:family="text">
      <style:text-properties fo:font-size="10pt" style:font-size-asian="10pt"/>
    </style:style>
    <style:style style:name="ListLabel_20_520" style:display-name="ListLabel 520" style:family="text">
      <style:text-properties fo:font-size="10pt" style:font-size-asian="10pt"/>
    </style:style>
    <style:style style:name="ListLabel_20_521" style:display-name="ListLabel 521" style:family="text"/>
    <style:style style:name="ListLabel_20_522" style:display-name="ListLabel 522" style:family="text"/>
    <style:style style:name="ListLabel_20_523" style:display-name="ListLabel 523" style:family="text"/>
    <style:style style:name="ListLabel_20_524" style:display-name="ListLabel 524" style:family="text"/>
    <style:style style:name="ListLabel_20_525" style:display-name="ListLabel 525" style:family="text"/>
    <style:style style:name="ListLabel_20_526" style:display-name="ListLabel 526" style:family="text"/>
    <style:style style:name="ListLabel_20_527" style:display-name="ListLabel 527" style:family="text"/>
    <style:style style:name="ListLabel_20_528" style:display-name="ListLabel 528" style:family="text"/>
    <style:style style:name="ListLabel_20_529" style:display-name="ListLabel 529" style:family="text"/>
    <style:style style:name="ListLabel_20_530" style:display-name="ListLabel 530" style:family="text"/>
    <style:style style:name="ListLabel_20_531" style:display-name="ListLabel 531" style:family="text">
      <style:text-properties style:font-name-complex="Courier New1" style:font-family-complex="'Courier New'" style:font-family-generic-complex="system" style:font-pitch-complex="variable"/>
    </style:style>
    <style:style style:name="ListLabel_20_532" style:display-name="ListLabel 532" style:family="text"/>
    <style:style style:name="ListLabel_20_533" style:display-name="ListLabel 533" style:family="text"/>
    <style:style style:name="ListLabel_20_534" style:display-name="ListLabel 534" style:family="text">
      <style:text-properties style:font-name-complex="Courier New1" style:font-family-complex="'Courier New'" style:font-family-generic-complex="system" style:font-pitch-complex="variable"/>
    </style:style>
    <style:style style:name="ListLabel_20_535" style:display-name="ListLabel 535" style:family="text"/>
    <style:style style:name="ListLabel_20_536" style:display-name="ListLabel 536" style:family="text"/>
    <style:style style:name="ListLabel_20_537" style:display-name="ListLabel 537" style:family="text">
      <style:text-properties style:font-name-complex="Courier New1" style:font-family-complex="'Courier New'" style:font-family-generic-complex="system" style:font-pitch-complex="variable"/>
    </style:style>
    <style:style style:name="ListLabel_20_538" style:display-name="ListLabel 538" style:family="text"/>
    <style:style style:name="ListLabel_20_539" style:display-name="ListLabel 539" style:family="text"/>
    <style:style style:name="ListLabel_20_540" style:display-name="ListLabel 540" style:family="text">
      <style:text-properties style:font-name-complex="Courier New1" style:font-family-complex="'Courier New'" style:font-family-generic-complex="system" style:font-pitch-complex="variable"/>
    </style:style>
    <style:style style:name="ListLabel_20_541" style:display-name="ListLabel 541" style:family="text"/>
    <style:style style:name="ListLabel_20_542" style:display-name="ListLabel 542" style:family="text"/>
    <style:style style:name="ListLabel_20_543" style:display-name="ListLabel 543" style:family="text">
      <style:text-properties style:font-name-complex="Courier New1" style:font-family-complex="'Courier New'" style:font-family-generic-complex="system" style:font-pitch-complex="variable"/>
    </style:style>
    <style:style style:name="ListLabel_20_544" style:display-name="ListLabel 544" style:family="text"/>
    <style:style style:name="ListLabel_20_545" style:display-name="ListLabel 545" style:family="text"/>
    <style:style style:name="ListLabel_20_546" style:display-name="ListLabel 546" style:family="text">
      <style:text-properties style:font-name-complex="Courier New1" style:font-family-complex="'Courier New'" style:font-family-generic-complex="system" style:font-pitch-complex="variable"/>
    </style:style>
    <style:style style:name="ListLabel_20_547" style:display-name="ListLabel 547" style:family="text"/>
    <style:style style:name="ListLabel_20_548" style:display-name="ListLabel 548" style:family="text"/>
    <style:style style:name="ListLabel_20_549" style:display-name="ListLabel 5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0" style:display-name="ListLabel 550" style:family="text"/>
    <style:style style:name="ListLabel_20_551" style:display-name="ListLabel 551" style:family="text"/>
    <style:style style:name="ListLabel_20_552" style:display-name="ListLabel 5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3" style:display-name="ListLabel 553" style:family="text"/>
    <style:style style:name="ListLabel_20_554" style:display-name="ListLabel 554" style:family="text"/>
    <style:style style:name="ListLabel_20_555" style:display-name="ListLabel 5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6" style:display-name="ListLabel 556" style:family="text"/>
    <style:style style:name="ListLabel_20_557" style:display-name="ListLabel 557" style:family="text"/>
    <style:style style:name="ListLabel_20_558" style:display-name="ListLabel 5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9" style:display-name="ListLabel 559" style:family="text"/>
    <style:style style:name="ListLabel_20_560" style:display-name="ListLabel 560" style:family="text"/>
    <style:style style:name="ListLabel_20_561" style:display-name="ListLabel 5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2" style:display-name="ListLabel 562" style:family="text"/>
    <style:style style:name="ListLabel_20_563" style:display-name="ListLabel 563" style:family="text"/>
    <style:style style:name="ListLabel_20_564" style:display-name="ListLabel 5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5" style:display-name="ListLabel 565" style:family="text"/>
    <style:style style:name="ListLabel_20_566" style:display-name="ListLabel 566" style:family="text"/>
    <style:style style:name="ListLabel_20_567" style:display-name="ListLabel 5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8" style:display-name="ListLabel 568" style:family="text"/>
    <style:style style:name="ListLabel_20_569" style:display-name="ListLabel 569" style:family="text"/>
    <style:style style:name="ListLabel_20_570" style:display-name="ListLabel 5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1" style:display-name="ListLabel 571" style:family="text"/>
    <style:style style:name="ListLabel_20_572" style:display-name="ListLabel 572" style:family="text"/>
    <style:style style:name="ListLabel_20_573" style:display-name="ListLabel 5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4" style:display-name="ListLabel 574" style:family="text"/>
    <style:style style:name="ListLabel_20_575" style:display-name="ListLabel 575" style:family="text"/>
    <style:style style:name="ListLabel_20_576" style:display-name="ListLabel 5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7" style:display-name="ListLabel 577" style:family="text"/>
    <style:style style:name="ListLabel_20_578" style:display-name="ListLabel 578" style:family="text"/>
    <style:style style:name="ListLabel_20_579" style:display-name="ListLabel 5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0" style:display-name="ListLabel 580" style:family="text"/>
    <style:style style:name="ListLabel_20_581" style:display-name="ListLabel 581" style:family="text"/>
    <style:style style:name="ListLabel_20_582" style:display-name="ListLabel 5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3" style:display-name="ListLabel 583" style:family="text"/>
    <style:style style:name="ListLabel_20_584" style:display-name="ListLabel 584" style:family="text"/>
    <style:style style:name="ListLabel_20_585" style:display-name="ListLabel 5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6" style:display-name="ListLabel 586" style:family="text"/>
    <style:style style:name="ListLabel_20_587" style:display-name="ListLabel 587" style:family="text"/>
    <style:style style:name="ListLabel_20_588" style:display-name="ListLabel 5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9" style:display-name="ListLabel 589" style:family="text"/>
    <style:style style:name="ListLabel_20_590" style:display-name="ListLabel 590" style:family="text"/>
    <style:style style:name="ListLabel_20_591" style:display-name="ListLabel 5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2" style:display-name="ListLabel 592" style:family="text"/>
    <style:style style:name="ListLabel_20_593" style:display-name="ListLabel 593" style:family="text"/>
    <style:style style:name="ListLabel_20_594" style:display-name="ListLabel 5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5" style:display-name="ListLabel 595" style:family="text"/>
    <style:style style:name="ListLabel_20_596" style:display-name="ListLabel 596" style:family="text"/>
    <style:style style:name="ListLabel_20_597" style:display-name="ListLabel 5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8" style:display-name="ListLabel 598" style:family="text"/>
    <style:style style:name="ListLabel_20_599" style:display-name="ListLabel 599" style:family="text"/>
    <style:style style:name="ListLabel_20_600" style:display-name="ListLabel 6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1" style:display-name="ListLabel 601" style:family="text"/>
    <style:style style:name="ListLabel_20_602" style:display-name="ListLabel 602" style:family="text"/>
    <style:style style:name="ListLabel_20_603" style:display-name="ListLabel 6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4" style:display-name="ListLabel 604" style:family="text"/>
    <style:style style:name="ListLabel_20_605" style:display-name="ListLabel 605" style:family="text"/>
    <style:style style:name="ListLabel_20_606" style:display-name="ListLabel 6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7" style:display-name="ListLabel 607" style:family="text"/>
    <style:style style:name="ListLabel_20_608" style:display-name="ListLabel 608" style:family="text"/>
    <style:style style:name="ListLabel_20_609" style:display-name="ListLabel 6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0" style:display-name="ListLabel 610" style:family="text"/>
    <style:style style:name="ListLabel_20_611" style:display-name="ListLabel 611" style:family="text"/>
    <style:style style:name="ListLabel_20_612" style:display-name="ListLabel 612" style:family="text">
      <style:text-properties style:font-name-complex="Courier New1" style:font-family-complex="'Courier New'" style:font-family-generic-complex="system" style:font-pitch-complex="variable"/>
    </style:style>
    <style:style style:name="ListLabel_20_613" style:display-name="ListLabel 613" style:family="text"/>
    <style:style style:name="ListLabel_20_614" style:display-name="ListLabel 614" style:family="text"/>
    <style:style style:name="ListLabel_20_615" style:display-name="ListLabel 615" style:family="text">
      <style:text-properties style:font-name-complex="Courier New1" style:font-family-complex="'Courier New'" style:font-family-generic-complex="system" style:font-pitch-complex="variable"/>
    </style:style>
    <style:style style:name="ListLabel_20_616" style:display-name="ListLabel 616" style:family="text"/>
    <style:style style:name="ListLabel_20_617" style:display-name="ListLabel 617" style:family="text"/>
    <style:style style:name="ListLabel_20_618" style:display-name="ListLabel 618" style:family="text">
      <style:text-properties style:font-name-complex="Courier New1" style:font-family-complex="'Courier New'" style:font-family-generic-complex="system" style:font-pitch-complex="variable"/>
    </style:style>
    <style:style style:name="ListLabel_20_619" style:display-name="ListLabel 619" style:family="text"/>
    <style:style style:name="ListLabel_20_620" style:display-name="ListLabel 620" style:family="text"/>
    <style:style style:name="ListLabel_20_621" style:display-name="ListLabel 621" style:family="text"/>
    <style:style style:name="ListLabel_20_622" style:display-name="ListLabel 622" style:family="text"/>
    <style:style style:name="ListLabel_20_623" style:display-name="ListLabel 623" style:family="text"/>
    <style:style style:name="ListLabel_20_624" style:display-name="ListLabel 624" style:family="text"/>
    <style:style style:name="ListLabel_20_625" style:display-name="ListLabel 625" style:family="text"/>
    <style:style style:name="ListLabel_20_626" style:display-name="ListLabel 626" style:family="text"/>
    <style:style style:name="ListLabel_20_627" style:display-name="ListLabel 627" style:family="text"/>
    <style:style style:name="ListLabel_20_628" style:display-name="ListLabel 628" style:family="text"/>
    <style:style style:name="ListLabel_20_629" style:display-name="ListLabel 629" style:family="text"/>
    <style:style style:name="ListLabel_20_630" style:display-name="ListLabel 630" style:family="text"/>
    <style:style style:name="ListLabel_20_631" style:display-name="ListLabel 631" style:family="text"/>
    <style:style style:name="ListLabel_20_632" style:display-name="ListLabel 632" style:family="text"/>
    <style:style style:name="ListLabel_20_633" style:display-name="ListLabel 633" style:family="text"/>
    <style:style style:name="ListLabel_20_634" style:display-name="ListLabel 634" style:family="text"/>
    <style:style style:name="ListLabel_20_635" style:display-name="ListLabel 635" style:family="text"/>
    <style:style style:name="ListLabel_20_636" style:display-name="ListLabel 636" style:family="text"/>
    <style:style style:name="ListLabel_20_637" style:display-name="ListLabel 637" style:family="text"/>
    <style:style style:name="ListLabel_20_638" style:display-name="ListLabel 638" style:family="text">
      <style:text-properties fo:font-size="10pt" style:font-size-asian="10pt"/>
    </style:style>
    <style:style style:name="ListLabel_20_639" style:display-name="ListLabel 639" style:family="text">
      <style:text-properties fo:font-size="10pt" style:font-size-asian="10pt"/>
    </style:style>
    <style:style style:name="ListLabel_20_640" style:display-name="ListLabel 640" style:family="text">
      <style:text-properties fo:font-size="10pt" style:font-size-asian="10pt"/>
    </style:style>
    <style:style style:name="ListLabel_20_641" style:display-name="ListLabel 641" style:family="text">
      <style:text-properties fo:font-size="10pt" style:font-size-asian="10pt"/>
    </style:style>
    <style:style style:name="ListLabel_20_642" style:display-name="ListLabel 642" style:family="text">
      <style:text-properties fo:font-size="10pt" style:font-size-asian="10pt"/>
    </style:style>
    <style:style style:name="ListLabel_20_643" style:display-name="ListLabel 643" style:family="text">
      <style:text-properties fo:font-size="10pt" style:font-size-asian="10pt"/>
    </style:style>
    <style:style style:name="ListLabel_20_644" style:display-name="ListLabel 644" style:family="text">
      <style:text-properties fo:font-size="10pt" style:font-size-asian="10pt"/>
    </style:style>
    <style:style style:name="ListLabel_20_645" style:display-name="ListLabel 645" style:family="text">
      <style:text-properties fo:font-size="10pt" style:font-size-asian="10pt"/>
    </style:style>
    <style:style style:name="ListLabel_20_646" style:display-name="ListLabel 646" style:family="text">
      <style:text-properties fo:font-size="10pt" style:font-size-asian="10pt"/>
    </style:style>
    <style:style style:name="ListLabel_20_647" style:display-name="ListLabel 647" style:family="text">
      <style:text-properties fo:font-size="10pt" style:font-size-asian="10pt"/>
    </style:style>
    <style:style style:name="ListLabel_20_648" style:display-name="ListLabel 648" style:family="text">
      <style:text-properties fo:font-size="10pt" style:font-size-asian="10pt"/>
    </style:style>
    <style:style style:name="ListLabel_20_649" style:display-name="ListLabel 649" style:family="text">
      <style:text-properties fo:font-size="10pt" style:font-size-asian="10pt"/>
    </style:style>
    <style:style style:name="ListLabel_20_650" style:display-name="ListLabel 650" style:family="text">
      <style:text-properties fo:font-size="10pt" style:font-size-asian="10pt"/>
    </style:style>
    <style:style style:name="ListLabel_20_651" style:display-name="ListLabel 651" style:family="text">
      <style:text-properties fo:font-size="10pt" style:font-size-asian="10pt"/>
    </style:style>
    <style:style style:name="ListLabel_20_652" style:display-name="ListLabel 652" style:family="text">
      <style:text-properties fo:font-size="10pt" style:font-size-asian="10pt"/>
    </style:style>
    <style:style style:name="ListLabel_20_653" style:display-name="ListLabel 653" style:family="text">
      <style:text-properties fo:font-size="10pt" style:font-size-asian="10pt"/>
    </style:style>
    <style:style style:name="ListLabel_20_654" style:display-name="ListLabel 654" style:family="text">
      <style:text-properties fo:font-size="10pt" style:font-size-asian="10pt"/>
    </style:style>
    <style:style style:name="ListLabel_20_655" style:display-name="ListLabel 655" style:family="text">
      <style:text-properties fo:font-size="10pt" style:font-size-asian="10pt"/>
    </style:style>
    <style:style style:name="ListLabel_20_656" style:display-name="ListLabel 656" style:family="text">
      <style:text-properties fo:font-size="10pt" style:font-size-asian="10pt"/>
    </style:style>
    <style:style style:name="ListLabel_20_657" style:display-name="ListLabel 657" style:family="text">
      <style:text-properties fo:font-size="10pt" style:font-size-asian="10pt"/>
    </style:style>
    <style:style style:name="ListLabel_20_658" style:display-name="ListLabel 658" style:family="text">
      <style:text-properties fo:font-size="10pt" style:font-size-asian="10pt"/>
    </style:style>
    <style:style style:name="ListLabel_20_659" style:display-name="ListLabel 659" style:family="text">
      <style:text-properties fo:font-size="10pt" style:font-size-asian="10pt"/>
    </style:style>
    <style:style style:name="ListLabel_20_660" style:display-name="ListLabel 660" style:family="text">
      <style:text-properties fo:font-size="10pt" style:font-size-asian="10pt"/>
    </style:style>
    <style:style style:name="ListLabel_20_661" style:display-name="ListLabel 661" style:family="text">
      <style:text-properties fo:font-size="10pt" style:font-size-asian="10pt"/>
    </style:style>
    <style:style style:name="ListLabel_20_662" style:display-name="ListLabel 662" style:family="text">
      <style:text-properties fo:font-size="10pt" style:font-size-asian="10pt"/>
    </style:style>
    <style:style style:name="ListLabel_20_663" style:display-name="ListLabel 663" style:family="text">
      <style:text-properties fo:font-size="10pt" style:font-size-asian="10pt"/>
    </style:style>
    <style:style style:name="ListLabel_20_664" style:display-name="ListLabel 664" style:family="text">
      <style:text-properties fo:font-size="10pt" style:font-size-asian="10pt"/>
    </style:style>
    <style:style style:name="ListLabel_20_665" style:display-name="ListLabel 665" style:family="text"/>
    <style:style style:name="ListLabel_20_666" style:display-name="ListLabel 666" style:family="text"/>
    <style:style style:name="ListLabel_20_667" style:display-name="ListLabel 667" style:family="text"/>
    <style:style style:name="ListLabel_20_668" style:display-name="ListLabel 668" style:family="text"/>
    <style:style style:name="ListLabel_20_669" style:display-name="ListLabel 669" style:family="text"/>
    <style:style style:name="ListLabel_20_670" style:display-name="ListLabel 670" style:family="text"/>
    <style:style style:name="ListLabel_20_671" style:display-name="ListLabel 671" style:family="text"/>
    <style:style style:name="ListLabel_20_672" style:display-name="ListLabel 672" style:family="text"/>
    <style:style style:name="ListLabel_20_673" style:display-name="ListLabel 673" style:family="text"/>
    <style:style style:name="ListLabel_20_674" style:display-name="ListLabel 674" style:family="text"/>
    <style:style style:name="ListLabel_20_675" style:display-name="ListLabel 675" style:family="text"/>
    <style:style style:name="ListLabel_20_676" style:display-name="ListLabel 676" style:family="text"/>
    <style:style style:name="ListLabel_20_677" style:display-name="ListLabel 677" style:family="text"/>
    <style:style style:name="ListLabel_20_678" style:display-name="ListLabel 678" style:family="text"/>
    <style:style style:name="ListLabel_20_679" style:display-name="ListLabel 679" style:family="text"/>
    <style:style style:name="ListLabel_20_680" style:display-name="ListLabel 680" style:family="text"/>
    <style:style style:name="ListLabel_20_681" style:display-name="ListLabel 681" style:family="text"/>
    <style:style style:name="ListLabel_20_682" style:display-name="ListLabel 682" style:family="text"/>
    <style:style style:name="ListLabel_20_683" style:display-name="ListLabel 683" style:family="text"/>
    <style:style style:name="ListLabel_20_684" style:display-name="ListLabel 684" style:family="text"/>
    <style:style style:name="ListLabel_20_685" style:display-name="ListLabel 685" style:family="text"/>
    <style:style style:name="ListLabel_20_686" style:display-name="ListLabel 686" style:family="text"/>
    <style:style style:name="ListLabel_20_687" style:display-name="ListLabel 687" style:family="text"/>
    <style:style style:name="ListLabel_20_688" style:display-name="ListLabel 688" style:family="text"/>
    <style:style style:name="ListLabel_20_689" style:display-name="ListLabel 689" style:family="text"/>
    <style:style style:name="ListLabel_20_690" style:display-name="ListLabel 690" style:family="text"/>
    <style:style style:name="ListLabel_20_691" style:display-name="ListLabel 691" style:family="text"/>
    <style:style style:name="ListLabel_20_692" style:display-name="ListLabel 692" style:family="text"/>
    <style:style style:name="ListLabel_20_693" style:display-name="ListLabel 693" style:family="text"/>
    <style:style style:name="ListLabel_20_694" style:display-name="ListLabel 694" style:family="text"/>
    <style:style style:name="ListLabel_20_695" style:display-name="ListLabel 695" style:family="text"/>
    <style:style style:name="ListLabel_20_696" style:display-name="ListLabel 696" style:family="text"/>
    <style:style style:name="ListLabel_20_697" style:display-name="ListLabel 697" style:family="text"/>
    <style:style style:name="ListLabel_20_698" style:display-name="ListLabel 698" style:family="text"/>
    <style:style style:name="ListLabel_20_699" style:display-name="ListLabel 699" style:family="text"/>
    <style:style style:name="ListLabel_20_700" style:display-name="ListLabel 700" style:family="text"/>
    <style:style style:name="ListLabel_20_701" style:display-name="ListLabel 701" style:family="text">
      <style:text-properties fo:font-size="10pt" style:font-size-asian="10pt"/>
    </style:style>
    <style:style style:name="ListLabel_20_702" style:display-name="ListLabel 702" style:family="text">
      <style:text-properties fo:font-size="10pt" style:font-size-asian="10pt"/>
    </style:style>
    <style:style style:name="ListLabel_20_703" style:display-name="ListLabel 703" style:family="text">
      <style:text-properties fo:font-size="10pt" style:font-size-asian="10pt"/>
    </style:style>
    <style:style style:name="ListLabel_20_704" style:display-name="ListLabel 704" style:family="text">
      <style:text-properties fo:font-size="10pt" style:font-size-asian="10pt"/>
    </style:style>
    <style:style style:name="ListLabel_20_705" style:display-name="ListLabel 705" style:family="text">
      <style:text-properties fo:font-size="10pt" style:font-size-asian="10pt"/>
    </style:style>
    <style:style style:name="ListLabel_20_706" style:display-name="ListLabel 706" style:family="text">
      <style:text-properties fo:font-size="10pt" style:font-size-asian="10pt"/>
    </style:style>
    <style:style style:name="ListLabel_20_707" style:display-name="ListLabel 707" style:family="text">
      <style:text-properties fo:font-size="10pt" style:font-size-asian="10pt"/>
    </style:style>
    <style:style style:name="ListLabel_20_708" style:display-name="ListLabel 708" style:family="text">
      <style:text-properties fo:font-size="10pt" style:font-size-asian="10pt"/>
    </style:style>
    <style:style style:name="ListLabel_20_709" style:display-name="ListLabel 709" style:family="text">
      <style:text-properties fo:font-size="10pt" style:font-size-asian="10pt"/>
    </style:style>
    <style:style style:name="ListLabel_20_710" style:display-name="ListLabel 710" style:family="text">
      <style:text-properties fo:font-size="10pt" style:font-size-asian="10pt"/>
    </style:style>
    <style:style style:name="ListLabel_20_711" style:display-name="ListLabel 711" style:family="text">
      <style:text-properties fo:font-size="10pt" style:font-size-asian="10pt"/>
    </style:style>
    <style:style style:name="ListLabel_20_712" style:display-name="ListLabel 712" style:family="text">
      <style:text-properties fo:font-size="10pt" style:font-size-asian="10pt"/>
    </style:style>
    <style:style style:name="ListLabel_20_713" style:display-name="ListLabel 713" style:family="text">
      <style:text-properties fo:font-size="10pt" style:font-size-asian="10pt"/>
    </style:style>
    <style:style style:name="ListLabel_20_714" style:display-name="ListLabel 714" style:family="text">
      <style:text-properties fo:font-size="10pt" style:font-size-asian="10pt"/>
    </style:style>
    <style:style style:name="ListLabel_20_715" style:display-name="ListLabel 715" style:family="text">
      <style:text-properties fo:font-size="10pt" style:font-size-asian="10pt"/>
    </style:style>
    <style:style style:name="ListLabel_20_716" style:display-name="ListLabel 716" style:family="text">
      <style:text-properties fo:font-size="10pt" style:font-size-asian="10pt"/>
    </style:style>
    <style:style style:name="ListLabel_20_717" style:display-name="ListLabel 717" style:family="text">
      <style:text-properties fo:font-size="10pt" style:font-size-asian="10pt"/>
    </style:style>
    <style:style style:name="ListLabel_20_718" style:display-name="ListLabel 718" style:family="text">
      <style:text-properties fo:font-size="10pt" style:font-size-asian="10pt"/>
    </style:style>
    <style:style style:name="ListLabel_20_719" style:display-name="ListLabel 719" style:family="text">
      <style:text-properties fo:font-size="10pt" style:font-size-asian="10pt"/>
    </style:style>
    <style:style style:name="ListLabel_20_720" style:display-name="ListLabel 720" style:family="text">
      <style:text-properties fo:font-size="10pt" style:font-size-asian="10pt"/>
    </style:style>
    <style:style style:name="ListLabel_20_721" style:display-name="ListLabel 721" style:family="text">
      <style:text-properties fo:font-size="10pt" style:font-size-asian="10pt"/>
    </style:style>
    <style:style style:name="ListLabel_20_722" style:display-name="ListLabel 722" style:family="text">
      <style:text-properties fo:font-size="10pt" style:font-size-asian="10pt"/>
    </style:style>
    <style:style style:name="ListLabel_20_723" style:display-name="ListLabel 723" style:family="text">
      <style:text-properties fo:font-size="10pt" style:font-size-asian="10pt"/>
    </style:style>
    <style:style style:name="ListLabel_20_724" style:display-name="ListLabel 724" style:family="text">
      <style:text-properties fo:font-size="10pt" style:font-size-asian="10pt"/>
    </style:style>
    <style:style style:name="ListLabel_20_725" style:display-name="ListLabel 725" style:family="text">
      <style:text-properties fo:font-size="10pt" style:font-size-asian="10pt"/>
    </style:style>
    <style:style style:name="ListLabel_20_726" style:display-name="ListLabel 726" style:family="text">
      <style:text-properties fo:font-size="10pt" style:font-size-asian="10pt"/>
    </style:style>
    <style:style style:name="ListLabel_20_727" style:display-name="ListLabel 727" style:family="text">
      <style:text-properties fo:font-size="10pt" style:font-size-asian="10pt"/>
    </style:style>
    <style:style style:name="ListLabel_20_728" style:display-name="ListLabel 728" style:family="text">
      <style:text-properties fo:font-size="10pt" style:font-size-asian="10pt"/>
    </style:style>
    <style:style style:name="ListLabel_20_729" style:display-name="ListLabel 729" style:family="text">
      <style:text-properties fo:font-size="10pt" style:font-size-asian="10pt"/>
    </style:style>
    <style:style style:name="ListLabel_20_730" style:display-name="ListLabel 730" style:family="text">
      <style:text-properties fo:font-size="10pt" style:font-size-asian="10pt"/>
    </style:style>
    <style:style style:name="ListLabel_20_731" style:display-name="ListLabel 731" style:family="text">
      <style:text-properties fo:font-size="10pt" style:font-size-asian="10pt"/>
    </style:style>
    <style:style style:name="ListLabel_20_732" style:display-name="ListLabel 732" style:family="text">
      <style:text-properties fo:font-size="10pt" style:font-size-asian="10pt"/>
    </style:style>
    <style:style style:name="ListLabel_20_733" style:display-name="ListLabel 733" style:family="text">
      <style:text-properties fo:font-size="10pt" style:font-size-asian="10pt"/>
    </style:style>
    <style:style style:name="ListLabel_20_734" style:display-name="ListLabel 734" style:family="text">
      <style:text-properties fo:font-size="10pt" style:font-size-asian="10pt"/>
    </style:style>
    <style:style style:name="ListLabel_20_735" style:display-name="ListLabel 735" style:family="text">
      <style:text-properties fo:font-size="10pt" style:font-size-asian="10pt"/>
    </style:style>
    <style:style style:name="ListLabel_20_736" style:display-name="ListLabel 736" style:family="text">
      <style:text-properties fo:font-size="10pt" style:font-size-asian="10pt"/>
    </style:style>
    <style:style style:name="ListLabel_20_737" style:display-name="ListLabel 737" style:family="text"/>
    <style:style style:name="ListLabel_20_738" style:display-name="ListLabel 738" style:family="text"/>
    <style:style style:name="ListLabel_20_739" style:display-name="ListLabel 739" style:family="text"/>
    <style:style style:name="ListLabel_20_740" style:display-name="ListLabel 740" style:family="text"/>
    <style:style style:name="ListLabel_20_741" style:display-name="ListLabel 741" style:family="text"/>
    <style:style style:name="ListLabel_20_742" style:display-name="ListLabel 742" style:family="text"/>
    <style:style style:name="ListLabel_20_743" style:display-name="ListLabel 743" style:family="text"/>
    <style:style style:name="ListLabel_20_744" style:display-name="ListLabel 744" style:family="text"/>
    <style:style style:name="ListLabel_20_745" style:display-name="ListLabel 745" style:family="text"/>
    <style:style style:name="ListLabel_20_746" style:display-name="ListLabel 746" style:family="text">
      <style:text-properties fo:font-size="10pt" style:font-size-asian="10pt"/>
    </style:style>
    <style:style style:name="ListLabel_20_747" style:display-name="ListLabel 747" style:family="text">
      <style:text-properties fo:font-size="10pt" style:font-size-asian="10pt"/>
    </style:style>
    <style:style style:name="ListLabel_20_748" style:display-name="ListLabel 748" style:family="text">
      <style:text-properties fo:font-size="10pt" style:font-size-asian="10pt"/>
    </style:style>
    <style:style style:name="ListLabel_20_749" style:display-name="ListLabel 749" style:family="text">
      <style:text-properties fo:font-size="10pt" style:font-size-asian="10pt"/>
    </style:style>
    <style:style style:name="ListLabel_20_750" style:display-name="ListLabel 750" style:family="text">
      <style:text-properties fo:font-size="10pt" style:font-size-asian="10pt"/>
    </style:style>
    <style:style style:name="ListLabel_20_751" style:display-name="ListLabel 751" style:family="text">
      <style:text-properties fo:font-size="10pt" style:font-size-asian="10pt"/>
    </style:style>
    <style:style style:name="ListLabel_20_752" style:display-name="ListLabel 752" style:family="text">
      <style:text-properties fo:font-size="10pt" style:font-size-asian="10pt"/>
    </style:style>
    <style:style style:name="ListLabel_20_753" style:display-name="ListLabel 753" style:family="text">
      <style:text-properties fo:font-size="10pt" style:font-size-asian="10pt"/>
    </style:style>
    <style:style style:name="ListLabel_20_754" style:display-name="ListLabel 754" style:family="text">
      <style:text-properties fo:font-size="10pt" style:font-size-asian="10pt"/>
    </style:style>
    <style:style style:name="ListLabel_20_755" style:display-name="ListLabel 755" style:family="text">
      <style:text-properties fo:font-size="10pt" style:font-size-asian="10pt"/>
    </style:style>
    <style:style style:name="ListLabel_20_756" style:display-name="ListLabel 756" style:family="text">
      <style:text-properties fo:font-size="10pt" style:font-size-asian="10pt"/>
    </style:style>
    <style:style style:name="ListLabel_20_757" style:display-name="ListLabel 757" style:family="text">
      <style:text-properties fo:font-size="10pt" style:font-size-asian="10pt"/>
    </style:style>
    <style:style style:name="ListLabel_20_758" style:display-name="ListLabel 758" style:family="text">
      <style:text-properties fo:font-size="10pt" style:font-size-asian="10pt"/>
    </style:style>
    <style:style style:name="ListLabel_20_759" style:display-name="ListLabel 759" style:family="text">
      <style:text-properties fo:font-size="10pt" style:font-size-asian="10pt"/>
    </style:style>
    <style:style style:name="ListLabel_20_760" style:display-name="ListLabel 760" style:family="text">
      <style:text-properties fo:font-size="10pt" style:font-size-asian="10pt"/>
    </style:style>
    <style:style style:name="ListLabel_20_761" style:display-name="ListLabel 761" style:family="text">
      <style:text-properties fo:font-size="10pt" style:font-size-asian="10pt"/>
    </style:style>
    <style:style style:name="ListLabel_20_762" style:display-name="ListLabel 762" style:family="text">
      <style:text-properties fo:font-size="10pt" style:font-size-asian="10pt"/>
    </style:style>
    <style:style style:name="ListLabel_20_763" style:display-name="ListLabel 763" style:family="text">
      <style:text-properties fo:font-size="10pt" style:font-size-asian="10pt"/>
    </style:style>
    <style:style style:name="ListLabel_20_764" style:display-name="ListLabel 764" style:family="text"/>
    <style:style style:name="ListLabel_20_765" style:display-name="ListLabel 765" style:family="text"/>
    <style:style style:name="ListLabel_20_766" style:display-name="ListLabel 766" style:family="text"/>
    <style:style style:name="ListLabel_20_767" style:display-name="ListLabel 767" style:family="text"/>
    <style:style style:name="ListLabel_20_768" style:display-name="ListLabel 768" style:family="text"/>
    <style:style style:name="ListLabel_20_769" style:display-name="ListLabel 769" style:family="text"/>
    <style:style style:name="ListLabel_20_770" style:display-name="ListLabel 770" style:family="text"/>
    <style:style style:name="ListLabel_20_771" style:display-name="ListLabel 771" style:family="text"/>
    <style:style style:name="ListLabel_20_772" style:display-name="ListLabel 772" style:family="text"/>
    <style:style style:name="ListLabel_20_773" style:display-name="ListLabel 773" style:family="text">
      <style:text-properties fo:font-size="10pt" style:font-size-asian="10pt"/>
    </style:style>
    <style:style style:name="ListLabel_20_774" style:display-name="ListLabel 774" style:family="text">
      <style:text-properties fo:font-size="10pt" style:font-size-asian="10pt"/>
    </style:style>
    <style:style style:name="ListLabel_20_775" style:display-name="ListLabel 775" style:family="text">
      <style:text-properties fo:font-size="10pt" style:font-size-asian="10pt"/>
    </style:style>
    <style:style style:name="ListLabel_20_776" style:display-name="ListLabel 776" style:family="text">
      <style:text-properties fo:font-size="10pt" style:font-size-asian="10pt"/>
    </style:style>
    <style:style style:name="ListLabel_20_777" style:display-name="ListLabel 777" style:family="text">
      <style:text-properties fo:font-size="10pt" style:font-size-asian="10pt"/>
    </style:style>
    <style:style style:name="ListLabel_20_778" style:display-name="ListLabel 778" style:family="text">
      <style:text-properties fo:font-size="10pt" style:font-size-asian="10pt"/>
    </style:style>
    <style:style style:name="ListLabel_20_779" style:display-name="ListLabel 779" style:family="text">
      <style:text-properties fo:font-size="10pt" style:font-size-asian="10pt"/>
    </style:style>
    <style:style style:name="ListLabel_20_780" style:display-name="ListLabel 780" style:family="text">
      <style:text-properties fo:font-size="10pt" style:font-size-asian="10pt"/>
    </style:style>
    <style:style style:name="ListLabel_20_781" style:display-name="ListLabel 781" style:family="text">
      <style:text-properties fo:font-size="10pt" style:font-size-asian="10pt"/>
    </style:style>
    <style:style style:name="ListLabel_20_782" style:display-name="ListLabel 782" style:family="text"/>
    <style:style style:name="ListLabel_20_783" style:display-name="ListLabel 783" style:family="text">
      <style:text-properties style:font-name-complex="Courier New1" style:font-family-complex="'Courier New'" style:font-family-generic-complex="system" style:font-pitch-complex="variable"/>
    </style:style>
    <style:style style:name="ListLabel_20_784" style:display-name="ListLabel 784" style:family="text"/>
    <style:style style:name="ListLabel_20_785" style:display-name="ListLabel 785" style:family="text"/>
    <style:style style:name="ListLabel_20_786" style:display-name="ListLabel 786" style:family="text">
      <style:text-properties style:font-name-complex="Courier New1" style:font-family-complex="'Courier New'" style:font-family-generic-complex="system" style:font-pitch-complex="variable"/>
    </style:style>
    <style:style style:name="ListLabel_20_787" style:display-name="ListLabel 787" style:family="text"/>
    <style:style style:name="ListLabel_20_788" style:display-name="ListLabel 788" style:family="text"/>
    <style:style style:name="ListLabel_20_789" style:display-name="ListLabel 789" style:family="text">
      <style:text-properties style:font-name-complex="Courier New1" style:font-family-complex="'Courier New'" style:font-family-generic-complex="system" style:font-pitch-complex="variable"/>
    </style:style>
    <style:style style:name="ListLabel_20_790" style:display-name="ListLabel 790" style:family="text"/>
    <style:style style:name="ListLabel_20_791" style:display-name="ListLabel 791" style:family="text"/>
    <style:style style:name="ListLabel_20_792" style:display-name="ListLabel 792" style:family="text">
      <style:text-properties style:font-name-complex="Courier New1" style:font-family-complex="'Courier New'" style:font-family-generic-complex="system" style:font-pitch-complex="variable"/>
    </style:style>
    <style:style style:name="ListLabel_20_793" style:display-name="ListLabel 793" style:family="text"/>
    <style:style style:name="ListLabel_20_794" style:display-name="ListLabel 794" style:family="text"/>
    <style:style style:name="ListLabel_20_795" style:display-name="ListLabel 795" style:family="text">
      <style:text-properties style:font-name-complex="Courier New1" style:font-family-complex="'Courier New'" style:font-family-generic-complex="system" style:font-pitch-complex="variable"/>
    </style:style>
    <style:style style:name="ListLabel_20_796" style:display-name="ListLabel 796" style:family="text"/>
    <style:style style:name="ListLabel_20_797" style:display-name="ListLabel 797" style:family="text"/>
    <style:style style:name="ListLabel_20_798" style:display-name="ListLabel 798" style:family="text">
      <style:text-properties style:font-name-complex="Courier New1" style:font-family-complex="'Courier New'" style:font-family-generic-complex="system" style:font-pitch-complex="variable"/>
    </style:style>
    <style:style style:name="ListLabel_20_799" style:display-name="ListLabel 799" style:family="text"/>
    <style:style style:name="ListLabel_20_800" style:display-name="ListLabel 800" style:family="text"/>
    <style:style style:name="ListLabel_20_801" style:display-name="ListLabel 801" style:family="text">
      <style:text-properties style:font-name-complex="Courier New1" style:font-family-complex="'Courier New'" style:font-family-generic-complex="system" style:font-pitch-complex="variable"/>
    </style:style>
    <style:style style:name="ListLabel_20_802" style:display-name="ListLabel 802" style:family="text"/>
    <style:style style:name="ListLabel_20_803" style:display-name="ListLabel 803" style:family="text"/>
    <style:style style:name="ListLabel_20_804" style:display-name="ListLabel 804" style:family="text">
      <style:text-properties style:font-name-complex="Courier New1" style:font-family-complex="'Courier New'" style:font-family-generic-complex="system" style:font-pitch-complex="variable"/>
    </style:style>
    <style:style style:name="ListLabel_20_805" style:display-name="ListLabel 805" style:family="text"/>
    <style:style style:name="ListLabel_20_806" style:display-name="ListLabel 806" style:family="text"/>
    <style:style style:name="ListLabel_20_807" style:display-name="ListLabel 807" style:family="text">
      <style:text-properties style:font-name-complex="Courier New1" style:font-family-complex="'Courier New'" style:font-family-generic-complex="system" style:font-pitch-complex="variable"/>
    </style:style>
    <style:style style:name="ListLabel_20_808" style:display-name="ListLabel 808" style:family="text"/>
    <style:style style:name="ListLabel_20_809" style:display-name="ListLabel 809" style:family="text"/>
    <style:style style:name="ListLabel_20_810" style:display-name="ListLabel 810" style:family="text"/>
    <style:style style:name="ListLabel_20_811" style:display-name="ListLabel 811" style:family="text"/>
    <style:style style:name="ListLabel_20_812" style:display-name="ListLabel 812" style:family="text"/>
    <style:style style:name="ListLabel_20_813" style:display-name="ListLabel 8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4" style:display-name="ListLabel 814" style:family="text"/>
    <style:style style:name="ListLabel_20_815" style:display-name="ListLabel 815" style:family="text"/>
    <style:style style:name="ListLabel_20_816" style:display-name="ListLabel 8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7" style:display-name="ListLabel 817" style:family="text"/>
    <style:style style:name="ListLabel_20_818" style:display-name="ListLabel 818" style:family="text"/>
    <style:style style:name="ListLabel_20_819" style:display-name="ListLabel 8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0" style:display-name="ListLabel 820" style:family="text"/>
    <style:style style:name="ListLabel_20_821" style:display-name="ListLabel 821" style:family="text"/>
    <style:style style:name="ListLabel_20_822" style:display-name="ListLabel 8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3" style:display-name="ListLabel 823" style:family="text"/>
    <style:style style:name="ListLabel_20_824" style:display-name="ListLabel 824" style:family="text"/>
    <style:style style:name="ListLabel_20_825" style:display-name="ListLabel 8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6" style:display-name="ListLabel 826" style:family="text"/>
    <style:style style:name="ListLabel_20_827" style:display-name="ListLabel 827" style:family="text"/>
    <style:style style:name="ListLabel_20_828" style:display-name="ListLabel 8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9" style:display-name="ListLabel 829" style:family="text"/>
    <style:style style:name="ListLabel_20_830" style:display-name="ListLabel 830" style:family="text"/>
    <style:style style:name="ListLabel_20_831" style:display-name="ListLabel 8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2" style:display-name="ListLabel 832" style:family="text"/>
    <style:style style:name="ListLabel_20_833" style:display-name="ListLabel 833" style:family="text"/>
    <style:style style:name="ListLabel_20_834" style:display-name="ListLabel 8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5" style:display-name="ListLabel 835" style:family="text"/>
    <style:style style:name="ListLabel_20_836" style:display-name="ListLabel 836" style:family="text"/>
    <style:style style:name="ListLabel_20_837" style:display-name="ListLabel 837" style:family="text"/>
    <style:style style:name="ListLabel_20_838" style:display-name="ListLabel 838" style:family="text"/>
    <style:style style:name="ListLabel_20_839" style:display-name="ListLabel 839" style:family="text"/>
    <style:style style:name="ListLabel_20_840" style:display-name="ListLabel 840" style:family="text"/>
    <style:style style:name="ListLabel_20_841" style:display-name="ListLabel 841" style:family="text"/>
    <style:style style:name="ListLabel_20_842" style:display-name="ListLabel 842" style:family="text"/>
    <style:style style:name="ListLabel_20_843" style:display-name="ListLabel 843" style:family="text"/>
    <style:style style:name="ListLabel_20_844" style:display-name="ListLabel 844" style:family="text"/>
    <style:style style:name="ListLabel_20_845" style:display-name="ListLabel 845" style:family="text"/>
    <style:style style:name="ListLabel_20_846" style:display-name="ListLabel 846" style:family="text"/>
    <style:style style:name="ListLabel_20_847" style:display-name="ListLabel 847" style:family="text"/>
    <style:style style:name="ListLabel_20_848" style:display-name="ListLabel 848" style:family="text"/>
    <style:style style:name="ListLabel_20_849" style:display-name="ListLabel 849" style:family="text"/>
    <style:style style:name="ListLabel_20_850" style:display-name="ListLabel 850" style:family="text"/>
    <style:style style:name="ListLabel_20_851" style:display-name="ListLabel 851" style:family="text"/>
    <style:style style:name="ListLabel_20_852" style:display-name="ListLabel 852" style:family="text"/>
    <style:style style:name="ListLabel_20_853" style:display-name="ListLabel 853" style:family="text"/>
    <style:style style:name="ListLabel_20_854" style:display-name="ListLabel 854" style:family="text"/>
    <style:style style:name="ListLabel_20_855" style:display-name="ListLabel 855" style:family="text">
      <style:text-properties style:font-name-complex="Courier New1" style:font-family-complex="'Courier New'" style:font-family-generic-complex="system" style:font-pitch-complex="variable"/>
    </style:style>
    <style:style style:name="ListLabel_20_856" style:display-name="ListLabel 856" style:family="text"/>
    <style:style style:name="ListLabel_20_857" style:display-name="ListLabel 857" style:family="text"/>
    <style:style style:name="ListLabel_20_858" style:display-name="ListLabel 858" style:family="text">
      <style:text-properties style:font-name-complex="Courier New1" style:font-family-complex="'Courier New'" style:font-family-generic-complex="system" style:font-pitch-complex="variable"/>
    </style:style>
    <style:style style:name="ListLabel_20_859" style:display-name="ListLabel 859" style:family="text"/>
    <style:style style:name="ListLabel_20_860" style:display-name="ListLabel 860" style:family="text"/>
    <style:style style:name="ListLabel_20_861" style:display-name="ListLabel 861" style:family="text">
      <style:text-properties style:font-name-complex="Courier New1" style:font-family-complex="'Courier New'" style:font-family-generic-complex="system" style:font-pitch-complex="variable"/>
    </style:style>
    <style:style style:name="ListLabel_20_862" style:display-name="ListLabel 862" style:family="text"/>
    <style:style style:name="ListLabel_20_863" style:display-name="ListLabel 863" style:family="text"/>
    <style:style style:name="ListLabel_20_864" style:display-name="ListLabel 864" style:family="text">
      <style:text-properties style:font-name-complex="Courier New1" style:font-family-complex="'Courier New'" style:font-family-generic-complex="system" style:font-pitch-complex="variable"/>
    </style:style>
    <style:style style:name="ListLabel_20_865" style:display-name="ListLabel 865" style:family="text"/>
    <style:style style:name="ListLabel_20_866" style:display-name="ListLabel 866" style:family="text"/>
    <style:style style:name="ListLabel_20_867" style:display-name="ListLabel 867" style:family="text">
      <style:text-properties style:font-name-complex="Courier New1" style:font-family-complex="'Courier New'" style:font-family-generic-complex="system" style:font-pitch-complex="variable"/>
    </style:style>
    <style:style style:name="ListLabel_20_868" style:display-name="ListLabel 868" style:family="text"/>
    <style:style style:name="ListLabel_20_869" style:display-name="ListLabel 869" style:family="text"/>
    <style:style style:name="ListLabel_20_870" style:display-name="ListLabel 870" style:family="text">
      <style:text-properties style:font-name-complex="Courier New1" style:font-family-complex="'Courier New'" style:font-family-generic-complex="system" style:font-pitch-complex="variable"/>
    </style:style>
    <style:style style:name="ListLabel_20_871" style:display-name="ListLabel 871" style:family="text"/>
    <style:style style:name="ListLabel_20_872" style:display-name="ListLabel 872" style:family="text"/>
    <style:style style:name="ListLabel_20_873" style:display-name="ListLabel 873" style:family="text">
      <style:text-properties style:font-name-complex="Courier New1" style:font-family-complex="'Courier New'" style:font-family-generic-complex="system" style:font-pitch-complex="variable"/>
    </style:style>
    <style:style style:name="ListLabel_20_874" style:display-name="ListLabel 874" style:family="text"/>
    <style:style style:name="ListLabel_20_875" style:display-name="ListLabel 875" style:family="text"/>
    <style:style style:name="ListLabel_20_876" style:display-name="ListLabel 876" style:family="text">
      <style:text-properties style:font-name-complex="Courier New1" style:font-family-complex="'Courier New'" style:font-family-generic-complex="system" style:font-pitch-complex="variable"/>
    </style:style>
    <style:style style:name="ListLabel_20_877" style:display-name="ListLabel 877" style:family="text"/>
    <style:style style:name="ListLabel_20_878" style:display-name="ListLabel 878" style:family="text"/>
    <style:style style:name="ListLabel_20_879" style:display-name="ListLabel 879" style:family="text">
      <style:text-properties style:font-name-complex="Courier New1" style:font-family-complex="'Courier New'" style:font-family-generic-complex="system" style:font-pitch-complex="variable"/>
    </style:style>
    <style:style style:name="ListLabel_20_880" style:display-name="ListLabel 880" style:family="text"/>
    <style:style style:name="ListLabel_20_881" style:display-name="ListLabel 881" style:family="text"/>
    <style:style style:name="ListLabel_20_882" style:display-name="ListLabel 882" style:family="text">
      <style:text-properties style:font-name-complex="Courier New1" style:font-family-complex="'Courier New'" style:font-family-generic-complex="system" style:font-pitch-complex="variable"/>
    </style:style>
    <style:style style:name="ListLabel_20_883" style:display-name="ListLabel 883" style:family="text"/>
    <style:style style:name="ListLabel_20_884" style:display-name="ListLabel 884" style:family="text"/>
    <style:style style:name="ListLabel_20_885" style:display-name="ListLabel 885" style:family="text">
      <style:text-properties style:font-name-complex="Courier New1" style:font-family-complex="'Courier New'" style:font-family-generic-complex="system" style:font-pitch-complex="variable"/>
    </style:style>
    <style:style style:name="ListLabel_20_886" style:display-name="ListLabel 886" style:family="text"/>
    <style:style style:name="ListLabel_20_887" style:display-name="ListLabel 887" style:family="text"/>
    <style:style style:name="ListLabel_20_888" style:display-name="ListLabel 888" style:family="text">
      <style:text-properties style:font-name-complex="Courier New1" style:font-family-complex="'Courier New'" style:font-family-generic-complex="system" style:font-pitch-complex="variable"/>
    </style:style>
    <style:style style:name="ListLabel_20_889" style:display-name="ListLabel 889" style:family="text"/>
    <style:style style:name="ListLabel_20_890" style:display-name="ListLabel 890" style:family="text"/>
    <style:style style:name="ListLabel_20_891" style:display-name="ListLabel 891" style:family="text">
      <style:text-properties style:font-name-complex="Courier New1" style:font-family-complex="'Courier New'" style:font-family-generic-complex="system" style:font-pitch-complex="variable"/>
    </style:style>
    <style:style style:name="ListLabel_20_892" style:display-name="ListLabel 892" style:family="text"/>
    <style:style style:name="ListLabel_20_893" style:display-name="ListLabel 893" style:family="text"/>
    <style:style style:name="ListLabel_20_894" style:display-name="ListLabel 894" style:family="text">
      <style:text-properties style:font-name-complex="Courier New1" style:font-family-complex="'Courier New'" style:font-family-generic-complex="system" style:font-pitch-complex="variable"/>
    </style:style>
    <style:style style:name="ListLabel_20_895" style:display-name="ListLabel 895" style:family="text"/>
    <style:style style:name="ListLabel_20_896" style:display-name="ListLabel 896" style:family="text"/>
    <style:style style:name="ListLabel_20_897" style:display-name="ListLabel 897" style:family="text">
      <style:text-properties style:font-name-complex="Courier New1" style:font-family-complex="'Courier New'" style:font-family-generic-complex="system" style:font-pitch-complex="variable"/>
    </style:style>
    <style:style style:name="ListLabel_20_898" style:display-name="ListLabel 898" style:family="text"/>
    <style:style style:name="ListLabel_20_899" style:display-name="ListLabel 899" style:family="text"/>
    <style:style style:name="ListLabel_20_900" style:display-name="ListLabel 900" style:family="text">
      <style:text-properties style:font-name-complex="Courier New1" style:font-family-complex="'Courier New'" style:font-family-generic-complex="system" style:font-pitch-complex="variable"/>
    </style:style>
    <style:style style:name="ListLabel_20_901" style:display-name="ListLabel 901" style:family="text"/>
    <style:style style:name="ListLabel_20_902" style:display-name="ListLabel 902" style:family="text"/>
    <style:style style:name="ListLabel_20_903" style:display-name="ListLabel 903" style:family="text">
      <style:text-properties style:font-name-complex="Courier New1" style:font-family-complex="'Courier New'" style:font-family-generic-complex="system" style:font-pitch-complex="variable"/>
    </style:style>
    <style:style style:name="ListLabel_20_904" style:display-name="ListLabel 904" style:family="text"/>
    <style:style style:name="ListLabel_20_905" style:display-name="ListLabel 905" style:family="text"/>
    <style:style style:name="ListLabel_20_906" style:display-name="ListLabel 906" style:family="text">
      <style:text-properties style:font-name-complex="Courier New1" style:font-family-complex="'Courier New'" style:font-family-generic-complex="system" style:font-pitch-complex="variable"/>
    </style:style>
    <style:style style:name="ListLabel_20_907" style:display-name="ListLabel 907" style:family="text"/>
    <style:style style:name="ListLabel_20_908" style:display-name="ListLabel 908" style:family="text"/>
    <style:style style:name="ListLabel_20_909" style:display-name="ListLabel 909" style:family="text">
      <style:text-properties style:font-name-complex="Courier New1" style:font-family-complex="'Courier New'" style:font-family-generic-complex="system" style:font-pitch-complex="variable"/>
    </style:style>
    <style:style style:name="ListLabel_20_910" style:display-name="ListLabel 910" style:family="text"/>
    <style:style style:name="ListLabel_20_911" style:display-name="ListLabel 911" style:family="text"/>
    <style:style style:name="ListLabel_20_912" style:display-name="ListLabel 912" style:family="text">
      <style:text-properties style:font-name-complex="Courier New1" style:font-family-complex="'Courier New'" style:font-family-generic-complex="system" style:font-pitch-complex="variable"/>
    </style:style>
    <style:style style:name="ListLabel_20_913" style:display-name="ListLabel 913" style:family="text"/>
    <style:style style:name="ListLabel_20_914" style:display-name="ListLabel 914" style:family="text"/>
    <style:style style:name="ListLabel_20_915" style:display-name="ListLabel 915" style:family="text">
      <style:text-properties style:font-name-complex="Courier New1" style:font-family-complex="'Courier New'" style:font-family-generic-complex="system" style:font-pitch-complex="variable"/>
    </style:style>
    <style:style style:name="ListLabel_20_916" style:display-name="ListLabel 916" style:family="text"/>
    <style:style style:name="ListLabel_20_917" style:display-name="ListLabel 917" style:family="text"/>
    <style:style style:name="ListLabel_20_918" style:display-name="ListLabel 918" style:family="text">
      <style:text-properties style:font-name-complex="Courier New1" style:font-family-complex="'Courier New'" style:font-family-generic-complex="system" style:font-pitch-complex="variable"/>
    </style:style>
    <style:style style:name="ListLabel_20_919" style:display-name="ListLabel 919" style:family="text"/>
    <style:style style:name="ListLabel_20_920" style:display-name="ListLabel 920" style:family="text"/>
    <style:style style:name="ListLabel_20_921" style:display-name="ListLabel 921" style:family="text">
      <style:text-properties style:font-name-complex="Courier New1" style:font-family-complex="'Courier New'" style:font-family-generic-complex="system" style:font-pitch-complex="variable"/>
    </style:style>
    <style:style style:name="ListLabel_20_922" style:display-name="ListLabel 922" style:family="text"/>
    <style:style style:name="ListLabel_20_923" style:display-name="ListLabel 923" style:family="text"/>
    <style:style style:name="ListLabel_20_924" style:display-name="ListLabel 924" style:family="text">
      <style:text-properties style:font-name-complex="Courier New1" style:font-family-complex="'Courier New'" style:font-family-generic-complex="system" style:font-pitch-complex="variable"/>
    </style:style>
    <style:style style:name="ListLabel_20_925" style:display-name="ListLabel 925" style:family="text"/>
    <style:style style:name="ListLabel_20_926" style:display-name="ListLabel 926" style:family="text"/>
    <style:style style:name="ListLabel_20_927" style:display-name="ListLabel 927" style:family="text">
      <style:text-properties style:font-name-complex="Courier New1" style:font-family-complex="'Courier New'" style:font-family-generic-complex="system" style:font-pitch-complex="variable"/>
    </style:style>
    <style:style style:name="ListLabel_20_928" style:display-name="ListLabel 928" style:family="text"/>
    <style:style style:name="ListLabel_20_929" style:display-name="ListLabel 929" style:family="text"/>
    <style:style style:name="ListLabel_20_930" style:display-name="ListLabel 930" style:family="text">
      <style:text-properties style:font-name-complex="Courier New1" style:font-family-complex="'Courier New'" style:font-family-generic-complex="system" style:font-pitch-complex="variable"/>
    </style:style>
    <style:style style:name="ListLabel_20_931" style:display-name="ListLabel 931" style:family="text"/>
    <style:style style:name="ListLabel_20_932" style:display-name="ListLabel 932" style:family="text"/>
    <style:style style:name="ListLabel_20_933" style:display-name="ListLabel 933" style:family="text">
      <style:text-properties style:font-name-complex="Courier New1" style:font-family-complex="'Courier New'" style:font-family-generic-complex="system" style:font-pitch-complex="variable"/>
    </style:style>
    <style:style style:name="ListLabel_20_934" style:display-name="ListLabel 934" style:family="text"/>
    <style:style style:name="ListLabel_20_935" style:display-name="ListLabel 935" style:family="text"/>
    <style:style style:name="ListLabel_20_936" style:display-name="ListLabel 936" style:family="text">
      <style:text-properties style:font-name-complex="Courier New1" style:font-family-complex="'Courier New'" style:font-family-generic-complex="system" style:font-pitch-complex="variable"/>
    </style:style>
    <style:style style:name="ListLabel_20_937" style:display-name="ListLabel 937" style:family="text"/>
    <style:style style:name="ListLabel_20_938" style:display-name="ListLabel 938" style:family="text"/>
    <style:style style:name="ListLabel_20_939" style:display-name="ListLabel 939" style:family="text">
      <style:text-properties style:font-name-complex="Courier New1" style:font-family-complex="'Courier New'" style:font-family-generic-complex="system" style:font-pitch-complex="variable"/>
    </style:style>
    <style:style style:name="ListLabel_20_940" style:display-name="ListLabel 940" style:family="text"/>
    <style:style style:name="ListLabel_20_941" style:display-name="ListLabel 941" style:family="text"/>
    <style:style style:name="ListLabel_20_942" style:display-name="ListLabel 942" style:family="text">
      <style:text-properties style:font-name-complex="Courier New1" style:font-family-complex="'Courier New'" style:font-family-generic-complex="system" style:font-pitch-complex="variable"/>
    </style:style>
    <style:style style:name="ListLabel_20_943" style:display-name="ListLabel 943" style:family="text"/>
    <style:style style:name="ListLabel_20_944" style:display-name="ListLabel 944" style:family="text"/>
    <style:style style:name="ListLabel_20_945" style:display-name="ListLabel 945" style:family="text">
      <style:text-properties style:font-name-complex="Courier New1" style:font-family-complex="'Courier New'" style:font-family-generic-complex="system" style:font-pitch-complex="variable"/>
    </style:style>
    <style:style style:name="ListLabel_20_946" style:display-name="ListLabel 946" style:family="text"/>
    <style:style style:name="ListLabel_20_947" style:display-name="ListLabel 947" style:family="text"/>
    <style:style style:name="ListLabel_20_948" style:display-name="ListLabel 948" style:family="text">
      <style:text-properties style:font-name-complex="Courier New1" style:font-family-complex="'Courier New'" style:font-family-generic-complex="system" style:font-pitch-complex="variable"/>
    </style:style>
    <style:style style:name="ListLabel_20_949" style:display-name="ListLabel 949" style:family="text"/>
    <style:style style:name="ListLabel_20_950" style:display-name="ListLabel 950" style:family="text"/>
    <style:style style:name="ListLabel_20_951" style:display-name="ListLabel 951" style:family="text">
      <style:text-properties style:font-name-complex="Courier New1" style:font-family-complex="'Courier New'" style:font-family-generic-complex="system" style:font-pitch-complex="variable"/>
    </style:style>
    <style:style style:name="ListLabel_20_952" style:display-name="ListLabel 952" style:family="text"/>
    <style:style style:name="ListLabel_20_953" style:display-name="ListLabel 953" style:family="text"/>
    <style:style style:name="ListLabel_20_954" style:display-name="ListLabel 954" style:family="text">
      <style:text-properties style:font-name-complex="Courier New1" style:font-family-complex="'Courier New'" style:font-family-generic-complex="system" style:font-pitch-complex="variable"/>
    </style:style>
    <style:style style:name="ListLabel_20_955" style:display-name="ListLabel 955" style:family="text"/>
    <style:style style:name="ListLabel_20_956" style:display-name="ListLabel 956" style:family="text"/>
    <style:style style:name="ListLabel_20_957" style:display-name="ListLabel 957" style:family="text">
      <style:text-properties style:font-name-complex="Courier New1" style:font-family-complex="'Courier New'" style:font-family-generic-complex="system" style:font-pitch-complex="variable"/>
    </style:style>
    <style:style style:name="ListLabel_20_958" style:display-name="ListLabel 958" style:family="text"/>
    <style:style style:name="ListLabel_20_959" style:display-name="ListLabel 959" style:family="text"/>
    <style:style style:name="ListLabel_20_960" style:display-name="ListLabel 960" style:family="text">
      <style:text-properties style:font-name-complex="Courier New1" style:font-family-complex="'Courier New'" style:font-family-generic-complex="system" style:font-pitch-complex="variable"/>
    </style:style>
    <style:style style:name="ListLabel_20_961" style:display-name="ListLabel 961" style:family="text"/>
    <style:style style:name="ListLabel_20_962" style:display-name="ListLabel 962" style:family="text"/>
    <style:style style:name="ListLabel_20_963" style:display-name="ListLabel 963" style:family="text">
      <style:text-properties style:font-name-complex="Courier New1" style:font-family-complex="'Courier New'" style:font-family-generic-complex="system" style:font-pitch-complex="variable"/>
    </style:style>
    <style:style style:name="ListLabel_20_964" style:display-name="ListLabel 964" style:family="text"/>
    <style:style style:name="ListLabel_20_965" style:display-name="ListLabel 965" style:family="text"/>
    <style:style style:name="ListLabel_20_966" style:display-name="ListLabel 966" style:family="text">
      <style:text-properties style:font-name-complex="Courier New1" style:font-family-complex="'Courier New'" style:font-family-generic-complex="system" style:font-pitch-complex="variable"/>
    </style:style>
    <style:style style:name="ListLabel_20_967" style:display-name="ListLabel 967" style:family="text"/>
    <style:style style:name="ListLabel_20_968" style:display-name="ListLabel 968" style:family="text"/>
    <style:style style:name="ListLabel_20_969" style:display-name="ListLabel 969" style:family="text">
      <style:text-properties style:font-name-complex="Courier New1" style:font-family-complex="'Courier New'" style:font-family-generic-complex="system" style:font-pitch-complex="variable"/>
    </style:style>
    <style:style style:name="ListLabel_20_970" style:display-name="ListLabel 970" style:family="text"/>
    <style:style style:name="ListLabel_20_971" style:display-name="ListLabel 971" style:family="text"/>
    <style:style style:name="ListLabel_20_972" style:display-name="ListLabel 972" style:family="text">
      <style:text-properties style:font-name-complex="Courier New1" style:font-family-complex="'Courier New'" style:font-family-generic-complex="system" style:font-pitch-complex="variable"/>
    </style:style>
    <style:style style:name="ListLabel_20_973" style:display-name="ListLabel 973" style:family="text"/>
    <style:style style:name="ListLabel_20_974" style:display-name="ListLabel 974" style:family="text"/>
    <style:style style:name="ListLabel_20_975" style:display-name="ListLabel 975" style:family="text">
      <style:text-properties style:font-name-complex="Courier New1" style:font-family-complex="'Courier New'" style:font-family-generic-complex="system" style:font-pitch-complex="variable"/>
    </style:style>
    <style:style style:name="ListLabel_20_976" style:display-name="ListLabel 976" style:family="text"/>
    <style:style style:name="ListLabel_20_977" style:display-name="ListLabel 977" style:family="text"/>
    <style:style style:name="ListLabel_20_978" style:display-name="ListLabel 978" style:family="text">
      <style:text-properties style:font-name-complex="Courier New1" style:font-family-complex="'Courier New'" style:font-family-generic-complex="system" style:font-pitch-complex="variable"/>
    </style:style>
    <style:style style:name="ListLabel_20_979" style:display-name="ListLabel 979" style:family="text"/>
    <style:style style:name="ListLabel_20_980" style:display-name="ListLabel 980" style:family="text"/>
    <style:style style:name="ListLabel_20_981" style:display-name="ListLabel 981" style:family="text">
      <style:text-properties style:font-name-complex="Courier New1" style:font-family-complex="'Courier New'" style:font-family-generic-complex="system" style:font-pitch-complex="variable"/>
    </style:style>
    <style:style style:name="ListLabel_20_982" style:display-name="ListLabel 982" style:family="text"/>
    <style:style style:name="ListLabel_20_983" style:display-name="ListLabel 983" style:family="text"/>
    <style:style style:name="ListLabel_20_984" style:display-name="ListLabel 984" style:family="text">
      <style:text-properties style:font-name-complex="Courier New1" style:font-family-complex="'Courier New'" style:font-family-generic-complex="system" style:font-pitch-complex="variable"/>
    </style:style>
    <style:style style:name="ListLabel_20_985" style:display-name="ListLabel 985" style:family="text"/>
    <style:style style:name="ListLabel_20_986" style:display-name="ListLabel 986" style:family="text"/>
    <style:style style:name="ListLabel_20_987" style:display-name="ListLabel 987" style:family="text">
      <style:text-properties style:font-name-complex="Courier New1" style:font-family-complex="'Courier New'" style:font-family-generic-complex="system" style:font-pitch-complex="variable"/>
    </style:style>
    <style:style style:name="ListLabel_20_988" style:display-name="ListLabel 988" style:family="text"/>
    <style:style style:name="ListLabel_20_989" style:display-name="ListLabel 989" style:family="text"/>
    <style:style style:name="ListLabel_20_990" style:display-name="ListLabel 990" style:family="text">
      <style:text-properties style:font-name-complex="Courier New1" style:font-family-complex="'Courier New'" style:font-family-generic-complex="system" style:font-pitch-complex="variable"/>
    </style:style>
    <style:style style:name="ListLabel_20_991" style:display-name="ListLabel 991" style:family="text"/>
    <style:style style:name="ListLabel_20_992" style:display-name="ListLabel 992" style:family="text"/>
    <style:style style:name="ListLabel_20_993" style:display-name="ListLabel 993" style:family="text">
      <style:text-properties style:font-name-complex="Courier New1" style:font-family-complex="'Courier New'" style:font-family-generic-complex="system" style:font-pitch-complex="variable"/>
    </style:style>
    <style:style style:name="ListLabel_20_994" style:display-name="ListLabel 994" style:family="text"/>
    <style:style style:name="ListLabel_20_995" style:display-name="ListLabel 995" style:family="text"/>
    <style:style style:name="ListLabel_20_996" style:display-name="ListLabel 996" style:family="text">
      <style:text-properties style:font-name-complex="Courier New1" style:font-family-complex="'Courier New'" style:font-family-generic-complex="system" style:font-pitch-complex="variable"/>
    </style:style>
    <style:style style:name="ListLabel_20_997" style:display-name="ListLabel 997" style:family="text"/>
    <style:style style:name="ListLabel_20_998" style:display-name="ListLabel 998" style:family="text"/>
    <style:style style:name="ListLabel_20_999" style:display-name="ListLabel 9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0" style:display-name="ListLabel 1000" style:family="text"/>
    <style:style style:name="ListLabel_20_1001" style:display-name="ListLabel 1001" style:family="text"/>
    <style:style style:name="ListLabel_20_1002" style:display-name="ListLabel 1002" style:family="text">
      <style:text-properties style:font-name-complex="Courier New1" style:font-family-complex="'Courier New'" style:font-family-generic-complex="system" style:font-pitch-complex="variable"/>
    </style:style>
    <style:style style:name="ListLabel_20_1003" style:display-name="ListLabel 1003" style:family="text"/>
    <style:style style:name="ListLabel_20_1004" style:display-name="ListLabel 1004" style:family="text"/>
    <style:style style:name="ListLabel_20_1005" style:display-name="ListLabel 1005" style:family="text">
      <style:text-properties style:font-name-complex="Courier New1" style:font-family-complex="'Courier New'" style:font-family-generic-complex="system" style:font-pitch-complex="variable"/>
    </style:style>
    <style:style style:name="ListLabel_20_1006" style:display-name="ListLabel 1006" style:family="text"/>
    <style:style style:name="ListLabel_20_1007" style:display-name="ListLabel 1007" style:family="text"/>
    <style:style style:name="ListLabel_20_1008" style:display-name="ListLabel 1008" style:family="text">
      <style:text-properties style:font-name-complex="Courier New1" style:font-family-complex="'Courier New'" style:font-family-generic-complex="system" style:font-pitch-complex="variable"/>
    </style:style>
    <style:style style:name="ListLabel_20_1009" style:display-name="ListLabel 1009" style:family="text"/>
    <style:style style:name="ListLabel_20_1010" style:display-name="ListLabel 1010" style:family="text"/>
    <style:style style:name="ListLabel_20_1011" style:display-name="ListLabel 1011" style:family="text">
      <style:text-properties style:font-name-complex="Courier New1" style:font-family-complex="'Courier New'" style:font-family-generic-complex="system" style:font-pitch-complex="variable"/>
    </style:style>
    <style:style style:name="ListLabel_20_1012" style:display-name="ListLabel 1012" style:family="text"/>
    <style:style style:name="ListLabel_20_1013" style:display-name="ListLabel 1013" style:family="text"/>
    <style:style style:name="ListLabel_20_1014" style:display-name="ListLabel 1014" style:family="text">
      <style:text-properties style:font-name-complex="Courier New1" style:font-family-complex="'Courier New'" style:font-family-generic-complex="system" style:font-pitch-complex="variable"/>
    </style:style>
    <style:style style:name="ListLabel_20_1015" style:display-name="ListLabel 1015" style:family="text"/>
    <style:style style:name="ListLabel_20_1016" style:display-name="ListLabel 1016" style:family="text"/>
    <style:style style:name="ListLabel_20_1017" style:display-name="ListLabel 1017" style:family="text">
      <style:text-properties style:font-name-complex="Courier New1" style:font-family-complex="'Courier New'" style:font-family-generic-complex="system" style:font-pitch-complex="variable"/>
    </style:style>
    <style:style style:name="ListLabel_20_1018" style:display-name="ListLabel 1018" style:family="text"/>
    <style:style style:name="ListLabel_20_1019" style:display-name="ListLabel 1019" style:family="text"/>
    <style:style style:name="ListLabel_20_1020" style:display-name="ListLabel 1020" style:family="text">
      <style:text-properties style:font-name-complex="Courier New1" style:font-family-complex="'Courier New'" style:font-family-generic-complex="system" style:font-pitch-complex="variable"/>
    </style:style>
    <style:style style:name="ListLabel_20_1021" style:display-name="ListLabel 1021" style:family="text"/>
    <style:style style:name="ListLabel_20_1022" style:display-name="ListLabel 1022" style:family="text"/>
    <style:style style:name="ListLabel_20_1023" style:display-name="ListLabel 1023" style:family="text">
      <style:text-properties style:font-name-complex="Courier New1" style:font-family-complex="'Courier New'" style:font-family-generic-complex="system" style:font-pitch-complex="variable"/>
    </style:style>
    <style:style style:name="ListLabel_20_1024" style:display-name="ListLabel 1024" style:family="text"/>
    <style:style style:name="ListLabel_20_1025" style:display-name="ListLabel 1025" style:family="text"/>
    <style:style style:name="ListLabel_20_1026" style:display-name="ListLabel 1026" style:family="text">
      <style:text-properties style:font-name-complex="Courier New1" style:font-family-complex="'Courier New'" style:font-family-generic-complex="system" style:font-pitch-complex="variable"/>
    </style:style>
    <style:style style:name="ListLabel_20_1027" style:display-name="ListLabel 1027" style:family="text"/>
    <style:style style:name="ListLabel_20_1028" style:display-name="ListLabel 1028" style:family="text"/>
    <style:style style:name="ListLabel_20_1029" style:display-name="ListLabel 1029" style:family="text">
      <style:text-properties style:font-name-complex="Courier New1" style:font-family-complex="'Courier New'" style:font-family-generic-complex="system" style:font-pitch-complex="variable"/>
    </style:style>
    <style:style style:name="ListLabel_20_1030" style:display-name="ListLabel 1030" style:family="text"/>
    <style:style style:name="ListLabel_20_1031" style:display-name="ListLabel 1031" style:family="text"/>
    <style:style style:name="ListLabel_20_1032" style:display-name="ListLabel 1032" style:family="text">
      <style:text-properties style:font-name-complex="Courier New1" style:font-family-complex="'Courier New'" style:font-family-generic-complex="system" style:font-pitch-complex="variable"/>
    </style:style>
    <style:style style:name="ListLabel_20_1033" style:display-name="ListLabel 1033" style:family="text"/>
    <style:style style:name="ListLabel_20_1034" style:display-name="ListLabel 1034" style:family="text"/>
    <style:style style:name="ListLabel_20_1035" style:display-name="ListLabel 1035" style:family="text">
      <style:text-properties style:font-name-complex="Courier New1" style:font-family-complex="'Courier New'" style:font-family-generic-complex="system" style:font-pitch-complex="variable"/>
    </style:style>
    <style:style style:name="ListLabel_20_1036" style:display-name="ListLabel 1036" style:family="text"/>
    <style:style style:name="ListLabel_20_1037" style:display-name="ListLabel 1037" style:family="text"/>
    <style:style style:name="ListLabel_20_1038" style:display-name="ListLabel 1038" style:family="text">
      <style:text-properties style:font-name-complex="Courier New1" style:font-family-complex="'Courier New'" style:font-family-generic-complex="system" style:font-pitch-complex="variable"/>
    </style:style>
    <style:style style:name="ListLabel_20_1039" style:display-name="ListLabel 1039" style:family="text"/>
    <style:style style:name="ListLabel_20_1040" style:display-name="ListLabel 1040" style:family="text"/>
    <style:style style:name="ListLabel_20_1041" style:display-name="ListLabel 1041" style:family="text">
      <style:text-properties style:font-name-complex="Courier New1" style:font-family-complex="'Courier New'" style:font-family-generic-complex="system" style:font-pitch-complex="variable"/>
    </style:style>
    <style:style style:name="ListLabel_20_1042" style:display-name="ListLabel 1042" style:family="text"/>
    <style:style style:name="ListLabel_20_1043" style:display-name="ListLabel 1043" style:family="text"/>
    <style:style style:name="ListLabel_20_1044" style:display-name="ListLabel 1044" style:family="text">
      <style:text-properties style:font-name-complex="Courier New1" style:font-family-complex="'Courier New'" style:font-family-generic-complex="system" style:font-pitch-complex="variable"/>
    </style:style>
    <style:style style:name="ListLabel_20_1045" style:display-name="ListLabel 1045" style:family="text"/>
    <style:style style:name="ListLabel_20_1046" style:display-name="ListLabel 1046" style:family="text"/>
    <style:style style:name="ListLabel_20_1047" style:display-name="ListLabel 1047" style:family="text">
      <style:text-properties style:font-name-complex="Courier New1" style:font-family-complex="'Courier New'" style:font-family-generic-complex="system" style:font-pitch-complex="variable"/>
    </style:style>
    <style:style style:name="ListLabel_20_1048" style:display-name="ListLabel 1048" style:family="text"/>
    <style:style style:name="ListLabel_20_1049" style:display-name="ListLabel 1049" style:family="text"/>
    <style:style style:name="ListLabel_20_1050" style:display-name="ListLabel 1050" style:family="text">
      <style:text-properties style:font-name-complex="Courier New1" style:font-family-complex="'Courier New'" style:font-family-generic-complex="system" style:font-pitch-complex="variable"/>
    </style:style>
    <style:style style:name="ListLabel_20_1051" style:display-name="ListLabel 1051" style:family="text"/>
    <style:style style:name="ListLabel_20_1052" style:display-name="ListLabel 1052" style:family="text"/>
    <style:style style:name="ListLabel_20_1053" style:display-name="ListLabel 1053" style:family="text">
      <style:text-properties style:font-name-complex="Courier New1" style:font-family-complex="'Courier New'" style:font-family-generic-complex="system" style:font-pitch-complex="variable"/>
    </style:style>
    <style:style style:name="ListLabel_20_1054" style:display-name="ListLabel 1054" style:family="text"/>
    <style:style style:name="ListLabel_20_1055" style:display-name="ListLabel 1055" style:family="text"/>
    <style:style style:name="ListLabel_20_1056" style:display-name="ListLabel 1056" style:family="text">
      <style:text-properties style:font-name-complex="Courier New1" style:font-family-complex="'Courier New'" style:font-family-generic-complex="system" style:font-pitch-complex="variable"/>
    </style:style>
    <style:style style:name="ListLabel_20_1057" style:display-name="ListLabel 1057" style:family="text"/>
    <style:style style:name="ListLabel_20_1058" style:display-name="ListLabel 1058" style:family="text"/>
    <style:style style:name="ListLabel_20_1059" style:display-name="ListLabel 1059" style:family="text">
      <style:text-properties style:font-name-complex="Courier New1" style:font-family-complex="'Courier New'" style:font-family-generic-complex="system" style:font-pitch-complex="variable"/>
    </style:style>
    <style:style style:name="ListLabel_20_1060" style:display-name="ListLabel 1060" style:family="text"/>
    <style:style style:name="ListLabel_20_1061" style:display-name="ListLabel 1061" style:family="text"/>
    <style:style style:name="ListLabel_20_1062" style:display-name="ListLabel 1062" style:family="text">
      <style:text-properties style:font-name-complex="Courier New1" style:font-family-complex="'Courier New'" style:font-family-generic-complex="system" style:font-pitch-complex="variable"/>
    </style:style>
    <style:style style:name="ListLabel_20_1063" style:display-name="ListLabel 1063" style:family="text"/>
    <style:style style:name="ListLabel_20_1064" style:display-name="ListLabel 1064" style:family="text"/>
    <style:style style:name="ListLabel_20_1065" style:display-name="ListLabel 1065" style:family="text">
      <style:text-properties style:font-name-complex="Courier New1" style:font-family-complex="'Courier New'" style:font-family-generic-complex="system" style:font-pitch-complex="variable"/>
    </style:style>
    <style:style style:name="ListLabel_20_1066" style:display-name="ListLabel 1066" style:family="text"/>
    <style:style style:name="ListLabel_20_1067" style:display-name="ListLabel 1067" style:family="text"/>
    <style:style style:name="ListLabel_20_1068" style:display-name="ListLabel 1068" style:family="text">
      <style:text-properties style:font-name-complex="Courier New1" style:font-family-complex="'Courier New'" style:font-family-generic-complex="system" style:font-pitch-complex="variable"/>
    </style:style>
    <style:style style:name="ListLabel_20_1069" style:display-name="ListLabel 1069" style:family="text"/>
    <style:style style:name="ListLabel_20_1070" style:display-name="ListLabel 1070" style:family="text"/>
    <style:style style:name="ListLabel_20_1071" style:display-name="ListLabel 1071" style:family="text">
      <style:text-properties style:font-name-complex="Courier New1" style:font-family-complex="'Courier New'" style:font-family-generic-complex="system" style:font-pitch-complex="variable"/>
    </style:style>
    <style:style style:name="ListLabel_20_1072" style:display-name="ListLabel 1072" style:family="text"/>
    <style:style style:name="ListLabel_20_1073" style:display-name="ListLabel 1073" style:family="text"/>
    <style:style style:name="ListLabel_20_1074" style:display-name="ListLabel 1074" style:family="text">
      <style:text-properties style:font-name-complex="Courier New1" style:font-family-complex="'Courier New'" style:font-family-generic-complex="system" style:font-pitch-complex="variable"/>
    </style:style>
    <style:style style:name="ListLabel_20_1075" style:display-name="ListLabel 1075" style:family="text"/>
    <style:style style:name="ListLabel_20_1076" style:display-name="ListLabel 1076" style:family="text"/>
    <style:style style:name="ListLabel_20_1077" style:display-name="ListLabel 1077" style:family="text">
      <style:text-properties style:font-name-complex="Courier New1" style:font-family-complex="'Courier New'" style:font-family-generic-complex="system" style:font-pitch-complex="variable"/>
    </style:style>
    <style:style style:name="ListLabel_20_1078" style:display-name="ListLabel 1078" style:family="text"/>
    <style:style style:name="ListLabel_20_1079" style:display-name="ListLabel 1079" style:family="text">
      <style:text-properties fo:font-size="10pt" style:font-size-asian="10pt"/>
    </style:style>
    <style:style style:name="ListLabel_20_1080" style:display-name="ListLabel 1080" style:family="text">
      <style:text-properties fo:font-size="10pt" style:font-size-asian="10pt"/>
    </style:style>
    <style:style style:name="ListLabel_20_1081" style:display-name="ListLabel 1081" style:family="text">
      <style:text-properties fo:font-size="10pt" style:font-size-asian="10pt"/>
    </style:style>
    <style:style style:name="ListLabel_20_1082" style:display-name="ListLabel 1082" style:family="text">
      <style:text-properties fo:font-size="10pt" style:font-size-asian="10pt"/>
    </style:style>
    <style:style style:name="ListLabel_20_1083" style:display-name="ListLabel 1083" style:family="text">
      <style:text-properties fo:font-size="10pt" style:font-size-asian="10pt"/>
    </style:style>
    <style:style style:name="ListLabel_20_1084" style:display-name="ListLabel 1084" style:family="text">
      <style:text-properties fo:font-size="10pt" style:font-size-asian="10pt"/>
    </style:style>
    <style:style style:name="ListLabel_20_1085" style:display-name="ListLabel 1085" style:family="text">
      <style:text-properties fo:font-size="10pt" style:font-size-asian="10pt"/>
    </style:style>
    <style:style style:name="ListLabel_20_1086" style:display-name="ListLabel 1086" style:family="text">
      <style:text-properties fo:font-size="10pt" style:font-size-asian="10pt"/>
    </style:style>
    <style:style style:name="ListLabel_20_1087" style:display-name="ListLabel 1087" style:family="text">
      <style:text-properties fo:font-size="10pt" style:font-size-asian="10pt"/>
    </style:style>
    <style:style style:name="ListLabel_20_1088" style:display-name="ListLabel 1088" style:family="text"/>
    <style:style style:name="ListLabel_20_1089" style:display-name="ListLabel 1089" style:family="text"/>
    <style:style style:name="ListLabel_20_1090" style:display-name="ListLabel 1090" style:family="text"/>
    <style:style style:name="ListLabel_20_1091" style:display-name="ListLabel 1091" style:family="text"/>
    <style:style style:name="ListLabel_20_1092" style:display-name="ListLabel 1092" style:family="text"/>
    <style:style style:name="ListLabel_20_1093" style:display-name="ListLabel 1093" style:family="text"/>
    <style:style style:name="ListLabel_20_1094" style:display-name="ListLabel 1094" style:family="text"/>
    <style:style style:name="ListLabel_20_1095" style:display-name="ListLabel 1095" style:family="text"/>
    <style:style style:name="ListLabel_20_1096" style:display-name="ListLabel 1096" style:family="text"/>
    <style:style style:name="ListLabel_20_1097" style:display-name="ListLabel 1097" style:family="text">
      <style:text-properties fo:font-size="10pt" style:font-size-asian="10pt"/>
    </style:style>
    <style:style style:name="ListLabel_20_1098" style:display-name="ListLabel 1098" style:family="text">
      <style:text-properties fo:font-size="10pt" style:font-size-asian="10pt"/>
    </style:style>
    <style:style style:name="ListLabel_20_1099" style:display-name="ListLabel 1099" style:family="text">
      <style:text-properties fo:font-size="10pt" style:font-size-asian="10pt"/>
    </style:style>
    <style:style style:name="ListLabel_20_1100" style:display-name="ListLabel 1100" style:family="text">
      <style:text-properties fo:font-size="10pt" style:font-size-asian="10pt"/>
    </style:style>
    <style:style style:name="ListLabel_20_1101" style:display-name="ListLabel 1101" style:family="text">
      <style:text-properties fo:font-size="10pt" style:font-size-asian="10pt"/>
    </style:style>
    <style:style style:name="ListLabel_20_1102" style:display-name="ListLabel 1102" style:family="text">
      <style:text-properties fo:font-size="10pt" style:font-size-asian="10pt"/>
    </style:style>
    <style:style style:name="ListLabel_20_1103" style:display-name="ListLabel 1103" style:family="text">
      <style:text-properties fo:font-size="10pt" style:font-size-asian="10pt"/>
    </style:style>
    <style:style style:name="ListLabel_20_1104" style:display-name="ListLabel 1104" style:family="text">
      <style:text-properties fo:font-size="10pt" style:font-size-asian="10pt"/>
    </style:style>
    <style:style style:name="ListLabel_20_1105" style:display-name="ListLabel 1105" style:family="text">
      <style:text-properties fo:font-size="10pt" style:font-size-asian="10pt"/>
    </style:style>
    <style:style style:name="ListLabel_20_1106" style:display-name="ListLabel 1106" style:family="text">
      <style:text-properties fo:font-size="10pt" style:font-size-asian="10pt"/>
    </style:style>
    <style:style style:name="ListLabel_20_1107" style:display-name="ListLabel 1107" style:family="text">
      <style:text-properties fo:font-size="10pt" style:font-size-asian="10pt"/>
    </style:style>
    <style:style style:name="ListLabel_20_1108" style:display-name="ListLabel 1108" style:family="text">
      <style:text-properties fo:font-size="10pt" style:font-size-asian="10pt"/>
    </style:style>
    <style:style style:name="ListLabel_20_1109" style:display-name="ListLabel 1109" style:family="text">
      <style:text-properties fo:font-size="10pt" style:font-size-asian="10pt"/>
    </style:style>
    <style:style style:name="ListLabel_20_1110" style:display-name="ListLabel 1110" style:family="text">
      <style:text-properties fo:font-size="10pt" style:font-size-asian="10pt"/>
    </style:style>
    <style:style style:name="ListLabel_20_1111" style:display-name="ListLabel 1111" style:family="text">
      <style:text-properties fo:font-size="10pt" style:font-size-asian="10pt"/>
    </style:style>
    <style:style style:name="ListLabel_20_1112" style:display-name="ListLabel 1112" style:family="text">
      <style:text-properties fo:font-size="10pt" style:font-size-asian="10pt"/>
    </style:style>
    <style:style style:name="ListLabel_20_1113" style:display-name="ListLabel 1113" style:family="text">
      <style:text-properties fo:font-size="10pt" style:font-size-asian="10pt"/>
    </style:style>
    <style:style style:name="ListLabel_20_1114" style:display-name="ListLabel 1114" style:family="text">
      <style:text-properties fo:font-size="10pt" style:font-size-asian="10pt"/>
    </style:style>
    <style:style style:name="ListLabel_20_1115" style:display-name="ListLabel 1115" style:family="text"/>
    <style:style style:name="ListLabel_20_1116" style:display-name="ListLabel 1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17" style:display-name="ListLabel 1117" style:family="text"/>
    <style:style style:name="ListLabel_20_1118" style:display-name="ListLabel 1118" style:family="text"/>
    <style:style style:name="ListLabel_20_1119" style:display-name="ListLabel 1119" style:family="text">
      <style:text-properties style:font-name-complex="Courier New1" style:font-family-complex="'Courier New'" style:font-family-generic-complex="system" style:font-pitch-complex="variable"/>
    </style:style>
    <style:style style:name="ListLabel_20_1120" style:display-name="ListLabel 1120" style:family="text"/>
    <style:style style:name="ListLabel_20_1121" style:display-name="ListLabel 1121" style:family="text"/>
    <style:style style:name="ListLabel_20_1122" style:display-name="ListLabel 1122" style:family="text">
      <style:text-properties style:font-name-complex="Courier New1" style:font-family-complex="'Courier New'" style:font-family-generic-complex="system" style:font-pitch-complex="variable"/>
    </style:style>
    <style:style style:name="ListLabel_20_1123" style:display-name="ListLabel 1123" style:family="text"/>
    <style:style style:name="ListLabel_20_1124" style:display-name="ListLabel 1124" style:family="text"/>
    <style:style style:name="ListLabel_20_1125" style:display-name="ListLabel 1125" style:family="text">
      <style:text-properties style:font-name-complex="Courier New1" style:font-family-complex="'Courier New'" style:font-family-generic-complex="system" style:font-pitch-complex="variable"/>
    </style:style>
    <style:style style:name="ListLabel_20_1126" style:display-name="ListLabel 1126" style:family="text"/>
    <style:style style:name="ListLabel_20_1127" style:display-name="ListLabel 1127" style:family="text"/>
    <style:style style:name="ListLabel_20_1128" style:display-name="ListLabel 1128" style:family="text">
      <style:text-properties style:font-name-complex="Courier New1" style:font-family-complex="'Courier New'" style:font-family-generic-complex="system" style:font-pitch-complex="variable"/>
    </style:style>
    <style:style style:name="ListLabel_20_1129" style:display-name="ListLabel 1129" style:family="text"/>
    <style:style style:name="ListLabel_20_1130" style:display-name="ListLabel 1130" style:family="text"/>
    <style:style style:name="ListLabel_20_1131" style:display-name="ListLabel 1131" style:family="text">
      <style:text-properties style:font-name-complex="Courier New1" style:font-family-complex="'Courier New'" style:font-family-generic-complex="system" style:font-pitch-complex="variable"/>
    </style:style>
    <style:style style:name="ListLabel_20_1132" style:display-name="ListLabel 1132" style:family="text"/>
    <style:style style:name="ListLabel_20_1133" style:display-name="ListLabel 1133" style:family="text"/>
    <style:style style:name="ListLabel_20_1134" style:display-name="ListLabel 1134" style:family="text">
      <style:text-properties style:font-name-complex="Courier New1" style:font-family-complex="'Courier New'" style:font-family-generic-complex="system" style:font-pitch-complex="variable"/>
    </style:style>
    <style:style style:name="ListLabel_20_1135" style:display-name="ListLabel 1135" style:family="text"/>
    <style:style style:name="ListLabel_20_1136" style:display-name="ListLabel 1136" style:family="text"/>
    <style:style style:name="ListLabel_20_1137" style:display-name="ListLabel 1137" style:family="text">
      <style:text-properties style:font-name-complex="Courier New1" style:font-family-complex="'Courier New'" style:font-family-generic-complex="system" style:font-pitch-complex="variable"/>
    </style:style>
    <style:style style:name="ListLabel_20_1138" style:display-name="ListLabel 1138" style:family="text"/>
    <style:style style:name="ListLabel_20_1139" style:display-name="ListLabel 1139" style:family="text"/>
    <style:style style:name="ListLabel_20_1140" style:display-name="ListLabel 1140" style:family="text">
      <style:text-properties style:font-name-complex="Courier New1" style:font-family-complex="'Courier New'" style:font-family-generic-complex="system" style:font-pitch-complex="variable"/>
    </style:style>
    <style:style style:name="ListLabel_20_1141" style:display-name="ListLabel 1141" style:family="text"/>
    <style:style style:name="ListLabel_20_1142" style:display-name="ListLabel 1142" style:family="text"/>
    <style:style style:name="ListLabel_20_1143" style:display-name="ListLabel 1143" style:family="text"/>
    <style:style style:name="ListLabel_20_1144" style:display-name="ListLabel 1144" style:family="text"/>
    <style:style style:name="ListLabel_20_1145" style:display-name="ListLabel 1145" style:family="text"/>
    <style:style style:name="ListLabel_20_1146" style:display-name="ListLabel 1146" style:family="text"/>
    <style:style style:name="ListLabel_20_1147" style:display-name="ListLabel 1147" style:family="text"/>
    <style:style style:name="ListLabel_20_1148" style:display-name="ListLabel 1148" style:family="text"/>
    <style:style style:name="ListLabel_20_1149" style:display-name="ListLabel 1149" style:family="text"/>
    <style:style style:name="ListLabel_20_1150" style:display-name="ListLabel 1150" style:family="text"/>
    <style:style style:name="ListLabel_20_1151" style:display-name="ListLabel 1151" style:family="text"/>
    <style:style style:name="ListLabel_20_1152" style:display-name="ListLabel 1152" style:family="text">
      <style:text-properties style:font-name-complex="Courier New1" style:font-family-complex="'Courier New'" style:font-family-generic-complex="system" style:font-pitch-complex="variable"/>
    </style:style>
    <style:style style:name="ListLabel_20_1153" style:display-name="ListLabel 1153" style:family="text"/>
    <style:style style:name="ListLabel_20_1154" style:display-name="ListLabel 1154" style:family="text"/>
    <style:style style:name="ListLabel_20_1155" style:display-name="ListLabel 1155" style:family="text">
      <style:text-properties style:font-name-complex="Courier New1" style:font-family-complex="'Courier New'" style:font-family-generic-complex="system" style:font-pitch-complex="variable"/>
    </style:style>
    <style:style style:name="ListLabel_20_1156" style:display-name="ListLabel 1156" style:family="text"/>
    <style:style style:name="ListLabel_20_1157" style:display-name="ListLabel 1157" style:family="text"/>
    <style:style style:name="ListLabel_20_1158" style:display-name="ListLabel 1158" style:family="text">
      <style:text-properties style:font-name-complex="Courier New1" style:font-family-complex="'Courier New'" style:font-family-generic-complex="system" style:font-pitch-complex="variable"/>
    </style:style>
    <style:style style:name="ListLabel_20_1159" style:display-name="ListLabel 1159" style:family="text"/>
    <style:style style:name="ListLabel_20_1160" style:display-name="ListLabel 1160" style:family="text"/>
    <style:style style:name="ListLabel_20_1161" style:display-name="ListLabel 1161" style:family="text">
      <style:text-properties style:font-name-complex="Courier New1" style:font-family-complex="'Courier New'" style:font-family-generic-complex="system" style:font-pitch-complex="variable"/>
    </style:style>
    <style:style style:name="ListLabel_20_1162" style:display-name="ListLabel 1162" style:family="text"/>
    <style:style style:name="ListLabel_20_1163" style:display-name="ListLabel 1163" style:family="text"/>
    <style:style style:name="ListLabel_20_1164" style:display-name="ListLabel 1164" style:family="text">
      <style:text-properties style:font-name-complex="Courier New1" style:font-family-complex="'Courier New'" style:font-family-generic-complex="system" style:font-pitch-complex="variable"/>
    </style:style>
    <style:style style:name="ListLabel_20_1165" style:display-name="ListLabel 1165" style:family="text"/>
    <style:style style:name="ListLabel_20_1166" style:display-name="ListLabel 1166" style:family="text"/>
    <style:style style:name="ListLabel_20_1167" style:display-name="ListLabel 1167" style:family="text">
      <style:text-properties style:font-name-complex="Courier New1" style:font-family-complex="'Courier New'" style:font-family-generic-complex="system" style:font-pitch-complex="variable"/>
    </style:style>
    <style:style style:name="ListLabel_20_1168" style:display-name="ListLabel 1168" style:family="text"/>
    <style:style style:name="ListLabel_20_1169" style:display-name="ListLabel 1169" style:family="text"/>
    <style:style style:name="ListLabel_20_1170" style:display-name="ListLabel 1170" style:family="text">
      <style:text-properties style:font-name-complex="Courier New1" style:font-family-complex="'Courier New'" style:font-family-generic-complex="system" style:font-pitch-complex="variable"/>
    </style:style>
    <style:style style:name="ListLabel_20_1171" style:display-name="ListLabel 1171" style:family="text"/>
    <style:style style:name="ListLabel_20_1172" style:display-name="ListLabel 1172" style:family="text"/>
    <style:style style:name="ListLabel_20_1173" style:display-name="ListLabel 1173" style:family="text">
      <style:text-properties style:font-name-complex="Courier New1" style:font-family-complex="'Courier New'" style:font-family-generic-complex="system" style:font-pitch-complex="variable"/>
    </style:style>
    <style:style style:name="ListLabel_20_1174" style:display-name="ListLabel 1174" style:family="text"/>
    <style:style style:name="ListLabel_20_1175" style:display-name="ListLabel 1175" style:family="text"/>
    <style:style style:name="ListLabel_20_1176" style:display-name="ListLabel 1176" style:family="text">
      <style:text-properties style:font-name-complex="Courier New1" style:font-family-complex="'Courier New'" style:font-family-generic-complex="system" style:font-pitch-complex="variable"/>
    </style:style>
    <style:style style:name="ListLabel_20_1177" style:display-name="ListLabel 1177" style:family="text"/>
    <style:style style:name="ListLabel_20_1178" style:display-name="ListLabel 1178" style:family="text"/>
    <style:style style:name="ListLabel_20_1179" style:display-name="ListLabel 1179" style:family="text">
      <style:text-properties style:font-name-complex="Courier New1" style:font-family-complex="'Courier New'" style:font-family-generic-complex="system" style:font-pitch-complex="variable"/>
    </style:style>
    <style:style style:name="ListLabel_20_1180" style:display-name="ListLabel 1180" style:family="text"/>
    <style:style style:name="ListLabel_20_1181" style:display-name="ListLabel 1181" style:family="text"/>
    <style:style style:name="ListLabel_20_1182" style:display-name="ListLabel 1182" style:family="text">
      <style:text-properties style:font-name-complex="Courier New1" style:font-family-complex="'Courier New'" style:font-family-generic-complex="system" style:font-pitch-complex="variable"/>
    </style:style>
    <style:style style:name="ListLabel_20_1183" style:display-name="ListLabel 1183" style:family="text"/>
    <style:style style:name="ListLabel_20_1184" style:display-name="ListLabel 1184" style:family="text"/>
    <style:style style:name="ListLabel_20_1185" style:display-name="ListLabel 1185" style:family="text">
      <style:text-properties style:font-name-complex="Courier New1" style:font-family-complex="'Courier New'" style:font-family-generic-complex="system" style:font-pitch-complex="variable"/>
    </style:style>
    <style:style style:name="ListLabel_20_1186" style:display-name="ListLabel 1186" style:family="text"/>
    <style:style style:name="ListLabel_20_1187" style:display-name="ListLabel 1187" style:family="text"/>
    <style:style style:name="ListLabel_20_1188" style:display-name="ListLabel 1188" style:family="text">
      <style:text-properties style:font-name-complex="Courier New1" style:font-family-complex="'Courier New'" style:font-family-generic-complex="system" style:font-pitch-complex="variable"/>
    </style:style>
    <style:style style:name="ListLabel_20_1189" style:display-name="ListLabel 1189" style:family="text"/>
    <style:style style:name="ListLabel_20_1190" style:display-name="ListLabel 1190" style:family="text"/>
    <style:style style:name="ListLabel_20_1191" style:display-name="ListLabel 1191" style:family="text">
      <style:text-properties style:font-name-complex="Courier New1" style:font-family-complex="'Courier New'" style:font-family-generic-complex="system" style:font-pitch-complex="variable"/>
    </style:style>
    <style:style style:name="ListLabel_20_1192" style:display-name="ListLabel 1192" style:family="text"/>
    <style:style style:name="ListLabel_20_1193" style:display-name="ListLabel 1193" style:family="text"/>
    <style:style style:name="ListLabel_20_1194" style:display-name="ListLabel 1194" style:family="text">
      <style:text-properties style:font-name-complex="Courier New1" style:font-family-complex="'Courier New'" style:font-family-generic-complex="system" style:font-pitch-complex="variable"/>
    </style:style>
    <style:style style:name="ListLabel_20_1195" style:display-name="ListLabel 1195" style:family="text"/>
    <style:style style:name="ListLabel_20_1196" style:display-name="ListLabel 1196" style:family="text"/>
    <style:style style:name="ListLabel_20_1197" style:display-name="ListLabel 1197" style:family="text"/>
    <style:style style:name="ListLabel_20_1198" style:display-name="ListLabel 1198" style:family="text"/>
    <style:style style:name="ListLabel_20_1199" style:display-name="ListLabel 1199" style:family="text"/>
    <style:style style:name="ListLabel_20_1200" style:display-name="ListLabel 1200" style:family="text"/>
    <style:style style:name="ListLabel_20_1201" style:display-name="ListLabel 1201" style:family="text"/>
    <style:style style:name="ListLabel_20_1202" style:display-name="ListLabel 1202" style:family="text"/>
    <style:style style:name="ListLabel_20_1203" style:display-name="ListLabel 1203" style:family="text"/>
    <style:style style:name="ListLabel_20_1204" style:display-name="ListLabel 1204" style:family="text"/>
    <style:style style:name="ListLabel_20_1205" style:display-name="ListLabel 1205" style:family="text"/>
    <style:style style:name="ListLabel_20_1206" style:display-name="ListLabel 1206" style:family="text"/>
    <style:style style:name="ListLabel_20_1207" style:display-name="ListLabel 1207" style:family="text"/>
    <style:style style:name="ListLabel_20_1208" style:display-name="ListLabel 1208" style:family="text"/>
    <style:style style:name="ListLabel_20_1209" style:display-name="ListLabel 1209" style:family="text"/>
    <style:style style:name="ListLabel_20_1210" style:display-name="ListLabel 1210" style:family="text"/>
    <style:style style:name="ListLabel_20_1211" style:display-name="ListLabel 1211" style:family="text"/>
    <style:style style:name="ListLabel_20_1212" style:display-name="ListLabel 1212" style:family="text"/>
    <style:style style:name="ListLabel_20_1213" style:display-name="ListLabel 1213" style:family="text"/>
    <style:style style:name="ListLabel_20_1214" style:display-name="ListLabel 1214" style:family="text"/>
    <style:style style:name="ListLabel_20_1215" style:display-name="ListLabel 1215" style:family="text">
      <style:text-properties style:font-name-complex="Courier New1" style:font-family-complex="'Courier New'" style:font-family-generic-complex="system" style:font-pitch-complex="variable"/>
    </style:style>
    <style:style style:name="ListLabel_20_1216" style:display-name="ListLabel 1216" style:family="text"/>
    <style:style style:name="ListLabel_20_1217" style:display-name="ListLabel 1217" style:family="text"/>
    <style:style style:name="ListLabel_20_1218" style:display-name="ListLabel 1218" style:family="text">
      <style:text-properties style:font-name-complex="Courier New1" style:font-family-complex="'Courier New'" style:font-family-generic-complex="system" style:font-pitch-complex="variable"/>
    </style:style>
    <style:style style:name="ListLabel_20_1219" style:display-name="ListLabel 1219" style:family="text"/>
    <style:style style:name="ListLabel_20_1220" style:display-name="ListLabel 1220" style:family="text"/>
    <style:style style:name="ListLabel_20_1221" style:display-name="ListLabel 1221" style:family="text">
      <style:text-properties style:font-name-complex="Courier New1" style:font-family-complex="'Courier New'" style:font-family-generic-complex="system" style:font-pitch-complex="variable"/>
    </style:style>
    <style:style style:name="ListLabel_20_1222" style:display-name="ListLabel 1222" style:family="text"/>
    <style:style style:name="ListLabel_20_1223" style:display-name="ListLabel 1223" style:family="text"/>
    <style:style style:name="ListLabel_20_1224" style:display-name="ListLabel 1224" style:family="text">
      <style:text-properties style:font-name-complex="Courier New1" style:font-family-complex="'Courier New'" style:font-family-generic-complex="system" style:font-pitch-complex="variable"/>
    </style:style>
    <style:style style:name="ListLabel_20_1225" style:display-name="ListLabel 1225" style:family="text"/>
    <style:style style:name="ListLabel_20_1226" style:display-name="ListLabel 1226" style:family="text"/>
    <style:style style:name="ListLabel_20_1227" style:display-name="ListLabel 1227" style:family="text">
      <style:text-properties style:font-name-complex="Courier New1" style:font-family-complex="'Courier New'" style:font-family-generic-complex="system" style:font-pitch-complex="variable"/>
    </style:style>
    <style:style style:name="ListLabel_20_1228" style:display-name="ListLabel 1228" style:family="text"/>
    <style:style style:name="ListLabel_20_1229" style:display-name="ListLabel 1229" style:family="text"/>
    <style:style style:name="ListLabel_20_1230" style:display-name="ListLabel 1230" style:family="text">
      <style:text-properties style:font-name-complex="Courier New1" style:font-family-complex="'Courier New'" style:font-family-generic-complex="system" style:font-pitch-complex="variable"/>
    </style:style>
    <style:style style:name="ListLabel_20_1231" style:display-name="ListLabel 1231" style:family="text"/>
    <style:style style:name="ListLabel_20_1232" style:display-name="ListLabel 1232" style:family="text"/>
    <style:style style:name="ListLabel_20_1233" style:display-name="ListLabel 1233" style:family="text">
      <style:text-properties style:font-name-complex="Courier New1" style:font-family-complex="'Courier New'" style:font-family-generic-complex="system" style:font-pitch-complex="variable"/>
    </style:style>
    <style:style style:name="ListLabel_20_1234" style:display-name="ListLabel 1234" style:family="text"/>
    <style:style style:name="ListLabel_20_1235" style:display-name="ListLabel 1235" style:family="text"/>
    <style:style style:name="ListLabel_20_1236" style:display-name="ListLabel 1236" style:family="text">
      <style:text-properties style:font-name-complex="Courier New1" style:font-family-complex="'Courier New'" style:font-family-generic-complex="system" style:font-pitch-complex="variable"/>
    </style:style>
    <style:style style:name="ListLabel_20_1237" style:display-name="ListLabel 1237" style:family="text"/>
    <style:style style:name="ListLabel_20_1238" style:display-name="ListLabel 1238" style:family="text"/>
    <style:style style:name="ListLabel_20_1239" style:display-name="ListLabel 1239" style:family="text">
      <style:text-properties style:font-name-complex="Courier New1" style:font-family-complex="'Courier New'" style:font-family-generic-complex="system" style:font-pitch-complex="variable"/>
    </style:style>
    <style:style style:name="ListLabel_20_1240" style:display-name="ListLabel 1240" style:family="text"/>
    <style:style style:name="ListLabel_20_1241" style:display-name="ListLabel 1241" style:family="text"/>
    <style:style style:name="ListLabel_20_1242" style:display-name="ListLabel 1242" style:family="text">
      <style:text-properties style:font-name-complex="Courier New1" style:font-family-complex="'Courier New'" style:font-family-generic-complex="system" style:font-pitch-complex="variable"/>
    </style:style>
    <style:style style:name="ListLabel_20_1243" style:display-name="ListLabel 1243" style:family="text"/>
    <style:style style:name="ListLabel_20_1244" style:display-name="ListLabel 1244" style:family="text"/>
    <style:style style:name="ListLabel_20_1245" style:display-name="ListLabel 1245" style:family="text">
      <style:text-properties style:font-name-complex="Courier New1" style:font-family-complex="'Courier New'" style:font-family-generic-complex="system" style:font-pitch-complex="variable"/>
    </style:style>
    <style:style style:name="ListLabel_20_1246" style:display-name="ListLabel 1246" style:family="text"/>
    <style:style style:name="ListLabel_20_1247" style:display-name="ListLabel 1247" style:family="text"/>
    <style:style style:name="ListLabel_20_1248" style:display-name="ListLabel 1248" style:family="text">
      <style:text-properties style:font-name-complex="Courier New1" style:font-family-complex="'Courier New'" style:font-family-generic-complex="system" style:font-pitch-complex="variable"/>
    </style:style>
    <style:style style:name="ListLabel_20_1249" style:display-name="ListLabel 1249" style:family="text"/>
    <style:style style:name="ListLabel_20_1250" style:display-name="ListLabel 1250" style:family="text"/>
    <style:style style:name="ListLabel_20_1251" style:display-name="ListLabel 1251" style:family="text">
      <style:text-properties style:font-name-complex="Courier New1" style:font-family-complex="'Courier New'" style:font-family-generic-complex="system" style:font-pitch-complex="variable"/>
    </style:style>
    <style:style style:name="ListLabel_20_1252" style:display-name="ListLabel 1252" style:family="text"/>
    <style:style style:name="ListLabel_20_1253" style:display-name="ListLabel 1253" style:family="text"/>
    <style:style style:name="ListLabel_20_1254" style:display-name="ListLabel 1254" style:family="text">
      <style:text-properties style:font-name-complex="Courier New1" style:font-family-complex="'Courier New'" style:font-family-generic-complex="system" style:font-pitch-complex="variable"/>
    </style:style>
    <style:style style:name="ListLabel_20_1255" style:display-name="ListLabel 1255" style:family="text"/>
    <style:style style:name="ListLabel_20_1256" style:display-name="ListLabel 1256" style:family="text"/>
    <style:style style:name="ListLabel_20_1257" style:display-name="ListLabel 1257" style:family="text">
      <style:text-properties style:font-name-complex="Courier New1" style:font-family-complex="'Courier New'" style:font-family-generic-complex="system" style:font-pitch-complex="variable"/>
    </style:style>
    <style:style style:name="ListLabel_20_1258" style:display-name="ListLabel 1258" style:family="text"/>
    <style:style style:name="ListLabel_20_1259" style:display-name="ListLabel 1259" style:family="text"/>
    <style:style style:name="ListLabel_20_1260" style:display-name="ListLabel 1260" style:family="text">
      <style:text-properties style:font-name-complex="Courier New1" style:font-family-complex="'Courier New'" style:font-family-generic-complex="system" style:font-pitch-complex="variable"/>
    </style:style>
    <style:style style:name="ListLabel_20_1261" style:display-name="ListLabel 1261" style:family="text"/>
    <style:style style:name="ListLabel_20_1262" style:display-name="ListLabel 1262" style:family="text"/>
    <style:style style:name="ListLabel_20_1263" style:display-name="ListLabel 1263" style:family="text">
      <style:text-properties style:font-name-complex="Courier New1" style:font-family-complex="'Courier New'" style:font-family-generic-complex="system" style:font-pitch-complex="variable"/>
    </style:style>
    <style:style style:name="ListLabel_20_1264" style:display-name="ListLabel 1264" style:family="text"/>
    <style:style style:name="ListLabel_20_1265" style:display-name="ListLabel 1265" style:family="text"/>
    <style:style style:name="ListLabel_20_1266" style:display-name="ListLabel 1266" style:family="text">
      <style:text-properties style:font-name-complex="Courier New1" style:font-family-complex="'Courier New'" style:font-family-generic-complex="system" style:font-pitch-complex="variable"/>
    </style:style>
    <style:style style:name="ListLabel_20_1267" style:display-name="ListLabel 1267" style:family="text"/>
    <style:style style:name="ListLabel_20_1268" style:display-name="ListLabel 1268" style:family="text"/>
    <style:style style:name="ListLabel_20_1269" style:display-name="ListLabel 1269" style:family="text">
      <style:text-properties style:font-name-complex="Courier New1" style:font-family-complex="'Courier New'" style:font-family-generic-complex="system" style:font-pitch-complex="variable"/>
    </style:style>
    <style:style style:name="ListLabel_20_1270" style:display-name="ListLabel 1270" style:family="text"/>
    <style:style style:name="ListLabel_20_1271" style:display-name="ListLabel 1271" style:family="text"/>
    <style:style style:name="ListLabel_20_1272" style:display-name="ListLabel 1272" style:family="text">
      <style:text-properties style:font-name-complex="Courier New1" style:font-family-complex="'Courier New'" style:font-family-generic-complex="system" style:font-pitch-complex="variable"/>
    </style:style>
    <style:style style:name="ListLabel_20_1273" style:display-name="ListLabel 1273" style:family="text"/>
    <style:style style:name="ListLabel_20_1274" style:display-name="ListLabel 1274" style:family="text"/>
    <style:style style:name="ListLabel_20_1275" style:display-name="ListLabel 1275" style:family="text">
      <style:text-properties style:font-name-complex="Courier New1" style:font-family-complex="'Courier New'" style:font-family-generic-complex="system" style:font-pitch-complex="variable"/>
    </style:style>
    <style:style style:name="ListLabel_20_1276" style:display-name="ListLabel 1276" style:family="text"/>
    <style:style style:name="ListLabel_20_1277" style:display-name="ListLabel 1277" style:family="text"/>
    <style:style style:name="ListLabel_20_1278" style:display-name="ListLabel 1278" style:family="text"/>
    <style:style style:name="ListLabel_20_1279" style:display-name="ListLabel 1279" style:family="text"/>
    <style:style style:name="ListLabel_20_1280" style:display-name="ListLabel 1280" style:family="text"/>
    <style:style style:name="ListLabel_20_1281" style:display-name="ListLabel 1281" style:family="text"/>
    <style:style style:name="ListLabel_20_1282" style:display-name="ListLabel 1282" style:family="text"/>
    <style:style style:name="ListLabel_20_1283" style:display-name="ListLabel 1283" style:family="text"/>
    <style:style style:name="ListLabel_20_1284" style:display-name="ListLabel 1284" style:family="text"/>
    <style:style style:name="ListLabel_20_1285" style:display-name="ListLabel 1285" style:family="text"/>
    <style:style style:name="ListLabel_20_1286" style:display-name="ListLabel 1286" style:family="text"/>
    <style:style style:name="ListLabel_20_1287" style:display-name="ListLabel 1287" style:family="text"/>
    <style:style style:name="ListLabel_20_1288" style:display-name="ListLabel 1288" style:family="text"/>
    <style:style style:name="ListLabel_20_1289" style:display-name="ListLabel 1289" style:family="text"/>
    <style:style style:name="ListLabel_20_1290" style:display-name="ListLabel 1290" style:family="text"/>
    <style:style style:name="ListLabel_20_1291" style:display-name="ListLabel 1291" style:family="text"/>
    <style:style style:name="ListLabel_20_1292" style:display-name="ListLabel 1292" style:family="text"/>
    <style:style style:name="ListLabel_20_1293" style:display-name="ListLabel 1293" style:family="text"/>
    <style:style style:name="ListLabel_20_1294" style:display-name="ListLabel 1294" style:family="text"/>
    <style:style style:name="ListLabel_20_1295" style:display-name="ListLabel 1295" style:family="text"/>
    <style:style style:name="ListLabel_20_1296" style:display-name="ListLabel 1296" style:family="text"/>
    <style:style style:name="ListLabel_20_1297" style:display-name="ListLabel 1297" style:family="text"/>
    <style:style style:name="ListLabel_20_1298" style:display-name="ListLabel 1298" style:family="text"/>
    <style:style style:name="ListLabel_20_1299" style:display-name="ListLabel 1299" style:family="text"/>
    <style:style style:name="ListLabel_20_1300" style:display-name="ListLabel 1300" style:family="text"/>
    <style:style style:name="ListLabel_20_1301" style:display-name="ListLabel 1301" style:family="text"/>
    <style:style style:name="ListLabel_20_1302" style:display-name="ListLabel 1302" style:family="text"/>
    <style:style style:name="ListLabel_20_1303" style:display-name="ListLabel 1303" style:family="text"/>
    <style:style style:name="ListLabel_20_1304" style:display-name="ListLabel 1304" style:family="text"/>
    <style:style style:name="ListLabel_20_1305" style:display-name="ListLabel 1305" style:family="text"/>
    <style:style style:name="ListLabel_20_1306" style:display-name="ListLabel 1306" style:family="text"/>
    <style:style style:name="ListLabel_20_1307" style:display-name="ListLabel 1307" style:family="text"/>
    <style:style style:name="ListLabel_20_1308" style:display-name="ListLabel 1308" style:family="text"/>
    <style:style style:name="ListLabel_20_1309" style:display-name="ListLabel 1309" style:family="text"/>
    <style:style style:name="ListLabel_20_1310" style:display-name="ListLabel 1310" style:family="text"/>
    <style:style style:name="ListLabel_20_1311" style:display-name="ListLabel 1311" style:family="text"/>
    <style:style style:name="ListLabel_20_1312" style:display-name="ListLabel 1312" style:family="text"/>
    <style:style style:name="ListLabel_20_1313" style:display-name="ListLabel 1313" style:family="text"/>
    <style:style style:name="ListLabel_20_1314" style:display-name="ListLabel 1314" style:family="text"/>
    <style:style style:name="ListLabel_20_1315" style:display-name="ListLabel 1315" style:family="text"/>
    <style:style style:name="ListLabel_20_1316" style:display-name="ListLabel 1316" style:family="text"/>
    <style:style style:name="ListLabel_20_1317" style:display-name="ListLabel 1317" style:family="text"/>
    <style:style style:name="ListLabel_20_1318" style:display-name="ListLabel 1318" style:family="text"/>
    <style:style style:name="ListLabel_20_1319" style:display-name="ListLabel 1319" style:family="text"/>
    <style:style style:name="ListLabel_20_1320" style:display-name="ListLabel 1320" style:family="text"/>
    <style:style style:name="ListLabel_20_1321" style:display-name="ListLabel 1321" style:family="text"/>
    <style:style style:name="ListLabel_20_1322" style:display-name="ListLabel 1322" style:family="text"/>
    <style:style style:name="ListLabel_20_1323" style:display-name="ListLabel 1323" style:family="text"/>
    <style:style style:name="ListLabel_20_1324" style:display-name="ListLabel 1324" style:family="text"/>
    <style:style style:name="ListLabel_20_1325" style:display-name="ListLabel 1325" style:family="text"/>
    <style:style style:name="ListLabel_20_1326" style:display-name="ListLabel 1326" style:family="text"/>
    <style:style style:name="ListLabel_20_1327" style:display-name="ListLabel 1327" style:family="text"/>
    <style:style style:name="ListLabel_20_1328" style:display-name="ListLabel 1328" style:family="text"/>
    <style:style style:name="ListLabel_20_1329" style:display-name="ListLabel 1329" style:family="text"/>
    <style:style style:name="ListLabel_20_1330" style:display-name="ListLabel 1330" style:family="text"/>
    <style:style style:name="ListLabel_20_1331" style:display-name="ListLabel 1331" style:family="text"/>
    <style:style style:name="ListLabel_20_1332" style:display-name="ListLabel 1332" style:family="text"/>
    <style:style style:name="ListLabel_20_1333" style:display-name="ListLabel 1333" style:family="text"/>
    <style:style style:name="ListLabel_20_1334" style:display-name="ListLabel 1334" style:family="text"/>
    <style:style style:name="ListLabel_20_1335" style:display-name="ListLabel 1335" style:family="text"/>
    <style:style style:name="ListLabel_20_1336" style:display-name="ListLabel 1336" style:family="text"/>
    <style:style style:name="ListLabel_20_1337" style:display-name="ListLabel 1337" style:family="text"/>
    <style:style style:name="ListLabel_20_1338" style:display-name="ListLabel 1338" style:family="text"/>
    <style:style style:name="ListLabel_20_1339" style:display-name="ListLabel 1339" style:family="text"/>
    <style:style style:name="ListLabel_20_1340" style:display-name="ListLabel 1340" style:family="text">
      <style:text-properties fo:color="#24292e" loext:opacity="100%" style:font-name="Arial" fo:font-family="Arial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1341" style:display-name="ListLabel 1341" style:family="text">
      <style:text-properties style:text-underline-style="none"/>
    </style:style>
    <style:style style:name="ListLabel_20_1342" style:display-name="ListLabel 1342" style:family="text">
      <style:text-properties style:text-underline-style="none"/>
    </style:style>
    <style:style style:name="ListLabel_20_1343" style:display-name="ListLabel 1343" style:family="text">
      <style:text-properties style:text-underline-style="none"/>
    </style:style>
    <style:style style:name="ListLabel_20_1344" style:display-name="ListLabel 1344" style:family="text">
      <style:text-properties style:text-underline-style="none"/>
    </style:style>
    <style:style style:name="ListLabel_20_1345" style:display-name="ListLabel 1345" style:family="text">
      <style:text-properties style:text-underline-style="none"/>
    </style:style>
    <style:style style:name="ListLabel_20_1346" style:display-name="ListLabel 1346" style:family="text">
      <style:text-properties style:text-underline-style="none"/>
    </style:style>
    <style:style style:name="ListLabel_20_1347" style:display-name="ListLabel 1347" style:family="text">
      <style:text-properties style:text-underline-style="none"/>
    </style:style>
    <style:style style:name="ListLabel_20_1348" style:display-name="ListLabel 1348" style:family="text">
      <style:text-properties style:text-underline-style="none"/>
    </style:style>
    <style:style style:name="ListLabel_20_1349" style:display-name="ListLabel 1349" style:family="text"/>
    <style:style style:name="ListLabel_20_1350" style:display-name="ListLabel 1350" style:family="text">
      <style:text-properties style:font-name-complex="Courier New1" style:font-family-complex="'Courier New'" style:font-family-generic-complex="system" style:font-pitch-complex="variable"/>
    </style:style>
    <style:style style:name="ListLabel_20_1351" style:display-name="ListLabel 1351" style:family="text"/>
    <style:style style:name="ListLabel_20_1352" style:display-name="ListLabel 1352" style:family="text"/>
    <style:style style:name="ListLabel_20_1353" style:display-name="ListLabel 1353" style:family="text">
      <style:text-properties style:font-name-complex="Courier New1" style:font-family-complex="'Courier New'" style:font-family-generic-complex="system" style:font-pitch-complex="variable"/>
    </style:style>
    <style:style style:name="ListLabel_20_1354" style:display-name="ListLabel 1354" style:family="text"/>
    <style:style style:name="ListLabel_20_1355" style:display-name="ListLabel 1355" style:family="text"/>
    <style:style style:name="ListLabel_20_1356" style:display-name="ListLabel 1356" style:family="text">
      <style:text-properties style:font-name-complex="Courier New1" style:font-family-complex="'Courier New'" style:font-family-generic-complex="system" style:font-pitch-complex="variable"/>
    </style:style>
    <style:style style:name="ListLabel_20_1357" style:display-name="ListLabel 1357" style:family="text"/>
    <style:style style:name="ListLabel_20_1358" style:display-name="ListLabel 1358" style:family="text"/>
    <style:style style:name="ListLabel_20_1359" style:display-name="ListLabel 1359" style:family="text">
      <style:text-properties style:font-name-complex="Courier New1" style:font-family-complex="'Courier New'" style:font-family-generic-complex="system" style:font-pitch-complex="variable"/>
    </style:style>
    <style:style style:name="ListLabel_20_1360" style:display-name="ListLabel 1360" style:family="text"/>
    <style:style style:name="ListLabel_20_1361" style:display-name="ListLabel 1361" style:family="text"/>
    <style:style style:name="ListLabel_20_1362" style:display-name="ListLabel 1362" style:family="text">
      <style:text-properties style:font-name-complex="Courier New1" style:font-family-complex="'Courier New'" style:font-family-generic-complex="system" style:font-pitch-complex="variable"/>
    </style:style>
    <style:style style:name="ListLabel_20_1363" style:display-name="ListLabel 1363" style:family="text"/>
    <style:style style:name="ListLabel_20_1364" style:display-name="ListLabel 1364" style:family="text"/>
    <style:style style:name="ListLabel_20_1365" style:display-name="ListLabel 1365" style:family="text">
      <style:text-properties style:font-name-complex="Courier New1" style:font-family-complex="'Courier New'" style:font-family-generic-complex="system" style:font-pitch-complex="variable"/>
    </style:style>
    <style:style style:name="ListLabel_20_1366" style:display-name="ListLabel 1366" style:family="text"/>
    <style:style style:name="ListLabel_20_1367" style:display-name="ListLabel 1367" style:family="text"/>
    <style:style style:name="ListLabel_20_1368" style:display-name="ListLabel 1368" style:family="text">
      <style:text-properties style:font-name-complex="Courier New1" style:font-family-complex="'Courier New'" style:font-family-generic-complex="system" style:font-pitch-complex="variable"/>
    </style:style>
    <style:style style:name="ListLabel_20_1369" style:display-name="ListLabel 1369" style:family="text"/>
    <style:style style:name="ListLabel_20_1370" style:display-name="ListLabel 1370" style:family="text"/>
    <style:style style:name="ListLabel_20_1371" style:display-name="ListLabel 1371" style:family="text">
      <style:text-properties style:font-name-complex="Courier New1" style:font-family-complex="'Courier New'" style:font-family-generic-complex="system" style:font-pitch-complex="variable"/>
    </style:style>
    <style:style style:name="ListLabel_20_1372" style:display-name="ListLabel 1372" style:family="text"/>
    <style:style style:name="ListLabel_20_1373" style:display-name="ListLabel 1373" style:family="text"/>
    <style:style style:name="ListLabel_20_1374" style:display-name="ListLabel 1374" style:family="text">
      <style:text-properties style:font-name-complex="Courier New1" style:font-family-complex="'Courier New'" style:font-family-generic-complex="system" style:font-pitch-complex="variable"/>
    </style:style>
    <style:style style:name="ListLabel_20_1375" style:display-name="ListLabel 1375" style:family="text"/>
    <style:style style:name="ListLabel_20_1376" style:display-name="ListLabel 1376" style:family="text"/>
    <style:style style:name="ListLabel_20_1377" style:display-name="ListLabel 1377" style:family="text">
      <style:text-properties style:font-name-complex="Courier New1" style:font-family-complex="'Courier New'" style:font-family-generic-complex="system" style:font-pitch-complex="variable"/>
    </style:style>
    <style:style style:name="ListLabel_20_1378" style:display-name="ListLabel 1378" style:family="text"/>
    <style:style style:name="ListLabel_20_1379" style:display-name="ListLabel 1379" style:family="text"/>
    <style:style style:name="ListLabel_20_1380" style:display-name="ListLabel 1380" style:family="text">
      <style:text-properties style:font-name-complex="Courier New1" style:font-family-complex="'Courier New'" style:font-family-generic-complex="system" style:font-pitch-complex="variable"/>
    </style:style>
    <style:style style:name="ListLabel_20_1381" style:display-name="ListLabel 1381" style:family="text"/>
    <style:style style:name="ListLabel_20_1382" style:display-name="ListLabel 1382" style:family="text"/>
    <style:style style:name="ListLabel_20_1383" style:display-name="ListLabel 1383" style:family="text">
      <style:text-properties style:font-name-complex="Courier New1" style:font-family-complex="'Courier New'" style:font-family-generic-complex="system" style:font-pitch-complex="variable"/>
    </style:style>
    <style:style style:name="ListLabel_20_1384" style:display-name="ListLabel 1384" style:family="text"/>
    <style:style style:name="ListLabel_20_1385" style:display-name="ListLabel 1385" style:family="text"/>
    <style:style style:name="ListLabel_20_1386" style:display-name="ListLabel 1386" style:family="text">
      <style:text-properties style:font-name-complex="Courier New1" style:font-family-complex="'Courier New'" style:font-family-generic-complex="system" style:font-pitch-complex="variable"/>
    </style:style>
    <style:style style:name="ListLabel_20_1387" style:display-name="ListLabel 1387" style:family="text"/>
    <style:style style:name="ListLabel_20_1388" style:display-name="ListLabel 1388" style:family="text"/>
    <style:style style:name="ListLabel_20_1389" style:display-name="ListLabel 1389" style:family="text">
      <style:text-properties style:font-name-complex="Courier New1" style:font-family-complex="'Courier New'" style:font-family-generic-complex="system" style:font-pitch-complex="variable"/>
    </style:style>
    <style:style style:name="ListLabel_20_1390" style:display-name="ListLabel 1390" style:family="text"/>
    <style:style style:name="ListLabel_20_1391" style:display-name="ListLabel 1391" style:family="text"/>
    <style:style style:name="ListLabel_20_1392" style:display-name="ListLabel 1392" style:family="text">
      <style:text-properties style:font-name-complex="Courier New1" style:font-family-complex="'Courier New'" style:font-family-generic-complex="system" style:font-pitch-complex="variable"/>
    </style:style>
    <style:style style:name="ListLabel_20_1393" style:display-name="ListLabel 1393" style:family="text"/>
    <style:style style:name="ListLabel_20_1394" style:display-name="ListLabel 1394" style:family="text"/>
    <style:style style:name="ListLabel_20_1395" style:display-name="ListLabel 1395" style:family="text"/>
    <style:style style:name="ListLabel_20_1396" style:display-name="ListLabel 1396" style:family="text"/>
    <style:style style:name="ListLabel_20_1397" style:display-name="ListLabel 1397" style:family="text"/>
    <style:style style:name="ListLabel_20_1398" style:display-name="ListLabel 1398" style:family="text"/>
    <style:style style:name="ListLabel_20_1399" style:display-name="ListLabel 1399" style:family="text"/>
    <style:style style:name="ListLabel_20_1400" style:display-name="ListLabel 1400" style:family="text"/>
    <style:style style:name="ListLabel_20_1401" style:display-name="ListLabel 1401" style:family="text"/>
    <style:style style:name="ListLabel_20_1402" style:display-name="ListLabel 1402" style:family="text"/>
    <style:style style:name="ListLabel_20_1403" style:display-name="ListLabel 1403" style:family="text"/>
    <style:style style:name="ListLabel_20_1404" style:display-name="ListLabel 1404" style:family="text">
      <style:text-properties style:font-name-complex="Courier New1" style:font-family-complex="'Courier New'" style:font-family-generic-complex="system" style:font-pitch-complex="variable"/>
    </style:style>
    <style:style style:name="ListLabel_20_1405" style:display-name="ListLabel 1405" style:family="text"/>
    <style:style style:name="ListLabel_20_1406" style:display-name="ListLabel 1406" style:family="text"/>
    <style:style style:name="ListLabel_20_1407" style:display-name="ListLabel 1407" style:family="text">
      <style:text-properties style:font-name-complex="Courier New1" style:font-family-complex="'Courier New'" style:font-family-generic-complex="system" style:font-pitch-complex="variable"/>
    </style:style>
    <style:style style:name="ListLabel_20_1408" style:display-name="ListLabel 1408" style:family="text"/>
    <style:style style:name="ListLabel_20_1409" style:display-name="ListLabel 1409" style:family="text"/>
    <style:style style:name="ListLabel_20_1410" style:display-name="ListLabel 1410" style:family="text">
      <style:text-properties style:font-name-complex="Courier New1" style:font-family-complex="'Courier New'" style:font-family-generic-complex="system" style:font-pitch-complex="variable"/>
    </style:style>
    <style:style style:name="ListLabel_20_1411" style:display-name="ListLabel 1411" style:family="text"/>
    <style:style style:name="ListLabel_20_1412" style:display-name="ListLabel 1412" style:family="text"/>
    <style:style style:name="ListLabel_20_1413" style:display-name="ListLabel 1413" style:family="text">
      <style:text-properties style:font-name-complex="Courier New1" style:font-family-complex="'Courier New'" style:font-family-generic-complex="system" style:font-pitch-complex="variable"/>
    </style:style>
    <style:style style:name="ListLabel_20_1414" style:display-name="ListLabel 1414" style:family="text"/>
    <style:style style:name="ListLabel_20_1415" style:display-name="ListLabel 1415" style:family="text"/>
    <style:style style:name="ListLabel_20_1416" style:display-name="ListLabel 1416" style:family="text">
      <style:text-properties style:font-name-complex="Courier New1" style:font-family-complex="'Courier New'" style:font-family-generic-complex="system" style:font-pitch-complex="variable"/>
    </style:style>
    <style:style style:name="ListLabel_20_1417" style:display-name="ListLabel 1417" style:family="text"/>
    <style:style style:name="ListLabel_20_1418" style:display-name="ListLabel 1418" style:family="text"/>
    <style:style style:name="ListLabel_20_1419" style:display-name="ListLabel 1419" style:family="text">
      <style:text-properties style:font-name-complex="Courier New1" style:font-family-complex="'Courier New'" style:font-family-generic-complex="system" style:font-pitch-complex="variable"/>
    </style:style>
    <style:style style:name="ListLabel_20_1420" style:display-name="ListLabel 1420" style:family="text"/>
    <style:style style:name="ListLabel_20_1421" style:display-name="ListLabel 1421" style:family="text"/>
    <style:style style:name="ListLabel_20_1422" style:display-name="ListLabel 1422" style:family="text">
      <style:text-properties style:font-name-complex="Courier New1" style:font-family-complex="'Courier New'" style:font-family-generic-complex="system" style:font-pitch-complex="variable"/>
    </style:style>
    <style:style style:name="ListLabel_20_1423" style:display-name="ListLabel 1423" style:family="text"/>
    <style:style style:name="ListLabel_20_1424" style:display-name="ListLabel 1424" style:family="text"/>
    <style:style style:name="ListLabel_20_1425" style:display-name="ListLabel 1425" style:family="text">
      <style:text-properties style:font-name-complex="Courier New1" style:font-family-complex="'Courier New'" style:font-family-generic-complex="system" style:font-pitch-complex="variable"/>
    </style:style>
    <style:style style:name="ListLabel_20_1426" style:display-name="ListLabel 1426" style:family="text"/>
    <style:style style:name="ListLabel_20_1427" style:display-name="ListLabel 1427" style:family="text"/>
    <style:style style:name="ListLabel_20_1428" style:display-name="ListLabel 1428" style:family="text">
      <style:text-properties style:font-name-complex="Courier New1" style:font-family-complex="'Courier New'" style:font-family-generic-complex="system" style:font-pitch-complex="variable"/>
    </style:style>
    <style:style style:name="ListLabel_20_1429" style:display-name="ListLabel 1429" style:family="text"/>
    <style:style style:name="ListLabel_20_1430" style:display-name="ListLabel 1430" style:family="text"/>
    <style:style style:name="ListLabel_20_1431" style:display-name="ListLabel 1431" style:family="text">
      <style:text-properties style:font-name-complex="Courier New1" style:font-family-complex="'Courier New'" style:font-family-generic-complex="system" style:font-pitch-complex="variable"/>
    </style:style>
    <style:style style:name="ListLabel_20_1432" style:display-name="ListLabel 1432" style:family="text"/>
    <style:style style:name="ListLabel_20_1433" style:display-name="ListLabel 1433" style:family="text"/>
    <style:style style:name="ListLabel_20_1434" style:display-name="ListLabel 1434" style:family="text">
      <style:text-properties style:font-name-complex="Courier New1" style:font-family-complex="'Courier New'" style:font-family-generic-complex="system" style:font-pitch-complex="variable"/>
    </style:style>
    <style:style style:name="ListLabel_20_1435" style:display-name="ListLabel 1435" style:family="text"/>
    <style:style style:name="ListLabel_20_1436" style:display-name="ListLabel 1436" style:family="text"/>
    <style:style style:name="ListLabel_20_1437" style:display-name="ListLabel 1437" style:family="text">
      <style:text-properties style:font-name-complex="Courier New1" style:font-family-complex="'Courier New'" style:font-family-generic-complex="system" style:font-pitch-complex="variable"/>
    </style:style>
    <style:style style:name="ListLabel_20_1438" style:display-name="ListLabel 1438" style:family="text"/>
    <style:style style:name="ListLabel_20_1439" style:display-name="ListLabel 1439" style:family="text"/>
    <style:style style:name="ListLabel_20_1440" style:display-name="ListLabel 1440" style:family="text">
      <style:text-properties style:font-name-complex="Courier New1" style:font-family-complex="'Courier New'" style:font-family-generic-complex="system" style:font-pitch-complex="variable"/>
    </style:style>
    <style:style style:name="ListLabel_20_1441" style:display-name="ListLabel 1441" style:family="text"/>
    <style:style style:name="ListLabel_20_1442" style:display-name="ListLabel 1442" style:family="text"/>
    <style:style style:name="ListLabel_20_1443" style:display-name="ListLabel 14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4" style:display-name="ListLabel 1444" style:family="text"/>
    <style:style style:name="ListLabel_20_1445" style:display-name="ListLabel 1445" style:family="text"/>
    <style:style style:name="ListLabel_20_1446" style:display-name="ListLabel 1446" style:family="text">
      <style:text-properties style:font-name-complex="Courier New1" style:font-family-complex="'Courier New'" style:font-family-generic-complex="system" style:font-pitch-complex="variable"/>
    </style:style>
    <style:style style:name="ListLabel_20_1447" style:display-name="ListLabel 1447" style:family="text"/>
    <style:style style:name="ListLabel_20_1448" style:display-name="ListLabel 1448" style:family="text"/>
    <style:style style:name="ListLabel_20_1449" style:display-name="ListLabel 1449" style:family="text">
      <style:text-properties style:font-name-complex="Courier New1" style:font-family-complex="'Courier New'" style:font-family-generic-complex="system" style:font-pitch-complex="variable"/>
    </style:style>
    <style:style style:name="ListLabel_20_1450" style:display-name="ListLabel 1450" style:family="text"/>
    <style:style style:name="ListLabel_20_1451" style:display-name="ListLabel 1451" style:family="text"/>
    <style:style style:name="ListLabel_20_1452" style:display-name="ListLabel 1452" style:family="text">
      <style:text-properties style:font-name-complex="Courier New1" style:font-family-complex="'Courier New'" style:font-family-generic-complex="system" style:font-pitch-complex="variable"/>
    </style:style>
    <style:style style:name="ListLabel_20_1453" style:display-name="ListLabel 1453" style:family="text"/>
    <style:style style:name="ListLabel_20_1454" style:display-name="ListLabel 1454" style:family="text"/>
    <style:style style:name="ListLabel_20_1455" style:display-name="ListLabel 1455" style:family="text">
      <style:text-properties style:font-name-complex="Courier New1" style:font-family-complex="'Courier New'" style:font-family-generic-complex="system" style:font-pitch-complex="variable"/>
    </style:style>
    <style:style style:name="ListLabel_20_1456" style:display-name="ListLabel 1456" style:family="text"/>
    <style:style style:name="ListLabel_20_1457" style:display-name="ListLabel 1457" style:family="text"/>
    <style:style style:name="ListLabel_20_1458" style:display-name="ListLabel 1458" style:family="text">
      <style:text-properties style:font-name-complex="Courier New1" style:font-family-complex="'Courier New'" style:font-family-generic-complex="system" style:font-pitch-complex="variable"/>
    </style:style>
    <style:style style:name="ListLabel_20_1459" style:display-name="ListLabel 1459" style:family="text"/>
    <style:style style:name="ListLabel_20_1460" style:display-name="ListLabel 1460" style:family="text"/>
    <style:style style:name="ListLabel_20_1461" style:display-name="ListLabel 1461" style:family="text">
      <style:text-properties style:font-name-complex="Courier New1" style:font-family-complex="'Courier New'" style:font-family-generic-complex="system" style:font-pitch-complex="variable"/>
    </style:style>
    <style:style style:name="ListLabel_20_1462" style:display-name="ListLabel 1462" style:family="text"/>
    <style:style style:name="ListLabel_20_1463" style:display-name="ListLabel 1463" style:family="text"/>
    <style:style style:name="ListLabel_20_1464" style:display-name="ListLabel 1464" style:family="text">
      <style:text-properties style:font-name-complex="Courier New1" style:font-family-complex="'Courier New'" style:font-family-generic-complex="system" style:font-pitch-complex="variable"/>
    </style:style>
    <style:style style:name="ListLabel_20_1465" style:display-name="ListLabel 1465" style:family="text"/>
    <style:style style:name="ListLabel_20_1466" style:display-name="ListLabel 1466" style:family="text"/>
    <style:style style:name="ListLabel_20_1467" style:display-name="ListLabel 1467" style:family="text">
      <style:text-properties style:font-name-complex="Courier New1" style:font-family-complex="'Courier New'" style:font-family-generic-complex="system" style:font-pitch-complex="variable"/>
    </style:style>
    <style:style style:name="ListLabel_20_1468" style:display-name="ListLabel 1468" style:family="text"/>
    <style:style style:name="ListLabel_20_1469" style:display-name="ListLabel 1469" style:family="text"/>
    <style:style style:name="ListLabel_20_1470" style:display-name="ListLabel 1470" style:family="text">
      <style:text-properties style:font-name-complex="Courier New1" style:font-family-complex="'Courier New'" style:font-family-generic-complex="system" style:font-pitch-complex="variable"/>
    </style:style>
    <style:style style:name="ListLabel_20_1471" style:display-name="ListLabel 1471" style:family="text"/>
    <style:style style:name="ListLabel_20_1472" style:display-name="ListLabel 1472" style:family="text"/>
    <style:style style:name="ListLabel_20_1473" style:display-name="ListLabel 1473" style:family="text">
      <style:text-properties style:font-name-complex="Courier New1" style:font-family-complex="'Courier New'" style:font-family-generic-complex="system" style:font-pitch-complex="variable"/>
    </style:style>
    <style:style style:name="ListLabel_20_1474" style:display-name="ListLabel 1474" style:family="text"/>
    <style:style style:name="ListLabel_20_1475" style:display-name="ListLabel 1475" style:family="text"/>
    <style:style style:name="ListLabel_20_1476" style:display-name="ListLabel 1476" style:family="text">
      <style:text-properties style:font-name-complex="Courier New1" style:font-family-complex="'Courier New'" style:font-family-generic-complex="system" style:font-pitch-complex="variable"/>
    </style:style>
    <style:style style:name="ListLabel_20_1477" style:display-name="ListLabel 1477" style:family="text"/>
    <style:style style:name="ListLabel_20_1478" style:display-name="ListLabel 1478" style:family="text"/>
    <style:style style:name="ListLabel_20_1479" style:display-name="ListLabel 1479" style:family="text">
      <style:text-properties style:font-name-complex="Courier New1" style:font-family-complex="'Courier New'" style:font-family-generic-complex="system" style:font-pitch-complex="variable"/>
    </style:style>
    <style:style style:name="ListLabel_20_1480" style:display-name="ListLabel 1480" style:family="text"/>
    <style:style style:name="ListLabel_20_1481" style:display-name="ListLabel 1481" style:family="text"/>
    <style:style style:name="ListLabel_20_1482" style:display-name="ListLabel 1482" style:family="text">
      <style:text-properties style:font-name-complex="Courier New1" style:font-family-complex="'Courier New'" style:font-family-generic-complex="system" style:font-pitch-complex="variable"/>
    </style:style>
    <style:style style:name="ListLabel_20_1483" style:display-name="ListLabel 1483" style:family="text"/>
    <style:style style:name="ListLabel_20_1484" style:display-name="ListLabel 1484" style:family="text"/>
    <style:style style:name="ListLabel_20_1485" style:display-name="ListLabel 1485" style:family="text">
      <style:text-properties style:font-name-complex="Courier New1" style:font-family-complex="'Courier New'" style:font-family-generic-complex="system" style:font-pitch-complex="variable"/>
    </style:style>
    <style:style style:name="ListLabel_20_1486" style:display-name="ListLabel 1486" style:family="text"/>
    <style:style style:name="ListLabel_20_1487" style:display-name="ListLabel 1487" style:family="text"/>
    <style:style style:name="ListLabel_20_1488" style:display-name="ListLabel 1488" style:family="text">
      <style:text-properties style:font-name-complex="Courier New1" style:font-family-complex="'Courier New'" style:font-family-generic-complex="system" style:font-pitch-complex="variable"/>
    </style:style>
    <style:style style:name="ListLabel_20_1489" style:display-name="ListLabel 1489" style:family="text"/>
    <style:style style:name="ListLabel_20_1490" style:display-name="ListLabel 1490" style:family="text"/>
    <style:style style:name="ListLabel_20_1491" style:display-name="ListLabel 1491" style:family="text">
      <style:text-properties style:font-name-complex="Courier New1" style:font-family-complex="'Courier New'" style:font-family-generic-complex="system" style:font-pitch-complex="variable"/>
    </style:style>
    <style:style style:name="ListLabel_20_1492" style:display-name="ListLabel 1492" style:family="text"/>
    <style:style style:name="ListLabel_20_1493" style:display-name="ListLabel 1493" style:family="text"/>
    <style:style style:name="ListLabel_20_1494" style:display-name="ListLabel 1494" style:family="text">
      <style:text-properties style:font-name-complex="Courier New1" style:font-family-complex="'Courier New'" style:font-family-generic-complex="system" style:font-pitch-complex="variable"/>
    </style:style>
    <style:style style:name="ListLabel_20_1495" style:display-name="ListLabel 1495" style:family="text"/>
    <style:style style:name="ListLabel_20_1496" style:display-name="ListLabel 1496" style:family="text"/>
    <style:style style:name="ListLabel_20_1497" style:display-name="ListLabel 1497" style:family="text">
      <style:text-properties style:font-name-complex="Courier New1" style:font-family-complex="'Courier New'" style:font-family-generic-complex="system" style:font-pitch-complex="variable"/>
    </style:style>
    <style:style style:name="ListLabel_20_1498" style:display-name="ListLabel 1498" style:family="text"/>
    <style:style style:name="ListLabel_20_1499" style:display-name="ListLabel 1499" style:family="text"/>
    <style:style style:name="ListLabel_20_1500" style:display-name="ListLabel 1500" style:family="text">
      <style:text-properties style:font-name-complex="Courier New1" style:font-family-complex="'Courier New'" style:font-family-generic-complex="system" style:font-pitch-complex="variable"/>
    </style:style>
    <style:style style:name="ListLabel_20_1501" style:display-name="ListLabel 1501" style:family="text"/>
    <style:style style:name="ListLabel_20_1502" style:display-name="ListLabel 1502" style:family="text"/>
    <style:style style:name="ListLabel_20_1503" style:display-name="ListLabel 1503" style:family="text">
      <style:text-properties style:font-name-complex="Courier New1" style:font-family-complex="'Courier New'" style:font-family-generic-complex="system" style:font-pitch-complex="variable"/>
    </style:style>
    <style:style style:name="ListLabel_20_1504" style:display-name="ListLabel 1504" style:family="text"/>
    <style:style style:name="ListLabel_20_1505" style:display-name="ListLabel 1505" style:family="text"/>
    <style:style style:name="ListLabel_20_1506" style:display-name="ListLabel 1506" style:family="text">
      <style:text-properties style:font-name-complex="Courier New1" style:font-family-complex="'Courier New'" style:font-family-generic-complex="system" style:font-pitch-complex="variable"/>
    </style:style>
    <style:style style:name="ListLabel_20_1507" style:display-name="ListLabel 1507" style:family="text"/>
    <style:style style:name="ListLabel_20_1508" style:display-name="ListLabel 1508" style:family="text"/>
    <style:style style:name="ListLabel_20_1509" style:display-name="ListLabel 1509" style:family="text">
      <style:text-properties style:font-name-complex="Courier New1" style:font-family-complex="'Courier New'" style:font-family-generic-complex="system" style:font-pitch-complex="variable"/>
    </style:style>
    <style:style style:name="ListLabel_20_1510" style:display-name="ListLabel 1510" style:family="text"/>
    <style:style style:name="ListLabel_20_1511" style:display-name="ListLabel 1511" style:family="text"/>
    <style:style style:name="ListLabel_20_1512" style:display-name="ListLabel 1512" style:family="text">
      <style:text-properties style:font-name-complex="Courier New1" style:font-family-complex="'Courier New'" style:font-family-generic-complex="system" style:font-pitch-complex="variable"/>
    </style:style>
    <style:style style:name="ListLabel_20_1513" style:display-name="ListLabel 1513" style:family="text"/>
    <style:style style:name="ListLabel_20_1514" style:display-name="ListLabel 1514" style:family="text"/>
    <style:style style:name="ListLabel_20_1515" style:display-name="ListLabel 1515" style:family="text">
      <style:text-properties style:font-name-complex="Courier New1" style:font-family-complex="'Courier New'" style:font-family-generic-complex="system" style:font-pitch-complex="variable"/>
    </style:style>
    <style:style style:name="ListLabel_20_1516" style:display-name="ListLabel 1516" style:family="text"/>
    <style:style style:name="ListLabel_20_1517" style:display-name="ListLabel 1517" style:family="text"/>
    <style:style style:name="ListLabel_20_1518" style:display-name="ListLabel 1518" style:family="text">
      <style:text-properties style:font-name-complex="Courier New1" style:font-family-complex="'Courier New'" style:font-family-generic-complex="system" style:font-pitch-complex="variable"/>
    </style:style>
    <style:style style:name="ListLabel_20_1519" style:display-name="ListLabel 1519" style:family="text"/>
    <style:style style:name="ListLabel_20_1520" style:display-name="ListLabel 1520" style:family="text"/>
    <style:style style:name="ListLabel_20_1521" style:display-name="ListLabel 1521" style:family="text">
      <style:text-properties style:font-name-complex="Courier New1" style:font-family-complex="'Courier New'" style:font-family-generic-complex="system" style:font-pitch-complex="variable"/>
    </style:style>
    <style:style style:name="ListLabel_20_1522" style:display-name="ListLabel 1522" style:family="text"/>
    <style:style style:name="ListLabel_20_1523" style:display-name="ListLabel 1523" style:family="text"/>
    <style:style style:name="ListLabel_20_1524" style:display-name="ListLabel 1524" style:family="text">
      <style:text-properties style:font-name-complex="Courier New1" style:font-family-complex="'Courier New'" style:font-family-generic-complex="system" style:font-pitch-complex="variable"/>
    </style:style>
    <style:style style:name="ListLabel_20_1525" style:display-name="ListLabel 1525" style:family="text"/>
    <style:style style:name="ListLabel_20_1526" style:display-name="ListLabel 1526" style:family="text"/>
    <style:style style:name="ListLabel_20_1527" style:display-name="ListLabel 1527" style:family="text">
      <style:text-properties style:font-name-complex="Courier New1" style:font-family-complex="'Courier New'" style:font-family-generic-complex="system" style:font-pitch-complex="variable"/>
    </style:style>
    <style:style style:name="ListLabel_20_1528" style:display-name="ListLabel 1528" style:family="text"/>
    <style:style style:name="ListLabel_20_1529" style:display-name="ListLabel 1529" style:family="text"/>
    <style:style style:name="ListLabel_20_1530" style:display-name="ListLabel 1530" style:family="text">
      <style:text-properties style:font-name-complex="Courier New1" style:font-family-complex="'Courier New'" style:font-family-generic-complex="system" style:font-pitch-complex="variable"/>
    </style:style>
    <style:style style:name="ListLabel_20_1531" style:display-name="ListLabel 1531" style:family="text"/>
    <style:style style:name="ListLabel_20_1532" style:display-name="ListLabel 1532" style:family="text"/>
    <style:style style:name="ListLabel_20_1533" style:display-name="ListLabel 1533" style:family="text">
      <style:text-properties style:font-name-complex="Courier New1" style:font-family-complex="'Courier New'" style:font-family-generic-complex="system" style:font-pitch-complex="variable"/>
    </style:style>
    <style:style style:name="ListLabel_20_1534" style:display-name="ListLabel 1534" style:family="text"/>
    <style:style style:name="ListLabel_20_1535" style:display-name="ListLabel 1535" style:family="text"/>
    <style:style style:name="ListLabel_20_1536" style:display-name="ListLabel 1536" style:family="text">
      <style:text-properties style:font-name-complex="Courier New1" style:font-family-complex="'Courier New'" style:font-family-generic-complex="system" style:font-pitch-complex="variable"/>
    </style:style>
    <style:style style:name="ListLabel_20_1537" style:display-name="ListLabel 1537" style:family="text"/>
    <style:style style:name="ListLabel_20_1538" style:display-name="ListLabel 1538" style:family="text"/>
    <style:style style:name="ListLabel_20_1539" style:display-name="ListLabel 1539" style:family="text">
      <style:text-properties style:font-name-complex="Courier New1" style:font-family-complex="'Courier New'" style:font-family-generic-complex="system" style:font-pitch-complex="variable"/>
    </style:style>
    <style:style style:name="ListLabel_20_1540" style:display-name="ListLabel 1540" style:family="text"/>
    <style:style style:name="ListLabel_20_1541" style:display-name="ListLabel 1541" style:family="text"/>
    <style:style style:name="ListLabel_20_1542" style:display-name="ListLabel 1542" style:family="text">
      <style:text-properties style:font-name-complex="Courier New1" style:font-family-complex="'Courier New'" style:font-family-generic-complex="system" style:font-pitch-complex="variable"/>
    </style:style>
    <style:style style:name="ListLabel_20_1543" style:display-name="ListLabel 1543" style:family="text"/>
    <style:style style:name="ListLabel_20_1544" style:display-name="ListLabel 1544" style:family="text"/>
    <style:style style:name="ListLabel_20_1545" style:display-name="ListLabel 1545" style:family="text">
      <style:text-properties style:font-name-complex="Courier New1" style:font-family-complex="'Courier New'" style:font-family-generic-complex="system" style:font-pitch-complex="variable"/>
    </style:style>
    <style:style style:name="ListLabel_20_1546" style:display-name="ListLabel 1546" style:family="text"/>
    <style:style style:name="ListLabel_20_1547" style:display-name="ListLabel 1547" style:family="text"/>
    <style:style style:name="ListLabel_20_1548" style:display-name="ListLabel 1548" style:family="text">
      <style:text-properties style:font-name-complex="Courier New1" style:font-family-complex="'Courier New'" style:font-family-generic-complex="system" style:font-pitch-complex="variable"/>
    </style:style>
    <style:style style:name="ListLabel_20_1549" style:display-name="ListLabel 1549" style:family="text"/>
    <style:style style:name="ListLabel_20_1550" style:display-name="ListLabel 1550" style:family="text"/>
    <style:style style:name="ListLabel_20_1551" style:display-name="ListLabel 1551" style:family="text">
      <style:text-properties style:font-name-complex="Courier New1" style:font-family-complex="'Courier New'" style:font-family-generic-complex="system" style:font-pitch-complex="variable"/>
    </style:style>
    <style:style style:name="ListLabel_20_1552" style:display-name="ListLabel 1552" style:family="text"/>
    <style:style style:name="ListLabel_20_1553" style:display-name="ListLabel 1553" style:family="text"/>
    <style:style style:name="ListLabel_20_1554" style:display-name="ListLabel 1554" style:family="text">
      <style:text-properties style:font-name-complex="Courier New1" style:font-family-complex="'Courier New'" style:font-family-generic-complex="system" style:font-pitch-complex="variable"/>
    </style:style>
    <style:style style:name="ListLabel_20_1555" style:display-name="ListLabel 1555" style:family="text"/>
    <style:style style:name="ListLabel_20_1556" style:display-name="ListLabel 1556" style:family="text"/>
    <style:style style:name="ListLabel_20_1557" style:display-name="ListLabel 1557" style:family="text">
      <style:text-properties style:font-name-complex="Courier New1" style:font-family-complex="'Courier New'" style:font-family-generic-complex="system" style:font-pitch-complex="variable"/>
    </style:style>
    <style:style style:name="ListLabel_20_1558" style:display-name="ListLabel 1558" style:family="text"/>
    <style:style style:name="ListLabel_20_1559" style:display-name="ListLabel 1559" style:family="text"/>
    <style:style style:name="ListLabel_20_1560" style:display-name="ListLabel 1560" style:family="text">
      <style:text-properties style:font-name-complex="Courier New1" style:font-family-complex="'Courier New'" style:font-family-generic-complex="system" style:font-pitch-complex="variable"/>
    </style:style>
    <style:style style:name="ListLabel_20_1561" style:display-name="ListLabel 1561" style:family="text"/>
    <style:style style:name="ListLabel_20_1562" style:display-name="ListLabel 1562" style:family="text"/>
    <style:style style:name="ListLabel_20_1563" style:display-name="ListLabel 1563" style:family="text">
      <style:text-properties style:font-name-complex="Courier New1" style:font-family-complex="'Courier New'" style:font-family-generic-complex="system" style:font-pitch-complex="variable"/>
    </style:style>
    <style:style style:name="ListLabel_20_1564" style:display-name="ListLabel 1564" style:family="text"/>
    <style:style style:name="ListLabel_20_1565" style:display-name="ListLabel 1565" style:family="text"/>
    <style:style style:name="ListLabel_20_1566" style:display-name="ListLabel 1566" style:family="text">
      <style:text-properties style:font-name-complex="Courier New1" style:font-family-complex="'Courier New'" style:font-family-generic-complex="system" style:font-pitch-complex="variable"/>
    </style:style>
    <style:style style:name="ListLabel_20_1567" style:display-name="ListLabel 1567" style:family="text"/>
    <style:style style:name="ListLabel_20_1568" style:display-name="ListLabel 1568" style:family="text"/>
    <style:style style:name="ListLabel_20_1569" style:display-name="ListLabel 1569" style:family="text">
      <style:text-properties style:font-name-complex="Courier New1" style:font-family-complex="'Courier New'" style:font-family-generic-complex="system" style:font-pitch-complex="variable"/>
    </style:style>
    <style:style style:name="ListLabel_20_1570" style:display-name="ListLabel 1570" style:family="text"/>
    <style:style style:name="ListLabel_20_1571" style:display-name="ListLabel 1571" style:family="text"/>
    <style:style style:name="ListLabel_20_1572" style:display-name="ListLabel 1572" style:family="text">
      <style:text-properties style:font-name-complex="Courier New1" style:font-family-complex="'Courier New'" style:font-family-generic-complex="system" style:font-pitch-complex="variable"/>
    </style:style>
    <style:style style:name="ListLabel_20_1573" style:display-name="ListLabel 1573" style:family="text"/>
    <style:style style:name="ListLabel_20_1574" style:display-name="ListLabel 1574" style:family="text"/>
    <style:style style:name="ListLabel_20_1575" style:display-name="ListLabel 1575" style:family="text">
      <style:text-properties style:font-name-complex="Courier New1" style:font-family-complex="'Courier New'" style:font-family-generic-complex="system" style:font-pitch-complex="variable"/>
    </style:style>
    <style:style style:name="ListLabel_20_1576" style:display-name="ListLabel 1576" style:family="text"/>
    <style:style style:name="ListLabel_20_1577" style:display-name="ListLabel 1577" style:family="text"/>
    <style:style style:name="ListLabel_20_1578" style:display-name="ListLabel 1578" style:family="text">
      <style:text-properties style:font-name-complex="Courier New1" style:font-family-complex="'Courier New'" style:font-family-generic-complex="system" style:font-pitch-complex="variable"/>
    </style:style>
    <style:style style:name="ListLabel_20_1579" style:display-name="ListLabel 1579" style:family="text"/>
    <style:style style:name="ListLabel_20_1580" style:display-name="ListLabel 1580" style:family="text"/>
    <style:style style:name="ListLabel_20_1581" style:display-name="ListLabel 1581" style:family="text">
      <style:text-properties style:font-name-complex="Courier New1" style:font-family-complex="'Courier New'" style:font-family-generic-complex="system" style:font-pitch-complex="variable"/>
    </style:style>
    <style:style style:name="ListLabel_20_1582" style:display-name="ListLabel 1582" style:family="text"/>
    <style:style style:name="ListLabel_20_1583" style:display-name="ListLabel 1583" style:family="text"/>
    <style:style style:name="ListLabel_20_1584" style:display-name="ListLabel 1584" style:family="text">
      <style:text-properties style:font-name-complex="Courier New1" style:font-family-complex="'Courier New'" style:font-family-generic-complex="system" style:font-pitch-complex="variable"/>
    </style:style>
    <style:style style:name="ListLabel_20_1585" style:display-name="ListLabel 1585" style:family="text"/>
    <style:style style:name="ListLabel_20_1586" style:display-name="ListLabel 1586" style:family="text"/>
    <style:style style:name="ListLabel_20_1587" style:display-name="ListLabel 1587" style:family="text">
      <style:text-properties style:font-name-complex="Courier New1" style:font-family-complex="'Courier New'" style:font-family-generic-complex="system" style:font-pitch-complex="variable"/>
    </style:style>
    <style:style style:name="ListLabel_20_1588" style:display-name="ListLabel 1588" style:family="text"/>
    <style:style style:name="ListLabel_20_1589" style:display-name="ListLabel 1589" style:family="text"/>
    <style:style style:name="ListLabel_20_1590" style:display-name="ListLabel 1590" style:family="text">
      <style:text-properties style:font-name-complex="Courier New1" style:font-family-complex="'Courier New'" style:font-family-generic-complex="system" style:font-pitch-complex="variable"/>
    </style:style>
    <style:style style:name="ListLabel_20_1591" style:display-name="ListLabel 1591" style:family="text"/>
    <style:style style:name="ListLabel_20_1592" style:display-name="ListLabel 1592" style:family="text"/>
    <style:style style:name="ListLabel_20_1593" style:display-name="ListLabel 1593" style:family="text">
      <style:text-properties style:font-name-complex="Courier New1" style:font-family-complex="'Courier New'" style:font-family-generic-complex="system" style:font-pitch-complex="variable"/>
    </style:style>
    <style:style style:name="ListLabel_20_1594" style:display-name="ListLabel 1594" style:family="text"/>
    <style:style style:name="ListLabel_20_1595" style:display-name="ListLabel 1595" style:family="text"/>
    <style:style style:name="ListLabel_20_1596" style:display-name="ListLabel 1596" style:family="text">
      <style:text-properties style:font-name-complex="Courier New1" style:font-family-complex="'Courier New'" style:font-family-generic-complex="system" style:font-pitch-complex="variable"/>
    </style:style>
    <style:style style:name="ListLabel_20_1597" style:display-name="ListLabel 1597" style:family="text"/>
    <style:style style:name="ListLabel_20_1598" style:display-name="ListLabel 1598" style:family="text"/>
    <style:style style:name="ListLabel_20_1599" style:display-name="ListLabel 1599" style:family="text">
      <style:text-properties style:font-name-complex="Courier New1" style:font-family-complex="'Courier New'" style:font-family-generic-complex="system" style:font-pitch-complex="variable"/>
    </style:style>
    <style:style style:name="ListLabel_20_1600" style:display-name="ListLabel 1600" style:family="text"/>
    <style:style style:name="ListLabel_20_1601" style:display-name="ListLabel 1601" style:family="text"/>
    <style:style style:name="ListLabel_20_1602" style:display-name="ListLabel 1602" style:family="text">
      <style:text-properties style:font-name-complex="Courier New1" style:font-family-complex="'Courier New'" style:font-family-generic-complex="system" style:font-pitch-complex="variable"/>
    </style:style>
    <style:style style:name="ListLabel_20_1603" style:display-name="ListLabel 1603" style:family="text"/>
    <style:style style:name="ListLabel_20_1604" style:display-name="ListLabel 1604" style:family="text"/>
    <style:style style:name="ListLabel_20_1605" style:display-name="ListLabel 1605" style:family="text">
      <style:text-properties style:font-name-complex="Courier New1" style:font-family-complex="'Courier New'" style:font-family-generic-complex="system" style:font-pitch-complex="variable"/>
    </style:style>
    <style:style style:name="ListLabel_20_1606" style:display-name="ListLabel 1606" style:family="text"/>
    <style:style style:name="ListLabel_20_1607" style:display-name="ListLabel 1607" style:family="text"/>
    <style:style style:name="ListLabel_20_1608" style:display-name="ListLabel 1608" style:family="text">
      <style:text-properties style:font-name-complex="Courier New1" style:font-family-complex="'Courier New'" style:font-family-generic-complex="system" style:font-pitch-complex="variable"/>
    </style:style>
    <style:style style:name="ListLabel_20_1609" style:display-name="ListLabel 1609" style:family="text"/>
    <style:style style:name="ListLabel_20_1610" style:display-name="ListLabel 1610" style:family="text"/>
    <style:style style:name="ListLabel_20_1611" style:display-name="ListLabel 1611" style:family="text">
      <style:text-properties style:font-name-complex="Courier New1" style:font-family-complex="'Courier New'" style:font-family-generic-complex="system" style:font-pitch-complex="variable"/>
    </style:style>
    <style:style style:name="ListLabel_20_1612" style:display-name="ListLabel 1612" style:family="text"/>
    <style:style style:name="ListLabel_20_1613" style:display-name="ListLabel 1613" style:family="text"/>
    <style:style style:name="ListLabel_20_1614" style:display-name="ListLabel 1614" style:family="text">
      <style:text-properties style:font-name-complex="Courier New1" style:font-family-complex="'Courier New'" style:font-family-generic-complex="system" style:font-pitch-complex="variable"/>
    </style:style>
    <style:style style:name="ListLabel_20_1615" style:display-name="ListLabel 1615" style:family="text"/>
    <style:style style:name="ListLabel_20_1616" style:display-name="ListLabel 1616" style:family="text"/>
    <style:style style:name="ListLabel_20_1617" style:display-name="ListLabel 1617" style:family="text">
      <style:text-properties style:font-name-complex="Courier New1" style:font-family-complex="'Courier New'" style:font-family-generic-complex="system" style:font-pitch-complex="variable"/>
    </style:style>
    <style:style style:name="ListLabel_20_1618" style:display-name="ListLabel 1618" style:family="text"/>
    <style:style style:name="ListLabel_20_1619" style:display-name="ListLabel 1619" style:family="text"/>
    <style:style style:name="ListLabel_20_1620" style:display-name="ListLabel 1620" style:family="text">
      <style:text-properties style:font-name-complex="Courier New1" style:font-family-complex="'Courier New'" style:font-family-generic-complex="system" style:font-pitch-complex="variable"/>
    </style:style>
    <style:style style:name="ListLabel_20_1621" style:display-name="ListLabel 1621" style:family="text"/>
    <style:style style:name="ListLabel_20_1622" style:display-name="ListLabel 1622" style:family="text"/>
    <style:style style:name="ListLabel_20_1623" style:display-name="ListLabel 1623" style:family="text">
      <style:text-properties style:font-name-complex="Courier New1" style:font-family-complex="'Courier New'" style:font-family-generic-complex="system" style:font-pitch-complex="variable"/>
    </style:style>
    <style:style style:name="ListLabel_20_1624" style:display-name="ListLabel 1624" style:family="text"/>
    <style:style style:name="ListLabel_20_1625" style:display-name="ListLabel 1625" style:family="text"/>
    <style:style style:name="ListLabel_20_1626" style:display-name="ListLabel 1626" style:family="text">
      <style:text-properties style:font-name-complex="Courier New1" style:font-family-complex="'Courier New'" style:font-family-generic-complex="system" style:font-pitch-complex="variable"/>
    </style:style>
    <style:style style:name="ListLabel_20_1627" style:display-name="ListLabel 1627" style:family="text"/>
    <style:style style:name="ListLabel_20_1628" style:display-name="ListLabel 1628" style:family="text"/>
    <style:style style:name="ListLabel_20_1629" style:display-name="ListLabel 1629" style:family="text">
      <style:text-properties style:font-name-complex="Courier New1" style:font-family-complex="'Courier New'" style:font-family-generic-complex="system" style:font-pitch-complex="variable"/>
    </style:style>
    <style:style style:name="ListLabel_20_1630" style:display-name="ListLabel 1630" style:family="text"/>
    <style:style style:name="ListLabel_20_1631" style:display-name="ListLabel 1631" style:family="text"/>
    <style:style style:name="ListLabel_20_1632" style:display-name="ListLabel 1632" style:family="text">
      <style:text-properties style:font-name-complex="Courier New1" style:font-family-complex="'Courier New'" style:font-family-generic-complex="system" style:font-pitch-complex="variable"/>
    </style:style>
    <style:style style:name="ListLabel_20_1633" style:display-name="ListLabel 1633" style:family="text"/>
    <style:style style:name="ListLabel_20_1634" style:display-name="ListLabel 1634" style:family="text"/>
    <style:style style:name="ListLabel_20_1635" style:display-name="ListLabel 1635" style:family="text">
      <style:text-properties style:font-name-complex="Courier New1" style:font-family-complex="'Courier New'" style:font-family-generic-complex="system" style:font-pitch-complex="variable"/>
    </style:style>
    <style:style style:name="ListLabel_20_1636" style:display-name="ListLabel 1636" style:family="text"/>
    <style:style style:name="ListLabel_20_1637" style:display-name="ListLabel 1637" style:family="text"/>
    <style:style style:name="ListLabel_20_1638" style:display-name="ListLabel 1638" style:family="text">
      <style:text-properties style:font-name-complex="Courier New1" style:font-family-complex="'Courier New'" style:font-family-generic-complex="system" style:font-pitch-complex="variable"/>
    </style:style>
    <style:style style:name="ListLabel_20_1639" style:display-name="ListLabel 1639" style:family="text"/>
    <style:style style:name="ListLabel_20_1640" style:display-name="ListLabel 1640" style:family="text"/>
    <style:style style:name="ListLabel_20_1641" style:display-name="ListLabel 1641" style:family="text">
      <style:text-properties style:font-name-complex="Courier New1" style:font-family-complex="'Courier New'" style:font-family-generic-complex="system" style:font-pitch-complex="variable"/>
    </style:style>
    <style:style style:name="ListLabel_20_1642" style:display-name="ListLabel 1642" style:family="text"/>
    <style:style style:name="ListLabel_20_1643" style:display-name="ListLabel 1643" style:family="text"/>
    <style:style style:name="ListLabel_20_1644" style:display-name="ListLabel 1644" style:family="text">
      <style:text-properties style:font-name-complex="Courier New1" style:font-family-complex="'Courier New'" style:font-family-generic-complex="system" style:font-pitch-complex="variable"/>
    </style:style>
    <style:style style:name="ListLabel_20_1645" style:display-name="ListLabel 1645" style:family="text"/>
    <style:style style:name="ListLabel_20_1646" style:display-name="ListLabel 1646" style:family="text"/>
    <style:style style:name="ListLabel_20_1647" style:display-name="ListLabel 1647" style:family="text">
      <style:text-properties style:font-name-complex="Courier New1" style:font-family-complex="'Courier New'" style:font-family-generic-complex="system" style:font-pitch-complex="variable"/>
    </style:style>
    <style:style style:name="ListLabel_20_1648" style:display-name="ListLabel 1648" style:family="text"/>
    <style:style style:name="ListLabel_20_1649" style:display-name="ListLabel 1649" style:family="text"/>
    <style:style style:name="ListLabel_20_1650" style:display-name="ListLabel 1650" style:family="text">
      <style:text-properties style:font-name-complex="Courier New1" style:font-family-complex="'Courier New'" style:font-family-generic-complex="system" style:font-pitch-complex="variable"/>
    </style:style>
    <style:style style:name="ListLabel_20_1651" style:display-name="ListLabel 1651" style:family="text"/>
    <style:style style:name="ListLabel_20_1652" style:display-name="ListLabel 1652" style:family="text"/>
    <style:style style:name="ListLabel_20_1653" style:display-name="ListLabel 1653" style:family="text">
      <style:text-properties style:font-name-complex="Courier New1" style:font-family-complex="'Courier New'" style:font-family-generic-complex="system" style:font-pitch-complex="variable"/>
    </style:style>
    <style:style style:name="ListLabel_20_1654" style:display-name="ListLabel 1654" style:family="text"/>
    <style:style style:name="ListLabel_20_1655" style:display-name="ListLabel 1655" style:family="text"/>
    <style:style style:name="ListLabel_20_1656" style:display-name="ListLabel 1656" style:family="text">
      <style:text-properties style:font-name-complex="Courier New1" style:font-family-complex="'Courier New'" style:font-family-generic-complex="system" style:font-pitch-complex="variable"/>
    </style:style>
    <style:style style:name="ListLabel_20_1657" style:display-name="ListLabel 1657" style:family="text"/>
    <style:style style:name="ListLabel_20_1658" style:display-name="ListLabel 1658" style:family="text"/>
    <style:style style:name="ListLabel_20_1659" style:display-name="ListLabel 1659" style:family="text">
      <style:text-properties style:font-name-complex="Courier New1" style:font-family-complex="'Courier New'" style:font-family-generic-complex="system" style:font-pitch-complex="variable"/>
    </style:style>
    <style:style style:name="ListLabel_20_1660" style:display-name="ListLabel 1660" style:family="text"/>
    <style:style style:name="ListLabel_20_1661" style:display-name="ListLabel 1661" style:family="text"/>
    <style:style style:name="ListLabel_20_1662" style:display-name="ListLabel 1662" style:family="text">
      <style:text-properties style:font-name-complex="Courier New1" style:font-family-complex="'Courier New'" style:font-family-generic-complex="system" style:font-pitch-complex="variable"/>
    </style:style>
    <style:style style:name="ListLabel_20_1663" style:display-name="ListLabel 1663" style:family="text"/>
    <style:style style:name="ListLabel_20_1664" style:display-name="ListLabel 1664" style:family="text"/>
    <style:style style:name="ListLabel_20_1665" style:display-name="ListLabel 1665" style:family="text">
      <style:text-properties style:font-name-complex="Courier New1" style:font-family-complex="'Courier New'" style:font-family-generic-complex="system" style:font-pitch-complex="variable"/>
    </style:style>
    <style:style style:name="ListLabel_20_1666" style:display-name="ListLabel 1666" style:family="text"/>
    <style:style style:name="ListLabel_20_1667" style:display-name="ListLabel 1667" style:family="text"/>
    <style:style style:name="ListLabel_20_1668" style:display-name="ListLabel 1668" style:family="text">
      <style:text-properties style:font-name-complex="Courier New1" style:font-family-complex="'Courier New'" style:font-family-generic-complex="system" style:font-pitch-complex="variable"/>
    </style:style>
    <style:style style:name="ListLabel_20_1669" style:display-name="ListLabel 1669" style:family="text"/>
    <style:style style:name="ListLabel_20_1670" style:display-name="ListLabel 1670" style:family="text"/>
    <style:style style:name="ListLabel_20_1671" style:display-name="ListLabel 1671" style:family="text">
      <style:text-properties style:font-name-complex="Courier New1" style:font-family-complex="'Courier New'" style:font-family-generic-complex="system" style:font-pitch-complex="variable"/>
    </style:style>
    <style:style style:name="ListLabel_20_1672" style:display-name="ListLabel 1672" style:family="text"/>
    <style:style style:name="ListLabel_20_1673" style:display-name="ListLabel 1673" style:family="text"/>
    <style:style style:name="ListLabel_20_1674" style:display-name="ListLabel 1674" style:family="text">
      <style:text-properties style:font-name-complex="Courier New1" style:font-family-complex="'Courier New'" style:font-family-generic-complex="system" style:font-pitch-complex="variable"/>
    </style:style>
    <style:style style:name="ListLabel_20_1675" style:display-name="ListLabel 1675" style:family="text"/>
    <style:style style:name="ListLabel_20_1676" style:display-name="ListLabel 1676" style:family="text"/>
    <style:style style:name="ListLabel_20_1677" style:display-name="ListLabel 1677" style:family="text">
      <style:text-properties style:font-name-complex="Courier New1" style:font-family-complex="'Courier New'" style:font-family-generic-complex="system" style:font-pitch-complex="variable"/>
    </style:style>
    <style:style style:name="ListLabel_20_1678" style:display-name="ListLabel 1678" style:family="text"/>
    <style:style style:name="ListLabel_20_1679" style:display-name="ListLabel 1679" style:family="text"/>
    <style:style style:name="ListLabel_20_1680" style:display-name="ListLabel 1680" style:family="text">
      <style:text-properties style:font-name-complex="Courier New1" style:font-family-complex="'Courier New'" style:font-family-generic-complex="system" style:font-pitch-complex="variable"/>
    </style:style>
    <style:style style:name="ListLabel_20_1681" style:display-name="ListLabel 1681" style:family="text"/>
    <style:style style:name="ListLabel_20_1682" style:display-name="ListLabel 1682" style:family="text"/>
    <style:style style:name="ListLabel_20_1683" style:display-name="ListLabel 1683" style:family="text">
      <style:text-properties style:font-name-complex="Courier New1" style:font-family-complex="'Courier New'" style:font-family-generic-complex="system" style:font-pitch-complex="variable"/>
    </style:style>
    <style:style style:name="ListLabel_20_1684" style:display-name="ListLabel 1684" style:family="text"/>
    <style:style style:name="ListLabel_20_1685" style:display-name="ListLabel 1685" style:family="text"/>
    <style:style style:name="ListLabel_20_1686" style:display-name="ListLabel 1686" style:family="text">
      <style:text-properties style:font-name-complex="Courier New1" style:font-family-complex="'Courier New'" style:font-family-generic-complex="system" style:font-pitch-complex="variable"/>
    </style:style>
    <style:style style:name="ListLabel_20_1687" style:display-name="ListLabel 1687" style:family="text"/>
    <style:style style:name="ListLabel_20_1688" style:display-name="ListLabel 1688" style:family="text"/>
    <style:style style:name="ListLabel_20_1689" style:display-name="ListLabel 1689" style:family="text">
      <style:text-properties style:font-name-complex="Courier New1" style:font-family-complex="'Courier New'" style:font-family-generic-complex="system" style:font-pitch-complex="variable"/>
    </style:style>
    <style:style style:name="ListLabel_20_1690" style:display-name="ListLabel 1690" style:family="text"/>
    <style:style style:name="ListLabel_20_1691" style:display-name="ListLabel 1691" style:family="text"/>
    <style:style style:name="ListLabel_20_1692" style:display-name="ListLabel 1692" style:family="text">
      <style:text-properties style:font-name-complex="Courier New1" style:font-family-complex="'Courier New'" style:font-family-generic-complex="system" style:font-pitch-complex="variable"/>
    </style:style>
    <style:style style:name="ListLabel_20_1693" style:display-name="ListLabel 1693" style:family="text"/>
    <style:style style:name="ListLabel_20_1694" style:display-name="ListLabel 1694" style:family="text"/>
    <style:style style:name="ListLabel_20_1695" style:display-name="ListLabel 1695" style:family="text">
      <style:text-properties style:font-name-complex="Courier New1" style:font-family-complex="'Courier New'" style:font-family-generic-complex="system" style:font-pitch-complex="variable"/>
    </style:style>
    <style:style style:name="ListLabel_20_1696" style:display-name="ListLabel 1696" style:family="text"/>
    <style:style style:name="ListLabel_20_1697" style:display-name="ListLabel 1697" style:family="text"/>
    <style:style style:name="ListLabel_20_1698" style:display-name="ListLabel 1698" style:family="text">
      <style:text-properties style:font-name-complex="Courier New1" style:font-family-complex="'Courier New'" style:font-family-generic-complex="system" style:font-pitch-complex="variable"/>
    </style:style>
    <style:style style:name="ListLabel_20_1699" style:display-name="ListLabel 1699" style:family="text"/>
    <style:style style:name="ListLabel_20_1700" style:display-name="ListLabel 1700" style:family="text"/>
    <style:style style:name="ListLabel_20_1701" style:display-name="ListLabel 1701" style:family="text">
      <style:text-properties style:font-name-complex="Courier New1" style:font-family-complex="'Courier New'" style:font-family-generic-complex="system" style:font-pitch-complex="variable"/>
    </style:style>
    <style:style style:name="ListLabel_20_1702" style:display-name="ListLabel 1702" style:family="text"/>
    <style:style style:name="ListLabel_20_1703" style:display-name="ListLabel 1703" style:family="text"/>
    <style:style style:name="ListLabel_20_1704" style:display-name="ListLabel 1704" style:family="text">
      <style:text-properties style:font-name-complex="Courier New1" style:font-family-complex="'Courier New'" style:font-family-generic-complex="system" style:font-pitch-complex="variable"/>
    </style:style>
    <style:style style:name="ListLabel_20_1705" style:display-name="ListLabel 1705" style:family="text"/>
    <style:style style:name="ListLabel_20_1706" style:display-name="ListLabel 1706" style:family="text"/>
    <style:style style:name="ListLabel_20_1707" style:display-name="ListLabel 1707" style:family="text">
      <style:text-properties style:font-name-complex="Courier New1" style:font-family-complex="'Courier New'" style:font-family-generic-complex="system" style:font-pitch-complex="variable"/>
    </style:style>
    <style:style style:name="ListLabel_20_1708" style:display-name="ListLabel 1708" style:family="text"/>
    <style:style style:name="ListLabel_20_1709" style:display-name="ListLabel 1709" style:family="text"/>
    <style:style style:name="ListLabel_20_1710" style:display-name="ListLabel 1710" style:family="text">
      <style:text-properties style:font-name-complex="Courier New1" style:font-family-complex="'Courier New'" style:font-family-generic-complex="system" style:font-pitch-complex="variable"/>
    </style:style>
    <style:style style:name="ListLabel_20_1711" style:display-name="ListLabel 1711" style:family="text"/>
    <style:style style:name="ListLabel_20_1712" style:display-name="ListLabel 1712" style:family="text"/>
    <style:style style:name="ListLabel_20_1713" style:display-name="ListLabel 1713" style:family="text">
      <style:text-properties style:font-name-complex="Courier New1" style:font-family-complex="'Courier New'" style:font-family-generic-complex="system" style:font-pitch-complex="variable"/>
    </style:style>
    <style:style style:name="ListLabel_20_1714" style:display-name="ListLabel 1714" style:family="text"/>
    <style:style style:name="ListLabel_20_1715" style:display-name="ListLabel 1715" style:family="text"/>
    <style:style style:name="ListLabel_20_1716" style:display-name="ListLabel 1716" style:family="text">
      <style:text-properties style:font-name-complex="Courier New1" style:font-family-complex="'Courier New'" style:font-family-generic-complex="system" style:font-pitch-complex="variable"/>
    </style:style>
    <style:style style:name="ListLabel_20_1717" style:display-name="ListLabel 1717" style:family="text"/>
    <style:style style:name="ListLabel_20_1718" style:display-name="ListLabel 1718" style:family="text"/>
    <style:style style:name="ListLabel_20_1719" style:display-name="ListLabel 1719" style:family="text">
      <style:text-properties style:font-name-complex="Courier New1" style:font-family-complex="'Courier New'" style:font-family-generic-complex="system" style:font-pitch-complex="variable"/>
    </style:style>
    <style:style style:name="ListLabel_20_1720" style:display-name="ListLabel 1720" style:family="text"/>
    <style:style style:name="ListLabel_20_1721" style:display-name="ListLabel 1721" style:family="text"/>
    <style:style style:name="ListLabel_20_1722" style:display-name="ListLabel 1722" style:family="text">
      <style:text-properties style:font-name-complex="Courier New1" style:font-family-complex="'Courier New'" style:font-family-generic-complex="system" style:font-pitch-complex="variable"/>
    </style:style>
    <style:style style:name="ListLabel_20_1723" style:display-name="ListLabel 1723" style:family="text"/>
    <style:style style:name="ListLabel_20_1724" style:display-name="ListLabel 1724" style:family="text"/>
    <style:style style:name="ListLabel_20_1725" style:display-name="ListLabel 1725" style:family="text">
      <style:text-properties style:font-name-complex="Courier New1" style:font-family-complex="'Courier New'" style:font-family-generic-complex="system" style:font-pitch-complex="variable"/>
    </style:style>
    <style:style style:name="ListLabel_20_1726" style:display-name="ListLabel 1726" style:family="text"/>
    <style:style style:name="ListLabel_20_1727" style:display-name="ListLabel 1727" style:family="text"/>
    <style:style style:name="ListLabel_20_1728" style:display-name="ListLabel 1728" style:family="text">
      <style:text-properties style:font-name-complex="Courier New1" style:font-family-complex="'Courier New'" style:font-family-generic-complex="system" style:font-pitch-complex="variable"/>
    </style:style>
    <style:style style:name="ListLabel_20_1729" style:display-name="ListLabel 1729" style:family="text"/>
    <style:style style:name="ListLabel_20_1730" style:display-name="ListLabel 1730" style:family="text"/>
    <style:style style:name="ListLabel_20_1731" style:display-name="ListLabel 1731" style:family="text">
      <style:text-properties style:font-name-complex="Courier New1" style:font-family-complex="'Courier New'" style:font-family-generic-complex="system" style:font-pitch-complex="variable"/>
    </style:style>
    <style:style style:name="ListLabel_20_1732" style:display-name="ListLabel 1732" style:family="text"/>
    <style:style style:name="ListLabel_20_1733" style:display-name="ListLabel 1733" style:family="text"/>
    <style:style style:name="ListLabel_20_1734" style:display-name="ListLabel 1734" style:family="text">
      <style:text-properties style:font-name-complex="Courier New1" style:font-family-complex="'Courier New'" style:font-family-generic-complex="system" style:font-pitch-complex="variable"/>
    </style:style>
    <style:style style:name="ListLabel_20_1735" style:display-name="ListLabel 1735" style:family="text"/>
    <style:style style:name="ListLabel_20_1736" style:display-name="ListLabel 1736" style:family="text"/>
    <style:style style:name="ListLabel_20_1737" style:display-name="ListLabel 1737" style:family="text">
      <style:text-properties style:font-name-complex="Courier New1" style:font-family-complex="'Courier New'" style:font-family-generic-complex="system" style:font-pitch-complex="variable"/>
    </style:style>
    <style:style style:name="ListLabel_20_1738" style:display-name="ListLabel 1738" style:family="text"/>
    <style:style style:name="ListLabel_20_1739" style:display-name="ListLabel 1739" style:family="text"/>
    <style:style style:name="ListLabel_20_1740" style:display-name="ListLabel 1740" style:family="text">
      <style:text-properties style:font-name-complex="Courier New1" style:font-family-complex="'Courier New'" style:font-family-generic-complex="system" style:font-pitch-complex="variable"/>
    </style:style>
    <style:style style:name="ListLabel_20_1741" style:display-name="ListLabel 1741" style:family="text"/>
    <style:style style:name="ListLabel_20_1742" style:display-name="ListLabel 1742" style:family="text"/>
    <style:style style:name="ListLabel_20_1743" style:display-name="ListLabel 1743" style:family="text">
      <style:text-properties style:font-name-complex="Courier New1" style:font-family-complex="'Courier New'" style:font-family-generic-complex="system" style:font-pitch-complex="variable"/>
    </style:style>
    <style:style style:name="ListLabel_20_1744" style:display-name="ListLabel 1744" style:family="text"/>
    <style:style style:name="ListLabel_20_1745" style:display-name="ListLabel 1745" style:family="text"/>
    <style:style style:name="ListLabel_20_1746" style:display-name="ListLabel 1746" style:family="text">
      <style:text-properties style:font-name-complex="Courier New1" style:font-family-complex="'Courier New'" style:font-family-generic-complex="system" style:font-pitch-complex="variable"/>
    </style:style>
    <style:style style:name="ListLabel_20_1747" style:display-name="ListLabel 1747" style:family="text"/>
    <style:style style:name="ListLabel_20_1748" style:display-name="ListLabel 1748" style:family="text"/>
    <style:style style:name="ListLabel_20_1749" style:display-name="ListLabel 1749" style:family="text">
      <style:text-properties style:font-name-complex="Courier New1" style:font-family-complex="'Courier New'" style:font-family-generic-complex="system" style:font-pitch-complex="variable"/>
    </style:style>
    <style:style style:name="ListLabel_20_1750" style:display-name="ListLabel 1750" style:family="text"/>
    <style:style style:name="ListLabel_20_1751" style:display-name="ListLabel 1751" style:family="text"/>
    <style:style style:name="ListLabel_20_1752" style:display-name="ListLabel 1752" style:family="text">
      <style:text-properties style:font-name-complex="Courier New1" style:font-family-complex="'Courier New'" style:font-family-generic-complex="system" style:font-pitch-complex="variable"/>
    </style:style>
    <style:style style:name="ListLabel_20_1753" style:display-name="ListLabel 1753" style:family="text"/>
    <style:style style:name="ListLabel_20_1754" style:display-name="ListLabel 1754" style:family="text"/>
    <style:style style:name="ListLabel_20_1755" style:display-name="ListLabel 1755" style:family="text">
      <style:text-properties style:font-name-complex="Courier New1" style:font-family-complex="'Courier New'" style:font-family-generic-complex="system" style:font-pitch-complex="variable"/>
    </style:style>
    <style:style style:name="ListLabel_20_1756" style:display-name="ListLabel 1756" style:family="text"/>
    <style:style style:name="ListLabel_20_1757" style:display-name="ListLabel 1757" style:family="text"/>
    <style:style style:name="ListLabel_20_1758" style:display-name="ListLabel 1758" style:family="text">
      <style:text-properties style:font-name-complex="Courier New1" style:font-family-complex="'Courier New'" style:font-family-generic-complex="system" style:font-pitch-complex="variable"/>
    </style:style>
    <style:style style:name="ListLabel_20_1759" style:display-name="ListLabel 1759" style:family="text"/>
    <style:style style:name="ListLabel_20_1760" style:display-name="ListLabel 1760" style:family="text"/>
    <style:style style:name="ListLabel_20_1761" style:display-name="ListLabel 1761" style:family="text">
      <style:text-properties style:font-name-complex="Courier New1" style:font-family-complex="'Courier New'" style:font-family-generic-complex="system" style:font-pitch-complex="variable"/>
    </style:style>
    <style:style style:name="ListLabel_20_1762" style:display-name="ListLabel 1762" style:family="text"/>
    <style:style style:name="ListLabel_20_1763" style:display-name="ListLabel 1763" style:family="text"/>
    <style:style style:name="ListLabel_20_1764" style:display-name="ListLabel 1764" style:family="text">
      <style:text-properties style:font-name-complex="Courier New1" style:font-family-complex="'Courier New'" style:font-family-generic-complex="system" style:font-pitch-complex="variable"/>
    </style:style>
    <style:style style:name="ListLabel_20_1765" style:display-name="ListLabel 1765" style:family="text"/>
    <style:style style:name="ListLabel_20_1766" style:display-name="ListLabel 1766" style:family="text"/>
    <style:style style:name="ListLabel_20_1767" style:display-name="ListLabel 1767" style:family="text">
      <style:text-properties style:font-name-complex="Courier New1" style:font-family-complex="'Courier New'" style:font-family-generic-complex="system" style:font-pitch-complex="variable"/>
    </style:style>
    <style:style style:name="ListLabel_20_1768" style:display-name="ListLabel 1768" style:family="text"/>
    <style:style style:name="ListLabel_20_1769" style:display-name="ListLabel 1769" style:family="text"/>
    <style:style style:name="ListLabel_20_1770" style:display-name="ListLabel 1770" style:family="text">
      <style:text-properties style:font-name-complex="Courier New1" style:font-family-complex="'Courier New'" style:font-family-generic-complex="system" style:font-pitch-complex="variable"/>
    </style:style>
    <style:style style:name="ListLabel_20_1771" style:display-name="ListLabel 1771" style:family="text"/>
    <style:style style:name="ListLabel_20_1772" style:display-name="ListLabel 1772" style:family="text">
      <style:text-properties fo:font-size="10pt" style:font-size-asian="10pt"/>
    </style:style>
    <style:style style:name="ListLabel_20_1773" style:display-name="ListLabel 1773" style:family="text">
      <style:text-properties fo:font-size="10pt" style:font-size-asian="10pt"/>
    </style:style>
    <style:style style:name="ListLabel_20_1774" style:display-name="ListLabel 1774" style:family="text">
      <style:text-properties fo:font-size="10pt" style:font-size-asian="10pt"/>
    </style:style>
    <style:style style:name="ListLabel_20_1775" style:display-name="ListLabel 1775" style:family="text">
      <style:text-properties fo:font-size="10pt" style:font-size-asian="10pt"/>
    </style:style>
    <style:style style:name="ListLabel_20_1776" style:display-name="ListLabel 1776" style:family="text">
      <style:text-properties fo:font-size="10pt" style:font-size-asian="10pt"/>
    </style:style>
    <style:style style:name="ListLabel_20_1777" style:display-name="ListLabel 1777" style:family="text">
      <style:text-properties fo:font-size="10pt" style:font-size-asian="10pt"/>
    </style:style>
    <style:style style:name="ListLabel_20_1778" style:display-name="ListLabel 1778" style:family="text">
      <style:text-properties fo:font-size="10pt" style:font-size-asian="10pt"/>
    </style:style>
    <style:style style:name="ListLabel_20_1779" style:display-name="ListLabel 1779" style:family="text">
      <style:text-properties fo:font-size="10pt" style:font-size-asian="10pt"/>
    </style:style>
    <style:style style:name="ListLabel_20_1780" style:display-name="ListLabel 1780" style:family="text">
      <style:text-properties fo:font-size="10pt" style:font-size-asian="10pt"/>
    </style:style>
    <style:style style:name="ListLabel_20_1781" style:display-name="ListLabel 1781" style:family="text">
      <style:text-properties fo:font-size="10pt" style:font-size-asian="10pt"/>
    </style:style>
    <style:style style:name="ListLabel_20_1782" style:display-name="ListLabel 1782" style:family="text">
      <style:text-properties fo:font-size="10pt" style:font-size-asian="10pt"/>
    </style:style>
    <style:style style:name="ListLabel_20_1783" style:display-name="ListLabel 1783" style:family="text">
      <style:text-properties fo:font-size="10pt" style:font-size-asian="10pt"/>
    </style:style>
    <style:style style:name="ListLabel_20_1784" style:display-name="ListLabel 1784" style:family="text">
      <style:text-properties fo:font-size="10pt" style:font-size-asian="10pt"/>
    </style:style>
    <style:style style:name="ListLabel_20_1785" style:display-name="ListLabel 1785" style:family="text">
      <style:text-properties fo:font-size="10pt" style:font-size-asian="10pt"/>
    </style:style>
    <style:style style:name="ListLabel_20_1786" style:display-name="ListLabel 1786" style:family="text">
      <style:text-properties fo:font-size="10pt" style:font-size-asian="10pt"/>
    </style:style>
    <style:style style:name="ListLabel_20_1787" style:display-name="ListLabel 1787" style:family="text">
      <style:text-properties fo:font-size="10pt" style:font-size-asian="10pt"/>
    </style:style>
    <style:style style:name="ListLabel_20_1788" style:display-name="ListLabel 1788" style:family="text">
      <style:text-properties fo:font-size="10pt" style:font-size-asian="10pt"/>
    </style:style>
    <style:style style:name="ListLabel_20_1789" style:display-name="ListLabel 1789" style:family="text">
      <style:text-properties fo:font-size="10pt" style:font-size-asian="10pt"/>
    </style:style>
    <style:style style:name="ListLabel_20_1790" style:display-name="ListLabel 1790" style:family="text">
      <style:text-properties fo:font-size="10pt" style:font-size-asian="10pt"/>
    </style:style>
    <style:style style:name="ListLabel_20_1791" style:display-name="ListLabel 1791" style:family="text">
      <style:text-properties fo:font-size="10pt" style:font-size-asian="10pt"/>
    </style:style>
    <style:style style:name="ListLabel_20_1792" style:display-name="ListLabel 1792" style:family="text">
      <style:text-properties fo:font-size="10pt" style:font-size-asian="10pt"/>
    </style:style>
    <style:style style:name="ListLabel_20_1793" style:display-name="ListLabel 1793" style:family="text">
      <style:text-properties fo:font-size="10pt" style:font-size-asian="10pt"/>
    </style:style>
    <style:style style:name="ListLabel_20_1794" style:display-name="ListLabel 1794" style:family="text">
      <style:text-properties fo:font-size="10pt" style:font-size-asian="10pt"/>
    </style:style>
    <style:style style:name="ListLabel_20_1795" style:display-name="ListLabel 1795" style:family="text">
      <style:text-properties fo:font-size="10pt" style:font-size-asian="10pt"/>
    </style:style>
    <style:style style:name="ListLabel_20_1796" style:display-name="ListLabel 1796" style:family="text">
      <style:text-properties fo:font-size="10pt" style:font-size-asian="10pt"/>
    </style:style>
    <style:style style:name="ListLabel_20_1797" style:display-name="ListLabel 1797" style:family="text">
      <style:text-properties fo:font-size="10pt" style:font-size-asian="10pt"/>
    </style:style>
    <style:style style:name="ListLabel_20_1798" style:display-name="ListLabel 1798" style:family="text">
      <style:text-properties fo:font-size="10pt" style:font-size-asian="10pt"/>
    </style:style>
    <style:style style:name="ListLabel_20_1799" style:display-name="ListLabel 1799" style:family="text">
      <style:text-properties fo:font-size="10pt" style:font-size-asian="10pt"/>
    </style:style>
    <style:style style:name="ListLabel_20_1800" style:display-name="ListLabel 1800" style:family="text">
      <style:text-properties fo:font-size="10pt" style:font-size-asian="10pt"/>
    </style:style>
    <style:style style:name="ListLabel_20_1801" style:display-name="ListLabel 1801" style:family="text">
      <style:text-properties fo:font-size="10pt" style:font-size-asian="10pt"/>
    </style:style>
    <style:style style:name="ListLabel_20_1802" style:display-name="ListLabel 1802" style:family="text">
      <style:text-properties fo:font-size="10pt" style:font-size-asian="10pt"/>
    </style:style>
    <style:style style:name="ListLabel_20_1803" style:display-name="ListLabel 1803" style:family="text">
      <style:text-properties fo:font-size="10pt" style:font-size-asian="10pt"/>
    </style:style>
    <style:style style:name="ListLabel_20_1804" style:display-name="ListLabel 1804" style:family="text">
      <style:text-properties fo:font-size="10pt" style:font-size-asian="10pt"/>
    </style:style>
    <style:style style:name="ListLabel_20_1805" style:display-name="ListLabel 1805" style:family="text">
      <style:text-properties fo:font-size="10pt" style:font-size-asian="10pt"/>
    </style:style>
    <style:style style:name="ListLabel_20_1806" style:display-name="ListLabel 1806" style:family="text">
      <style:text-properties fo:font-size="10pt" style:font-size-asian="10pt"/>
    </style:style>
    <style:style style:name="ListLabel_20_1807" style:display-name="ListLabel 1807" style:family="text">
      <style:text-properties fo:font-size="10pt" style:font-size-asian="10pt"/>
    </style:style>
    <style:style style:name="ListLabel_20_1808" style:display-name="ListLabel 1808" style:family="text"/>
    <style:style style:name="ListLabel_20_1809" style:display-name="ListLabel 1809" style:family="text">
      <style:text-properties style:font-name-complex="Courier New1" style:font-family-complex="'Courier New'" style:font-family-generic-complex="system" style:font-pitch-complex="variable"/>
    </style:style>
    <style:style style:name="ListLabel_20_1810" style:display-name="ListLabel 1810" style:family="text"/>
    <style:style style:name="ListLabel_20_1811" style:display-name="ListLabel 1811" style:family="text"/>
    <style:style style:name="ListLabel_20_1812" style:display-name="ListLabel 1812" style:family="text">
      <style:text-properties style:font-name-complex="Courier New1" style:font-family-complex="'Courier New'" style:font-family-generic-complex="system" style:font-pitch-complex="variable"/>
    </style:style>
    <style:style style:name="ListLabel_20_1813" style:display-name="ListLabel 1813" style:family="text"/>
    <style:style style:name="ListLabel_20_1814" style:display-name="ListLabel 1814" style:family="text"/>
    <style:style style:name="ListLabel_20_1815" style:display-name="ListLabel 1815" style:family="text">
      <style:text-properties style:font-name-complex="Courier New1" style:font-family-complex="'Courier New'" style:font-family-generic-complex="system" style:font-pitch-complex="variable"/>
    </style:style>
    <style:style style:name="ListLabel_20_1816" style:display-name="ListLabel 1816" style:family="text"/>
    <style:style style:name="ListLabel_20_1817" style:display-name="ListLabel 1817" style:family="text"/>
    <style:style style:name="ListLabel_20_1818" style:display-name="ListLabel 1818" style:family="text">
      <style:text-properties style:font-name-complex="Courier New1" style:font-family-complex="'Courier New'" style:font-family-generic-complex="system" style:font-pitch-complex="variable"/>
    </style:style>
    <style:style style:name="ListLabel_20_1819" style:display-name="ListLabel 1819" style:family="text"/>
    <style:style style:name="ListLabel_20_1820" style:display-name="ListLabel 1820" style:family="text"/>
    <style:style style:name="ListLabel_20_1821" style:display-name="ListLabel 1821" style:family="text">
      <style:text-properties style:font-name-complex="Courier New1" style:font-family-complex="'Courier New'" style:font-family-generic-complex="system" style:font-pitch-complex="variable"/>
    </style:style>
    <style:style style:name="ListLabel_20_1822" style:display-name="ListLabel 1822" style:family="text"/>
    <style:style style:name="ListLabel_20_1823" style:display-name="ListLabel 1823" style:family="text"/>
    <style:style style:name="ListLabel_20_1824" style:display-name="ListLabel 1824" style:family="text">
      <style:text-properties style:font-name-complex="Courier New1" style:font-family-complex="'Courier New'" style:font-family-generic-complex="system" style:font-pitch-complex="variable"/>
    </style:style>
    <style:style style:name="ListLabel_20_1825" style:display-name="ListLabel 1825" style:family="text"/>
    <style:style style:name="ListLabel_20_1826" style:display-name="ListLabel 1826" style:family="text"/>
    <style:style style:name="ListLabel_20_1827" style:display-name="ListLabel 1827" style:family="text">
      <style:text-properties style:font-name-complex="Courier New1" style:font-family-complex="'Courier New'" style:font-family-generic-complex="system" style:font-pitch-complex="variable"/>
    </style:style>
    <style:style style:name="ListLabel_20_1828" style:display-name="ListLabel 1828" style:family="text"/>
    <style:style style:name="ListLabel_20_1829" style:display-name="ListLabel 1829" style:family="text"/>
    <style:style style:name="ListLabel_20_1830" style:display-name="ListLabel 1830" style:family="text">
      <style:text-properties style:font-name-complex="Courier New1" style:font-family-complex="'Courier New'" style:font-family-generic-complex="system" style:font-pitch-complex="variable"/>
    </style:style>
    <style:style style:name="ListLabel_20_1831" style:display-name="ListLabel 1831" style:family="text"/>
    <style:style style:name="ListLabel_20_1832" style:display-name="ListLabel 1832" style:family="text"/>
    <style:style style:name="ListLabel_20_1833" style:display-name="ListLabel 1833" style:family="text">
      <style:text-properties style:font-name-complex="Courier New1" style:font-family-complex="'Courier New'" style:font-family-generic-complex="system" style:font-pitch-complex="variable"/>
    </style:style>
    <style:style style:name="ListLabel_20_1834" style:display-name="ListLabel 1834" style:family="text"/>
    <style:style style:name="ListLabel_20_1835" style:display-name="ListLabel 1835" style:family="text"/>
    <style:style style:name="ListLabel_20_1836" style:display-name="ListLabel 1836" style:family="text">
      <style:text-properties style:font-name-complex="Courier New1" style:font-family-complex="'Courier New'" style:font-family-generic-complex="system" style:font-pitch-complex="variable"/>
    </style:style>
    <style:style style:name="ListLabel_20_1837" style:display-name="ListLabel 1837" style:family="text"/>
    <style:style style:name="ListLabel_20_1838" style:display-name="ListLabel 1838" style:family="text"/>
    <style:style style:name="ListLabel_20_1839" style:display-name="ListLabel 1839" style:family="text">
      <style:text-properties style:font-name-complex="Courier New1" style:font-family-complex="'Courier New'" style:font-family-generic-complex="system" style:font-pitch-complex="variable"/>
    </style:style>
    <style:style style:name="ListLabel_20_1840" style:display-name="ListLabel 1840" style:family="text"/>
    <style:style style:name="ListLabel_20_1841" style:display-name="ListLabel 1841" style:family="text"/>
    <style:style style:name="ListLabel_20_1842" style:display-name="ListLabel 1842" style:family="text">
      <style:text-properties style:font-name-complex="Courier New1" style:font-family-complex="'Courier New'" style:font-family-generic-complex="system" style:font-pitch-complex="variable"/>
    </style:style>
    <style:style style:name="ListLabel_20_1843" style:display-name="ListLabel 1843" style:family="text"/>
    <style:style style:name="ListLabel_20_1844" style:display-name="ListLabel 1844" style:family="text"/>
    <style:style style:name="ListLabel_20_1845" style:display-name="ListLabel 1845" style:family="text">
      <style:text-properties style:font-name-complex="Courier New1" style:font-family-complex="'Courier New'" style:font-family-generic-complex="system" style:font-pitch-complex="variable"/>
    </style:style>
    <style:style style:name="ListLabel_20_1846" style:display-name="ListLabel 1846" style:family="text"/>
    <style:style style:name="ListLabel_20_1847" style:display-name="ListLabel 1847" style:family="text"/>
    <style:style style:name="ListLabel_20_1848" style:display-name="ListLabel 1848" style:family="text">
      <style:text-properties style:font-name-complex="Courier New1" style:font-family-complex="'Courier New'" style:font-family-generic-complex="system" style:font-pitch-complex="variable"/>
    </style:style>
    <style:style style:name="ListLabel_20_1849" style:display-name="ListLabel 1849" style:family="text"/>
    <style:style style:name="ListLabel_20_1850" style:display-name="ListLabel 1850" style:family="text"/>
    <style:style style:name="ListLabel_20_1851" style:display-name="ListLabel 1851" style:family="text">
      <style:text-properties style:font-name-complex="Courier New1" style:font-family-complex="'Courier New'" style:font-family-generic-complex="system" style:font-pitch-complex="variable"/>
    </style:style>
    <style:style style:name="ListLabel_20_1852" style:display-name="ListLabel 1852" style:family="text"/>
    <style:style style:name="ListLabel_20_1853" style:display-name="ListLabel 1853" style:family="text"/>
    <style:style style:name="ListLabel_20_1854" style:display-name="ListLabel 1854" style:family="text">
      <style:text-properties style:font-name-complex="Courier New1" style:font-family-complex="'Courier New'" style:font-family-generic-complex="system" style:font-pitch-complex="variable"/>
    </style:style>
    <style:style style:name="ListLabel_20_1855" style:display-name="ListLabel 1855" style:family="text"/>
    <style:style style:name="ListLabel_20_1856" style:display-name="ListLabel 1856" style:family="text"/>
    <style:style style:name="ListLabel_20_1857" style:display-name="ListLabel 1857" style:family="text">
      <style:text-properties style:font-name-complex="Courier New1" style:font-family-complex="'Courier New'" style:font-family-generic-complex="system" style:font-pitch-complex="variable"/>
    </style:style>
    <style:style style:name="ListLabel_20_1858" style:display-name="ListLabel 1858" style:family="text"/>
    <style:style style:name="ListLabel_20_1859" style:display-name="ListLabel 1859" style:family="text"/>
    <style:style style:name="ListLabel_20_1860" style:display-name="ListLabel 1860" style:family="text">
      <style:text-properties style:font-name-complex="Courier New1" style:font-family-complex="'Courier New'" style:font-family-generic-complex="system" style:font-pitch-complex="variable"/>
    </style:style>
    <style:style style:name="ListLabel_20_1861" style:display-name="ListLabel 1861" style:family="text"/>
    <style:style style:name="ListLabel_20_1862" style:display-name="ListLabel 1862" style:family="text"/>
    <style:style style:name="ListLabel_20_1863" style:display-name="ListLabel 1863" style:family="text"/>
    <style:style style:name="ListLabel_20_1864" style:display-name="ListLabel 1864" style:family="text"/>
    <style:style style:name="ListLabel_20_1865" style:display-name="ListLabel 1865" style:family="text"/>
    <style:style style:name="ListLabel_20_1866" style:display-name="ListLabel 1866" style:family="text"/>
    <style:style style:name="ListLabel_20_1867" style:display-name="ListLabel 1867" style:family="text"/>
    <style:style style:name="ListLabel_20_1868" style:display-name="ListLabel 1868" style:family="text"/>
    <style:style style:name="ListLabel_20_1869" style:display-name="ListLabel 1869" style:family="text"/>
    <style:style style:name="ListLabel_20_1870" style:display-name="ListLabel 1870" style:family="text"/>
    <style:style style:name="ListLabel_20_1871" style:display-name="ListLabel 1871" style:family="text"/>
    <style:style style:name="ListLabel_20_1872" style:display-name="ListLabel 1872" style:family="text">
      <style:text-properties style:font-name-complex="Courier New1" style:font-family-complex="'Courier New'" style:font-family-generic-complex="system" style:font-pitch-complex="variable"/>
    </style:style>
    <style:style style:name="ListLabel_20_1873" style:display-name="ListLabel 1873" style:family="text"/>
    <style:style style:name="ListLabel_20_1874" style:display-name="ListLabel 1874" style:family="text"/>
    <style:style style:name="ListLabel_20_1875" style:display-name="ListLabel 1875" style:family="text">
      <style:text-properties style:font-name-complex="Courier New1" style:font-family-complex="'Courier New'" style:font-family-generic-complex="system" style:font-pitch-complex="variable"/>
    </style:style>
    <style:style style:name="ListLabel_20_1876" style:display-name="ListLabel 1876" style:family="text"/>
    <style:style style:name="ListLabel_20_1877" style:display-name="ListLabel 1877" style:family="text"/>
    <style:style style:name="ListLabel_20_1878" style:display-name="ListLabel 1878" style:family="text">
      <style:text-properties style:font-name-complex="Courier New1" style:font-family-complex="'Courier New'" style:font-family-generic-complex="system" style:font-pitch-complex="variable"/>
    </style:style>
    <style:style style:name="ListLabel_20_1879" style:display-name="ListLabel 1879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ListLabel_20_1" loext:num-list-format="%1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ListLabel_20_2" loext:num-list-format="%1%.%2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ListLabel_20_3" loext:num-list-format="%1%.%2%.%3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ListLabel_20_4" loext:num-list-format="%1%.%2%.%3%.%4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fo:font-family="OpenSymbol" style:font-charset="x-symbol"/>
      </text:list-level-style-bullet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1">
      <text:list-level-style-bullet text:level="1" text:style-name="ListLabel_20_18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2" text:style-name="ListLabel_20_18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8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8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1"/>
      </text:list-level-style-bullet>
      <text:list-level-style-bullet text:level="5" text:style-name="ListLabel_20_18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8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8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1"/>
      </text:list-level-style-bullet>
      <text:list-level-style-bullet text:level="8" text:style-name="ListLabel_20_18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ListLabel_20_431" loext:num-list-format="" style:num-suffix="" text:bullet-char="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43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8">
      <text:list-level-style-bullet text:level="1" text:style-name="ListLabel_20_1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4">
      <text:list-level-style-bullet text:level="1" text:style-name="ListLabel_20_1142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1143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1144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1145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1146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1147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1148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1149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1150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7">
      <text:list-level-style-bullet text:level="1" text:style-name="ListLabel_20_1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6">
      <text:list-level-style-bullet text:level="1" text:style-name="ListLabel_20_1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ListLabel_20_458" loext:num-list-format="" style:num-suffix="" text:bullet-char="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45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80" loext:num-list-format="" style:num-suffix="" text:bullet-char="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8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date-style style:name="N10119" number:language="en" number:country="GB">
      <number:month number:style="long" number:textual="true"/>
      <number:text> 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261e9c1"/>
    </style:style>
    <style:style style:name="MP2" style:family="paragraph" style:parent-style-name="Header_20_left">
      <style:text-properties officeooo:rsid="04838f07" officeooo:paragraph-rsid="04838f07"/>
    </style:style>
    <style:style style:name="MP3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1.251cm" fo:margin-bottom="0cm" fo:margin-left="2.499cm" fo:margin-right="1.3cm" fo:background-color="#ffffff" style:writing-mode="lr-tb" style:layout-grid-color="#c0c0c0" style:layout-grid-lines="45" style:layout-grid-base-height="0.527cm" style:layout-grid-ruby-height="0cm" style:layout-grid-mode="none" style:layout-grid-ruby-below="false" style:layout-grid-print="false" style:layout-grid-display="false" style:layout-grid-base-width="0.459cm" style:layout-grid-snap-to="true" draw:fill="solid" draw:fill-color="#ffffff" draw:opacity="100%" style:footnote-max-height="0cm" loext:margin-gutter="1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5cm" fo:margin-left="0cm" fo:margin-right="0cm" fo:margin-bottom="0.049cm" fo:background-color="transparent" style:dynamic-spacing="false" draw:fill="none" draw:fill-color="#729fcf"/>
      </style:header-style>
      <style:footer-style>
        <style:header-footer-properties fo:min-height="0.501cm" fo:margin-left="0cm" fo:margin-right="0cm" fo:margin-top="0.4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2"/>
      </style:header-left>
      <style:footer>
        <text:p text:style-name="MP3"><text:page-number text:select-page="current">5</text:page-number></text:p>
        <text:p text:style-name="Footer"/>
      </style:footer>
      <style:footer-left>
        <text:p text:style-name="MP3"><text:page-number text:select-page="current">4</text:page-number></text:p>
        <text:p text:style-name="Footer"/>
      </style:footer-lef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oungkwon Lim/5G Standards /SRA/Principal Engineer/Samsung Electronics</meta:initial-creator>
    <meta:editing-cycles>301</meta:editing-cycles>
    <meta:creation-date>2023-07-10T17:06:00</meta:creation-date>
    <dc:date>2024-03-16T20:18:54.028592072</dc:date>
    <dc:language>en-GB</dc:language>
    <meta:editing-duration>P23DT7H17M14S</meta:editing-duration>
    <meta:generator>LibreOffice/7.6.4.1$Linux_X86_64 LibreOffice_project/60$Build-1</meta:generator>
    <meta:print-date>2024-03-16T20:15:25.646532418</meta:print-date>
    <meta:printed-by>PDF files: Liam Quin</meta:printed-by>
    <dc:creator>Liam Quin</dc:creator>
    <dc:title>Updates based on Public Feedback to Changes to the OFF Font Format</dc:title>
    <meta:document-statistic meta:table-count="6" meta:image-count="0" meta:object-count="0" meta:page-count="4" meta:paragraph-count="121" meta:word-count="615" meta:character-count="4405" meta:non-whitespace-character-count="3906"/>
    <meta:user-defined meta:name="AppVersion">16.0000</meta:user-defined>
    <meta:template xlink:type="simple" xlink:actuate="onRequest" xlink:title="Normal.dotm" xlink:href=""/>
  </office:meta>
</office:document-meta>
</file>